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0" office:value-type="float" office:value="41.059166959462" calcext:value-type="float">
            <text:p>41.059166959462</text:p>
          </table:table-cell>
          <table:table-cell table:formula="of:=[.A2]*0.768973+6+RAND()*5" office:value-type="float" office:value="40.9869946296209" calcext:value-type="float">
            <text:p>40.9869946296209</text:p>
          </table:table-cell>
        </table:table-row>
        <table:table-row table:style-name="ro1">
          <table:table-cell table:formula="of:=RAND()*100" office:value-type="float" office:value="5.19945929115247" calcext:value-type="float">
            <text:p>5.19945929115247</text:p>
          </table:table-cell>
          <table:table-cell table:formula="of:=[.A3]*0.768973+6+RAND()*5" office:value-type="float" office:value="12.6028843618154" calcext:value-type="float">
            <text:p>12.6028843618154</text:p>
          </table:table-cell>
        </table:table-row>
        <table:table-row table:style-name="ro1">
          <table:table-cell table:formula="of:=RAND()*100" office:value-type="float" office:value="40.8658534067413" calcext:value-type="float">
            <text:p>40.8658534067413</text:p>
          </table:table-cell>
          <table:table-cell table:formula="of:=[.A4]*0.768973+6+RAND()*5" office:value-type="float" office:value="40.1919554019143" calcext:value-type="float">
            <text:p>40.1919554019143</text:p>
          </table:table-cell>
        </table:table-row>
        <table:table-row table:style-name="ro1">
          <table:table-cell table:formula="of:=RAND()*100" office:value-type="float" office:value="9.7383705229928" calcext:value-type="float">
            <text:p>9.7383705229928</text:p>
          </table:table-cell>
          <table:table-cell table:formula="of:=[.A5]*0.768973+6+RAND()*5" office:value-type="float" office:value="13.8584662731446" calcext:value-type="float">
            <text:p>13.8584662731446</text:p>
          </table:table-cell>
        </table:table-row>
        <table:table-row table:style-name="ro1">
          <table:table-cell table:formula="of:=RAND()*100" office:value-type="float" office:value="36.9694517850951" calcext:value-type="float">
            <text:p>36.9694517850951</text:p>
          </table:table-cell>
          <table:table-cell table:formula="of:=[.A6]*0.768973+6+RAND()*5" office:value-type="float" office:value="39.2333395343338" calcext:value-type="float">
            <text:p>39.2333395343338</text:p>
          </table:table-cell>
        </table:table-row>
        <table:table-row table:style-name="ro1">
          <table:table-cell table:formula="of:=RAND()*100" office:value-type="float" office:value="83.2457872989411" calcext:value-type="float">
            <text:p>83.2457872989411</text:p>
          </table:table-cell>
          <table:table-cell table:formula="of:=[.A7]*0.768973+6+RAND()*5" office:value-type="float" office:value="71.7562834255864" calcext:value-type="float">
            <text:p>71.7562834255864</text:p>
          </table:table-cell>
        </table:table-row>
        <table:table-row table:style-name="ro1">
          <table:table-cell table:formula="of:=RAND()*100" office:value-type="float" office:value="70.5151834050204" calcext:value-type="float">
            <text:p>70.5151834050204</text:p>
          </table:table-cell>
          <table:table-cell table:formula="of:=[.A8]*0.768973+6+RAND()*5" office:value-type="float" office:value="64.1062929263788" calcext:value-type="float">
            <text:p>64.1062929263788</text:p>
          </table:table-cell>
        </table:table-row>
        <table:table-row table:style-name="ro1">
          <table:table-cell table:formula="of:=RAND()*100" office:value-type="float" office:value="60.8184858382375" calcext:value-type="float">
            <text:p>60.8184858382375</text:p>
          </table:table-cell>
          <table:table-cell table:formula="of:=[.A9]*0.768973+6+RAND()*5" office:value-type="float" office:value="55.3555559332636" calcext:value-type="float">
            <text:p>55.3555559332636</text:p>
          </table:table-cell>
        </table:table-row>
        <table:table-row table:style-name="ro1">
          <table:table-cell table:formula="of:=RAND()*100" office:value-type="float" office:value="47.7156335517141" calcext:value-type="float">
            <text:p>47.7156335517141</text:p>
          </table:table-cell>
          <table:table-cell table:formula="of:=[.A10]*0.768973+6+RAND()*5" office:value-type="float" office:value="47.5489038841954" calcext:value-type="float">
            <text:p>47.5489038841954</text:p>
          </table:table-cell>
        </table:table-row>
        <table:table-row table:style-name="ro1">
          <table:table-cell table:formula="of:=RAND()*100" office:value-type="float" office:value="52.2405128910109" calcext:value-type="float">
            <text:p>52.2405128910109</text:p>
          </table:table-cell>
          <table:table-cell table:formula="of:=[.A11]*0.768973+6+RAND()*5" office:value-type="float" office:value="50.4626844561272" calcext:value-type="float">
            <text:p>50.4626844561272</text:p>
          </table:table-cell>
        </table:table-row>
        <table:table-row table:style-name="ro1">
          <table:table-cell table:formula="of:=RAND()*100" office:value-type="float" office:value="82.5686058009539" calcext:value-type="float">
            <text:p>82.5686058009539</text:p>
          </table:table-cell>
          <table:table-cell table:formula="of:=[.A12]*0.768973+6+RAND()*5" office:value-type="float" office:value="72.8339537699278" calcext:value-type="float">
            <text:p>72.8339537699278</text:p>
          </table:table-cell>
        </table:table-row>
        <table:table-row table:style-name="ro1">
          <table:table-cell table:formula="of:=RAND()*100" office:value-type="float" office:value="14.1776962159445" calcext:value-type="float">
            <text:p>14.1776962159445</text:p>
          </table:table-cell>
          <table:table-cell table:formula="of:=[.A13]*0.768973+6+RAND()*5" office:value-type="float" office:value="18.3679406333367" calcext:value-type="float">
            <text:p>18.3679406333367</text:p>
          </table:table-cell>
        </table:table-row>
        <table:table-row table:style-name="ro1">
          <table:table-cell table:formula="of:=RAND()*100" office:value-type="float" office:value="75.7521225869331" calcext:value-type="float">
            <text:p>75.7521225869331</text:p>
          </table:table-cell>
          <table:table-cell table:formula="of:=[.A14]*0.768973+6+RAND()*5" office:value-type="float" office:value="67.6115050994689" calcext:value-type="float">
            <text:p>67.6115050994689</text:p>
          </table:table-cell>
        </table:table-row>
        <table:table-row table:style-name="ro1">
          <table:table-cell table:formula="of:=RAND()*100" office:value-type="float" office:value="82.7902047431439" calcext:value-type="float">
            <text:p>82.7902047431439</text:p>
          </table:table-cell>
          <table:table-cell table:formula="of:=[.A15]*0.768973+6+RAND()*5" office:value-type="float" office:value="71.2200770447226" calcext:value-type="float">
            <text:p>71.2200770447226</text:p>
          </table:table-cell>
        </table:table-row>
        <table:table-row table:style-name="ro1">
          <table:table-cell table:formula="of:=RAND()*100" office:value-type="float" office:value="95.5484957308285" calcext:value-type="float">
            <text:p>95.5484957308285</text:p>
          </table:table-cell>
          <table:table-cell table:formula="of:=[.A16]*0.768973+6+RAND()*5" office:value-type="float" office:value="79.7459954051256" calcext:value-type="float">
            <text:p>79.7459954051256</text:p>
          </table:table-cell>
        </table:table-row>
        <table:table-row table:style-name="ro1">
          <table:table-cell table:formula="of:=RAND()*100" office:value-type="float" office:value="52.0449011881228" calcext:value-type="float">
            <text:p>52.0449011881228</text:p>
          </table:table-cell>
          <table:table-cell table:formula="of:=[.A17]*0.768973+6+RAND()*5" office:value-type="float" office:value="49.5660708825403" calcext:value-type="float">
            <text:p>49.5660708825403</text:p>
          </table:table-cell>
        </table:table-row>
        <table:table-row table:style-name="ro1">
          <table:table-cell table:formula="of:=RAND()*100" office:value-type="float" office:value="76.9295137573584" calcext:value-type="float">
            <text:p>76.9295137573584</text:p>
          </table:table-cell>
          <table:table-cell table:formula="of:=[.A18]*0.768973+6+RAND()*5" office:value-type="float" office:value="67.078830783489" calcext:value-type="float">
            <text:p>67.078830783489</text:p>
          </table:table-cell>
        </table:table-row>
        <table:table-row table:style-name="ro1">
          <table:table-cell table:formula="of:=RAND()*100" office:value-type="float" office:value="50.8638758380619" calcext:value-type="float">
            <text:p>50.8638758380619</text:p>
          </table:table-cell>
          <table:table-cell table:formula="of:=[.A19]*0.768973+6+RAND()*5" office:value-type="float" office:value="47.2773473931729" calcext:value-type="float">
            <text:p>47.2773473931729</text:p>
          </table:table-cell>
        </table:table-row>
        <table:table-row table:style-name="ro1">
          <table:table-cell table:formula="of:=RAND()*100" office:value-type="float" office:value="96.1954221846408" calcext:value-type="float">
            <text:p>96.1954221846408</text:p>
          </table:table-cell>
          <table:table-cell table:formula="of:=[.A20]*0.768973+6+RAND()*5" office:value-type="float" office:value="80.280496328671" calcext:value-type="float">
            <text:p>80.280496328671</text:p>
          </table:table-cell>
        </table:table-row>
        <table:table-row table:style-name="ro1">
          <table:table-cell table:formula="of:=RAND()*100" office:value-type="float" office:value="48.0106062386274" calcext:value-type="float">
            <text:p>48.0106062386274</text:p>
          </table:table-cell>
          <table:table-cell table:formula="of:=[.A21]*0.768973+6+RAND()*5" office:value-type="float" office:value="43.5779334946233" calcext:value-type="float">
            <text:p>43.5779334946233</text:p>
          </table:table-cell>
        </table:table-row>
        <table:table-row table:style-name="ro1">
          <table:table-cell table:formula="of:=RAND()*100" office:value-type="float" office:value="95.8892227346236" calcext:value-type="float">
            <text:p>95.8892227346236</text:p>
          </table:table-cell>
          <table:table-cell table:formula="of:=[.A22]*0.768973+6+RAND()*5" office:value-type="float" office:value="82.1064416525343" calcext:value-type="float">
            <text:p>82.1064416525343</text:p>
          </table:table-cell>
        </table:table-row>
        <table:table-row table:style-name="ro1">
          <table:table-cell table:formula="of:=RAND()*100" office:value-type="float" office:value="69.9639719921213" calcext:value-type="float">
            <text:p>69.9639719921213</text:p>
          </table:table-cell>
          <table:table-cell table:formula="of:=[.A23]*0.768973+6+RAND()*5" office:value-type="float" office:value="61.282214099391" calcext:value-type="float">
            <text:p>61.282214099391</text:p>
          </table:table-cell>
        </table:table-row>
        <table:table-row table:style-name="ro1">
          <table:table-cell table:formula="of:=RAND()*100" office:value-type="float" office:value="87.4252608998618" calcext:value-type="float">
            <text:p>87.4252608998618</text:p>
          </table:table-cell>
          <table:table-cell table:formula="of:=[.A24]*0.768973+6+RAND()*5" office:value-type="float" office:value="76.3831460632856" calcext:value-type="float">
            <text:p>76.3831460632856</text:p>
          </table:table-cell>
        </table:table-row>
        <table:table-row table:style-name="ro1">
          <table:table-cell table:formula="of:=RAND()*100" office:value-type="float" office:value="85.7878430593387" calcext:value-type="float">
            <text:p>85.7878430593387</text:p>
          </table:table-cell>
          <table:table-cell table:formula="of:=[.A25]*0.768973+6+RAND()*5" office:value-type="float" office:value="74.5518988689354" calcext:value-type="float">
            <text:p>74.5518988689354</text:p>
          </table:table-cell>
        </table:table-row>
        <table:table-row table:style-name="ro1">
          <table:table-cell table:formula="of:=RAND()*100" office:value-type="float" office:value="90.6828859652477" calcext:value-type="float">
            <text:p>90.6828859652477</text:p>
          </table:table-cell>
          <table:table-cell table:formula="of:=[.A26]*0.768973+6+RAND()*5" office:value-type="float" office:value="78.3966377926116" calcext:value-type="float">
            <text:p>78.3966377926116</text:p>
          </table:table-cell>
        </table:table-row>
        <table:table-row table:style-name="ro1">
          <table:table-cell table:formula="of:=RAND()*100" office:value-type="float" office:value="13.9836389903288" calcext:value-type="float">
            <text:p>13.9836389903288</text:p>
          </table:table-cell>
          <table:table-cell table:formula="of:=[.A27]*0.768973+6+RAND()*5" office:value-type="float" office:value="18.7747280883871" calcext:value-type="float">
            <text:p>18.7747280883871</text:p>
          </table:table-cell>
        </table:table-row>
        <table:table-row table:style-name="ro1">
          <table:table-cell table:formula="of:=RAND()*100" office:value-type="float" office:value="66.7444126086591" calcext:value-type="float">
            <text:p>66.7444126086591</text:p>
          </table:table-cell>
          <table:table-cell table:formula="of:=[.A28]*0.768973+6+RAND()*5" office:value-type="float" office:value="60.8735097847296" calcext:value-type="float">
            <text:p>60.8735097847296</text:p>
          </table:table-cell>
        </table:table-row>
        <table:table-row table:style-name="ro1">
          <table:table-cell table:formula="of:=RAND()*100" office:value-type="float" office:value="88.7357390412111" calcext:value-type="float">
            <text:p>88.7357390412111</text:p>
          </table:table-cell>
          <table:table-cell table:formula="of:=[.A29]*0.768973+6+RAND()*5" office:value-type="float" office:value="74.2882228597833" calcext:value-type="float">
            <text:p>74.2882228597833</text:p>
          </table:table-cell>
        </table:table-row>
        <table:table-row table:style-name="ro1">
          <table:table-cell table:formula="of:=RAND()*100" office:value-type="float" office:value="1.42325318722912" calcext:value-type="float">
            <text:p>1.42325318722912</text:p>
          </table:table-cell>
          <table:table-cell table:formula="of:=[.A30]*0.768973+6+RAND()*5" office:value-type="float" office:value="11.5376406870826" calcext:value-type="float">
            <text:p>11.5376406870826</text:p>
          </table:table-cell>
        </table:table-row>
        <table:table-row table:style-name="ro1">
          <table:table-cell table:formula="of:=RAND()*100" office:value-type="float" office:value="62.4837449157565" calcext:value-type="float">
            <text:p>62.4837449157565</text:p>
          </table:table-cell>
          <table:table-cell table:formula="of:=[.A31]*0.768973+6+RAND()*5" office:value-type="float" office:value="56.1512336506522" calcext:value-type="float">
            <text:p>56.1512336506522</text:p>
          </table:table-cell>
        </table:table-row>
        <table:table-row table:style-name="ro1">
          <table:table-cell table:formula="of:=RAND()*100" office:value-type="float" office:value="23.4396463695741" calcext:value-type="float">
            <text:p>23.4396463695741</text:p>
          </table:table-cell>
          <table:table-cell table:formula="of:=[.A32]*0.768973+6+RAND()*5" office:value-type="float" office:value="26.612546796452" calcext:value-type="float">
            <text:p>26.612546796452</text:p>
          </table:table-cell>
        </table:table-row>
        <table:table-row table:style-name="ro1">
          <table:table-cell table:formula="of:=RAND()*100" office:value-type="float" office:value="34.1796427425793" calcext:value-type="float">
            <text:p>34.1796427425793</text:p>
          </table:table-cell>
          <table:table-cell table:formula="of:=[.A33]*0.768973+6+RAND()*5" office:value-type="float" office:value="34.0636775693794" calcext:value-type="float">
            <text:p>34.0636775693794</text:p>
          </table:table-cell>
        </table:table-row>
        <table:table-row table:style-name="ro1">
          <table:table-cell table:formula="of:=RAND()*100" office:value-type="float" office:value="2.10770277169948" calcext:value-type="float">
            <text:p>2.10770277169948</text:p>
          </table:table-cell>
          <table:table-cell table:formula="of:=[.A34]*0.768973+6+RAND()*5" office:value-type="float" office:value="8.91227936405224" calcext:value-type="float">
            <text:p>8.91227936405224</text:p>
          </table:table-cell>
        </table:table-row>
        <table:table-row table:style-name="ro1">
          <table:table-cell table:formula="of:=RAND()*100" office:value-type="float" office:value="26.6666819987478" calcext:value-type="float">
            <text:p>26.6666819987478</text:p>
          </table:table-cell>
          <table:table-cell table:formula="of:=[.A35]*0.768973+6+RAND()*5" office:value-type="float" office:value="29.312202582284" calcext:value-type="float">
            <text:p>29.312202582284</text:p>
          </table:table-cell>
        </table:table-row>
        <table:table-row table:style-name="ro1">
          <table:table-cell table:formula="of:=RAND()*100" office:value-type="float" office:value="25.5649296716094" calcext:value-type="float">
            <text:p>25.5649296716094</text:p>
          </table:table-cell>
          <table:table-cell table:formula="of:=[.A36]*0.768973+6+RAND()*5" office:value-type="float" office:value="29.5775117487047" calcext:value-type="float">
            <text:p>29.5775117487047</text:p>
          </table:table-cell>
        </table:table-row>
        <table:table-row table:style-name="ro1">
          <table:table-cell table:formula="of:=RAND()*100" office:value-type="float" office:value="52.337633297479" calcext:value-type="float">
            <text:p>52.337633297479</text:p>
          </table:table-cell>
          <table:table-cell table:formula="of:=[.A37]*0.768973+6+RAND()*5" office:value-type="float" office:value="48.3243244050026" calcext:value-type="float">
            <text:p>48.3243244050026</text:p>
          </table:table-cell>
        </table:table-row>
        <table:table-row table:style-name="ro1">
          <table:table-cell table:formula="of:=RAND()*100" office:value-type="float" office:value="67.1597723586522" calcext:value-type="float">
            <text:p>67.1597723586522</text:p>
          </table:table-cell>
          <table:table-cell table:formula="of:=[.A38]*0.768973+6+RAND()*5" office:value-type="float" office:value="60.90883121541" calcext:value-type="float">
            <text:p>60.90883121541</text:p>
          </table:table-cell>
        </table:table-row>
        <table:table-row table:style-name="ro1">
          <table:table-cell table:formula="of:=RAND()*100" office:value-type="float" office:value="47.6331297910719" calcext:value-type="float">
            <text:p>47.6331297910719</text:p>
          </table:table-cell>
          <table:table-cell table:formula="of:=[.A39]*0.768973+6+RAND()*5" office:value-type="float" office:value="45.3679539770505" calcext:value-type="float">
            <text:p>45.3679539770505</text:p>
          </table:table-cell>
        </table:table-row>
        <table:table-row table:style-name="ro1">
          <table:table-cell table:formula="of:=RAND()*100" office:value-type="float" office:value="94.2587898812689" calcext:value-type="float">
            <text:p>94.2587898812689</text:p>
          </table:table-cell>
          <table:table-cell table:formula="of:=[.A40]*0.768973+6+RAND()*5" office:value-type="float" office:value="81.4357068391073" calcext:value-type="float">
            <text:p>81.4357068391073</text:p>
          </table:table-cell>
        </table:table-row>
        <table:table-row table:style-name="ro1">
          <table:table-cell table:formula="of:=RAND()*100" office:value-type="float" office:value="52.3256610072389" calcext:value-type="float">
            <text:p>52.3256610072389</text:p>
          </table:table-cell>
          <table:table-cell table:formula="of:=[.A41]*0.768973+6+RAND()*5" office:value-type="float" office:value="46.9536514822285" calcext:value-type="float">
            <text:p>46.9536514822285</text:p>
          </table:table-cell>
        </table:table-row>
        <table:table-row table:style-name="ro1">
          <table:table-cell table:formula="of:=RAND()*100" office:value-type="float" office:value="75.4049713452028" calcext:value-type="float">
            <text:p>75.4049713452028</text:p>
          </table:table-cell>
          <table:table-cell table:formula="of:=[.A42]*0.768973+6+RAND()*5" office:value-type="float" office:value="64.8214090119729" calcext:value-type="float">
            <text:p>64.8214090119729</text:p>
          </table:table-cell>
        </table:table-row>
        <table:table-row table:style-name="ro1">
          <table:table-cell table:formula="of:=RAND()*100" office:value-type="float" office:value="38.8569024792224" calcext:value-type="float">
            <text:p>38.8569024792224</text:p>
          </table:table-cell>
          <table:table-cell table:formula="of:=[.A43]*0.768973+6+RAND()*5" office:value-type="float" office:value="37.419888204336" calcext:value-type="float">
            <text:p>37.419888204336</text:p>
          </table:table-cell>
        </table:table-row>
        <table:table-row table:style-name="ro1">
          <table:table-cell table:formula="of:=RAND()*100" office:value-type="float" office:value="58.8907232545609" calcext:value-type="float">
            <text:p>58.8907232545609</text:p>
          </table:table-cell>
          <table:table-cell table:formula="of:=[.A44]*0.768973+6+RAND()*5" office:value-type="float" office:value="54.274681709143" calcext:value-type="float">
            <text:p>54.274681709143</text:p>
          </table:table-cell>
        </table:table-row>
        <table:table-row table:style-name="ro1">
          <table:table-cell table:formula="of:=RAND()*100" office:value-type="float" office:value="8.3200457718291" calcext:value-type="float">
            <text:p>8.3200457718291</text:p>
          </table:table-cell>
          <table:table-cell table:formula="of:=[.A45]*0.768973+6+RAND()*5" office:value-type="float" office:value="12.9148351734272" calcext:value-type="float">
            <text:p>12.9148351734272</text:p>
          </table:table-cell>
        </table:table-row>
        <table:table-row table:style-name="ro1">
          <table:table-cell table:formula="of:=RAND()*100" office:value-type="float" office:value="85.2785664524055" calcext:value-type="float">
            <text:p>85.2785664524055</text:p>
          </table:table-cell>
          <table:table-cell table:formula="of:=[.A46]*0.768973+6+RAND()*5" office:value-type="float" office:value="75.2677792899166" calcext:value-type="float">
            <text:p>75.2677792899166</text:p>
          </table:table-cell>
        </table:table-row>
        <table:table-row table:style-name="ro1">
          <table:table-cell table:formula="of:=RAND()*100" office:value-type="float" office:value="9.4303366592122" calcext:value-type="float">
            <text:p>9.4303366592122</text:p>
          </table:table-cell>
          <table:table-cell table:formula="of:=[.A47]*0.768973+6+RAND()*5" office:value-type="float" office:value="15.8067579898482" calcext:value-type="float">
            <text:p>15.8067579898482</text:p>
          </table:table-cell>
        </table:table-row>
        <table:table-row table:style-name="ro1">
          <table:table-cell table:formula="of:=RAND()*100" office:value-type="float" office:value="59.8420362044109" calcext:value-type="float">
            <text:p>59.8420362044109</text:p>
          </table:table-cell>
          <table:table-cell table:formula="of:=[.A48]*0.768973+6+RAND()*5" office:value-type="float" office:value="55.9644785076971" calcext:value-type="float">
            <text:p>55.9644785076971</text:p>
          </table:table-cell>
        </table:table-row>
        <table:table-row table:style-name="ro1">
          <table:table-cell table:formula="of:=RAND()*100" office:value-type="float" office:value="75.4661229893965" calcext:value-type="float">
            <text:p>75.4661229893965</text:p>
          </table:table-cell>
          <table:table-cell table:formula="of:=[.A49]*0.768973+6+RAND()*5" office:value-type="float" office:value="65.2839864987596" calcext:value-type="float">
            <text:p>65.2839864987596</text:p>
          </table:table-cell>
        </table:table-row>
        <table:table-row table:style-name="ro1">
          <table:table-cell table:formula="of:=RAND()*100" office:value-type="float" office:value="89.2141148395559" calcext:value-type="float">
            <text:p>89.2141148395559</text:p>
          </table:table-cell>
          <table:table-cell table:formula="of:=[.A50]*0.768973+6+RAND()*5" office:value-type="float" office:value="76.2584455919792" calcext:value-type="float">
            <text:p>76.2584455919792</text:p>
          </table:table-cell>
        </table:table-row>
        <table:table-row table:style-name="ro1">
          <table:table-cell table:formula="of:=RAND()*100" office:value-type="float" office:value="39.4105914413705" calcext:value-type="float">
            <text:p>39.4105914413705</text:p>
          </table:table-cell>
          <table:table-cell table:formula="of:=[.A51]*0.768973+6+RAND()*5" office:value-type="float" office:value="38.0349697099631" calcext:value-type="float">
            <text:p>38.0349697099631</text:p>
          </table:table-cell>
        </table:table-row>
        <table:table-row table:style-name="ro1">
          <table:table-cell table:formula="of:=RAND()*100" office:value-type="float" office:value="15.1022026473484" calcext:value-type="float">
            <text:p>15.1022026473484</text:p>
          </table:table-cell>
          <table:table-cell table:formula="of:=[.A52]*0.768973+6+RAND()*5" office:value-type="float" office:value="21.2145651384467" calcext:value-type="float">
            <text:p>21.2145651384467</text:p>
          </table:table-cell>
        </table:table-row>
        <table:table-row table:style-name="ro1">
          <table:table-cell table:formula="of:=RAND()*100" office:value-type="float" office:value="79.4945493401283" calcext:value-type="float">
            <text:p>79.4945493401283</text:p>
          </table:table-cell>
          <table:table-cell table:formula="of:=[.A53]*0.768973+6+RAND()*5" office:value-type="float" office:value="67.8287037686391" calcext:value-type="float">
            <text:p>67.8287037686391</text:p>
          </table:table-cell>
        </table:table-row>
        <table:table-row table:style-name="ro1">
          <table:table-cell table:formula="of:=RAND()*100" office:value-type="float" office:value="42.1067551648414" calcext:value-type="float">
            <text:p>42.1067551648414</text:p>
          </table:table-cell>
          <table:table-cell table:formula="of:=[.A54]*0.768973+6+RAND()*5" office:value-type="float" office:value="42.5191445654822" calcext:value-type="float">
            <text:p>42.5191445654822</text:p>
          </table:table-cell>
        </table:table-row>
        <table:table-row table:style-name="ro1">
          <table:table-cell table:formula="of:=RAND()*100" office:value-type="float" office:value="28.4573836515987" calcext:value-type="float">
            <text:p>28.4573836515987</text:p>
          </table:table-cell>
          <table:table-cell table:formula="of:=[.A55]*0.768973+6+RAND()*5" office:value-type="float" office:value="29.7025645068092" calcext:value-type="float">
            <text:p>29.7025645068092</text:p>
          </table:table-cell>
        </table:table-row>
        <table:table-row table:style-name="ro1">
          <table:table-cell table:formula="of:=RAND()*100" office:value-type="float" office:value="41.4739546205061" calcext:value-type="float">
            <text:p>41.4739546205061</text:p>
          </table:table-cell>
          <table:table-cell table:formula="of:=[.A56]*0.768973+6+RAND()*5" office:value-type="float" office:value="41.2187753951565" calcext:value-type="float">
            <text:p>41.2187753951565</text:p>
          </table:table-cell>
        </table:table-row>
        <table:table-row table:style-name="ro1">
          <table:table-cell table:formula="of:=RAND()*100" office:value-type="float" office:value="59.9719812308261" calcext:value-type="float">
            <text:p>59.9719812308261</text:p>
          </table:table-cell>
          <table:table-cell table:formula="of:=[.A57]*0.768973+6+RAND()*5" office:value-type="float" office:value="57.0852915939358" calcext:value-type="float">
            <text:p>57.0852915939358</text:p>
          </table:table-cell>
        </table:table-row>
        <table:table-row table:style-name="ro1">
          <table:table-cell table:formula="of:=RAND()*100" office:value-type="float" office:value="38.6804415305913" calcext:value-type="float">
            <text:p>38.6804415305913</text:p>
          </table:table-cell>
          <table:table-cell table:formula="of:=[.A58]*0.768973+6+RAND()*5" office:value-type="float" office:value="39.544941165166" calcext:value-type="float">
            <text:p>39.544941165166</text:p>
          </table:table-cell>
        </table:table-row>
        <table:table-row table:style-name="ro1">
          <table:table-cell table:formula="of:=RAND()*100" office:value-type="float" office:value="23.0032846727123" calcext:value-type="float">
            <text:p>23.0032846727123</text:p>
          </table:table-cell>
          <table:table-cell table:formula="of:=[.A59]*0.768973+6+RAND()*5" office:value-type="float" office:value="27.9983684767316" calcext:value-type="float">
            <text:p>27.9983684767316</text:p>
          </table:table-cell>
        </table:table-row>
        <table:table-row table:style-name="ro1">
          <table:table-cell table:formula="of:=RAND()*100" office:value-type="float" office:value="67.177785708406" calcext:value-type="float">
            <text:p>67.177785708406</text:p>
          </table:table-cell>
          <table:table-cell table:formula="of:=[.A60]*0.768973+6+RAND()*5" office:value-type="float" office:value="62.1997776499749" calcext:value-type="float">
            <text:p>62.1997776499749</text:p>
          </table:table-cell>
        </table:table-row>
        <table:table-row table:style-name="ro1">
          <table:table-cell table:formula="of:=RAND()*100" office:value-type="float" office:value="90.3386091723107" calcext:value-type="float">
            <text:p>90.3386091723107</text:p>
          </table:table-cell>
          <table:table-cell table:formula="of:=[.A61]*0.768973+6+RAND()*5" office:value-type="float" office:value="76.8483761490505" calcext:value-type="float">
            <text:p>76.8483761490505</text:p>
          </table:table-cell>
        </table:table-row>
        <table:table-row table:style-name="ro1">
          <table:table-cell table:formula="of:=RAND()*100" office:value-type="float" office:value="64.2469729579872" calcext:value-type="float">
            <text:p>64.2469729579872</text:p>
          </table:table-cell>
          <table:table-cell table:formula="of:=[.A62]*0.768973+6+RAND()*5" office:value-type="float" office:value="57.3108554819761" calcext:value-type="float">
            <text:p>57.3108554819761</text:p>
          </table:table-cell>
        </table:table-row>
        <table:table-row table:style-name="ro1">
          <table:table-cell table:formula="of:=RAND()*100" office:value-type="float" office:value="52.8668298544047" calcext:value-type="float">
            <text:p>52.8668298544047</text:p>
          </table:table-cell>
          <table:table-cell table:formula="of:=[.A63]*0.768973+6+RAND()*5" office:value-type="float" office:value="49.9877572863105" calcext:value-type="float">
            <text:p>49.9877572863105</text:p>
          </table:table-cell>
        </table:table-row>
        <table:table-row table:style-name="ro1">
          <table:table-cell table:formula="of:=RAND()*100" office:value-type="float" office:value="80.6141759164908" calcext:value-type="float">
            <text:p>80.6141759164908</text:p>
          </table:table-cell>
          <table:table-cell table:formula="of:=[.A64]*0.768973+6+RAND()*5" office:value-type="float" office:value="70.8926021553082" calcext:value-type="float">
            <text:p>70.8926021553082</text:p>
          </table:table-cell>
        </table:table-row>
        <table:table-row table:style-name="ro1">
          <table:table-cell table:formula="of:=RAND()*100" office:value-type="float" office:value="17.2072412573241" calcext:value-type="float">
            <text:p>17.2072412573241</text:p>
          </table:table-cell>
          <table:table-cell table:formula="of:=[.A65]*0.768973+6+RAND()*5" office:value-type="float" office:value="23.6391489413987" calcext:value-type="float">
            <text:p>23.6391489413987</text:p>
          </table:table-cell>
        </table:table-row>
        <table:table-row table:style-name="ro1">
          <table:table-cell table:formula="of:=RAND()*100" office:value-type="float" office:value="6.39530258102122" calcext:value-type="float">
            <text:p>6.39530258102122</text:p>
          </table:table-cell>
          <table:table-cell table:formula="of:=[.A66]*0.768973+6+RAND()*5" office:value-type="float" office:value="14.1259491638175" calcext:value-type="float">
            <text:p>14.1259491638175</text:p>
          </table:table-cell>
        </table:table-row>
        <table:table-row table:style-name="ro1">
          <table:table-cell table:formula="of:=RAND()*100" office:value-type="float" office:value="18.4729525631514" calcext:value-type="float">
            <text:p>18.4729525631514</text:p>
          </table:table-cell>
          <table:table-cell table:formula="of:=[.A67]*0.768973+6+RAND()*5" office:value-type="float" office:value="25.0785048059241" calcext:value-type="float">
            <text:p>25.0785048059241</text:p>
          </table:table-cell>
        </table:table-row>
        <table:table-row table:style-name="ro1">
          <table:table-cell table:formula="of:=RAND()*100" office:value-type="float" office:value="7.64353675072244" calcext:value-type="float">
            <text:p>7.64353675072244</text:p>
          </table:table-cell>
          <table:table-cell table:formula="of:=[.A68]*0.768973+6+RAND()*5" office:value-type="float" office:value="13.3280077343951" calcext:value-type="float">
            <text:p>13.3280077343951</text:p>
          </table:table-cell>
        </table:table-row>
        <table:table-row table:style-name="ro1">
          <table:table-cell table:formula="of:=RAND()*100" office:value-type="float" office:value="2.69896421307231" calcext:value-type="float">
            <text:p>2.69896421307231</text:p>
          </table:table-cell>
          <table:table-cell table:formula="of:=[.A69]*0.768973+6+RAND()*5" office:value-type="float" office:value="12.4426973923914" calcext:value-type="float">
            <text:p>12.4426973923914</text:p>
          </table:table-cell>
        </table:table-row>
        <table:table-row table:style-name="ro1">
          <table:table-cell table:formula="of:=RAND()*100" office:value-type="float" office:value="4.60730519639926" calcext:value-type="float">
            <text:p>4.60730519639926</text:p>
          </table:table-cell>
          <table:table-cell table:formula="of:=[.A70]*0.768973+6+RAND()*5" office:value-type="float" office:value="11.0625484018243" calcext:value-type="float">
            <text:p>11.0625484018243</text:p>
          </table:table-cell>
        </table:table-row>
        <table:table-row table:style-name="ro1">
          <table:table-cell table:formula="of:=RAND()*100" office:value-type="float" office:value="38.4549188761167" calcext:value-type="float">
            <text:p>38.4549188761167</text:p>
          </table:table-cell>
          <table:table-cell table:formula="of:=[.A71]*0.768973+6+RAND()*5" office:value-type="float" office:value="37.6424461013756" calcext:value-type="float">
            <text:p>37.6424461013756</text:p>
          </table:table-cell>
        </table:table-row>
        <table:table-row table:style-name="ro1">
          <table:table-cell table:formula="of:=RAND()*100" office:value-type="float" office:value="48.9670782514671" calcext:value-type="float">
            <text:p>48.9670782514671</text:p>
          </table:table-cell>
          <table:table-cell table:formula="of:=[.A72]*0.768973+6+RAND()*5" office:value-type="float" office:value="43.6564835314306" calcext:value-type="float">
            <text:p>43.6564835314306</text:p>
          </table:table-cell>
        </table:table-row>
        <table:table-row table:style-name="ro1">
          <table:table-cell table:formula="of:=RAND()*100" office:value-type="float" office:value="2.86646119319167" calcext:value-type="float">
            <text:p>2.86646119319167</text:p>
          </table:table-cell>
          <table:table-cell table:formula="of:=[.A73]*0.768973+6+RAND()*5" office:value-type="float" office:value="11.5014783142773" calcext:value-type="float">
            <text:p>11.5014783142773</text:p>
          </table:table-cell>
        </table:table-row>
        <table:table-row table:style-name="ro1">
          <table:table-cell table:formula="of:=RAND()*100" office:value-type="float" office:value="15.8287394411963" calcext:value-type="float">
            <text:p>15.8287394411963</text:p>
          </table:table-cell>
          <table:table-cell table:formula="of:=[.A74]*0.768973+6+RAND()*5" office:value-type="float" office:value="20.0078749376294" calcext:value-type="float">
            <text:p>20.0078749376294</text:p>
          </table:table-cell>
        </table:table-row>
        <table:table-row table:style-name="ro1">
          <table:table-cell table:formula="of:=RAND()*100" office:value-type="float" office:value="10.2873679587102" calcext:value-type="float">
            <text:p>10.2873679587102</text:p>
          </table:table-cell>
          <table:table-cell table:formula="of:=[.A75]*0.768973+6+RAND()*5" office:value-type="float" office:value="17.5943108492399" calcext:value-type="float">
            <text:p>17.5943108492399</text:p>
          </table:table-cell>
        </table:table-row>
        <table:table-row table:style-name="ro1">
          <table:table-cell table:formula="of:=RAND()*100" office:value-type="float" office:value="54.4890825979278" calcext:value-type="float">
            <text:p>54.4890825979278</text:p>
          </table:table-cell>
          <table:table-cell table:formula="of:=[.A76]*0.768973+6+RAND()*5" office:value-type="float" office:value="50.7055985522838" calcext:value-type="float">
            <text:p>50.7055985522838</text:p>
          </table:table-cell>
        </table:table-row>
        <table:table-row table:style-name="ro1">
          <table:table-cell table:formula="of:=RAND()*100" office:value-type="float" office:value="51.9427984143159" calcext:value-type="float">
            <text:p>51.9427984143159</text:p>
          </table:table-cell>
          <table:table-cell table:formula="of:=[.A77]*0.768973+6+RAND()*5" office:value-type="float" office:value="48.1044746121984" calcext:value-type="float">
            <text:p>48.1044746121984</text:p>
          </table:table-cell>
        </table:table-row>
        <table:table-row table:style-name="ro1">
          <table:table-cell table:formula="of:=RAND()*100" office:value-type="float" office:value="16.8813549302522" calcext:value-type="float">
            <text:p>16.8813549302522</text:p>
          </table:table-cell>
          <table:table-cell table:formula="of:=[.A78]*0.768973+6+RAND()*5" office:value-type="float" office:value="19.8176037005507" calcext:value-type="float">
            <text:p>19.8176037005507</text:p>
          </table:table-cell>
        </table:table-row>
        <table:table-row table:style-name="ro1">
          <table:table-cell table:formula="of:=RAND()*100" office:value-type="float" office:value="19.3413131108183" calcext:value-type="float">
            <text:p>19.3413131108183</text:p>
          </table:table-cell>
          <table:table-cell table:formula="of:=[.A79]*0.768973+6+RAND()*5" office:value-type="float" office:value="25.2894611927844" calcext:value-type="float">
            <text:p>25.2894611927844</text:p>
          </table:table-cell>
        </table:table-row>
        <table:table-row table:style-name="ro1">
          <table:table-cell table:formula="of:=RAND()*100" office:value-type="float" office:value="42.2214716144324" calcext:value-type="float">
            <text:p>42.2214716144324</text:p>
          </table:table-cell>
          <table:table-cell table:formula="of:=[.A80]*0.768973+6+RAND()*5" office:value-type="float" office:value="39.5805879052527" calcext:value-type="float">
            <text:p>39.5805879052527</text:p>
          </table:table-cell>
        </table:table-row>
        <table:table-row table:style-name="ro1">
          <table:table-cell table:formula="of:=RAND()*100" office:value-type="float" office:value="83.3042321110757" calcext:value-type="float">
            <text:p>83.3042321110757</text:p>
          </table:table-cell>
          <table:table-cell table:formula="of:=[.A81]*0.768973+6+RAND()*5" office:value-type="float" office:value="70.9078068628727" calcext:value-type="float">
            <text:p>70.9078068628727</text:p>
          </table:table-cell>
        </table:table-row>
        <table:table-row table:style-name="ro1">
          <table:table-cell table:formula="of:=RAND()*100" office:value-type="float" office:value="28.9960794354371" calcext:value-type="float">
            <text:p>28.9960794354371</text:p>
          </table:table-cell>
          <table:table-cell table:formula="of:=[.A82]*0.768973+6+RAND()*5" office:value-type="float" office:value="28.5544560854601" calcext:value-type="float">
            <text:p>28.5544560854601</text:p>
          </table:table-cell>
        </table:table-row>
        <table:table-row table:style-name="ro1">
          <table:table-cell table:formula="of:=RAND()*100" office:value-type="float" office:value="25.6180523259502" calcext:value-type="float">
            <text:p>25.6180523259502</text:p>
          </table:table-cell>
          <table:table-cell table:formula="of:=[.A83]*0.768973+6+RAND()*5" office:value-type="float" office:value="28.8111013474669" calcext:value-type="float">
            <text:p>28.8111013474669</text:p>
          </table:table-cell>
        </table:table-row>
        <table:table-row table:style-name="ro1">
          <table:table-cell table:formula="of:=RAND()*100" office:value-type="float" office:value="93.5207211640643" calcext:value-type="float">
            <text:p>93.5207211640643</text:p>
          </table:table-cell>
          <table:table-cell table:formula="of:=[.A84]*0.768973+6+RAND()*5" office:value-type="float" office:value="78.6761137058319" calcext:value-type="float">
            <text:p>78.6761137058319</text:p>
          </table:table-cell>
        </table:table-row>
        <table:table-row table:style-name="ro1">
          <table:table-cell table:formula="of:=RAND()*100" office:value-type="float" office:value="68.4010091902381" calcext:value-type="float">
            <text:p>68.4010091902381</text:p>
          </table:table-cell>
          <table:table-cell table:formula="of:=[.A85]*0.768973+6+RAND()*5" office:value-type="float" office:value="63.471980801644" calcext:value-type="float">
            <text:p>63.471980801644</text:p>
          </table:table-cell>
        </table:table-row>
        <table:table-row table:style-name="ro1">
          <table:table-cell table:formula="of:=RAND()*100" office:value-type="float" office:value="81.1658249102246" calcext:value-type="float">
            <text:p>81.1658249102246</text:p>
          </table:table-cell>
          <table:table-cell table:formula="of:=[.A86]*0.768973+6+RAND()*5" office:value-type="float" office:value="69.4453625379463" calcext:value-type="float">
            <text:p>69.4453625379463</text:p>
          </table:table-cell>
        </table:table-row>
        <table:table-row table:style-name="ro1">
          <table:table-cell table:formula="of:=RAND()*100" office:value-type="float" office:value="23.2625071204174" calcext:value-type="float">
            <text:p>23.2625071204174</text:p>
          </table:table-cell>
          <table:table-cell table:formula="of:=[.A87]*0.768973+6+RAND()*5" office:value-type="float" office:value="25.7520832406404" calcext:value-type="float">
            <text:p>25.7520832406404</text:p>
          </table:table-cell>
        </table:table-row>
        <table:table-row table:style-name="ro1">
          <table:table-cell table:formula="of:=RAND()*100" office:value-type="float" office:value="96.9696422820262" calcext:value-type="float">
            <text:p>96.9696422820262</text:p>
          </table:table-cell>
          <table:table-cell table:formula="of:=[.A88]*0.768973+6+RAND()*5" office:value-type="float" office:value="83.417947100988" calcext:value-type="float">
            <text:p>83.417947100988</text:p>
          </table:table-cell>
        </table:table-row>
        <table:table-row table:style-name="ro1">
          <table:table-cell table:formula="of:=RAND()*100" office:value-type="float" office:value="26.3471396058583" calcext:value-type="float">
            <text:p>26.3471396058583</text:p>
          </table:table-cell>
          <table:table-cell table:formula="of:=[.A89]*0.768973+6+RAND()*5" office:value-type="float" office:value="26.6106174471677" calcext:value-type="float">
            <text:p>26.6106174471677</text:p>
          </table:table-cell>
        </table:table-row>
        <table:table-row table:style-name="ro1">
          <table:table-cell table:formula="of:=RAND()*100" office:value-type="float" office:value="82.2498952526366" calcext:value-type="float">
            <text:p>82.2498952526366</text:p>
          </table:table-cell>
          <table:table-cell table:formula="of:=[.A90]*0.768973+6+RAND()*5" office:value-type="float" office:value="70.1979495266914" calcext:value-type="float">
            <text:p>70.1979495266914</text:p>
          </table:table-cell>
        </table:table-row>
        <table:table-row table:style-name="ro1">
          <table:table-cell table:formula="of:=RAND()*100" office:value-type="float" office:value="57.6306431648445" calcext:value-type="float">
            <text:p>57.6306431648445</text:p>
          </table:table-cell>
          <table:table-cell table:formula="of:=[.A91]*0.768973+6+RAND()*5" office:value-type="float" office:value="53.3471604943716" calcext:value-type="float">
            <text:p>53.3471604943716</text:p>
          </table:table-cell>
        </table:table-row>
        <table:table-row table:style-name="ro1">
          <table:table-cell table:formula="of:=RAND()*100" office:value-type="float" office:value="95.5270409969442" calcext:value-type="float">
            <text:p>95.5270409969442</text:p>
          </table:table-cell>
          <table:table-cell table:formula="of:=[.A92]*0.768973+6+RAND()*5" office:value-type="float" office:value="81.0369720081056" calcext:value-type="float">
            <text:p>81.0369720081056</text:p>
          </table:table-cell>
        </table:table-row>
        <table:table-row table:style-name="ro1">
          <table:table-cell table:formula="of:=RAND()*100" office:value-type="float" office:value="46.9756100187797" calcext:value-type="float">
            <text:p>46.9756100187797</text:p>
          </table:table-cell>
          <table:table-cell table:formula="of:=[.A93]*0.768973+6+RAND()*5" office:value-type="float" office:value="44.1746132536553" calcext:value-type="float">
            <text:p>44.1746132536553</text:p>
          </table:table-cell>
        </table:table-row>
        <table:table-row table:style-name="ro1">
          <table:table-cell table:formula="of:=RAND()*100" office:value-type="float" office:value="2.82252961773875" calcext:value-type="float">
            <text:p>2.82252961773875</text:p>
          </table:table-cell>
          <table:table-cell table:formula="of:=[.A94]*0.768973+6+RAND()*5" office:value-type="float" office:value="10.7432645529952" calcext:value-type="float">
            <text:p>10.7432645529952</text:p>
          </table:table-cell>
        </table:table-row>
        <table:table-row table:style-name="ro1">
          <table:table-cell table:formula="of:=RAND()*100" office:value-type="float" office:value="77.8186441682638" calcext:value-type="float">
            <text:p>77.8186441682638</text:p>
          </table:table-cell>
          <table:table-cell table:formula="of:=[.A95]*0.768973+6+RAND()*5" office:value-type="float" office:value="66.832791418078" calcext:value-type="float">
            <text:p>66.832791418078</text:p>
          </table:table-cell>
        </table:table-row>
        <table:table-row table:style-name="ro1">
          <table:table-cell table:formula="of:=RAND()*100" office:value-type="float" office:value="62.6110192002426" calcext:value-type="float">
            <text:p>62.6110192002426</text:p>
          </table:table-cell>
          <table:table-cell table:formula="of:=[.A96]*0.768973+6+RAND()*5" office:value-type="float" office:value="56.3686681401975" calcext:value-type="float">
            <text:p>56.3686681401975</text:p>
          </table:table-cell>
        </table:table-row>
        <table:table-row table:style-name="ro1">
          <table:table-cell table:formula="of:=RAND()*100" office:value-type="float" office:value="79.7755301831069" calcext:value-type="float">
            <text:p>79.7755301831069</text:p>
          </table:table-cell>
          <table:table-cell table:formula="of:=[.A97]*0.768973+6+RAND()*5" office:value-type="float" office:value="68.4903611463525" calcext:value-type="float">
            <text:p>68.4903611463525</text:p>
          </table:table-cell>
        </table:table-row>
        <table:table-row table:style-name="ro1">
          <table:table-cell table:formula="of:=RAND()*100" office:value-type="float" office:value="4.79084763790539" calcext:value-type="float">
            <text:p>4.79084763790539</text:p>
          </table:table-cell>
          <table:table-cell table:formula="of:=[.A98]*0.768973+6+RAND()*5" office:value-type="float" office:value="11.9963122161194" calcext:value-type="float">
            <text:p>11.9963122161194</text:p>
          </table:table-cell>
        </table:table-row>
        <table:table-row table:style-name="ro1">
          <table:table-cell table:formula="of:=RAND()*100" office:value-type="float" office:value="44.7078402930951" calcext:value-type="float">
            <text:p>44.7078402930951</text:p>
          </table:table-cell>
          <table:table-cell table:formula="of:=[.A99]*0.768973+6+RAND()*5" office:value-type="float" office:value="40.8759776453262" calcext:value-type="float">
            <text:p>40.8759776453262</text:p>
          </table:table-cell>
        </table:table-row>
        <table:table-row table:style-name="ro1">
          <table:table-cell table:formula="of:=RAND()*100" office:value-type="float" office:value="11.1272153243344" calcext:value-type="float">
            <text:p>11.1272153243344</text:p>
          </table:table-cell>
          <table:table-cell table:formula="of:=[.A100]*0.768973+6+RAND()*5" office:value-type="float" office:value="15.909077060893" calcext:value-type="float">
            <text:p>15.909077060893</text:p>
          </table:table-cell>
        </table:table-row>
        <table:table-row table:style-name="ro1">
          <table:table-cell table:formula="of:=RAND()*100" office:value-type="float" office:value="37.9754035791812" calcext:value-type="float">
            <text:p>37.9754035791812</text:p>
          </table:table-cell>
          <table:table-cell table:formula="of:=[.A101]*0.768973+6+RAND()*5" office:value-type="float" office:value="37.4215329818875" calcext:value-type="float">
            <text:p>37.4215329818875</text:p>
          </table:table-cell>
        </table:table-row>
        <table:table-row table:style-name="ro1">
          <table:table-cell table:formula="of:=RAND()*100" office:value-type="float" office:value="14.2550103282209" calcext:value-type="float">
            <text:p>14.2550103282209</text:p>
          </table:table-cell>
          <table:table-cell table:formula="of:=[.A102]*0.768973+6+RAND()*5" office:value-type="float" office:value="20.9418971797625" calcext:value-type="float">
            <text:p>20.9418971797625</text:p>
          </table:table-cell>
        </table:table-row>
        <table:table-row table:style-name="ro1">
          <table:table-cell table:formula="of:=RAND()*100" office:value-type="float" office:value="11.8599843968259" calcext:value-type="float">
            <text:p>11.8599843968259</text:p>
          </table:table-cell>
          <table:table-cell table:formula="of:=[.A103]*0.768973+6+RAND()*5" office:value-type="float" office:value="16.8704170467093" calcext:value-type="float">
            <text:p>16.8704170467093</text:p>
          </table:table-cell>
        </table:table-row>
        <table:table-row table:style-name="ro1">
          <table:table-cell table:formula="of:=RAND()*100" office:value-type="float" office:value="3.36748264982155" calcext:value-type="float">
            <text:p>3.36748264982155</text:p>
          </table:table-cell>
          <table:table-cell table:formula="of:=[.A104]*0.768973+6+RAND()*5" office:value-type="float" office:value="12.3189730932376" calcext:value-type="float">
            <text:p>12.3189730932376</text:p>
          </table:table-cell>
        </table:table-row>
        <table:table-row table:style-name="ro1">
          <table:table-cell table:formula="of:=RAND()*100" office:value-type="float" office:value="92.4320090775308" calcext:value-type="float">
            <text:p>92.4320090775308</text:p>
          </table:table-cell>
          <table:table-cell table:formula="of:=[.A105]*0.768973+6+RAND()*5" office:value-type="float" office:value="78.9489204791551" calcext:value-type="float">
            <text:p>78.9489204791551</text:p>
          </table:table-cell>
        </table:table-row>
        <table:table-row table:style-name="ro1">
          <table:table-cell table:formula="of:=RAND()*100" office:value-type="float" office:value="88.9478060839615" calcext:value-type="float">
            <text:p>88.9478060839615</text:p>
          </table:table-cell>
          <table:table-cell table:formula="of:=[.A106]*0.768973+6+RAND()*5" office:value-type="float" office:value="77.6717676884727" calcext:value-type="float">
            <text:p>77.6717676884727</text:p>
          </table:table-cell>
        </table:table-row>
        <table:table-row table:style-name="ro1">
          <table:table-cell table:formula="of:=RAND()*100" office:value-type="float" office:value="97.0142575340502" calcext:value-type="float">
            <text:p>97.0142575340502</text:p>
          </table:table-cell>
          <table:table-cell table:formula="of:=[.A107]*0.768973+6+RAND()*5" office:value-type="float" office:value="81.9755502954146" calcext:value-type="float">
            <text:p>81.9755502954146</text:p>
          </table:table-cell>
        </table:table-row>
        <table:table-row table:style-name="ro1">
          <table:table-cell table:formula="of:=RAND()*100" office:value-type="float" office:value="82.7379182238587" calcext:value-type="float">
            <text:p>82.7379182238587</text:p>
          </table:table-cell>
          <table:table-cell table:formula="of:=[.A108]*0.768973+6+RAND()*5" office:value-type="float" office:value="73.7358913655599" calcext:value-type="float">
            <text:p>73.7358913655599</text:p>
          </table:table-cell>
        </table:table-row>
        <table:table-row table:style-name="ro1">
          <table:table-cell table:formula="of:=RAND()*100" office:value-type="float" office:value="92.6966821923855" calcext:value-type="float">
            <text:p>92.6966821923855</text:p>
          </table:table-cell>
          <table:table-cell table:formula="of:=[.A109]*0.768973+6+RAND()*5" office:value-type="float" office:value="80.6119775274254" calcext:value-type="float">
            <text:p>80.6119775274254</text:p>
          </table:table-cell>
        </table:table-row>
        <table:table-row table:style-name="ro1">
          <table:table-cell table:formula="of:=RAND()*100" office:value-type="float" office:value="22.4776281636928" calcext:value-type="float">
            <text:p>22.4776281636928</text:p>
          </table:table-cell>
          <table:table-cell table:formula="of:=[.A110]*0.768973+6+RAND()*5" office:value-type="float" office:value="23.6426388742859" calcext:value-type="float">
            <text:p>23.6426388742859</text:p>
          </table:table-cell>
        </table:table-row>
        <table:table-row table:style-name="ro1">
          <table:table-cell table:formula="of:=RAND()*100" office:value-type="float" office:value="64.0985060351064" calcext:value-type="float">
            <text:p>64.0985060351064</text:p>
          </table:table-cell>
          <table:table-cell table:formula="of:=[.A111]*0.768973+6+RAND()*5" office:value-type="float" office:value="59.2926295107875" calcext:value-type="float">
            <text:p>59.2926295107875</text:p>
          </table:table-cell>
        </table:table-row>
        <table:table-row table:style-name="ro1">
          <table:table-cell table:formula="of:=RAND()*100" office:value-type="float" office:value="0.170527112139753" calcext:value-type="float">
            <text:p>0.170527112139753</text:p>
          </table:table-cell>
          <table:table-cell table:formula="of:=[.A112]*0.768973+6+RAND()*5" office:value-type="float" office:value="6.26584698299982" calcext:value-type="float">
            <text:p>6.26584698299982</text:p>
          </table:table-cell>
        </table:table-row>
        <table:table-row table:style-name="ro1">
          <table:table-cell table:formula="of:=RAND()*100" office:value-type="float" office:value="10.9965631768735" calcext:value-type="float">
            <text:p>10.9965631768735</text:p>
          </table:table-cell>
          <table:table-cell table:formula="of:=[.A113]*0.768973+6+RAND()*5" office:value-type="float" office:value="18.1169388237546" calcext:value-type="float">
            <text:p>18.1169388237546</text:p>
          </table:table-cell>
        </table:table-row>
        <table:table-row table:style-name="ro1">
          <table:table-cell table:formula="of:=RAND()*100" office:value-type="float" office:value="17.374050558743" calcext:value-type="float">
            <text:p>17.374050558743</text:p>
          </table:table-cell>
          <table:table-cell table:formula="of:=[.A114]*0.768973+6+RAND()*5" office:value-type="float" office:value="23.5612760648055" calcext:value-type="float">
            <text:p>23.5612760648055</text:p>
          </table:table-cell>
        </table:table-row>
        <table:table-row table:style-name="ro1">
          <table:table-cell table:formula="of:=RAND()*100" office:value-type="float" office:value="99.6238538583654" calcext:value-type="float">
            <text:p>99.6238538583654</text:p>
          </table:table-cell>
          <table:table-cell table:formula="of:=[.A115]*0.768973+6+RAND()*5" office:value-type="float" office:value="84.1942177974707" calcext:value-type="float">
            <text:p>84.1942177974707</text:p>
          </table:table-cell>
        </table:table-row>
        <table:table-row table:style-name="ro1">
          <table:table-cell table:formula="of:=RAND()*100" office:value-type="float" office:value="46.9420285159085" calcext:value-type="float">
            <text:p>46.9420285159085</text:p>
          </table:table-cell>
          <table:table-cell table:formula="of:=[.A116]*0.768973+6+RAND()*5" office:value-type="float" office:value="45.7381476817827" calcext:value-type="float">
            <text:p>45.7381476817827</text:p>
          </table:table-cell>
        </table:table-row>
        <table:table-row table:style-name="ro1">
          <table:table-cell table:formula="of:=RAND()*100" office:value-type="float" office:value="32.2263309577859" calcext:value-type="float">
            <text:p>32.2263309577859</text:p>
          </table:table-cell>
          <table:table-cell table:formula="of:=[.A117]*0.768973+6+RAND()*5" office:value-type="float" office:value="35.0203247653961" calcext:value-type="float">
            <text:p>35.0203247653961</text:p>
          </table:table-cell>
        </table:table-row>
        <table:table-row table:style-name="ro1">
          <table:table-cell table:formula="of:=RAND()*100" office:value-type="float" office:value="81.9455862604312" calcext:value-type="float">
            <text:p>81.9455862604312</text:p>
          </table:table-cell>
          <table:table-cell table:formula="of:=[.A118]*0.768973+6+RAND()*5" office:value-type="float" office:value="70.0341019932243" calcext:value-type="float">
            <text:p>70.0341019932243</text:p>
          </table:table-cell>
        </table:table-row>
        <table:table-row table:style-name="ro1">
          <table:table-cell table:formula="of:=RAND()*100" office:value-type="float" office:value="52.4390092985425" calcext:value-type="float">
            <text:p>52.4390092985425</text:p>
          </table:table-cell>
          <table:table-cell table:formula="of:=[.A119]*0.768973+6+RAND()*5" office:value-type="float" office:value="46.4712298711198" calcext:value-type="float">
            <text:p>46.4712298711198</text:p>
          </table:table-cell>
        </table:table-row>
        <table:table-row table:style-name="ro1">
          <table:table-cell table:formula="of:=RAND()*100" office:value-type="float" office:value="83.0745906469296" calcext:value-type="float">
            <text:p>83.0745906469296</text:p>
          </table:table-cell>
          <table:table-cell table:formula="of:=[.A120]*0.768973+6+RAND()*5" office:value-type="float" office:value="71.4811159173456" calcext:value-type="float">
            <text:p>71.4811159173456</text:p>
          </table:table-cell>
        </table:table-row>
        <table:table-row table:style-name="ro1">
          <table:table-cell table:formula="of:=RAND()*100" office:value-type="float" office:value="27.4568917679509" calcext:value-type="float">
            <text:p>27.4568917679509</text:p>
          </table:table-cell>
          <table:table-cell table:formula="of:=[.A121]*0.768973+6+RAND()*5" office:value-type="float" office:value="30.1124240634967" calcext:value-type="float">
            <text:p>30.1124240634967</text:p>
          </table:table-cell>
        </table:table-row>
        <table:table-row table:style-name="ro1">
          <table:table-cell table:formula="of:=RAND()*100" office:value-type="float" office:value="73.2809174778053" calcext:value-type="float">
            <text:p>73.2809174778053</text:p>
          </table:table-cell>
          <table:table-cell table:formula="of:=[.A122]*0.768973+6+RAND()*5" office:value-type="float" office:value="63.2101253122655" calcext:value-type="float">
            <text:p>63.2101253122655</text:p>
          </table:table-cell>
        </table:table-row>
        <table:table-row table:style-name="ro1">
          <table:table-cell table:formula="of:=RAND()*100" office:value-type="float" office:value="43.0608331556977" calcext:value-type="float">
            <text:p>43.0608331556977</text:p>
          </table:table-cell>
          <table:table-cell table:formula="of:=[.A123]*0.768973+6+RAND()*5" office:value-type="float" office:value="43.7307239427274" calcext:value-type="float">
            <text:p>43.7307239427274</text:p>
          </table:table-cell>
        </table:table-row>
        <table:table-row table:style-name="ro1">
          <table:table-cell table:formula="of:=RAND()*100" office:value-type="float" office:value="33.9095799202642" calcext:value-type="float">
            <text:p>33.9095799202642</text:p>
          </table:table-cell>
          <table:table-cell table:formula="of:=[.A124]*0.768973+6+RAND()*5" office:value-type="float" office:value="32.9968992578965" calcext:value-type="float">
            <text:p>32.9968992578965</text:p>
          </table:table-cell>
        </table:table-row>
        <table:table-row table:style-name="ro1">
          <table:table-cell table:formula="of:=RAND()*100" office:value-type="float" office:value="37.9399278421196" calcext:value-type="float">
            <text:p>37.9399278421196</text:p>
          </table:table-cell>
          <table:table-cell table:formula="of:=[.A125]*0.768973+6+RAND()*5" office:value-type="float" office:value="35.9704599362379" calcext:value-type="float">
            <text:p>35.9704599362379</text:p>
          </table:table-cell>
        </table:table-row>
        <table:table-row table:style-name="ro1">
          <table:table-cell table:formula="of:=RAND()*100" office:value-type="float" office:value="32.6853548599034" calcext:value-type="float">
            <text:p>32.6853548599034</text:p>
          </table:table-cell>
          <table:table-cell table:formula="of:=[.A126]*0.768973+6+RAND()*5" office:value-type="float" office:value="34.9965176362939" calcext:value-type="float">
            <text:p>34.9965176362939</text:p>
          </table:table-cell>
        </table:table-row>
        <table:table-row table:style-name="ro1">
          <table:table-cell table:formula="of:=RAND()*100" office:value-type="float" office:value="68.3192370040406" calcext:value-type="float">
            <text:p>68.3192370040406</text:p>
          </table:table-cell>
          <table:table-cell table:formula="of:=[.A127]*0.768973+6+RAND()*5" office:value-type="float" office:value="61.4555973595323" calcext:value-type="float">
            <text:p>61.4555973595323</text:p>
          </table:table-cell>
        </table:table-row>
        <table:table-row table:style-name="ro1">
          <table:table-cell table:formula="of:=RAND()*100" office:value-type="float" office:value="2.84919700393086" calcext:value-type="float">
            <text:p>2.84919700393086</text:p>
          </table:table-cell>
          <table:table-cell table:formula="of:=[.A128]*0.768973+6+RAND()*5" office:value-type="float" office:value="11.4257513720318" calcext:value-type="float">
            <text:p>11.4257513720318</text:p>
          </table:table-cell>
        </table:table-row>
        <table:table-row table:style-name="ro1">
          <table:table-cell table:formula="of:=RAND()*100" office:value-type="float" office:value="49.7870058705857" calcext:value-type="float">
            <text:p>49.7870058705857</text:p>
          </table:table-cell>
          <table:table-cell table:formula="of:=[.A129]*0.768973+6+RAND()*5" office:value-type="float" office:value="46.9737490836114" calcext:value-type="float">
            <text:p>46.9737490836114</text:p>
          </table:table-cell>
        </table:table-row>
        <table:table-row table:style-name="ro1">
          <table:table-cell table:formula="of:=RAND()*100" office:value-type="float" office:value="48.4339693894273" calcext:value-type="float">
            <text:p>48.4339693894273</text:p>
          </table:table-cell>
          <table:table-cell table:formula="of:=[.A130]*0.768973+6+RAND()*5" office:value-type="float" office:value="43.38502016026" calcext:value-type="float">
            <text:p>43.38502016026</text:p>
          </table:table-cell>
        </table:table-row>
        <table:table-row table:style-name="ro1">
          <table:table-cell table:formula="of:=RAND()*100" office:value-type="float" office:value="25.8646585926379" calcext:value-type="float">
            <text:p>25.8646585926379</text:p>
          </table:table-cell>
          <table:table-cell table:formula="of:=[.A131]*0.768973+6+RAND()*5" office:value-type="float" office:value="28.871819713824" calcext:value-type="float">
            <text:p>28.871819713824</text:p>
          </table:table-cell>
        </table:table-row>
        <table:table-row table:style-name="ro1">
          <table:table-cell table:formula="of:=RAND()*100" office:value-type="float" office:value="27.7632495763516" calcext:value-type="float">
            <text:p>27.7632495763516</text:p>
          </table:table-cell>
          <table:table-cell table:formula="of:=[.A132]*0.768973+6+RAND()*5" office:value-type="float" office:value="29.4869565465339" calcext:value-type="float">
            <text:p>29.4869565465339</text:p>
          </table:table-cell>
        </table:table-row>
        <table:table-row table:style-name="ro1">
          <table:table-cell table:formula="of:=RAND()*100" office:value-type="float" office:value="71.9125847695892" calcext:value-type="float">
            <text:p>71.9125847695892</text:p>
          </table:table-cell>
          <table:table-cell table:formula="of:=[.A133]*0.768973+6+RAND()*5" office:value-type="float" office:value="65.586931000298" calcext:value-type="float">
            <text:p>65.586931000298</text:p>
          </table:table-cell>
        </table:table-row>
        <table:table-row table:style-name="ro1">
          <table:table-cell table:formula="of:=RAND()*100" office:value-type="float" office:value="5.38695537303049" calcext:value-type="float">
            <text:p>5.38695537303049</text:p>
          </table:table-cell>
          <table:table-cell table:formula="of:=[.A134]*0.768973+6+RAND()*5" office:value-type="float" office:value="11.633007528401" calcext:value-type="float">
            <text:p>11.633007528401</text:p>
          </table:table-cell>
        </table:table-row>
        <table:table-row table:style-name="ro1">
          <table:table-cell table:formula="of:=RAND()*100" office:value-type="float" office:value="63.5868191695657" calcext:value-type="float">
            <text:p>63.5868191695657</text:p>
          </table:table-cell>
          <table:table-cell table:formula="of:=[.A135]*0.768973+6+RAND()*5" office:value-type="float" office:value="55.5821180543536" calcext:value-type="float">
            <text:p>55.5821180543536</text:p>
          </table:table-cell>
        </table:table-row>
        <table:table-row table:style-name="ro1">
          <table:table-cell table:formula="of:=RAND()*100" office:value-type="float" office:value="54.4485370279064" calcext:value-type="float">
            <text:p>54.4485370279064</text:p>
          </table:table-cell>
          <table:table-cell table:formula="of:=[.A136]*0.768973+6+RAND()*5" office:value-type="float" office:value="49.3816699183133" calcext:value-type="float">
            <text:p>49.3816699183133</text:p>
          </table:table-cell>
        </table:table-row>
        <table:table-row table:style-name="ro1">
          <table:table-cell table:formula="of:=RAND()*100" office:value-type="float" office:value="77.3532456988806" calcext:value-type="float">
            <text:p>77.3532456988806</text:p>
          </table:table-cell>
          <table:table-cell table:formula="of:=[.A137]*0.768973+6+RAND()*5" office:value-type="float" office:value="66.2597135033074" calcext:value-type="float">
            <text:p>66.2597135033074</text:p>
          </table:table-cell>
        </table:table-row>
        <table:table-row table:style-name="ro1">
          <table:table-cell table:formula="of:=RAND()*100" office:value-type="float" office:value="6.14724296227737" calcext:value-type="float">
            <text:p>6.14724296227737</text:p>
          </table:table-cell>
          <table:table-cell table:formula="of:=[.A138]*0.768973+6+RAND()*5" office:value-type="float" office:value="13.4391133468749" calcext:value-type="float">
            <text:p>13.4391133468749</text:p>
          </table:table-cell>
        </table:table-row>
        <table:table-row table:style-name="ro1">
          <table:table-cell table:formula="of:=RAND()*100" office:value-type="float" office:value="76.7827719858935" calcext:value-type="float">
            <text:p>76.7827719858935</text:p>
          </table:table-cell>
          <table:table-cell table:formula="of:=[.A139]*0.768973+6+RAND()*5" office:value-type="float" office:value="65.4889209341307" calcext:value-type="float">
            <text:p>65.4889209341307</text:p>
          </table:table-cell>
        </table:table-row>
        <table:table-row table:style-name="ro1">
          <table:table-cell table:formula="of:=RAND()*100" office:value-type="float" office:value="43.2074033460249" calcext:value-type="float">
            <text:p>43.2074033460249</text:p>
          </table:table-cell>
          <table:table-cell table:formula="of:=[.A140]*0.768973+6+RAND()*5" office:value-type="float" office:value="43.5269241647764" calcext:value-type="float">
            <text:p>43.5269241647764</text:p>
          </table:table-cell>
        </table:table-row>
        <table:table-row table:style-name="ro1">
          <table:table-cell table:formula="of:=RAND()*100" office:value-type="float" office:value="38.5830752001053" calcext:value-type="float">
            <text:p>38.5830752001053</text:p>
          </table:table-cell>
          <table:table-cell table:formula="of:=[.A141]*0.768973+6+RAND()*5" office:value-type="float" office:value="36.2963350112235" calcext:value-type="float">
            <text:p>36.2963350112235</text:p>
          </table:table-cell>
        </table:table-row>
        <table:table-row table:style-name="ro1">
          <table:table-cell table:formula="of:=RAND()*100" office:value-type="float" office:value="78.0884191854965" calcext:value-type="float">
            <text:p>78.0884191854965</text:p>
          </table:table-cell>
          <table:table-cell table:formula="of:=[.A142]*0.768973+6+RAND()*5" office:value-type="float" office:value="69.5319643573467" calcext:value-type="float">
            <text:p>69.5319643573467</text:p>
          </table:table-cell>
        </table:table-row>
        <table:table-row table:style-name="ro1">
          <table:table-cell table:formula="of:=RAND()*100" office:value-type="float" office:value="44.3875797785992" calcext:value-type="float">
            <text:p>44.3875797785992</text:p>
          </table:table-cell>
          <table:table-cell table:formula="of:=[.A143]*0.768973+6+RAND()*5" office:value-type="float" office:value="42.9628573020018" calcext:value-type="float">
            <text:p>42.9628573020018</text:p>
          </table:table-cell>
        </table:table-row>
        <table:table-row table:style-name="ro1">
          <table:table-cell table:formula="of:=RAND()*100" office:value-type="float" office:value="0.332759938022516" calcext:value-type="float">
            <text:p>0.332759938022516</text:p>
          </table:table-cell>
          <table:table-cell table:formula="of:=[.A144]*0.768973+6+RAND()*5" office:value-type="float" office:value="7.05137874033169" calcext:value-type="float">
            <text:p>7.05137874033169</text:p>
          </table:table-cell>
        </table:table-row>
        <table:table-row table:style-name="ro1">
          <table:table-cell table:formula="of:=RAND()*100" office:value-type="float" office:value="72.096816012243" calcext:value-type="float">
            <text:p>72.096816012243</text:p>
          </table:table-cell>
          <table:table-cell table:formula="of:=[.A145]*0.768973+6+RAND()*5" office:value-type="float" office:value="62.5403492520518" calcext:value-type="float">
            <text:p>62.5403492520518</text:p>
          </table:table-cell>
        </table:table-row>
        <table:table-row table:style-name="ro1">
          <table:table-cell table:formula="of:=RAND()*100" office:value-type="float" office:value="95.3044067653597" calcext:value-type="float">
            <text:p>95.3044067653597</text:p>
          </table:table-cell>
          <table:table-cell table:formula="of:=[.A146]*0.768973+6+RAND()*5" office:value-type="float" office:value="79.5508855403594" calcext:value-type="float">
            <text:p>79.5508855403594</text:p>
          </table:table-cell>
        </table:table-row>
        <table:table-row table:style-name="ro1">
          <table:table-cell table:formula="of:=RAND()*100" office:value-type="float" office:value="31.6436198281406" calcext:value-type="float">
            <text:p>31.6436198281406</text:p>
          </table:table-cell>
          <table:table-cell table:formula="of:=[.A147]*0.768973+6+RAND()*5" office:value-type="float" office:value="34.3342519157397" calcext:value-type="float">
            <text:p>34.3342519157397</text:p>
          </table:table-cell>
        </table:table-row>
        <table:table-row table:style-name="ro1">
          <table:table-cell table:formula="of:=RAND()*100" office:value-type="float" office:value="19.072831964813" calcext:value-type="float">
            <text:p>19.072831964813</text:p>
          </table:table-cell>
          <table:table-cell table:formula="of:=[.A148]*0.768973+6+RAND()*5" office:value-type="float" office:value="22.3465460219965" calcext:value-type="float">
            <text:p>22.3465460219965</text:p>
          </table:table-cell>
        </table:table-row>
        <table:table-row table:style-name="ro1">
          <table:table-cell table:formula="of:=RAND()*100" office:value-type="float" office:value="31.6307394722028" calcext:value-type="float">
            <text:p>31.6307394722028</text:p>
          </table:table-cell>
          <table:table-cell table:formula="of:=[.A149]*0.768973+6+RAND()*5" office:value-type="float" office:value="31.2877782303561" calcext:value-type="float">
            <text:p>31.2877782303561</text:p>
          </table:table-cell>
        </table:table-row>
        <table:table-row table:style-name="ro1">
          <table:table-cell table:formula="of:=RAND()*100" office:value-type="float" office:value="33.4748308663134" calcext:value-type="float">
            <text:p>33.4748308663134</text:p>
          </table:table-cell>
          <table:table-cell table:formula="of:=[.A150]*0.768973+6+RAND()*5" office:value-type="float" office:value="32.6124768419013" calcext:value-type="float">
            <text:p>32.6124768419013</text:p>
          </table:table-cell>
        </table:table-row>
        <table:table-row table:style-name="ro1">
          <table:table-cell table:formula="of:=RAND()*100" office:value-type="float" office:value="23.6193983062905" calcext:value-type="float">
            <text:p>23.6193983062905</text:p>
          </table:table-cell>
          <table:table-cell table:formula="of:=[.A151]*0.768973+6+RAND()*5" office:value-type="float" office:value="24.3552041152122" calcext:value-type="float">
            <text:p>24.3552041152122</text:p>
          </table:table-cell>
        </table:table-row>
        <table:table-row table:style-name="ro1">
          <table:table-cell table:formula="of:=RAND()*100" office:value-type="float" office:value="25.0908192788128" calcext:value-type="float">
            <text:p>25.0908192788128</text:p>
          </table:table-cell>
          <table:table-cell table:formula="of:=[.A152]*0.768973+6+RAND()*5" office:value-type="float" office:value="28.3088923163385" calcext:value-type="float">
            <text:p>28.3088923163385</text:p>
          </table:table-cell>
        </table:table-row>
        <table:table-row table:style-name="ro1">
          <table:table-cell table:formula="of:=RAND()*100" office:value-type="float" office:value="32.299595140251" calcext:value-type="float">
            <text:p>32.299595140251</text:p>
          </table:table-cell>
          <table:table-cell table:formula="of:=[.A153]*0.768973+6+RAND()*5" office:value-type="float" office:value="33.7044005885621" calcext:value-type="float">
            <text:p>33.7044005885621</text:p>
          </table:table-cell>
        </table:table-row>
        <table:table-row table:style-name="ro1">
          <table:table-cell table:formula="of:=RAND()*100" office:value-type="float" office:value="3.84908615396891" calcext:value-type="float">
            <text:p>3.84908615396891</text:p>
          </table:table-cell>
          <table:table-cell table:formula="of:=[.A154]*0.768973+6+RAND()*5" office:value-type="float" office:value="10.1057866638907" calcext:value-type="float">
            <text:p>10.1057866638907</text:p>
          </table:table-cell>
        </table:table-row>
        <table:table-row table:style-name="ro1">
          <table:table-cell table:formula="of:=RAND()*100" office:value-type="float" office:value="77.4620900623614" calcext:value-type="float">
            <text:p>77.4620900623614</text:p>
          </table:table-cell>
          <table:table-cell table:formula="of:=[.A155]*0.768973+6+RAND()*5" office:value-type="float" office:value="69.6220679664871" calcext:value-type="float">
            <text:p>69.6220679664871</text:p>
          </table:table-cell>
        </table:table-row>
        <table:table-row table:style-name="ro1">
          <table:table-cell table:formula="of:=RAND()*100" office:value-type="float" office:value="40.6588728768364" calcext:value-type="float">
            <text:p>40.6588728768364</text:p>
          </table:table-cell>
          <table:table-cell table:formula="of:=[.A156]*0.768973+6+RAND()*5" office:value-type="float" office:value="39.6291612054398" calcext:value-type="float">
            <text:p>39.6291612054398</text:p>
          </table:table-cell>
        </table:table-row>
        <table:table-row table:style-name="ro1">
          <table:table-cell table:formula="of:=RAND()*100" office:value-type="float" office:value="76.0449891363191" calcext:value-type="float">
            <text:p>76.0449891363191</text:p>
          </table:table-cell>
          <table:table-cell table:formula="of:=[.A157]*0.768973+6+RAND()*5" office:value-type="float" office:value="68.1620217524412" calcext:value-type="float">
            <text:p>68.1620217524412</text:p>
          </table:table-cell>
        </table:table-row>
        <table:table-row table:style-name="ro1">
          <table:table-cell table:formula="of:=RAND()*100" office:value-type="float" office:value="18.4441524716882" calcext:value-type="float">
            <text:p>18.4441524716882</text:p>
          </table:table-cell>
          <table:table-cell table:formula="of:=[.A158]*0.768973+6+RAND()*5" office:value-type="float" office:value="24.0512035497995" calcext:value-type="float">
            <text:p>24.0512035497995</text:p>
          </table:table-cell>
        </table:table-row>
        <table:table-row table:style-name="ro1">
          <table:table-cell table:formula="of:=RAND()*100" office:value-type="float" office:value="39.3005314048176" calcext:value-type="float">
            <text:p>39.3005314048176</text:p>
          </table:table-cell>
          <table:table-cell table:formula="of:=[.A159]*0.768973+6+RAND()*5" office:value-type="float" office:value="39.0676669855052" calcext:value-type="float">
            <text:p>39.0676669855052</text:p>
          </table:table-cell>
        </table:table-row>
        <table:table-row table:style-name="ro1">
          <table:table-cell table:formula="of:=RAND()*100" office:value-type="float" office:value="14.4969774599619" calcext:value-type="float">
            <text:p>14.4969774599619</text:p>
          </table:table-cell>
          <table:table-cell table:formula="of:=[.A160]*0.768973+6+RAND()*5" office:value-type="float" office:value="19.0376172134908" calcext:value-type="float">
            <text:p>19.0376172134908</text:p>
          </table:table-cell>
        </table:table-row>
        <table:table-row table:style-name="ro1">
          <table:table-cell table:formula="of:=RAND()*100" office:value-type="float" office:value="88.9111766163711" calcext:value-type="float">
            <text:p>88.9111766163711</text:p>
          </table:table-cell>
          <table:table-cell table:formula="of:=[.A161]*0.768973+6+RAND()*5" office:value-type="float" office:value="78.7307411742834" calcext:value-type="float">
            <text:p>78.7307411742834</text:p>
          </table:table-cell>
        </table:table-row>
        <table:table-row table:style-name="ro1">
          <table:table-cell table:formula="of:=RAND()*100" office:value-type="float" office:value="73.592911769716" calcext:value-type="float">
            <text:p>73.592911769716</text:p>
          </table:table-cell>
          <table:table-cell table:formula="of:=[.A162]*0.768973+6+RAND()*5" office:value-type="float" office:value="64.86337915551" calcext:value-type="float">
            <text:p>64.86337915551</text:p>
          </table:table-cell>
        </table:table-row>
        <table:table-row table:style-name="ro1">
          <table:table-cell table:formula="of:=RAND()*100" office:value-type="float" office:value="90.9087435924842" calcext:value-type="float">
            <text:p>90.9087435924842</text:p>
          </table:table-cell>
          <table:table-cell table:formula="of:=[.A163]*0.768973+6+RAND()*5" office:value-type="float" office:value="79.8939918783771" calcext:value-type="float">
            <text:p>79.8939918783771</text:p>
          </table:table-cell>
        </table:table-row>
        <table:table-row table:style-name="ro1">
          <table:table-cell table:formula="of:=RAND()*100" office:value-type="float" office:value="74.8821215273751" calcext:value-type="float">
            <text:p>74.8821215273751</text:p>
          </table:table-cell>
          <table:table-cell table:formula="of:=[.A164]*0.768973+6+RAND()*5" office:value-type="float" office:value="64.3067728595159" calcext:value-type="float">
            <text:p>64.3067728595159</text:p>
          </table:table-cell>
        </table:table-row>
        <table:table-row table:style-name="ro1">
          <table:table-cell table:formula="of:=RAND()*100" office:value-type="float" office:value="99.5533704153963" calcext:value-type="float">
            <text:p>99.5533704153963</text:p>
          </table:table-cell>
          <table:table-cell table:formula="of:=[.A165]*0.768973+6+RAND()*5" office:value-type="float" office:value="82.5984458102907" calcext:value-type="float">
            <text:p>82.5984458102907</text:p>
          </table:table-cell>
        </table:table-row>
        <table:table-row table:style-name="ro1">
          <table:table-cell table:formula="of:=RAND()*100" office:value-type="float" office:value="59.4337345125439" calcext:value-type="float">
            <text:p>59.4337345125439</text:p>
          </table:table-cell>
          <table:table-cell table:formula="of:=[.A166]*0.768973+6+RAND()*5" office:value-type="float" office:value="53.7073921405604" calcext:value-type="float">
            <text:p>53.7073921405604</text:p>
          </table:table-cell>
        </table:table-row>
        <table:table-row table:style-name="ro1">
          <table:table-cell table:formula="of:=RAND()*100" office:value-type="float" office:value="41.6413566520736" calcext:value-type="float">
            <text:p>41.6413566520736</text:p>
          </table:table-cell>
          <table:table-cell table:formula="of:=[.A167]*0.768973+6+RAND()*5" office:value-type="float" office:value="42.386170091839" calcext:value-type="float">
            <text:p>42.386170091839</text:p>
          </table:table-cell>
        </table:table-row>
        <table:table-row table:style-name="ro1">
          <table:table-cell table:formula="of:=RAND()*100" office:value-type="float" office:value="80.8516225689646" calcext:value-type="float">
            <text:p>80.8516225689646</text:p>
          </table:table-cell>
          <table:table-cell table:formula="of:=[.A168]*0.768973+6+RAND()*5" office:value-type="float" office:value="68.20631213816" calcext:value-type="float">
            <text:p>68.20631213816</text:p>
          </table:table-cell>
        </table:table-row>
        <table:table-row table:style-name="ro1">
          <table:table-cell table:formula="of:=RAND()*100" office:value-type="float" office:value="94.1769429788533" calcext:value-type="float">
            <text:p>94.1769429788533</text:p>
          </table:table-cell>
          <table:table-cell table:formula="of:=[.A169]*0.768973+6+RAND()*5" office:value-type="float" office:value="78.6428752997674" calcext:value-type="float">
            <text:p>78.6428752997674</text:p>
          </table:table-cell>
        </table:table-row>
        <table:table-row table:style-name="ro1">
          <table:table-cell table:formula="of:=RAND()*100" office:value-type="float" office:value="41.1980799378119" calcext:value-type="float">
            <text:p>41.1980799378119</text:p>
          </table:table-cell>
          <table:table-cell table:formula="of:=[.A170]*0.768973+6+RAND()*5" office:value-type="float" office:value="39.0464680494783" calcext:value-type="float">
            <text:p>39.0464680494783</text:p>
          </table:table-cell>
        </table:table-row>
        <table:table-row table:style-name="ro1">
          <table:table-cell table:formula="of:=RAND()*100" office:value-type="float" office:value="26.9996548625179" calcext:value-type="float">
            <text:p>26.9996548625179</text:p>
          </table:table-cell>
          <table:table-cell table:formula="of:=[.A171]*0.768973+6+RAND()*5" office:value-type="float" office:value="30.7719449736847" calcext:value-type="float">
            <text:p>30.7719449736847</text:p>
          </table:table-cell>
        </table:table-row>
        <table:table-row table:style-name="ro1">
          <table:table-cell table:formula="of:=RAND()*100" office:value-type="float" office:value="86.4841740850058" calcext:value-type="float">
            <text:p>86.4841740850058</text:p>
          </table:table-cell>
          <table:table-cell table:formula="of:=[.A172]*0.768973+6+RAND()*5" office:value-type="float" office:value="74.7731303430082" calcext:value-type="float">
            <text:p>74.7731303430082</text:p>
          </table:table-cell>
        </table:table-row>
        <table:table-row table:style-name="ro1">
          <table:table-cell table:formula="of:=RAND()*100" office:value-type="float" office:value="35.7931210080514" calcext:value-type="float">
            <text:p>35.7931210080514</text:p>
          </table:table-cell>
          <table:table-cell table:formula="of:=[.A173]*0.768973+6+RAND()*5" office:value-type="float" office:value="36.4388504215165" calcext:value-type="float">
            <text:p>36.4388504215165</text:p>
          </table:table-cell>
        </table:table-row>
        <table:table-row table:style-name="ro1">
          <table:table-cell table:formula="of:=RAND()*100" office:value-type="float" office:value="69.569865825698" calcext:value-type="float">
            <text:p>69.569865825698</text:p>
          </table:table-cell>
          <table:table-cell table:formula="of:=[.A174]*0.768973+6+RAND()*5" office:value-type="float" office:value="64.0838494301712" calcext:value-type="float">
            <text:p>64.0838494301712</text:p>
          </table:table-cell>
        </table:table-row>
        <table:table-row table:style-name="ro1">
          <table:table-cell table:formula="of:=RAND()*100" office:value-type="float" office:value="65.0315484569702" calcext:value-type="float">
            <text:p>65.0315484569702</text:p>
          </table:table-cell>
          <table:table-cell table:formula="of:=[.A175]*0.768973+6+RAND()*5" office:value-type="float" office:value="56.3553830664828" calcext:value-type="float">
            <text:p>56.3553830664828</text:p>
          </table:table-cell>
        </table:table-row>
        <table:table-row table:style-name="ro1">
          <table:table-cell table:formula="of:=RAND()*100" office:value-type="float" office:value="36.820494131041" calcext:value-type="float">
            <text:p>36.820494131041</text:p>
          </table:table-cell>
          <table:table-cell table:formula="of:=[.A176]*0.768973+6+RAND()*5" office:value-type="float" office:value="37.3863037910093" calcext:value-type="float">
            <text:p>37.3863037910093</text:p>
          </table:table-cell>
        </table:table-row>
        <table:table-row table:style-name="ro1">
          <table:table-cell table:formula="of:=RAND()*100" office:value-type="float" office:value="3.86276203832705" calcext:value-type="float">
            <text:p>3.86276203832705</text:p>
          </table:table-cell>
          <table:table-cell table:formula="of:=[.A177]*0.768973+6+RAND()*5" office:value-type="float" office:value="11.9420500768773" calcext:value-type="float">
            <text:p>11.9420500768773</text:p>
          </table:table-cell>
        </table:table-row>
        <table:table-row table:style-name="ro1">
          <table:table-cell table:formula="of:=RAND()*100" office:value-type="float" office:value="73.0704685307481" calcext:value-type="float">
            <text:p>73.0704685307481</text:p>
          </table:table-cell>
          <table:table-cell table:formula="of:=[.A178]*0.768973+6+RAND()*5" office:value-type="float" office:value="63.8602159732689" calcext:value-type="float">
            <text:p>63.8602159732689</text:p>
          </table:table-cell>
        </table:table-row>
        <table:table-row table:style-name="ro1">
          <table:table-cell table:formula="of:=RAND()*100" office:value-type="float" office:value="13.6458986801206" calcext:value-type="float">
            <text:p>13.6458986801206</text:p>
          </table:table-cell>
          <table:table-cell table:formula="of:=[.A179]*0.768973+6+RAND()*5" office:value-type="float" office:value="17.2793122820395" calcext:value-type="float">
            <text:p>17.2793122820395</text:p>
          </table:table-cell>
        </table:table-row>
        <table:table-row table:style-name="ro1">
          <table:table-cell table:formula="of:=RAND()*100" office:value-type="float" office:value="4.10381761277451" calcext:value-type="float">
            <text:p>4.10381761277451</text:p>
          </table:table-cell>
          <table:table-cell table:formula="of:=[.A180]*0.768973+6+RAND()*5" office:value-type="float" office:value="11.8420600597883" calcext:value-type="float">
            <text:p>11.8420600597883</text:p>
          </table:table-cell>
        </table:table-row>
        <table:table-row table:style-name="ro1">
          <table:table-cell table:formula="of:=RAND()*100" office:value-type="float" office:value="79.2045185302644" calcext:value-type="float">
            <text:p>79.2045185302644</text:p>
          </table:table-cell>
          <table:table-cell table:formula="of:=[.A181]*0.768973+6+RAND()*5" office:value-type="float" office:value="68.5408913316902" calcext:value-type="float">
            <text:p>68.5408913316902</text:p>
          </table:table-cell>
        </table:table-row>
        <table:table-row table:style-name="ro1">
          <table:table-cell table:formula="of:=RAND()*100" office:value-type="float" office:value="60.8626281235207" calcext:value-type="float">
            <text:p>60.8626281235207</text:p>
          </table:table-cell>
          <table:table-cell table:formula="of:=[.A182]*0.768973+6+RAND()*5" office:value-type="float" office:value="57.5477159606848" calcext:value-type="float">
            <text:p>57.5477159606848</text:p>
          </table:table-cell>
        </table:table-row>
        <table:table-row table:style-name="ro1">
          <table:table-cell table:formula="of:=RAND()*100" office:value-type="float" office:value="43.0065921841676" calcext:value-type="float">
            <text:p>43.0065921841676</text:p>
          </table:table-cell>
          <table:table-cell table:formula="of:=[.A183]*0.768973+6+RAND()*5" office:value-type="float" office:value="40.6815927632182" calcext:value-type="float">
            <text:p>40.6815927632182</text:p>
          </table:table-cell>
        </table:table-row>
        <table:table-row table:style-name="ro1">
          <table:table-cell table:formula="of:=RAND()*100" office:value-type="float" office:value="6.91383775312841" calcext:value-type="float">
            <text:p>6.91383775312841</text:p>
          </table:table-cell>
          <table:table-cell table:formula="of:=[.A184]*0.768973+6+RAND()*5" office:value-type="float" office:value="15.3782393315231" calcext:value-type="float">
            <text:p>15.3782393315231</text:p>
          </table:table-cell>
        </table:table-row>
        <table:table-row table:style-name="ro1">
          <table:table-cell table:formula="of:=RAND()*100" office:value-type="float" office:value="11.8697907038907" calcext:value-type="float">
            <text:p>11.8697907038907</text:p>
          </table:table-cell>
          <table:table-cell table:formula="of:=[.A185]*0.768973+6+RAND()*5" office:value-type="float" office:value="16.5382026531705" calcext:value-type="float">
            <text:p>16.5382026531705</text:p>
          </table:table-cell>
        </table:table-row>
        <table:table-row table:style-name="ro1">
          <table:table-cell table:formula="of:=RAND()*100" office:value-type="float" office:value="76.9834733265374" calcext:value-type="float">
            <text:p>76.9834733265374</text:p>
          </table:table-cell>
          <table:table-cell table:formula="of:=[.A186]*0.768973+6+RAND()*5" office:value-type="float" office:value="66.5169886364647" calcext:value-type="float">
            <text:p>66.5169886364647</text:p>
          </table:table-cell>
        </table:table-row>
        <table:table-row table:style-name="ro1">
          <table:table-cell table:formula="of:=RAND()*100" office:value-type="float" office:value="48.8229490549105" calcext:value-type="float">
            <text:p>48.8229490549105</text:p>
          </table:table-cell>
          <table:table-cell table:formula="of:=[.A187]*0.768973+6+RAND()*5" office:value-type="float" office:value="46.9396993569808" calcext:value-type="float">
            <text:p>46.9396993569808</text:p>
          </table:table-cell>
        </table:table-row>
        <table:table-row table:style-name="ro1">
          <table:table-cell table:formula="of:=RAND()*100" office:value-type="float" office:value="60.7393075023481" calcext:value-type="float">
            <text:p>60.7393075023481</text:p>
          </table:table-cell>
          <table:table-cell table:formula="of:=[.A188]*0.768973+6+RAND()*5" office:value-type="float" office:value="54.5334448506802" calcext:value-type="float">
            <text:p>54.5334448506802</text:p>
          </table:table-cell>
        </table:table-row>
        <table:table-row table:style-name="ro1">
          <table:table-cell table:formula="of:=RAND()*100" office:value-type="float" office:value="9.96338254411524" calcext:value-type="float">
            <text:p>9.96338254411524</text:p>
          </table:table-cell>
          <table:table-cell table:formula="of:=[.A189]*0.768973+6+RAND()*5" office:value-type="float" office:value="13.928272498099" calcext:value-type="float">
            <text:p>13.928272498099</text:p>
          </table:table-cell>
        </table:table-row>
        <table:table-row table:style-name="ro1">
          <table:table-cell table:formula="of:=RAND()*100" office:value-type="float" office:value="84.0031385963017" calcext:value-type="float">
            <text:p>84.0031385963017</text:p>
          </table:table-cell>
          <table:table-cell table:formula="of:=[.A190]*0.768973+6+RAND()*5" office:value-type="float" office:value="75.3105632453621" calcext:value-type="float">
            <text:p>75.3105632453621</text:p>
          </table:table-cell>
        </table:table-row>
        <table:table-row table:style-name="ro1">
          <table:table-cell table:formula="of:=RAND()*100" office:value-type="float" office:value="4.7898282285208" calcext:value-type="float">
            <text:p>4.7898282285208</text:p>
          </table:table-cell>
          <table:table-cell table:formula="of:=[.A191]*0.768973+6+RAND()*5" office:value-type="float" office:value="9.77854778899597" calcext:value-type="float">
            <text:p>9.77854778899597</text:p>
          </table:table-cell>
        </table:table-row>
        <table:table-row table:style-name="ro1">
          <table:table-cell table:formula="of:=RAND()*100" office:value-type="float" office:value="24.3034523132179" calcext:value-type="float">
            <text:p>24.3034523132179</text:p>
          </table:table-cell>
          <table:table-cell table:formula="of:=[.A192]*0.768973+6+RAND()*5" office:value-type="float" office:value="27.8930654908734" calcext:value-type="float">
            <text:p>27.8930654908734</text:p>
          </table:table-cell>
        </table:table-row>
        <table:table-row table:style-name="ro1">
          <table:table-cell table:formula="of:=RAND()*100" office:value-type="float" office:value="55.929707569142" calcext:value-type="float">
            <text:p>55.929707569142</text:p>
          </table:table-cell>
          <table:table-cell table:formula="of:=[.A193]*0.768973+6+RAND()*5" office:value-type="float" office:value="51.2014467086937" calcext:value-type="float">
            <text:p>51.2014467086937</text:p>
          </table:table-cell>
        </table:table-row>
        <table:table-row table:style-name="ro1">
          <table:table-cell table:formula="of:=RAND()*100" office:value-type="float" office:value="73.8609686278727" calcext:value-type="float">
            <text:p>73.8609686278727</text:p>
          </table:table-cell>
          <table:table-cell table:formula="of:=[.A194]*0.768973+6+RAND()*5" office:value-type="float" office:value="67.6871639328524" calcext:value-type="float">
            <text:p>67.6871639328524</text:p>
          </table:table-cell>
        </table:table-row>
        <table:table-row table:style-name="ro1">
          <table:table-cell table:formula="of:=RAND()*100" office:value-type="float" office:value="58.7964010001203" calcext:value-type="float">
            <text:p>58.7964010001203</text:p>
          </table:table-cell>
          <table:table-cell table:formula="of:=[.A195]*0.768973+6+RAND()*5" office:value-type="float" office:value="55.4170688790932" calcext:value-type="float">
            <text:p>55.4170688790932</text:p>
          </table:table-cell>
        </table:table-row>
        <table:table-row table:style-name="ro1">
          <table:table-cell table:formula="of:=RAND()*100" office:value-type="float" office:value="40.6491176233073" calcext:value-type="float">
            <text:p>40.6491176233073</text:p>
          </table:table-cell>
          <table:table-cell table:formula="of:=[.A196]*0.768973+6+RAND()*5" office:value-type="float" office:value="37.3917925694164" calcext:value-type="float">
            <text:p>37.3917925694164</text:p>
          </table:table-cell>
        </table:table-row>
        <table:table-row table:style-name="ro1">
          <table:table-cell table:formula="of:=RAND()*100" office:value-type="float" office:value="27.0895952552783" calcext:value-type="float">
            <text:p>27.0895952552783</text:p>
          </table:table-cell>
          <table:table-cell table:formula="of:=[.A197]*0.768973+6+RAND()*5" office:value-type="float" office:value="31.0582900305" calcext:value-type="float">
            <text:p>31.0582900305</text:p>
          </table:table-cell>
        </table:table-row>
        <table:table-row table:style-name="ro1">
          <table:table-cell table:formula="of:=RAND()*100" office:value-type="float" office:value="82.7323106808611" calcext:value-type="float">
            <text:p>82.7323106808611</text:p>
          </table:table-cell>
          <table:table-cell table:formula="of:=[.A198]*0.768973+6+RAND()*5" office:value-type="float" office:value="73.7989054152519" calcext:value-type="float">
            <text:p>73.7989054152519</text:p>
          </table:table-cell>
        </table:table-row>
        <table:table-row table:style-name="ro1">
          <table:table-cell table:formula="of:=RAND()*100" office:value-type="float" office:value="17.9916234816879" calcext:value-type="float">
            <text:p>17.9916234816879</text:p>
          </table:table-cell>
          <table:table-cell table:formula="of:=[.A199]*0.768973+6+RAND()*5" office:value-type="float" office:value="20.548440679357" calcext:value-type="float">
            <text:p>20.548440679357</text:p>
          </table:table-cell>
        </table:table-row>
        <table:table-row table:style-name="ro1">
          <table:table-cell table:formula="of:=RAND()*100" office:value-type="float" office:value="70.7749319901085" calcext:value-type="float">
            <text:p>70.7749319901085</text:p>
          </table:table-cell>
          <table:table-cell table:formula="of:=[.A200]*0.768973+6+RAND()*5" office:value-type="float" office:value="62.5572800393007" calcext:value-type="float">
            <text:p>62.5572800393007</text:p>
          </table:table-cell>
        </table:table-row>
        <table:table-row table:style-name="ro1">
          <table:table-cell table:formula="of:=RAND()*100" office:value-type="float" office:value="86.0368025852045" calcext:value-type="float">
            <text:p>86.0368025852045</text:p>
          </table:table-cell>
          <table:table-cell table:formula="of:=[.A201]*0.768973+6+RAND()*5" office:value-type="float" office:value="73.7183784433603" calcext:value-type="float">
            <text:p>73.7183784433603</text:p>
          </table:table-cell>
        </table:table-row>
        <table:table-row table:style-name="ro1">
          <table:table-cell table:formula="of:=RAND()*100" office:value-type="float" office:value="48.7606376673666" calcext:value-type="float">
            <text:p>48.7606376673666</text:p>
          </table:table-cell>
          <table:table-cell table:formula="of:=[.A202]*0.768973+6+RAND()*5" office:value-type="float" office:value="43.6514015133577" calcext:value-type="float">
            <text:p>43.6514015133577</text:p>
          </table:table-cell>
        </table:table-row>
        <table:table-row table:style-name="ro1">
          <table:table-cell table:formula="of:=RAND()*100" office:value-type="float" office:value="34.8533076450328" calcext:value-type="float">
            <text:p>34.8533076450328</text:p>
          </table:table-cell>
          <table:table-cell table:formula="of:=[.A203]*0.768973+6+RAND()*5" office:value-type="float" office:value="35.4034020499647" calcext:value-type="float">
            <text:p>35.4034020499647</text:p>
          </table:table-cell>
        </table:table-row>
        <table:table-row table:style-name="ro1">
          <table:table-cell table:formula="of:=RAND()*100" office:value-type="float" office:value="15.0219014595008" calcext:value-type="float">
            <text:p>15.0219014595008</text:p>
          </table:table-cell>
          <table:table-cell table:formula="of:=[.A204]*0.768973+6+RAND()*5" office:value-type="float" office:value="18.1671771257872" calcext:value-type="float">
            <text:p>18.1671771257872</text:p>
          </table:table-cell>
        </table:table-row>
        <table:table-row table:style-name="ro1">
          <table:table-cell table:formula="of:=RAND()*100" office:value-type="float" office:value="24.5081919044808" calcext:value-type="float">
            <text:p>24.5081919044808</text:p>
          </table:table-cell>
          <table:table-cell table:formula="of:=[.A205]*0.768973+6+RAND()*5" office:value-type="float" office:value="25.9242963557967" calcext:value-type="float">
            <text:p>25.9242963557967</text:p>
          </table:table-cell>
        </table:table-row>
        <table:table-row table:style-name="ro1">
          <table:table-cell table:formula="of:=RAND()*100" office:value-type="float" office:value="26.6512377486976" calcext:value-type="float">
            <text:p>26.6512377486976</text:p>
          </table:table-cell>
          <table:table-cell table:formula="of:=[.A206]*0.768973+6+RAND()*5" office:value-type="float" office:value="30.0218808072054" calcext:value-type="float">
            <text:p>30.0218808072054</text:p>
          </table:table-cell>
        </table:table-row>
        <table:table-row table:style-name="ro1">
          <table:table-cell table:formula="of:=RAND()*100" office:value-type="float" office:value="36.827706526446" calcext:value-type="float">
            <text:p>36.827706526446</text:p>
          </table:table-cell>
          <table:table-cell table:formula="of:=[.A207]*0.768973+6+RAND()*5" office:value-type="float" office:value="37.7452701554543" calcext:value-type="float">
            <text:p>37.7452701554543</text:p>
          </table:table-cell>
        </table:table-row>
        <table:table-row table:style-name="ro1">
          <table:table-cell table:formula="of:=RAND()*100" office:value-type="float" office:value="77.4719862392627" calcext:value-type="float">
            <text:p>77.4719862392627</text:p>
          </table:table-cell>
          <table:table-cell table:formula="of:=[.A208]*0.768973+6+RAND()*5" office:value-type="float" office:value="68.1396964789381" calcext:value-type="float">
            <text:p>68.1396964789381</text:p>
          </table:table-cell>
        </table:table-row>
        <table:table-row table:style-name="ro1">
          <table:table-cell table:formula="of:=RAND()*100" office:value-type="float" office:value="98.050079524352" calcext:value-type="float">
            <text:p>98.050079524352</text:p>
          </table:table-cell>
          <table:table-cell table:formula="of:=[.A209]*0.768973+6+RAND()*5" office:value-type="float" office:value="81.9932121660113" calcext:value-type="float">
            <text:p>81.9932121660113</text:p>
          </table:table-cell>
        </table:table-row>
        <table:table-row table:style-name="ro1">
          <table:table-cell table:formula="of:=RAND()*100" office:value-type="float" office:value="93.5990622685001" calcext:value-type="float">
            <text:p>93.5990622685001</text:p>
          </table:table-cell>
          <table:table-cell table:formula="of:=[.A210]*0.768973+6+RAND()*5" office:value-type="float" office:value="78.9740576873983" calcext:value-type="float">
            <text:p>78.9740576873983</text:p>
          </table:table-cell>
        </table:table-row>
        <table:table-row table:style-name="ro1">
          <table:table-cell table:formula="of:=RAND()*100" office:value-type="float" office:value="29.7384127010295" calcext:value-type="float">
            <text:p>29.7384127010295</text:p>
          </table:table-cell>
          <table:table-cell table:formula="of:=[.A211]*0.768973+6+RAND()*5" office:value-type="float" office:value="29.6829418973482" calcext:value-type="float">
            <text:p>29.6829418973482</text:p>
          </table:table-cell>
        </table:table-row>
        <table:table-row table:style-name="ro1">
          <table:table-cell table:formula="of:=RAND()*100" office:value-type="float" office:value="33.022281619188" calcext:value-type="float">
            <text:p>33.022281619188</text:p>
          </table:table-cell>
          <table:table-cell table:formula="of:=[.A212]*0.768973+6+RAND()*5" office:value-type="float" office:value="34.7207249168362" calcext:value-type="float">
            <text:p>34.7207249168362</text:p>
          </table:table-cell>
        </table:table-row>
        <table:table-row table:style-name="ro1">
          <table:table-cell table:formula="of:=RAND()*100" office:value-type="float" office:value="24.3791503113107" calcext:value-type="float">
            <text:p>24.3791503113107</text:p>
          </table:table-cell>
          <table:table-cell table:formula="of:=[.A213]*0.768973+6+RAND()*5" office:value-type="float" office:value="25.2577324738702" calcext:value-type="float">
            <text:p>25.2577324738702</text:p>
          </table:table-cell>
        </table:table-row>
        <table:table-row table:style-name="ro1">
          <table:table-cell table:formula="of:=RAND()*100" office:value-type="float" office:value="10.1244498939865" calcext:value-type="float">
            <text:p>10.1244498939865</text:p>
          </table:table-cell>
          <table:table-cell table:formula="of:=[.A214]*0.768973+6+RAND()*5" office:value-type="float" office:value="14.4306696402322" calcext:value-type="float">
            <text:p>14.4306696402322</text:p>
          </table:table-cell>
        </table:table-row>
        <table:table-row table:style-name="ro1">
          <table:table-cell table:formula="of:=RAND()*100" office:value-type="float" office:value="35.3111996028082" calcext:value-type="float">
            <text:p>35.3111996028082</text:p>
          </table:table-cell>
          <table:table-cell table:formula="of:=[.A215]*0.768973+6+RAND()*5" office:value-type="float" office:value="36.9384644028369" calcext:value-type="float">
            <text:p>36.9384644028369</text:p>
          </table:table-cell>
        </table:table-row>
        <table:table-row table:style-name="ro1">
          <table:table-cell table:formula="of:=RAND()*100" office:value-type="float" office:value="76.9483980822124" calcext:value-type="float">
            <text:p>76.9483980822124</text:p>
          </table:table-cell>
          <table:table-cell table:formula="of:=[.A216]*0.768973+6+RAND()*5" office:value-type="float" office:value="66.7329761973583" calcext:value-type="float">
            <text:p>66.7329761973583</text:p>
          </table:table-cell>
        </table:table-row>
        <table:table-row table:style-name="ro1">
          <table:table-cell table:formula="of:=RAND()*100" office:value-type="float" office:value="91.4588490922321" calcext:value-type="float">
            <text:p>91.4588490922321</text:p>
          </table:table-cell>
          <table:table-cell table:formula="of:=[.A217]*0.768973+6+RAND()*5" office:value-type="float" office:value="76.7337260984962" calcext:value-type="float">
            <text:p>76.7337260984962</text:p>
          </table:table-cell>
        </table:table-row>
        <table:table-row table:style-name="ro1">
          <table:table-cell table:formula="of:=RAND()*100" office:value-type="float" office:value="14.1455970366674" calcext:value-type="float">
            <text:p>14.1455970366674</text:p>
          </table:table-cell>
          <table:table-cell table:formula="of:=[.A218]*0.768973+6+RAND()*5" office:value-type="float" office:value="17.5539722546835" calcext:value-type="float">
            <text:p>17.5539722546835</text:p>
          </table:table-cell>
        </table:table-row>
        <table:table-row table:style-name="ro1">
          <table:table-cell table:formula="of:=RAND()*100" office:value-type="float" office:value="59.1527753359573" calcext:value-type="float">
            <text:p>59.1527753359573</text:p>
          </table:table-cell>
          <table:table-cell table:formula="of:=[.A219]*0.768973+6+RAND()*5" office:value-type="float" office:value="51.5659578879587" calcext:value-type="float">
            <text:p>51.5659578879587</text:p>
          </table:table-cell>
        </table:table-row>
        <table:table-row table:style-name="ro1">
          <table:table-cell table:formula="of:=RAND()*100" office:value-type="float" office:value="40.5015693666759" calcext:value-type="float">
            <text:p>40.5015693666759</text:p>
          </table:table-cell>
          <table:table-cell table:formula="of:=[.A220]*0.768973+6+RAND()*5" office:value-type="float" office:value="38.1837989216448" calcext:value-type="float">
            <text:p>38.1837989216448</text:p>
          </table:table-cell>
        </table:table-row>
        <table:table-row table:style-name="ro1">
          <table:table-cell table:formula="of:=RAND()*100" office:value-type="float" office:value="94.8589358122239" calcext:value-type="float">
            <text:p>94.8589358122239</text:p>
          </table:table-cell>
          <table:table-cell table:formula="of:=[.A221]*0.768973+6+RAND()*5" office:value-type="float" office:value="82.6766841734171" calcext:value-type="float">
            <text:p>82.6766841734171</text:p>
          </table:table-cell>
        </table:table-row>
        <table:table-row table:style-name="ro1">
          <table:table-cell table:formula="of:=RAND()*100" office:value-type="float" office:value="12.1505207044408" calcext:value-type="float">
            <text:p>12.1505207044408</text:p>
          </table:table-cell>
          <table:table-cell table:formula="of:=[.A222]*0.768973+6+RAND()*5" office:value-type="float" office:value="18.7750686660864" calcext:value-type="float">
            <text:p>18.7750686660864</text:p>
          </table:table-cell>
        </table:table-row>
        <table:table-row table:style-name="ro1">
          <table:table-cell table:formula="of:=RAND()*100" office:value-type="float" office:value="46.5542236006414" calcext:value-type="float">
            <text:p>46.5542236006414</text:p>
          </table:table-cell>
          <table:table-cell table:formula="of:=[.A223]*0.768973+6+RAND()*5" office:value-type="float" office:value="46.3866165644031" calcext:value-type="float">
            <text:p>46.3866165644031</text:p>
          </table:table-cell>
        </table:table-row>
        <table:table-row table:style-name="ro1">
          <table:table-cell table:formula="of:=RAND()*100" office:value-type="float" office:value="75.6822118083198" calcext:value-type="float">
            <text:p>75.6822118083198</text:p>
          </table:table-cell>
          <table:table-cell table:formula="of:=[.A224]*0.768973+6+RAND()*5" office:value-type="float" office:value="68.9049089909735" calcext:value-type="float">
            <text:p>68.9049089909735</text:p>
          </table:table-cell>
        </table:table-row>
        <table:table-row table:style-name="ro1">
          <table:table-cell table:formula="of:=RAND()*100" office:value-type="float" office:value="60.1965779576397" calcext:value-type="float">
            <text:p>60.1965779576397</text:p>
          </table:table-cell>
          <table:table-cell table:formula="of:=[.A225]*0.768973+6+RAND()*5" office:value-type="float" office:value="53.302576986289" calcext:value-type="float">
            <text:p>53.302576986289</text:p>
          </table:table-cell>
        </table:table-row>
        <table:table-row table:style-name="ro1">
          <table:table-cell table:formula="of:=RAND()*100" office:value-type="float" office:value="32.9271221114951" calcext:value-type="float">
            <text:p>32.9271221114951</text:p>
          </table:table-cell>
          <table:table-cell table:formula="of:=[.A226]*0.768973+6+RAND()*5" office:value-type="float" office:value="35.2742116517191" calcext:value-type="float">
            <text:p>35.2742116517191</text:p>
          </table:table-cell>
        </table:table-row>
        <table:table-row table:style-name="ro1">
          <table:table-cell table:formula="of:=RAND()*100" office:value-type="float" office:value="17.9881692170477" calcext:value-type="float">
            <text:p>17.9881692170477</text:p>
          </table:table-cell>
          <table:table-cell table:formula="of:=[.A227]*0.768973+6+RAND()*5" office:value-type="float" office:value="20.3005350615426" calcext:value-type="float">
            <text:p>20.3005350615426</text:p>
          </table:table-cell>
        </table:table-row>
        <table:table-row table:style-name="ro1">
          <table:table-cell table:formula="of:=RAND()*100" office:value-type="float" office:value="22.0026662044738" calcext:value-type="float">
            <text:p>22.0026662044738</text:p>
          </table:table-cell>
          <table:table-cell table:formula="of:=[.A228]*0.768973+6+RAND()*5" office:value-type="float" office:value="27.7462992310729" calcext:value-type="float">
            <text:p>27.7462992310729</text:p>
          </table:table-cell>
        </table:table-row>
        <table:table-row table:style-name="ro1">
          <table:table-cell table:formula="of:=RAND()*100" office:value-type="float" office:value="28.911674858357" calcext:value-type="float">
            <text:p>28.911674858357</text:p>
          </table:table-cell>
          <table:table-cell table:formula="of:=[.A229]*0.768973+6+RAND()*5" office:value-type="float" office:value="28.7644002243024" calcext:value-type="float">
            <text:p>28.7644002243024</text:p>
          </table:table-cell>
        </table:table-row>
        <table:table-row table:style-name="ro1">
          <table:table-cell table:formula="of:=RAND()*100" office:value-type="float" office:value="33.0836115043358" calcext:value-type="float">
            <text:p>33.0836115043358</text:p>
          </table:table-cell>
          <table:table-cell table:formula="of:=[.A230]*0.768973+6+RAND()*5" office:value-type="float" office:value="31.8456813325798" calcext:value-type="float">
            <text:p>31.8456813325798</text:p>
          </table:table-cell>
        </table:table-row>
        <table:table-row table:style-name="ro1">
          <table:table-cell table:formula="of:=RAND()*100" office:value-type="float" office:value="79.1178476291752" calcext:value-type="float">
            <text:p>79.1178476291752</text:p>
          </table:table-cell>
          <table:table-cell table:formula="of:=[.A231]*0.768973+6+RAND()*5" office:value-type="float" office:value="71.1042987414679" calcext:value-type="float">
            <text:p>71.1042987414679</text:p>
          </table:table-cell>
        </table:table-row>
        <table:table-row table:style-name="ro1">
          <table:table-cell table:formula="of:=RAND()*100" office:value-type="float" office:value="28.0536528757193" calcext:value-type="float">
            <text:p>28.0536528757193</text:p>
          </table:table-cell>
          <table:table-cell table:formula="of:=[.A232]*0.768973+6+RAND()*5" office:value-type="float" office:value="28.6162444461731" calcext:value-type="float">
            <text:p>28.6162444461731</text:p>
          </table:table-cell>
        </table:table-row>
        <table:table-row table:style-name="ro1">
          <table:table-cell table:formula="of:=RAND()*100" office:value-type="float" office:value="34.0122519872749" calcext:value-type="float">
            <text:p>34.0122519872749</text:p>
          </table:table-cell>
          <table:table-cell table:formula="of:=[.A233]*0.768973+6+RAND()*5" office:value-type="float" office:value="36.1386264777636" calcext:value-type="float">
            <text:p>36.1386264777636</text:p>
          </table:table-cell>
        </table:table-row>
        <table:table-row table:style-name="ro1">
          <table:table-cell table:formula="of:=RAND()*100" office:value-type="float" office:value="84.9815108782425" calcext:value-type="float">
            <text:p>84.9815108782425</text:p>
          </table:table-cell>
          <table:table-cell table:formula="of:=[.A234]*0.768973+6+RAND()*5" office:value-type="float" office:value="74.1018596189665" calcext:value-type="float">
            <text:p>74.1018596189665</text:p>
          </table:table-cell>
        </table:table-row>
        <table:table-row table:style-name="ro1">
          <table:table-cell table:formula="of:=RAND()*100" office:value-type="float" office:value="41.533118669841" calcext:value-type="float">
            <text:p>41.533118669841</text:p>
          </table:table-cell>
          <table:table-cell table:formula="of:=[.A235]*0.768973+6+RAND()*5" office:value-type="float" office:value="41.0897161104903" calcext:value-type="float">
            <text:p>41.0897161104903</text:p>
          </table:table-cell>
        </table:table-row>
        <table:table-row table:style-name="ro1">
          <table:table-cell table:formula="of:=RAND()*100" office:value-type="float" office:value="52.8317564439174" calcext:value-type="float">
            <text:p>52.8317564439174</text:p>
          </table:table-cell>
          <table:table-cell table:formula="of:=[.A236]*0.768973+6+RAND()*5" office:value-type="float" office:value="50.051444570951" calcext:value-type="float">
            <text:p>50.051444570951</text:p>
          </table:table-cell>
        </table:table-row>
        <table:table-row table:style-name="ro1">
          <table:table-cell table:formula="of:=RAND()*100" office:value-type="float" office:value="90.4643668046466" calcext:value-type="float">
            <text:p>90.4643668046466</text:p>
          </table:table-cell>
          <table:table-cell table:formula="of:=[.A237]*0.768973+6+RAND()*5" office:value-type="float" office:value="79.8001747978194" calcext:value-type="float">
            <text:p>79.8001747978194</text:p>
          </table:table-cell>
        </table:table-row>
        <table:table-row table:style-name="ro1">
          <table:table-cell table:formula="of:=RAND()*100" office:value-type="float" office:value="39.0294994199623" calcext:value-type="float">
            <text:p>39.0294994199623</text:p>
          </table:table-cell>
          <table:table-cell table:formula="of:=[.A238]*0.768973+6+RAND()*5" office:value-type="float" office:value="37.8095362006078" calcext:value-type="float">
            <text:p>37.8095362006078</text:p>
          </table:table-cell>
        </table:table-row>
        <table:table-row table:style-name="ro1">
          <table:table-cell table:formula="of:=RAND()*100" office:value-type="float" office:value="78.6632875270103" calcext:value-type="float">
            <text:p>78.6632875270103</text:p>
          </table:table-cell>
          <table:table-cell table:formula="of:=[.A239]*0.768973+6+RAND()*5" office:value-type="float" office:value="71.1653896738122" calcext:value-type="float">
            <text:p>71.1653896738122</text:p>
          </table:table-cell>
        </table:table-row>
        <table:table-row table:style-name="ro1">
          <table:table-cell table:formula="of:=RAND()*100" office:value-type="float" office:value="90.0079919026369" calcext:value-type="float">
            <text:p>90.0079919026369</text:p>
          </table:table-cell>
          <table:table-cell table:formula="of:=[.A240]*0.768973+6+RAND()*5" office:value-type="float" office:value="77.4153199529719" calcext:value-type="float">
            <text:p>77.4153199529719</text:p>
          </table:table-cell>
        </table:table-row>
        <table:table-row table:style-name="ro1">
          <table:table-cell table:formula="of:=RAND()*100" office:value-type="float" office:value="1.36779933791271" calcext:value-type="float">
            <text:p>1.36779933791271</text:p>
          </table:table-cell>
          <table:table-cell table:formula="of:=[.A241]*0.768973+6+RAND()*5" office:value-type="float" office:value="8.75733033997401" calcext:value-type="float">
            <text:p>8.75733033997401</text:p>
          </table:table-cell>
        </table:table-row>
        <table:table-row table:style-name="ro1">
          <table:table-cell table:formula="of:=RAND()*100" office:value-type="float" office:value="70.1675115483142" calcext:value-type="float">
            <text:p>70.1675115483142</text:p>
          </table:table-cell>
          <table:table-cell table:formula="of:=[.A242]*0.768973+6+RAND()*5" office:value-type="float" office:value="60.7914756779416" calcext:value-type="float">
            <text:p>60.7914756779416</text:p>
          </table:table-cell>
        </table:table-row>
        <table:table-row table:style-name="ro1">
          <table:table-cell table:formula="of:=RAND()*100" office:value-type="float" office:value="34.3416034777376" calcext:value-type="float">
            <text:p>34.3416034777376</text:p>
          </table:table-cell>
          <table:table-cell table:formula="of:=[.A243]*0.768973+6+RAND()*5" office:value-type="float" office:value="35.6627472500464" calcext:value-type="float">
            <text:p>35.6627472500464</text:p>
          </table:table-cell>
        </table:table-row>
        <table:table-row table:style-name="ro1">
          <table:table-cell table:formula="of:=RAND()*100" office:value-type="float" office:value="73.6309305754014" calcext:value-type="float">
            <text:p>73.6309305754014</text:p>
          </table:table-cell>
          <table:table-cell table:formula="of:=[.A244]*0.768973+6+RAND()*5" office:value-type="float" office:value="67.5863033054316" calcext:value-type="float">
            <text:p>67.5863033054316</text:p>
          </table:table-cell>
        </table:table-row>
        <table:table-row table:style-name="ro1">
          <table:table-cell table:formula="of:=RAND()*100" office:value-type="float" office:value="55.9907521192714" calcext:value-type="float">
            <text:p>55.9907521192714</text:p>
          </table:table-cell>
          <table:table-cell table:formula="of:=[.A245]*0.768973+6+RAND()*5" office:value-type="float" office:value="50.2342366189413" calcext:value-type="float">
            <text:p>50.2342366189413</text:p>
          </table:table-cell>
        </table:table-row>
        <table:table-row table:style-name="ro1">
          <table:table-cell table:formula="of:=RAND()*100" office:value-type="float" office:value="63.9090406751644" calcext:value-type="float">
            <text:p>63.9090406751644</text:p>
          </table:table-cell>
          <table:table-cell table:formula="of:=[.A246]*0.768973+6+RAND()*5" office:value-type="float" office:value="55.2395674475063" calcext:value-type="float">
            <text:p>55.2395674475063</text:p>
          </table:table-cell>
        </table:table-row>
        <table:table-row table:style-name="ro1">
          <table:table-cell table:formula="of:=RAND()*100" office:value-type="float" office:value="48.9310768925711" calcext:value-type="float">
            <text:p>48.9310768925711</text:p>
          </table:table-cell>
          <table:table-cell table:formula="of:=[.A247]*0.768973+6+RAND()*5" office:value-type="float" office:value="47.204762909051" calcext:value-type="float">
            <text:p>47.204762909051</text:p>
          </table:table-cell>
        </table:table-row>
        <table:table-row table:style-name="ro1">
          <table:table-cell table:formula="of:=RAND()*100" office:value-type="float" office:value="51.1762154412022" calcext:value-type="float">
            <text:p>51.1762154412022</text:p>
          </table:table-cell>
          <table:table-cell table:formula="of:=[.A248]*0.768973+6+RAND()*5" office:value-type="float" office:value="49.7042639531192" calcext:value-type="float">
            <text:p>49.7042639531192</text:p>
          </table:table-cell>
        </table:table-row>
        <table:table-row table:style-name="ro1">
          <table:table-cell table:formula="of:=RAND()*100" office:value-type="float" office:value="82.156338015335" calcext:value-type="float">
            <text:p>82.156338015335</text:p>
          </table:table-cell>
          <table:table-cell table:formula="of:=[.A249]*0.768973+6+RAND()*5" office:value-type="float" office:value="70.6885606376325" calcext:value-type="float">
            <text:p>70.6885606376325</text:p>
          </table:table-cell>
        </table:table-row>
        <table:table-row table:style-name="ro1">
          <table:table-cell table:formula="of:=RAND()*100" office:value-type="float" office:value="51.6268368591605" calcext:value-type="float">
            <text:p>51.6268368591605</text:p>
          </table:table-cell>
          <table:table-cell table:formula="of:=[.A250]*0.768973+6+RAND()*5" office:value-type="float" office:value="50.3035218023906" calcext:value-type="float">
            <text:p>50.3035218023906</text:p>
          </table:table-cell>
        </table:table-row>
        <table:table-row table:style-name="ro1">
          <table:table-cell table:formula="of:=RAND()*100" office:value-type="float" office:value="11.0449146037307" calcext:value-type="float">
            <text:p>11.0449146037307</text:p>
          </table:table-cell>
          <table:table-cell table:formula="of:=[.A251]*0.768973+6+RAND()*5" office:value-type="float" office:value="18.25414858512" calcext:value-type="float">
            <text:p>18.25414858512</text:p>
          </table:table-cell>
        </table:table-row>
        <table:table-row table:style-name="ro1">
          <table:table-cell table:formula="of:=RAND()*100" office:value-type="float" office:value="86.0255323066511" calcext:value-type="float">
            <text:p>86.0255323066511</text:p>
          </table:table-cell>
          <table:table-cell table:formula="of:=[.A252]*0.768973+6+RAND()*5" office:value-type="float" office:value="72.5940819379147" calcext:value-type="float">
            <text:p>72.5940819379147</text:p>
          </table:table-cell>
        </table:table-row>
        <table:table-row table:style-name="ro1">
          <table:table-cell table:formula="of:=RAND()*100" office:value-type="float" office:value="7.31261822293779" calcext:value-type="float">
            <text:p>7.31261822293779</text:p>
          </table:table-cell>
          <table:table-cell table:formula="of:=[.A253]*0.768973+6+RAND()*5" office:value-type="float" office:value="14.7249947311925" calcext:value-type="float">
            <text:p>14.7249947311925</text:p>
          </table:table-cell>
        </table:table-row>
        <table:table-row table:style-name="ro1">
          <table:table-cell table:formula="of:=RAND()*100" office:value-type="float" office:value="63.2076406763969" calcext:value-type="float">
            <text:p>63.2076406763969</text:p>
          </table:table-cell>
          <table:table-cell table:formula="of:=[.A254]*0.768973+6+RAND()*5" office:value-type="float" office:value="58.4032993335516" calcext:value-type="float">
            <text:p>58.4032993335516</text:p>
          </table:table-cell>
        </table:table-row>
        <table:table-row table:style-name="ro1">
          <table:table-cell table:formula="of:=RAND()*100" office:value-type="float" office:value="25.1577658575562" calcext:value-type="float">
            <text:p>25.1577658575562</text:p>
          </table:table-cell>
          <table:table-cell table:formula="of:=[.A255]*0.768973+6+RAND()*5" office:value-type="float" office:value="29.2706859010415" calcext:value-type="float">
            <text:p>29.2706859010415</text:p>
          </table:table-cell>
        </table:table-row>
        <table:table-row table:style-name="ro1">
          <table:table-cell table:formula="of:=RAND()*100" office:value-type="float" office:value="32.2689572647278" calcext:value-type="float">
            <text:p>32.2689572647278</text:p>
          </table:table-cell>
          <table:table-cell table:formula="of:=[.A256]*0.768973+6+RAND()*5" office:value-type="float" office:value="33.777486023637" calcext:value-type="float">
            <text:p>33.777486023637</text:p>
          </table:table-cell>
        </table:table-row>
        <table:table-row table:style-name="ro1">
          <table:table-cell table:formula="of:=RAND()*100" office:value-type="float" office:value="86.7768818253452" calcext:value-type="float">
            <text:p>86.7768818253452</text:p>
          </table:table-cell>
          <table:table-cell table:formula="of:=[.A257]*0.768973+6+RAND()*5" office:value-type="float" office:value="77.5231052636069" calcext:value-type="float">
            <text:p>77.5231052636069</text:p>
          </table:table-cell>
        </table:table-row>
        <table:table-row table:style-name="ro1">
          <table:table-cell table:formula="of:=RAND()*100" office:value-type="float" office:value="70.3331779789196" calcext:value-type="float">
            <text:p>70.3331779789196</text:p>
          </table:table-cell>
          <table:table-cell table:formula="of:=[.A258]*0.768973+6+RAND()*5" office:value-type="float" office:value="64.089593104703" calcext:value-type="float">
            <text:p>64.089593104703</text:p>
          </table:table-cell>
        </table:table-row>
        <table:table-row table:style-name="ro1">
          <table:table-cell table:formula="of:=RAND()*100" office:value-type="float" office:value="19.7605794619176" calcext:value-type="float">
            <text:p>19.7605794619176</text:p>
          </table:table-cell>
          <table:table-cell table:formula="of:=[.A259]*0.768973+6+RAND()*5" office:value-type="float" office:value="24.3768885077537" calcext:value-type="float">
            <text:p>24.3768885077537</text:p>
          </table:table-cell>
        </table:table-row>
        <table:table-row table:style-name="ro1">
          <table:table-cell table:formula="of:=RAND()*100" office:value-type="float" office:value="50.7388355407341" calcext:value-type="float">
            <text:p>50.7388355407341</text:p>
          </table:table-cell>
          <table:table-cell table:formula="of:=[.A260]*0.768973+6+RAND()*5" office:value-type="float" office:value="46.9766904301728" calcext:value-type="float">
            <text:p>46.9766904301728</text:p>
          </table:table-cell>
        </table:table-row>
        <table:table-row table:style-name="ro1">
          <table:table-cell table:formula="of:=RAND()*100" office:value-type="float" office:value="31.6919104694729" calcext:value-type="float">
            <text:p>31.6919104694729</text:p>
          </table:table-cell>
          <table:table-cell table:formula="of:=[.A261]*0.768973+6+RAND()*5" office:value-type="float" office:value="32.8778120069506" calcext:value-type="float">
            <text:p>32.8778120069506</text:p>
          </table:table-cell>
        </table:table-row>
        <table:table-row table:style-name="ro1">
          <table:table-cell table:formula="of:=RAND()*100" office:value-type="float" office:value="79.5283576836007" calcext:value-type="float">
            <text:p>79.5283576836007</text:p>
          </table:table-cell>
          <table:table-cell table:formula="of:=[.A262]*0.768973+6+RAND()*5" office:value-type="float" office:value="70.9527018817794" calcext:value-type="float">
            <text:p>70.9527018817794</text:p>
          </table:table-cell>
        </table:table-row>
        <table:table-row table:style-name="ro1">
          <table:table-cell table:formula="of:=RAND()*100" office:value-type="float" office:value="34.9749700677311" calcext:value-type="float">
            <text:p>34.9749700677311</text:p>
          </table:table-cell>
          <table:table-cell table:formula="of:=[.A263]*0.768973+6+RAND()*5" office:value-type="float" office:value="36.965814971173" calcext:value-type="float">
            <text:p>36.965814971173</text:p>
          </table:table-cell>
        </table:table-row>
        <table:table-row table:style-name="ro1">
          <table:table-cell table:formula="of:=RAND()*100" office:value-type="float" office:value="88.99691288292" calcext:value-type="float">
            <text:p>88.99691288292</text:p>
          </table:table-cell>
          <table:table-cell table:formula="of:=[.A264]*0.768973+6+RAND()*5" office:value-type="float" office:value="74.6874948394699" calcext:value-type="float">
            <text:p>74.6874948394699</text:p>
          </table:table-cell>
        </table:table-row>
        <table:table-row table:style-name="ro1">
          <table:table-cell table:formula="of:=RAND()*100" office:value-type="float" office:value="97.3823980898589" calcext:value-type="float">
            <text:p>97.3823980898589</text:p>
          </table:table-cell>
          <table:table-cell table:formula="of:=[.A265]*0.768973+6+RAND()*5" office:value-type="float" office:value="83.324483549848" calcext:value-type="float">
            <text:p>83.324483549848</text:p>
          </table:table-cell>
        </table:table-row>
        <table:table-row table:style-name="ro1">
          <table:table-cell table:formula="of:=RAND()*100" office:value-type="float" office:value="60.9970797313268" calcext:value-type="float">
            <text:p>60.9970797313268</text:p>
          </table:table-cell>
          <table:table-cell table:formula="of:=[.A266]*0.768973+6+RAND()*5" office:value-type="float" office:value="56.5021528652747" calcext:value-type="float">
            <text:p>56.5021528652747</text:p>
          </table:table-cell>
        </table:table-row>
        <table:table-row table:style-name="ro1">
          <table:table-cell table:formula="of:=RAND()*100" office:value-type="float" office:value="42.6794194984152" calcext:value-type="float">
            <text:p>42.6794194984152</text:p>
          </table:table-cell>
          <table:table-cell table:formula="of:=[.A267]*0.768973+6+RAND()*5" office:value-type="float" office:value="41.3292413968666" calcext:value-type="float">
            <text:p>41.3292413968666</text:p>
          </table:table-cell>
        </table:table-row>
        <table:table-row table:style-name="ro1">
          <table:table-cell table:formula="of:=RAND()*100" office:value-type="float" office:value="78.7334033673761" calcext:value-type="float">
            <text:p>78.7334033673761</text:p>
          </table:table-cell>
          <table:table-cell table:formula="of:=[.A268]*0.768973+6+RAND()*5" office:value-type="float" office:value="70.8373374294918" calcext:value-type="float">
            <text:p>70.8373374294918</text:p>
          </table:table-cell>
        </table:table-row>
        <table:table-row table:style-name="ro1">
          <table:table-cell table:formula="of:=RAND()*100" office:value-type="float" office:value="88.3359757584167" calcext:value-type="float">
            <text:p>88.3359757584167</text:p>
          </table:table-cell>
          <table:table-cell table:formula="of:=[.A269]*0.768973+6+RAND()*5" office:value-type="float" office:value="78.7499561682838" calcext:value-type="float">
            <text:p>78.7499561682838</text:p>
          </table:table-cell>
        </table:table-row>
        <table:table-row table:style-name="ro1">
          <table:table-cell table:formula="of:=RAND()*100" office:value-type="float" office:value="50.6500550710817" calcext:value-type="float">
            <text:p>50.6500550710817</text:p>
          </table:table-cell>
          <table:table-cell table:formula="of:=[.A270]*0.768973+6+RAND()*5" office:value-type="float" office:value="48.5251281949191" calcext:value-type="float">
            <text:p>48.5251281949191</text:p>
          </table:table-cell>
        </table:table-row>
        <table:table-row table:style-name="ro1">
          <table:table-cell table:formula="of:=RAND()*100" office:value-type="float" office:value="11.3905768659503" calcext:value-type="float">
            <text:p>11.3905768659503</text:p>
          </table:table-cell>
          <table:table-cell table:formula="of:=[.A271]*0.768973+6+RAND()*5" office:value-type="float" office:value="17.1676140748178" calcext:value-type="float">
            <text:p>17.1676140748178</text:p>
          </table:table-cell>
        </table:table-row>
        <table:table-row table:style-name="ro1">
          <table:table-cell table:formula="of:=RAND()*100" office:value-type="float" office:value="15.3993139917013" calcext:value-type="float">
            <text:p>15.3993139917013</text:p>
          </table:table-cell>
          <table:table-cell table:formula="of:=[.A272]*0.768973+6+RAND()*5" office:value-type="float" office:value="20.0829280662105" calcext:value-type="float">
            <text:p>20.0829280662105</text:p>
          </table:table-cell>
        </table:table-row>
        <table:table-row table:style-name="ro1">
          <table:table-cell table:formula="of:=RAND()*100" office:value-type="float" office:value="50.8859475749313" calcext:value-type="float">
            <text:p>50.8859475749313</text:p>
          </table:table-cell>
          <table:table-cell table:formula="of:=[.A273]*0.768973+6+RAND()*5" office:value-type="float" office:value="45.992922144386" calcext:value-type="float">
            <text:p>45.992922144386</text:p>
          </table:table-cell>
        </table:table-row>
        <table:table-row table:style-name="ro1">
          <table:table-cell table:formula="of:=RAND()*100" office:value-type="float" office:value="65.5903330968414" calcext:value-type="float">
            <text:p>65.5903330968414</text:p>
          </table:table-cell>
          <table:table-cell table:formula="of:=[.A274]*0.768973+6+RAND()*5" office:value-type="float" office:value="58.0566980161979" calcext:value-type="float">
            <text:p>58.0566980161979</text:p>
          </table:table-cell>
        </table:table-row>
        <table:table-row table:style-name="ro1">
          <table:table-cell table:formula="of:=RAND()*100" office:value-type="float" office:value="43.1449245894338" calcext:value-type="float">
            <text:p>43.1449245894338</text:p>
          </table:table-cell>
          <table:table-cell table:formula="of:=[.A275]*0.768973+6+RAND()*5" office:value-type="float" office:value="43.4475688458058" calcext:value-type="float">
            <text:p>43.4475688458058</text:p>
          </table:table-cell>
        </table:table-row>
        <table:table-row table:style-name="ro1">
          <table:table-cell table:formula="of:=RAND()*100" office:value-type="float" office:value="25.3890816417828" calcext:value-type="float">
            <text:p>25.3890816417828</text:p>
          </table:table-cell>
          <table:table-cell table:formula="of:=[.A276]*0.768973+6+RAND()*5" office:value-type="float" office:value="25.63382276384" calcext:value-type="float">
            <text:p>25.63382276384</text:p>
          </table:table-cell>
        </table:table-row>
        <table:table-row table:style-name="ro1">
          <table:table-cell table:formula="of:=RAND()*100" office:value-type="float" office:value="3.01621257561785" calcext:value-type="float">
            <text:p>3.01621257561785</text:p>
          </table:table-cell>
          <table:table-cell table:formula="of:=[.A277]*0.768973+6+RAND()*5" office:value-type="float" office:value="8.84650168155906" calcext:value-type="float">
            <text:p>8.84650168155906</text:p>
          </table:table-cell>
        </table:table-row>
        <table:table-row table:style-name="ro1">
          <table:table-cell table:formula="of:=RAND()*100" office:value-type="float" office:value="70.397881666616" calcext:value-type="float">
            <text:p>70.397881666616</text:p>
          </table:table-cell>
          <table:table-cell table:formula="of:=[.A278]*0.768973+6+RAND()*5" office:value-type="float" office:value="62.5202175098581" calcext:value-type="float">
            <text:p>62.5202175098581</text:p>
          </table:table-cell>
        </table:table-row>
        <table:table-row table:style-name="ro1">
          <table:table-cell table:formula="of:=RAND()*100" office:value-type="float" office:value="72.3211432626153" calcext:value-type="float">
            <text:p>72.3211432626153</text:p>
          </table:table-cell>
          <table:table-cell table:formula="of:=[.A279]*0.768973+6+RAND()*5" office:value-type="float" office:value="63.3438716986373" calcext:value-type="float">
            <text:p>63.3438716986373</text:p>
          </table:table-cell>
        </table:table-row>
        <table:table-row table:style-name="ro1">
          <table:table-cell table:formula="of:=RAND()*100" office:value-type="float" office:value="6.09244328711738" calcext:value-type="float">
            <text:p>6.09244328711738</text:p>
          </table:table-cell>
          <table:table-cell table:formula="of:=[.A280]*0.768973+6+RAND()*5" office:value-type="float" office:value="14.6599267774908" calcext:value-type="float">
            <text:p>14.6599267774908</text:p>
          </table:table-cell>
        </table:table-row>
        <table:table-row table:style-name="ro1">
          <table:table-cell table:formula="of:=RAND()*100" office:value-type="float" office:value="49.1107318283596" calcext:value-type="float">
            <text:p>49.1107318283596</text:p>
          </table:table-cell>
          <table:table-cell table:formula="of:=[.A281]*0.768973+6+RAND()*5" office:value-type="float" office:value="48.3983287272265" calcext:value-type="float">
            <text:p>48.3983287272265</text:p>
          </table:table-cell>
        </table:table-row>
        <table:table-row table:style-name="ro1">
          <table:table-cell table:formula="of:=RAND()*100" office:value-type="float" office:value="63.7895389022343" calcext:value-type="float">
            <text:p>63.7895389022343</text:p>
          </table:table-cell>
          <table:table-cell table:formula="of:=[.A282]*0.768973+6+RAND()*5" office:value-type="float" office:value="59.6731805719386" calcext:value-type="float">
            <text:p>59.6731805719386</text:p>
          </table:table-cell>
        </table:table-row>
        <table:table-row table:style-name="ro1">
          <table:table-cell table:formula="of:=RAND()*100" office:value-type="float" office:value="88.7411543049367" calcext:value-type="float">
            <text:p>88.7411543049367</text:p>
          </table:table-cell>
          <table:table-cell table:formula="of:=[.A283]*0.768973+6+RAND()*5" office:value-type="float" office:value="76.0740032567023" calcext:value-type="float">
            <text:p>76.0740032567023</text:p>
          </table:table-cell>
        </table:table-row>
        <table:table-row table:style-name="ro1">
          <table:table-cell table:formula="of:=RAND()*100" office:value-type="float" office:value="54.0851553864274" calcext:value-type="float">
            <text:p>54.0851553864274</text:p>
          </table:table-cell>
          <table:table-cell table:formula="of:=[.A284]*0.768973+6+RAND()*5" office:value-type="float" office:value="48.2199444218924" calcext:value-type="float">
            <text:p>48.2199444218924</text:p>
          </table:table-cell>
        </table:table-row>
        <table:table-row table:style-name="ro1">
          <table:table-cell table:formula="of:=RAND()*100" office:value-type="float" office:value="32.9458935909117" calcext:value-type="float">
            <text:p>32.9458935909117</text:p>
          </table:table-cell>
          <table:table-cell table:formula="of:=[.A285]*0.768973+6+RAND()*5" office:value-type="float" office:value="35.9913061478314" calcext:value-type="float">
            <text:p>35.9913061478314</text:p>
          </table:table-cell>
        </table:table-row>
        <table:table-row table:style-name="ro1">
          <table:table-cell table:formula="of:=RAND()*100" office:value-type="float" office:value="0.095251961958561" calcext:value-type="float">
            <text:p>0.095251961958561</text:p>
          </table:table-cell>
          <table:table-cell table:formula="of:=[.A286]*0.768973+6+RAND()*5" office:value-type="float" office:value="10.4518149016909" calcext:value-type="float">
            <text:p>10.4518149016909</text:p>
          </table:table-cell>
        </table:table-row>
        <table:table-row table:style-name="ro1">
          <table:table-cell table:formula="of:=RAND()*100" office:value-type="float" office:value="26.7112686692895" calcext:value-type="float">
            <text:p>26.7112686692895</text:p>
          </table:table-cell>
          <table:table-cell table:formula="of:=[.A287]*0.768973+6+RAND()*5" office:value-type="float" office:value="27.6688593584689" calcext:value-type="float">
            <text:p>27.6688593584689</text:p>
          </table:table-cell>
        </table:table-row>
        <table:table-row table:style-name="ro1">
          <table:table-cell table:formula="of:=RAND()*100" office:value-type="float" office:value="59.8777207847856" calcext:value-type="float">
            <text:p>59.8777207847856</text:p>
          </table:table-cell>
          <table:table-cell table:formula="of:=[.A288]*0.768973+6+RAND()*5" office:value-type="float" office:value="54.4303941828155" calcext:value-type="float">
            <text:p>54.4303941828155</text:p>
          </table:table-cell>
        </table:table-row>
        <table:table-row table:style-name="ro1">
          <table:table-cell table:formula="of:=RAND()*100" office:value-type="float" office:value="48.5781495073673" calcext:value-type="float">
            <text:p>48.5781495073673</text:p>
          </table:table-cell>
          <table:table-cell table:formula="of:=[.A289]*0.768973+6+RAND()*5" office:value-type="float" office:value="45.203646094947" calcext:value-type="float">
            <text:p>45.203646094947</text:p>
          </table:table-cell>
        </table:table-row>
        <table:table-row table:style-name="ro1">
          <table:table-cell table:formula="of:=RAND()*100" office:value-type="float" office:value="12.4701441390097" calcext:value-type="float">
            <text:p>12.4701441390097</text:p>
          </table:table-cell>
          <table:table-cell table:formula="of:=[.A290]*0.768973+6+RAND()*5" office:value-type="float" office:value="16.6920012545279" calcext:value-type="float">
            <text:p>16.6920012545279</text:p>
          </table:table-cell>
        </table:table-row>
        <table:table-row table:style-name="ro1">
          <table:table-cell table:formula="of:=RAND()*100" office:value-type="float" office:value="24.5654380452508" calcext:value-type="float">
            <text:p>24.5654380452508</text:p>
          </table:table-cell>
          <table:table-cell table:formula="of:=[.A291]*0.768973+6+RAND()*5" office:value-type="float" office:value="25.0926893143481" calcext:value-type="float">
            <text:p>25.0926893143481</text:p>
          </table:table-cell>
        </table:table-row>
        <table:table-row table:style-name="ro1">
          <table:table-cell table:formula="of:=RAND()*100" office:value-type="float" office:value="57.6875490074605" calcext:value-type="float">
            <text:p>57.6875490074605</text:p>
          </table:table-cell>
          <table:table-cell table:formula="of:=[.A292]*0.768973+6+RAND()*5" office:value-type="float" office:value="50.7930035499935" calcext:value-type="float">
            <text:p>50.7930035499935</text:p>
          </table:table-cell>
        </table:table-row>
        <table:table-row table:style-name="ro1">
          <table:table-cell table:formula="of:=RAND()*100" office:value-type="float" office:value="43.8857986861384" calcext:value-type="float">
            <text:p>43.8857986861384</text:p>
          </table:table-cell>
          <table:table-cell table:formula="of:=[.A293]*0.768973+6+RAND()*5" office:value-type="float" office:value="40.5337877540546" calcext:value-type="float">
            <text:p>40.5337877540546</text:p>
          </table:table-cell>
        </table:table-row>
        <table:table-row table:style-name="ro1">
          <table:table-cell table:formula="of:=RAND()*100" office:value-type="float" office:value="61.2086956044941" calcext:value-type="float">
            <text:p>61.2086956044941</text:p>
          </table:table-cell>
          <table:table-cell table:formula="of:=[.A294]*0.768973+6+RAND()*5" office:value-type="float" office:value="57.3879155933712" calcext:value-type="float">
            <text:p>57.3879155933712</text:p>
          </table:table-cell>
        </table:table-row>
        <table:table-row table:style-name="ro1">
          <table:table-cell table:formula="of:=RAND()*100" office:value-type="float" office:value="26.5746254922289" calcext:value-type="float">
            <text:p>26.5746254922289</text:p>
          </table:table-cell>
          <table:table-cell table:formula="of:=[.A295]*0.768973+6+RAND()*5" office:value-type="float" office:value="27.1341765962767" calcext:value-type="float">
            <text:p>27.1341765962767</text:p>
          </table:table-cell>
        </table:table-row>
        <table:table-row table:style-name="ro1">
          <table:table-cell table:formula="of:=RAND()*100" office:value-type="float" office:value="88.1960609753417" calcext:value-type="float">
            <text:p>88.1960609753417</text:p>
          </table:table-cell>
          <table:table-cell table:formula="of:=[.A296]*0.768973+6+RAND()*5" office:value-type="float" office:value="74.1924735118315" calcext:value-type="float">
            <text:p>74.1924735118315</text:p>
          </table:table-cell>
        </table:table-row>
        <table:table-row table:style-name="ro1">
          <table:table-cell table:formula="of:=RAND()*100" office:value-type="float" office:value="63.7891351336395" calcext:value-type="float">
            <text:p>63.7891351336395</text:p>
          </table:table-cell>
          <table:table-cell table:formula="of:=[.A297]*0.768973+6+RAND()*5" office:value-type="float" office:value="57.185292418947" calcext:value-type="float">
            <text:p>57.185292418947</text:p>
          </table:table-cell>
        </table:table-row>
        <table:table-row table:style-name="ro1">
          <table:table-cell table:formula="of:=RAND()*100" office:value-type="float" office:value="71.3693057885188" calcext:value-type="float">
            <text:p>71.3693057885188</text:p>
          </table:table-cell>
          <table:table-cell table:formula="of:=[.A298]*0.768973+6+RAND()*5" office:value-type="float" office:value="62.3970769699463" calcext:value-type="float">
            <text:p>62.3970769699463</text:p>
          </table:table-cell>
        </table:table-row>
        <table:table-row table:style-name="ro1">
          <table:table-cell table:formula="of:=RAND()*100" office:value-type="float" office:value="86.1198222164802" calcext:value-type="float">
            <text:p>86.1198222164802</text:p>
          </table:table-cell>
          <table:table-cell table:formula="of:=[.A299]*0.768973+6+RAND()*5" office:value-type="float" office:value="76.1624795025722" calcext:value-type="float">
            <text:p>76.1624795025722</text:p>
          </table:table-cell>
        </table:table-row>
        <table:table-row table:style-name="ro1">
          <table:table-cell table:formula="of:=RAND()*100" office:value-type="float" office:value="69.5988524144329" calcext:value-type="float">
            <text:p>69.5988524144329</text:p>
          </table:table-cell>
          <table:table-cell table:formula="of:=[.A300]*0.768973+6+RAND()*5" office:value-type="float" office:value="63.8274900671155" calcext:value-type="float">
            <text:p>63.8274900671155</text:p>
          </table:table-cell>
        </table:table-row>
        <table:table-row table:style-name="ro1">
          <table:table-cell table:formula="of:=RAND()*100" office:value-type="float" office:value="97.8283255216309" calcext:value-type="float">
            <text:p>97.8283255216309</text:p>
          </table:table-cell>
          <table:table-cell table:formula="of:=[.A301]*0.768973+6+RAND()*5" office:value-type="float" office:value="83.3728594220303" calcext:value-type="float">
            <text:p>83.3728594220303</text:p>
          </table:table-cell>
        </table:table-row>
        <table:table-row table:style-name="ro1">
          <table:table-cell table:formula="of:=RAND()*100" office:value-type="float" office:value="94.455114351881" calcext:value-type="float">
            <text:p>94.455114351881</text:p>
          </table:table-cell>
          <table:table-cell table:formula="of:=[.A302]*0.768973+6+RAND()*5" office:value-type="float" office:value="81.9100875566325" calcext:value-type="float">
            <text:p>81.9100875566325</text:p>
          </table:table-cell>
        </table:table-row>
        <table:table-row table:style-name="ro1">
          <table:table-cell table:formula="of:=RAND()*100" office:value-type="float" office:value="26.498835085617" calcext:value-type="float">
            <text:p>26.498835085617</text:p>
          </table:table-cell>
          <table:table-cell table:formula="of:=[.A303]*0.768973+6+RAND()*5" office:value-type="float" office:value="30.8881796413014" calcext:value-type="float">
            <text:p>30.8881796413014</text:p>
          </table:table-cell>
        </table:table-row>
        <table:table-row table:style-name="ro1">
          <table:table-cell table:formula="of:=RAND()*100" office:value-type="float" office:value="42.3915333527034" calcext:value-type="float">
            <text:p>42.3915333527034</text:p>
          </table:table-cell>
          <table:table-cell table:formula="of:=[.A304]*0.768973+6+RAND()*5" office:value-type="float" office:value="41.8342502110439" calcext:value-type="float">
            <text:p>41.8342502110439</text:p>
          </table:table-cell>
        </table:table-row>
        <table:table-row table:style-name="ro1">
          <table:table-cell table:formula="of:=RAND()*100" office:value-type="float" office:value="72.0847041656375" calcext:value-type="float">
            <text:p>72.0847041656375</text:p>
          </table:table-cell>
          <table:table-cell table:formula="of:=[.A305]*0.768973+6+RAND()*5" office:value-type="float" office:value="61.8622317428975" calcext:value-type="float">
            <text:p>61.8622317428975</text:p>
          </table:table-cell>
        </table:table-row>
        <table:table-row table:style-name="ro1">
          <table:table-cell table:formula="of:=RAND()*100" office:value-type="float" office:value="76.969724038801" calcext:value-type="float">
            <text:p>76.969724038801</text:p>
          </table:table-cell>
          <table:table-cell table:formula="of:=[.A306]*0.768973+6+RAND()*5" office:value-type="float" office:value="67.5726952558853" calcext:value-type="float">
            <text:p>67.5726952558853</text:p>
          </table:table-cell>
        </table:table-row>
        <table:table-row table:style-name="ro1">
          <table:table-cell table:formula="of:=RAND()*100" office:value-type="float" office:value="37.6006003735875" calcext:value-type="float">
            <text:p>37.6006003735875</text:p>
          </table:table-cell>
          <table:table-cell table:formula="of:=[.A307]*0.768973+6+RAND()*5" office:value-type="float" office:value="39.1853740072732" calcext:value-type="float">
            <text:p>39.1853740072732</text:p>
          </table:table-cell>
        </table:table-row>
        <table:table-row table:style-name="ro1">
          <table:table-cell table:formula="of:=RAND()*100" office:value-type="float" office:value="24.7131209772732" calcext:value-type="float">
            <text:p>24.7131209772732</text:p>
          </table:table-cell>
          <table:table-cell table:formula="of:=[.A308]*0.768973+6+RAND()*5" office:value-type="float" office:value="27.1491060389213" calcext:value-type="float">
            <text:p>27.1491060389213</text:p>
          </table:table-cell>
        </table:table-row>
        <table:table-row table:style-name="ro1">
          <table:table-cell table:formula="of:=RAND()*100" office:value-type="float" office:value="87.7386605217906" calcext:value-type="float">
            <text:p>87.7386605217906</text:p>
          </table:table-cell>
          <table:table-cell table:formula="of:=[.A309]*0.768973+6+RAND()*5" office:value-type="float" office:value="76.829119490869" calcext:value-type="float">
            <text:p>76.829119490869</text:p>
          </table:table-cell>
        </table:table-row>
        <table:table-row table:style-name="ro1">
          <table:table-cell table:formula="of:=RAND()*100" office:value-type="float" office:value="37.3168651173515" calcext:value-type="float">
            <text:p>37.3168651173515</text:p>
          </table:table-cell>
          <table:table-cell table:formula="of:=[.A310]*0.768973+6+RAND()*5" office:value-type="float" office:value="35.536427856707" calcext:value-type="float">
            <text:p>35.536427856707</text:p>
          </table:table-cell>
        </table:table-row>
        <table:table-row table:style-name="ro1">
          <table:table-cell table:formula="of:=RAND()*100" office:value-type="float" office:value="58.5158663006318" calcext:value-type="float">
            <text:p>58.5158663006318</text:p>
          </table:table-cell>
          <table:table-cell table:formula="of:=[.A311]*0.768973+6+RAND()*5" office:value-type="float" office:value="53.8282161125442" calcext:value-type="float">
            <text:p>53.8282161125442</text:p>
          </table:table-cell>
        </table:table-row>
        <table:table-row table:style-name="ro1">
          <table:table-cell table:formula="of:=RAND()*100" office:value-type="float" office:value="30.9693346245672" calcext:value-type="float">
            <text:p>30.9693346245672</text:p>
          </table:table-cell>
          <table:table-cell table:formula="of:=[.A312]*0.768973+6+RAND()*5" office:value-type="float" office:value="33.1614691248387" calcext:value-type="float">
            <text:p>33.1614691248387</text:p>
          </table:table-cell>
        </table:table-row>
        <table:table-row table:style-name="ro1">
          <table:table-cell table:formula="of:=RAND()*100" office:value-type="float" office:value="69.1003033180673" calcext:value-type="float">
            <text:p>69.1003033180673</text:p>
          </table:table-cell>
          <table:table-cell table:formula="of:=[.A313]*0.768973+6+RAND()*5" office:value-type="float" office:value="61.1235196737256" calcext:value-type="float">
            <text:p>61.1235196737256</text:p>
          </table:table-cell>
        </table:table-row>
        <table:table-row table:style-name="ro1">
          <table:table-cell table:formula="of:=RAND()*100" office:value-type="float" office:value="33.06861506568" calcext:value-type="float">
            <text:p>33.06861506568</text:p>
          </table:table-cell>
          <table:table-cell table:formula="of:=[.A314]*0.768973+6+RAND()*5" office:value-type="float" office:value="33.568582513225" calcext:value-type="float">
            <text:p>33.568582513225</text:p>
          </table:table-cell>
        </table:table-row>
        <table:table-row table:style-name="ro1">
          <table:table-cell table:formula="of:=RAND()*100" office:value-type="float" office:value="26.716297240399" calcext:value-type="float">
            <text:p>26.716297240399</text:p>
          </table:table-cell>
          <table:table-cell table:formula="of:=[.A315]*0.768973+6+RAND()*5" office:value-type="float" office:value="28.8465299307184" calcext:value-type="float">
            <text:p>28.8465299307184</text:p>
          </table:table-cell>
        </table:table-row>
        <table:table-row table:style-name="ro1">
          <table:table-cell table:formula="of:=RAND()*100" office:value-type="float" office:value="12.6118466454086" calcext:value-type="float">
            <text:p>12.6118466454086</text:p>
          </table:table-cell>
          <table:table-cell table:formula="of:=[.A316]*0.768973+6+RAND()*5" office:value-type="float" office:value="18.5329345751385" calcext:value-type="float">
            <text:p>18.5329345751385</text:p>
          </table:table-cell>
        </table:table-row>
        <table:table-row table:style-name="ro1">
          <table:table-cell table:formula="of:=RAND()*100" office:value-type="float" office:value="87.8612147815065" calcext:value-type="float">
            <text:p>87.8612147815065</text:p>
          </table:table-cell>
          <table:table-cell table:formula="of:=[.A317]*0.768973+6+RAND()*5" office:value-type="float" office:value="77.6740445769043" calcext:value-type="float">
            <text:p>77.6740445769043</text:p>
          </table:table-cell>
        </table:table-row>
        <table:table-row table:style-name="ro1">
          <table:table-cell table:formula="of:=RAND()*100" office:value-type="float" office:value="46.161054580219" calcext:value-type="float">
            <text:p>46.161054580219</text:p>
          </table:table-cell>
          <table:table-cell table:formula="of:=[.A318]*0.768973+6+RAND()*5" office:value-type="float" office:value="45.2275496873068" calcext:value-type="float">
            <text:p>45.2275496873068</text:p>
          </table:table-cell>
        </table:table-row>
        <table:table-row table:style-name="ro1">
          <table:table-cell table:formula="of:=RAND()*100" office:value-type="float" office:value="52.1316766580118" calcext:value-type="float">
            <text:p>52.1316766580118</text:p>
          </table:table-cell>
          <table:table-cell table:formula="of:=[.A319]*0.768973+6+RAND()*5" office:value-type="float" office:value="46.8993185928103" calcext:value-type="float">
            <text:p>46.8993185928103</text:p>
          </table:table-cell>
        </table:table-row>
        <table:table-row table:style-name="ro1">
          <table:table-cell table:formula="of:=RAND()*100" office:value-type="float" office:value="52.1303398667588" calcext:value-type="float">
            <text:p>52.1303398667588</text:p>
          </table:table-cell>
          <table:table-cell table:formula="of:=[.A320]*0.768973+6+RAND()*5" office:value-type="float" office:value="49.774974643341" calcext:value-type="float">
            <text:p>49.774974643341</text:p>
          </table:table-cell>
        </table:table-row>
        <table:table-row table:style-name="ro1">
          <table:table-cell table:formula="of:=RAND()*100" office:value-type="float" office:value="55.2848941702001" calcext:value-type="float">
            <text:p>55.2848941702001</text:p>
          </table:table-cell>
          <table:table-cell table:formula="of:=[.A321]*0.768973+6+RAND()*5" office:value-type="float" office:value="52.9516431607559" calcext:value-type="float">
            <text:p>52.9516431607559</text:p>
          </table:table-cell>
        </table:table-row>
        <table:table-row table:style-name="ro1">
          <table:table-cell table:formula="of:=RAND()*100" office:value-type="float" office:value="42.8699322174762" calcext:value-type="float">
            <text:p>42.8699322174762</text:p>
          </table:table-cell>
          <table:table-cell table:formula="of:=[.A322]*0.768973+6+RAND()*5" office:value-type="float" office:value="40.8783956713366" calcext:value-type="float">
            <text:p>40.8783956713366</text:p>
          </table:table-cell>
        </table:table-row>
        <table:table-row table:style-name="ro1">
          <table:table-cell table:formula="of:=RAND()*100" office:value-type="float" office:value="85.4817219746412" calcext:value-type="float">
            <text:p>85.4817219746412</text:p>
          </table:table-cell>
          <table:table-cell table:formula="of:=[.A323]*0.768973+6+RAND()*5" office:value-type="float" office:value="73.4361906200037" calcext:value-type="float">
            <text:p>73.4361906200037</text:p>
          </table:table-cell>
        </table:table-row>
        <table:table-row table:style-name="ro1">
          <table:table-cell table:formula="of:=RAND()*100" office:value-type="float" office:value="86.5943808696434" calcext:value-type="float">
            <text:p>86.5943808696434</text:p>
          </table:table-cell>
          <table:table-cell table:formula="of:=[.A324]*0.768973+6+RAND()*5" office:value-type="float" office:value="75.6900997609948" calcext:value-type="float">
            <text:p>75.6900997609948</text:p>
          </table:table-cell>
        </table:table-row>
        <table:table-row table:style-name="ro1">
          <table:table-cell table:formula="of:=RAND()*100" office:value-type="float" office:value="9.02718770032122" calcext:value-type="float">
            <text:p>9.02718770032122</text:p>
          </table:table-cell>
          <table:table-cell table:formula="of:=[.A325]*0.768973+6+RAND()*5" office:value-type="float" office:value="13.0482826635123" calcext:value-type="float">
            <text:p>13.0482826635123</text:p>
          </table:table-cell>
        </table:table-row>
        <table:table-row table:style-name="ro1">
          <table:table-cell table:formula="of:=RAND()*100" office:value-type="float" office:value="17.5027615371471" calcext:value-type="float">
            <text:p>17.5027615371471</text:p>
          </table:table-cell>
          <table:table-cell table:formula="of:=[.A326]*0.768973+6+RAND()*5" office:value-type="float" office:value="21.0597535372609" calcext:value-type="float">
            <text:p>21.0597535372609</text:p>
          </table:table-cell>
        </table:table-row>
        <table:table-row table:style-name="ro1">
          <table:table-cell table:formula="of:=RAND()*100" office:value-type="float" office:value="89.1492943954671" calcext:value-type="float">
            <text:p>89.1492943954671</text:p>
          </table:table-cell>
          <table:table-cell table:formula="of:=[.A327]*0.768973+6+RAND()*5" office:value-type="float" office:value="75.0434054337896" calcext:value-type="float">
            <text:p>75.0434054337896</text:p>
          </table:table-cell>
        </table:table-row>
        <table:table-row table:style-name="ro1">
          <table:table-cell table:formula="of:=RAND()*100" office:value-type="float" office:value="47.7207046256378" calcext:value-type="float">
            <text:p>47.7207046256378</text:p>
          </table:table-cell>
          <table:table-cell table:formula="of:=[.A328]*0.768973+6+RAND()*5" office:value-type="float" office:value="46.944737911546" calcext:value-type="float">
            <text:p>46.944737911546</text:p>
          </table:table-cell>
        </table:table-row>
        <table:table-row table:style-name="ro1">
          <table:table-cell table:formula="of:=RAND()*100" office:value-type="float" office:value="72.1228729765885" calcext:value-type="float">
            <text:p>72.1228729765885</text:p>
          </table:table-cell>
          <table:table-cell table:formula="of:=[.A329]*0.768973+6+RAND()*5" office:value-type="float" office:value="62.4649839698311" calcext:value-type="float">
            <text:p>62.4649839698311</text:p>
          </table:table-cell>
        </table:table-row>
        <table:table-row table:style-name="ro1">
          <table:table-cell table:formula="of:=RAND()*100" office:value-type="float" office:value="73.0168867615124" calcext:value-type="float">
            <text:p>73.0168867615124</text:p>
          </table:table-cell>
          <table:table-cell table:formula="of:=[.A330]*0.768973+6+RAND()*5" office:value-type="float" office:value="63.1302848958911" calcext:value-type="float">
            <text:p>63.1302848958911</text:p>
          </table:table-cell>
        </table:table-row>
        <table:table-row table:style-name="ro1">
          <table:table-cell table:formula="of:=RAND()*100" office:value-type="float" office:value="11.0335844011796" calcext:value-type="float">
            <text:p>11.0335844011796</text:p>
          </table:table-cell>
          <table:table-cell table:formula="of:=[.A331]*0.768973+6+RAND()*5" office:value-type="float" office:value="18.5132298604332" calcext:value-type="float">
            <text:p>18.5132298604332</text:p>
          </table:table-cell>
        </table:table-row>
        <table:table-row table:style-name="ro1">
          <table:table-cell table:formula="of:=RAND()*100" office:value-type="float" office:value="70.6018642494801" calcext:value-type="float">
            <text:p>70.6018642494801</text:p>
          </table:table-cell>
          <table:table-cell table:formula="of:=[.A332]*0.768973+6+RAND()*5" office:value-type="float" office:value="63.0922555093757" calcext:value-type="float">
            <text:p>63.0922555093757</text:p>
          </table:table-cell>
        </table:table-row>
        <table:table-row table:style-name="ro1">
          <table:table-cell table:formula="of:=RAND()*100" office:value-type="float" office:value="36.9727240713901" calcext:value-type="float">
            <text:p>36.9727240713901</text:p>
          </table:table-cell>
          <table:table-cell table:formula="of:=[.A333]*0.768973+6+RAND()*5" office:value-type="float" office:value="37.7183930099791" calcext:value-type="float">
            <text:p>37.7183930099791</text:p>
          </table:table-cell>
        </table:table-row>
        <table:table-row table:style-name="ro1">
          <table:table-cell table:formula="of:=RAND()*100" office:value-type="float" office:value="41.3802947891558" calcext:value-type="float">
            <text:p>41.3802947891558</text:p>
          </table:table-cell>
          <table:table-cell table:formula="of:=[.A334]*0.768973+6+RAND()*5" office:value-type="float" office:value="39.0554236830731" calcext:value-type="float">
            <text:p>39.0554236830731</text:p>
          </table:table-cell>
        </table:table-row>
        <table:table-row table:style-name="ro1">
          <table:table-cell table:formula="of:=RAND()*100" office:value-type="float" office:value="43.9860492725139" calcext:value-type="float">
            <text:p>43.9860492725139</text:p>
          </table:table-cell>
          <table:table-cell table:formula="of:=[.A335]*0.768973+6+RAND()*5" office:value-type="float" office:value="40.4584727163478" calcext:value-type="float">
            <text:p>40.4584727163478</text:p>
          </table:table-cell>
        </table:table-row>
        <table:table-row table:style-name="ro1">
          <table:table-cell table:formula="of:=RAND()*100" office:value-type="float" office:value="83.9412121839438" calcext:value-type="float">
            <text:p>83.9412121839438</text:p>
          </table:table-cell>
          <table:table-cell table:formula="of:=[.A336]*0.768973+6+RAND()*5" office:value-type="float" office:value="73.3016672374851" calcext:value-type="float">
            <text:p>73.3016672374851</text:p>
          </table:table-cell>
        </table:table-row>
        <table:table-row table:style-name="ro1">
          <table:table-cell table:formula="of:=RAND()*100" office:value-type="float" office:value="45.740552934714" calcext:value-type="float">
            <text:p>45.740552934714</text:p>
          </table:table-cell>
          <table:table-cell table:formula="of:=[.A337]*0.768973+6+RAND()*5" office:value-type="float" office:value="42.080363921698" calcext:value-type="float">
            <text:p>42.080363921698</text:p>
          </table:table-cell>
        </table:table-row>
        <table:table-row table:style-name="ro1">
          <table:table-cell table:formula="of:=RAND()*100" office:value-type="float" office:value="34.720283274679" calcext:value-type="float">
            <text:p>34.720283274679</text:p>
          </table:table-cell>
          <table:table-cell table:formula="of:=[.A338]*0.768973+6+RAND()*5" office:value-type="float" office:value="34.1435475149111" calcext:value-type="float">
            <text:p>34.1435475149111</text:p>
          </table:table-cell>
        </table:table-row>
        <table:table-row table:style-name="ro1">
          <table:table-cell table:formula="of:=RAND()*100" office:value-type="float" office:value="40.1038191584183" calcext:value-type="float">
            <text:p>40.1038191584183</text:p>
          </table:table-cell>
          <table:table-cell table:formula="of:=[.A339]*0.768973+6+RAND()*5" office:value-type="float" office:value="40.0672395728905" calcext:value-type="float">
            <text:p>40.0672395728905</text:p>
          </table:table-cell>
        </table:table-row>
        <table:table-row table:style-name="ro1">
          <table:table-cell table:formula="of:=RAND()*100" office:value-type="float" office:value="70.7659406616958" calcext:value-type="float">
            <text:p>70.7659406616958</text:p>
          </table:table-cell>
          <table:table-cell table:formula="of:=[.A340]*0.768973+6+RAND()*5" office:value-type="float" office:value="62.9351000653768" calcext:value-type="float">
            <text:p>62.9351000653768</text:p>
          </table:table-cell>
        </table:table-row>
        <table:table-row table:style-name="ro1">
          <table:table-cell table:formula="of:=RAND()*100" office:value-type="float" office:value="79.2545605100349" calcext:value-type="float">
            <text:p>79.2545605100349</text:p>
          </table:table-cell>
          <table:table-cell table:formula="of:=[.A341]*0.768973+6+RAND()*5" office:value-type="float" office:value="71.0091490896743" calcext:value-type="float">
            <text:p>71.0091490896743</text:p>
          </table:table-cell>
        </table:table-row>
        <table:table-row table:style-name="ro1">
          <table:table-cell table:formula="of:=RAND()*100" office:value-type="float" office:value="99.5099124392803" calcext:value-type="float">
            <text:p>99.5099124392803</text:p>
          </table:table-cell>
          <table:table-cell table:formula="of:=[.A342]*0.768973+6+RAND()*5" office:value-type="float" office:value="82.9841522327353" calcext:value-type="float">
            <text:p>82.9841522327353</text:p>
          </table:table-cell>
        </table:table-row>
        <table:table-row table:style-name="ro1">
          <table:table-cell table:formula="of:=RAND()*100" office:value-type="float" office:value="45.2830109593661" calcext:value-type="float">
            <text:p>45.2830109593661</text:p>
          </table:table-cell>
          <table:table-cell table:formula="of:=[.A343]*0.768973+6+RAND()*5" office:value-type="float" office:value="44.0252150775977" calcext:value-type="float">
            <text:p>44.0252150775977</text:p>
          </table:table-cell>
        </table:table-row>
        <table:table-row table:style-name="ro1">
          <table:table-cell table:formula="of:=RAND()*100" office:value-type="float" office:value="68.4702706515435" calcext:value-type="float">
            <text:p>68.4702706515435</text:p>
          </table:table-cell>
          <table:table-cell table:formula="of:=[.A344]*0.768973+6+RAND()*5" office:value-type="float" office:value="59.5940111041657" calcext:value-type="float">
            <text:p>59.5940111041657</text:p>
          </table:table-cell>
        </table:table-row>
        <table:table-row table:style-name="ro1">
          <table:table-cell table:formula="of:=RAND()*100" office:value-type="float" office:value="85.6211713479864" calcext:value-type="float">
            <text:p>85.6211713479864</text:p>
          </table:table-cell>
          <table:table-cell table:formula="of:=[.A345]*0.768973+6+RAND()*5" office:value-type="float" office:value="73.1197536869021" calcext:value-type="float">
            <text:p>73.1197536869021</text:p>
          </table:table-cell>
        </table:table-row>
        <table:table-row table:style-name="ro1">
          <table:table-cell table:formula="of:=RAND()*100" office:value-type="float" office:value="94.4842968872863" calcext:value-type="float">
            <text:p>94.4842968872863</text:p>
          </table:table-cell>
          <table:table-cell table:formula="of:=[.A346]*0.768973+6+RAND()*5" office:value-type="float" office:value="81.8403556612585" calcext:value-type="float">
            <text:p>81.8403556612585</text:p>
          </table:table-cell>
        </table:table-row>
        <table:table-row table:style-name="ro1">
          <table:table-cell table:formula="of:=RAND()*100" office:value-type="float" office:value="76.6162967137063" calcext:value-type="float">
            <text:p>76.6162967137063</text:p>
          </table:table-cell>
          <table:table-cell table:formula="of:=[.A347]*0.768973+6+RAND()*5" office:value-type="float" office:value="66.9860966818304" calcext:value-type="float">
            <text:p>66.9860966818304</text:p>
          </table:table-cell>
        </table:table-row>
        <table:table-row table:style-name="ro1">
          <table:table-cell table:formula="of:=RAND()*100" office:value-type="float" office:value="92.472607771397" calcext:value-type="float">
            <text:p>92.472607771397</text:p>
          </table:table-cell>
          <table:table-cell table:formula="of:=[.A348]*0.768973+6+RAND()*5" office:value-type="float" office:value="78.6035070382117" calcext:value-type="float">
            <text:p>78.6035070382117</text:p>
          </table:table-cell>
        </table:table-row>
        <table:table-row table:style-name="ro1">
          <table:table-cell table:formula="of:=RAND()*100" office:value-type="float" office:value="56.8348933863594" calcext:value-type="float">
            <text:p>56.8348933863594</text:p>
          </table:table-cell>
          <table:table-cell table:formula="of:=[.A349]*0.768973+6+RAND()*5" office:value-type="float" office:value="52.2847387053736" calcext:value-type="float">
            <text:p>52.2847387053736</text:p>
          </table:table-cell>
        </table:table-row>
        <table:table-row table:style-name="ro1">
          <table:table-cell table:formula="of:=RAND()*100" office:value-type="float" office:value="91.9975781607933" calcext:value-type="float">
            <text:p>91.9975781607933</text:p>
          </table:table-cell>
          <table:table-cell table:formula="of:=[.A350]*0.768973+6+RAND()*5" office:value-type="float" office:value="80.3684093141611" calcext:value-type="float">
            <text:p>80.3684093141611</text:p>
          </table:table-cell>
        </table:table-row>
        <table:table-row table:style-name="ro1">
          <table:table-cell table:formula="of:=RAND()*100" office:value-type="float" office:value="96.5474757177451" calcext:value-type="float">
            <text:p>96.5474757177451</text:p>
          </table:table-cell>
          <table:table-cell table:formula="of:=[.A351]*0.768973+6+RAND()*5" office:value-type="float" office:value="81.9648603519001" calcext:value-type="float">
            <text:p>81.9648603519001</text:p>
          </table:table-cell>
        </table:table-row>
        <table:table-row table:style-name="ro1">
          <table:table-cell table:formula="of:=RAND()*100" office:value-type="float" office:value="30.0994081723082" calcext:value-type="float">
            <text:p>30.0994081723082</text:p>
          </table:table-cell>
          <table:table-cell table:formula="of:=[.A352]*0.768973+6+RAND()*5" office:value-type="float" office:value="33.854315006853" calcext:value-type="float">
            <text:p>33.854315006853</text:p>
          </table:table-cell>
        </table:table-row>
        <table:table-row table:style-name="ro1">
          <table:table-cell table:formula="of:=RAND()*100" office:value-type="float" office:value="80.1165252315978" calcext:value-type="float">
            <text:p>80.1165252315978</text:p>
          </table:table-cell>
          <table:table-cell table:formula="of:=[.A353]*0.768973+6+RAND()*5" office:value-type="float" office:value="68.744242640785" calcext:value-type="float">
            <text:p>68.744242640785</text:p>
          </table:table-cell>
        </table:table-row>
        <table:table-row table:style-name="ro1">
          <table:table-cell table:formula="of:=RAND()*100" office:value-type="float" office:value="0.678457472779399" calcext:value-type="float">
            <text:p>0.678457472779399</text:p>
          </table:table-cell>
          <table:table-cell table:formula="of:=[.A354]*0.768973+6+RAND()*5" office:value-type="float" office:value="10.2435277179219" calcext:value-type="float">
            <text:p>10.2435277179219</text:p>
          </table:table-cell>
        </table:table-row>
        <table:table-row table:style-name="ro1">
          <table:table-cell table:formula="of:=RAND()*100" office:value-type="float" office:value="49.3248677469509" calcext:value-type="float">
            <text:p>49.3248677469509</text:p>
          </table:table-cell>
          <table:table-cell table:formula="of:=[.A355]*0.768973+6+RAND()*5" office:value-type="float" office:value="46.7042286515987" calcext:value-type="float">
            <text:p>46.7042286515987</text:p>
          </table:table-cell>
        </table:table-row>
        <table:table-row table:style-name="ro1">
          <table:table-cell table:formula="of:=RAND()*100" office:value-type="float" office:value="13.9193800793152" calcext:value-type="float">
            <text:p>13.9193800793152</text:p>
          </table:table-cell>
          <table:table-cell table:formula="of:=[.A356]*0.768973+6+RAND()*5" office:value-type="float" office:value="20.8611087935397" calcext:value-type="float">
            <text:p>20.8611087935397</text:p>
          </table:table-cell>
        </table:table-row>
        <table:table-row table:style-name="ro1">
          <table:table-cell table:formula="of:=RAND()*100" office:value-type="float" office:value="89.4614185729592" calcext:value-type="float">
            <text:p>89.4614185729592</text:p>
          </table:table-cell>
          <table:table-cell table:formula="of:=[.A357]*0.768973+6+RAND()*5" office:value-type="float" office:value="78.8964306216149" calcext:value-type="float">
            <text:p>78.8964306216149</text:p>
          </table:table-cell>
        </table:table-row>
        <table:table-row table:style-name="ro1">
          <table:table-cell table:formula="of:=RAND()*100" office:value-type="float" office:value="22.0968749492816" calcext:value-type="float">
            <text:p>22.0968749492816</text:p>
          </table:table-cell>
          <table:table-cell table:formula="of:=[.A358]*0.768973+6+RAND()*5" office:value-type="float" office:value="26.3899514376551" calcext:value-type="float">
            <text:p>26.3899514376551</text:p>
          </table:table-cell>
        </table:table-row>
        <table:table-row table:style-name="ro1">
          <table:table-cell table:formula="of:=RAND()*100" office:value-type="float" office:value="67.6636885666125" calcext:value-type="float">
            <text:p>67.6636885666125</text:p>
          </table:table-cell>
          <table:table-cell table:formula="of:=[.A359]*0.768973+6+RAND()*5" office:value-type="float" office:value="58.1542167758572" calcext:value-type="float">
            <text:p>58.1542167758572</text:p>
          </table:table-cell>
        </table:table-row>
        <table:table-row table:style-name="ro1">
          <table:table-cell table:formula="of:=RAND()*100" office:value-type="float" office:value="79.7931704774949" calcext:value-type="float">
            <text:p>79.7931704774949</text:p>
          </table:table-cell>
          <table:table-cell table:formula="of:=[.A360]*0.768973+6+RAND()*5" office:value-type="float" office:value="70.5796101024963" calcext:value-type="float">
            <text:p>70.5796101024963</text:p>
          </table:table-cell>
        </table:table-row>
        <table:table-row table:style-name="ro1">
          <table:table-cell table:formula="of:=RAND()*100" office:value-type="float" office:value="58.8981102558296" calcext:value-type="float">
            <text:p>58.8981102558296</text:p>
          </table:table-cell>
          <table:table-cell table:formula="of:=[.A361]*0.768973+6+RAND()*5" office:value-type="float" office:value="52.7771663009047" calcext:value-type="float">
            <text:p>52.7771663009047</text:p>
          </table:table-cell>
        </table:table-row>
        <table:table-row table:style-name="ro1">
          <table:table-cell table:formula="of:=RAND()*100" office:value-type="float" office:value="49.4301503371053" calcext:value-type="float">
            <text:p>49.4301503371053</text:p>
          </table:table-cell>
          <table:table-cell table:formula="of:=[.A362]*0.768973+6+RAND()*5" office:value-type="float" office:value="46.8403428517667" calcext:value-type="float">
            <text:p>46.8403428517667</text:p>
          </table:table-cell>
        </table:table-row>
        <table:table-row table:style-name="ro1">
          <table:table-cell table:formula="of:=RAND()*100" office:value-type="float" office:value="58.1595441090433" calcext:value-type="float">
            <text:p>58.1595441090433</text:p>
          </table:table-cell>
          <table:table-cell table:formula="of:=[.A363]*0.768973+6+RAND()*5" office:value-type="float" office:value="53.2730098866525" calcext:value-type="float">
            <text:p>53.2730098866525</text:p>
          </table:table-cell>
        </table:table-row>
        <table:table-row table:style-name="ro1">
          <table:table-cell table:formula="of:=RAND()*100" office:value-type="float" office:value="2.27114882931576" calcext:value-type="float">
            <text:p>2.27114882931576</text:p>
          </table:table-cell>
          <table:table-cell table:formula="of:=[.A364]*0.768973+6+RAND()*5" office:value-type="float" office:value="11.155773541049" calcext:value-type="float">
            <text:p>11.155773541049</text:p>
          </table:table-cell>
        </table:table-row>
        <table:table-row table:style-name="ro1">
          <table:table-cell table:formula="of:=RAND()*100" office:value-type="float" office:value="14.1718118638856" calcext:value-type="float">
            <text:p>14.1718118638856</text:p>
          </table:table-cell>
          <table:table-cell table:formula="of:=[.A365]*0.768973+6+RAND()*5" office:value-type="float" office:value="20.8388152266748" calcext:value-type="float">
            <text:p>20.8388152266748</text:p>
          </table:table-cell>
        </table:table-row>
        <table:table-row table:style-name="ro1">
          <table:table-cell table:formula="of:=RAND()*100" office:value-type="float" office:value="33.7737941064137" calcext:value-type="float">
            <text:p>33.7737941064137</text:p>
          </table:table-cell>
          <table:table-cell table:formula="of:=[.A366]*0.768973+6+RAND()*5" office:value-type="float" office:value="33.1640915932828" calcext:value-type="float">
            <text:p>33.1640915932828</text:p>
          </table:table-cell>
        </table:table-row>
        <table:table-row table:style-name="ro1">
          <table:table-cell table:formula="of:=RAND()*100" office:value-type="float" office:value="29.2003135304398" calcext:value-type="float">
            <text:p>29.2003135304398</text:p>
          </table:table-cell>
          <table:table-cell table:formula="of:=[.A367]*0.768973+6+RAND()*5" office:value-type="float" office:value="28.5731129449829" calcext:value-type="float">
            <text:p>28.5731129449829</text:p>
          </table:table-cell>
        </table:table-row>
        <table:table-row table:style-name="ro1">
          <table:table-cell table:formula="of:=RAND()*100" office:value-type="float" office:value="94.8555869349969" calcext:value-type="float">
            <text:p>94.8555869349969</text:p>
          </table:table-cell>
          <table:table-cell table:formula="of:=[.A368]*0.768973+6+RAND()*5" office:value-type="float" office:value="80.6739123092867" calcext:value-type="float">
            <text:p>80.6739123092867</text:p>
          </table:table-cell>
        </table:table-row>
        <table:table-row table:style-name="ro1">
          <table:table-cell table:formula="of:=RAND()*100" office:value-type="float" office:value="4.90394572536394" calcext:value-type="float">
            <text:p>4.90394572536394</text:p>
          </table:table-cell>
          <table:table-cell table:formula="of:=[.A369]*0.768973+6+RAND()*5" office:value-type="float" office:value="10.9479151744577" calcext:value-type="float">
            <text:p>10.9479151744577</text:p>
          </table:table-cell>
        </table:table-row>
        <table:table-row table:style-name="ro1">
          <table:table-cell table:formula="of:=RAND()*100" office:value-type="float" office:value="98.3290677931574" calcext:value-type="float">
            <text:p>98.3290677931574</text:p>
          </table:table-cell>
          <table:table-cell table:formula="of:=[.A370]*0.768973+6+RAND()*5" office:value-type="float" office:value="83.7251782425158" calcext:value-type="float">
            <text:p>83.7251782425158</text:p>
          </table:table-cell>
        </table:table-row>
        <table:table-row table:style-name="ro1">
          <table:table-cell table:formula="of:=RAND()*100" office:value-type="float" office:value="37.2998845630953" calcext:value-type="float">
            <text:p>37.2998845630953</text:p>
          </table:table-cell>
          <table:table-cell table:formula="of:=[.A371]*0.768973+6+RAND()*5" office:value-type="float" office:value="36.5271035365097" calcext:value-type="float">
            <text:p>36.5271035365097</text:p>
          </table:table-cell>
        </table:table-row>
        <table:table-row table:style-name="ro1">
          <table:table-cell table:formula="of:=RAND()*100" office:value-type="float" office:value="52.869959984759" calcext:value-type="float">
            <text:p>52.869959984759</text:p>
          </table:table-cell>
          <table:table-cell table:formula="of:=[.A372]*0.768973+6+RAND()*5" office:value-type="float" office:value="47.4542591654201" calcext:value-type="float">
            <text:p>47.4542591654201</text:p>
          </table:table-cell>
        </table:table-row>
        <table:table-row table:style-name="ro1">
          <table:table-cell table:formula="of:=RAND()*100" office:value-type="float" office:value="25.4384891956975" calcext:value-type="float">
            <text:p>25.4384891956975</text:p>
          </table:table-cell>
          <table:table-cell table:formula="of:=[.A373]*0.768973+6+RAND()*5" office:value-type="float" office:value="28.3638599053165" calcext:value-type="float">
            <text:p>28.3638599053165</text:p>
          </table:table-cell>
        </table:table-row>
        <table:table-row table:style-name="ro1">
          <table:table-cell table:formula="of:=RAND()*100" office:value-type="float" office:value="73.9331179848762" calcext:value-type="float">
            <text:p>73.9331179848762</text:p>
          </table:table-cell>
          <table:table-cell table:formula="of:=[.A374]*0.768973+6+RAND()*5" office:value-type="float" office:value="63.8405206737806" calcext:value-type="float">
            <text:p>63.8405206737806</text:p>
          </table:table-cell>
        </table:table-row>
        <table:table-row table:style-name="ro1">
          <table:table-cell table:formula="of:=RAND()*100" office:value-type="float" office:value="60.4733555956372" calcext:value-type="float">
            <text:p>60.4733555956372</text:p>
          </table:table-cell>
          <table:table-cell table:formula="of:=[.A375]*0.768973+6+RAND()*5" office:value-type="float" office:value="56.3739656693611" calcext:value-type="float">
            <text:p>56.3739656693611</text:p>
          </table:table-cell>
        </table:table-row>
        <table:table-row table:style-name="ro1">
          <table:table-cell table:formula="of:=RAND()*100" office:value-type="float" office:value="37.1797403366256" calcext:value-type="float">
            <text:p>37.1797403366256</text:p>
          </table:table-cell>
          <table:table-cell table:formula="of:=[.A376]*0.768973+6+RAND()*5" office:value-type="float" office:value="37.8663024882644" calcext:value-type="float">
            <text:p>37.8663024882644</text:p>
          </table:table-cell>
        </table:table-row>
        <table:table-row table:style-name="ro1">
          <table:table-cell table:formula="of:=RAND()*100" office:value-type="float" office:value="79.7144704618283" calcext:value-type="float">
            <text:p>79.7144704618283</text:p>
          </table:table-cell>
          <table:table-cell table:formula="of:=[.A377]*0.768973+6+RAND()*5" office:value-type="float" office:value="68.7023932321275" calcext:value-type="float">
            <text:p>68.7023932321275</text:p>
          </table:table-cell>
        </table:table-row>
        <table:table-row table:style-name="ro1">
          <table:table-cell table:formula="of:=RAND()*100" office:value-type="float" office:value="3.62568598930573" calcext:value-type="float">
            <text:p>3.62568598930573</text:p>
          </table:table-cell>
          <table:table-cell table:formula="of:=[.A378]*0.768973+6+RAND()*5" office:value-type="float" office:value="12.9808531648495" calcext:value-type="float">
            <text:p>12.9808531648495</text:p>
          </table:table-cell>
        </table:table-row>
        <table:table-row table:style-name="ro1">
          <table:table-cell table:formula="of:=RAND()*100" office:value-type="float" office:value="1.50577285265177" calcext:value-type="float">
            <text:p>1.50577285265177</text:p>
          </table:table-cell>
          <table:table-cell table:formula="of:=[.A379]*0.768973+6+RAND()*5" office:value-type="float" office:value="10.4951318543744" calcext:value-type="float">
            <text:p>10.4951318543744</text:p>
          </table:table-cell>
        </table:table-row>
        <table:table-row table:style-name="ro1">
          <table:table-cell table:formula="of:=RAND()*100" office:value-type="float" office:value="27.9978682462728" calcext:value-type="float">
            <text:p>27.9978682462728</text:p>
          </table:table-cell>
          <table:table-cell table:formula="of:=[.A380]*0.768973+6+RAND()*5" office:value-type="float" office:value="30.0575855374107" calcext:value-type="float">
            <text:p>30.0575855374107</text:p>
          </table:table-cell>
        </table:table-row>
        <table:table-row table:style-name="ro1">
          <table:table-cell table:formula="of:=RAND()*100" office:value-type="float" office:value="28.0813372090708" calcext:value-type="float">
            <text:p>28.0813372090708</text:p>
          </table:table-cell>
          <table:table-cell table:formula="of:=[.A381]*0.768973+6+RAND()*5" office:value-type="float" office:value="31.291659698299" calcext:value-type="float">
            <text:p>31.291659698299</text:p>
          </table:table-cell>
        </table:table-row>
        <table:table-row table:style-name="ro1">
          <table:table-cell table:formula="of:=RAND()*100" office:value-type="float" office:value="2.14158467140882" calcext:value-type="float">
            <text:p>2.14158467140882</text:p>
          </table:table-cell>
          <table:table-cell table:formula="of:=[.A382]*0.768973+6+RAND()*5" office:value-type="float" office:value="7.89054441730392" calcext:value-type="float">
            <text:p>7.89054441730392</text:p>
          </table:table-cell>
        </table:table-row>
        <table:table-row table:style-name="ro1">
          <table:table-cell table:formula="of:=RAND()*100" office:value-type="float" office:value="61.424588600311" calcext:value-type="float">
            <text:p>61.424588600311</text:p>
          </table:table-cell>
          <table:table-cell table:formula="of:=[.A383]*0.768973+6+RAND()*5" office:value-type="float" office:value="55.1605285518525" calcext:value-type="float">
            <text:p>55.1605285518525</text:p>
          </table:table-cell>
        </table:table-row>
        <table:table-row table:style-name="ro1">
          <table:table-cell table:formula="of:=RAND()*100" office:value-type="float" office:value="19.6331771060105" calcext:value-type="float">
            <text:p>19.6331771060105</text:p>
          </table:table-cell>
          <table:table-cell table:formula="of:=[.A384]*0.768973+6+RAND()*5" office:value-type="float" office:value="22.451889507818" calcext:value-type="float">
            <text:p>22.451889507818</text:p>
          </table:table-cell>
        </table:table-row>
        <table:table-row table:style-name="ro1">
          <table:table-cell table:formula="of:=RAND()*100" office:value-type="float" office:value="46.4631996154806" calcext:value-type="float">
            <text:p>46.4631996154806</text:p>
          </table:table-cell>
          <table:table-cell table:formula="of:=[.A385]*0.768973+6+RAND()*5" office:value-type="float" office:value="45.4679691296577" calcext:value-type="float">
            <text:p>45.4679691296577</text:p>
          </table:table-cell>
        </table:table-row>
        <table:table-row table:style-name="ro1">
          <table:table-cell table:formula="of:=RAND()*100" office:value-type="float" office:value="28.2959492987231" calcext:value-type="float">
            <text:p>28.2959492987231</text:p>
          </table:table-cell>
          <table:table-cell table:formula="of:=[.A386]*0.768973+6+RAND()*5" office:value-type="float" office:value="28.2164238084506" calcext:value-type="float">
            <text:p>28.2164238084506</text:p>
          </table:table-cell>
        </table:table-row>
        <table:table-row table:style-name="ro1">
          <table:table-cell table:formula="of:=RAND()*100" office:value-type="float" office:value="68.5396411544012" calcext:value-type="float">
            <text:p>68.5396411544012</text:p>
          </table:table-cell>
          <table:table-cell table:formula="of:=[.A387]*0.768973+6+RAND()*5" office:value-type="float" office:value="60.6276770525892" calcext:value-type="float">
            <text:p>60.6276770525892</text:p>
          </table:table-cell>
        </table:table-row>
        <table:table-row table:style-name="ro1">
          <table:table-cell table:formula="of:=RAND()*100" office:value-type="float" office:value="3.44182081871777" calcext:value-type="float">
            <text:p>3.44182081871777</text:p>
          </table:table-cell>
          <table:table-cell table:formula="of:=[.A388]*0.768973+6+RAND()*5" office:value-type="float" office:value="12.6065713287909" calcext:value-type="float">
            <text:p>12.6065713287909</text:p>
          </table:table-cell>
        </table:table-row>
        <table:table-row table:style-name="ro1">
          <table:table-cell table:formula="of:=RAND()*100" office:value-type="float" office:value="7.43425470687463" calcext:value-type="float">
            <text:p>7.43425470687463</text:p>
          </table:table-cell>
          <table:table-cell table:formula="of:=[.A389]*0.768973+6+RAND()*5" office:value-type="float" office:value="12.8497034821437" calcext:value-type="float">
            <text:p>12.8497034821437</text:p>
          </table:table-cell>
        </table:table-row>
        <table:table-row table:style-name="ro1">
          <table:table-cell table:formula="of:=RAND()*100" office:value-type="float" office:value="54.8665738828016" calcext:value-type="float">
            <text:p>54.8665738828016</text:p>
          </table:table-cell>
          <table:table-cell table:formula="of:=[.A390]*0.768973+6+RAND()*5" office:value-type="float" office:value="52.9243678136402" calcext:value-type="float">
            <text:p>52.9243678136402</text:p>
          </table:table-cell>
        </table:table-row>
        <table:table-row table:style-name="ro1">
          <table:table-cell table:formula="of:=RAND()*100" office:value-type="float" office:value="61.1293638335784" calcext:value-type="float">
            <text:p>61.1293638335784</text:p>
          </table:table-cell>
          <table:table-cell table:formula="of:=[.A391]*0.768973+6+RAND()*5" office:value-type="float" office:value="54.5519631568311" calcext:value-type="float">
            <text:p>54.5519631568311</text:p>
          </table:table-cell>
        </table:table-row>
        <table:table-row table:style-name="ro1">
          <table:table-cell table:formula="of:=RAND()*100" office:value-type="float" office:value="36.2225681414361" calcext:value-type="float">
            <text:p>36.2225681414361</text:p>
          </table:table-cell>
          <table:table-cell table:formula="of:=[.A392]*0.768973+6+RAND()*5" office:value-type="float" office:value="37.4297193577913" calcext:value-type="float">
            <text:p>37.4297193577913</text:p>
          </table:table-cell>
        </table:table-row>
        <table:table-row table:style-name="ro1">
          <table:table-cell table:formula="of:=RAND()*100" office:value-type="float" office:value="58.3492390744068" calcext:value-type="float">
            <text:p>58.3492390744068</text:p>
          </table:table-cell>
          <table:table-cell table:formula="of:=[.A393]*0.768973+6+RAND()*5" office:value-type="float" office:value="53.9607308465955" calcext:value-type="float">
            <text:p>53.9607308465955</text:p>
          </table:table-cell>
        </table:table-row>
        <table:table-row table:style-name="ro1">
          <table:table-cell table:formula="of:=RAND()*100" office:value-type="float" office:value="53.4713776412745" calcext:value-type="float">
            <text:p>53.4713776412745</text:p>
          </table:table-cell>
          <table:table-cell table:formula="of:=[.A394]*0.768973+6+RAND()*5" office:value-type="float" office:value="48.6673968639899" calcext:value-type="float">
            <text:p>48.6673968639899</text:p>
          </table:table-cell>
        </table:table-row>
        <table:table-row table:style-name="ro1">
          <table:table-cell table:formula="of:=RAND()*100" office:value-type="float" office:value="19.663443978682" calcext:value-type="float">
            <text:p>19.663443978682</text:p>
          </table:table-cell>
          <table:table-cell table:formula="of:=[.A395]*0.768973+6+RAND()*5" office:value-type="float" office:value="23.9549988478889" calcext:value-type="float">
            <text:p>23.9549988478889</text:p>
          </table:table-cell>
        </table:table-row>
        <table:table-row table:style-name="ro1">
          <table:table-cell table:formula="of:=RAND()*100" office:value-type="float" office:value="69.459967683651" calcext:value-type="float">
            <text:p>69.459967683651</text:p>
          </table:table-cell>
          <table:table-cell table:formula="of:=[.A396]*0.768973+6+RAND()*5" office:value-type="float" office:value="64.2093203164401" calcext:value-type="float">
            <text:p>64.2093203164401</text:p>
          </table:table-cell>
        </table:table-row>
        <table:table-row table:style-name="ro1">
          <table:table-cell table:formula="of:=RAND()*100" office:value-type="float" office:value="97.2599829410934" calcext:value-type="float">
            <text:p>97.2599829410934</text:p>
          </table:table-cell>
          <table:table-cell table:formula="of:=[.A397]*0.768973+6+RAND()*5" office:value-type="float" office:value="82.9081354155071" calcext:value-type="float">
            <text:p>82.9081354155071</text:p>
          </table:table-cell>
        </table:table-row>
        <table:table-row table:style-name="ro1">
          <table:table-cell table:formula="of:=RAND()*100" office:value-type="float" office:value="90.1958456143558" calcext:value-type="float">
            <text:p>90.1958456143558</text:p>
          </table:table-cell>
          <table:table-cell table:formula="of:=[.A398]*0.768973+6+RAND()*5" office:value-type="float" office:value="77.437759619882" calcext:value-type="float">
            <text:p>77.437759619882</text:p>
          </table:table-cell>
        </table:table-row>
        <table:table-row table:style-name="ro1">
          <table:table-cell table:formula="of:=RAND()*100" office:value-type="float" office:value="71.0464497376139" calcext:value-type="float">
            <text:p>71.0464497376139</text:p>
          </table:table-cell>
          <table:table-cell table:formula="of:=[.A399]*0.768973+6+RAND()*5" office:value-type="float" office:value="63.2989320724821" calcext:value-type="float">
            <text:p>63.2989320724821</text:p>
          </table:table-cell>
        </table:table-row>
        <table:table-row table:style-name="ro1">
          <table:table-cell table:formula="of:=RAND()*100" office:value-type="float" office:value="59.0815359436737" calcext:value-type="float">
            <text:p>59.0815359436737</text:p>
          </table:table-cell>
          <table:table-cell table:formula="of:=[.A400]*0.768973+6+RAND()*5" office:value-type="float" office:value="55.8969794103427" calcext:value-type="float">
            <text:p>55.8969794103427</text:p>
          </table:table-cell>
        </table:table-row>
        <table:table-row table:style-name="ro1">
          <table:table-cell table:formula="of:=RAND()*100" office:value-type="float" office:value="34.6196658021058" calcext:value-type="float">
            <text:p>34.6196658021058</text:p>
          </table:table-cell>
          <table:table-cell table:formula="of:=[.A401]*0.768973+6+RAND()*5" office:value-type="float" office:value="33.0789688585666" calcext:value-type="float">
            <text:p>33.0789688585666</text:p>
          </table:table-cell>
        </table:table-row>
        <table:table-row table:style-name="ro1">
          <table:table-cell table:formula="of:=RAND()*100" office:value-type="float" office:value="77.6491636592612" calcext:value-type="float">
            <text:p>77.6491636592612</text:p>
          </table:table-cell>
          <table:table-cell table:formula="of:=[.A402]*0.768973+6+RAND()*5" office:value-type="float" office:value="67.4744619341379" calcext:value-type="float">
            <text:p>67.4744619341379</text:p>
          </table:table-cell>
        </table:table-row>
        <table:table-row table:style-name="ro1">
          <table:table-cell table:formula="of:=RAND()*100" office:value-type="float" office:value="39.8593344543374" calcext:value-type="float">
            <text:p>39.8593344543374</text:p>
          </table:table-cell>
          <table:table-cell table:formula="of:=[.A403]*0.768973+6+RAND()*5" office:value-type="float" office:value="39.2541662985571" calcext:value-type="float">
            <text:p>39.2541662985571</text:p>
          </table:table-cell>
        </table:table-row>
        <table:table-row table:style-name="ro1">
          <table:table-cell table:formula="of:=RAND()*100" office:value-type="float" office:value="79.1377020212729" calcext:value-type="float">
            <text:p>79.1377020212729</text:p>
          </table:table-cell>
          <table:table-cell table:formula="of:=[.A404]*0.768973+6+RAND()*5" office:value-type="float" office:value="69.1446551942775" calcext:value-type="float">
            <text:p>69.1446551942775</text:p>
          </table:table-cell>
        </table:table-row>
        <table:table-row table:style-name="ro1">
          <table:table-cell table:formula="of:=RAND()*100" office:value-type="float" office:value="62.3774896432881" calcext:value-type="float">
            <text:p>62.3774896432881</text:p>
          </table:table-cell>
          <table:table-cell table:formula="of:=[.A405]*0.768973+6+RAND()*5" office:value-type="float" office:value="57.6929682932329" calcext:value-type="float">
            <text:p>57.6929682932329</text:p>
          </table:table-cell>
        </table:table-row>
        <table:table-row table:style-name="ro1">
          <table:table-cell table:formula="of:=RAND()*100" office:value-type="float" office:value="44.3725342419811" calcext:value-type="float">
            <text:p>44.3725342419811</text:p>
          </table:table-cell>
          <table:table-cell table:formula="of:=[.A406]*0.768973+6+RAND()*5" office:value-type="float" office:value="42.0038733880548" calcext:value-type="float">
            <text:p>42.0038733880548</text:p>
          </table:table-cell>
        </table:table-row>
        <table:table-row table:style-name="ro1">
          <table:table-cell table:formula="of:=RAND()*100" office:value-type="float" office:value="77.8649411162342" calcext:value-type="float">
            <text:p>77.8649411162342</text:p>
          </table:table-cell>
          <table:table-cell table:formula="of:=[.A407]*0.768973+6+RAND()*5" office:value-type="float" office:value="66.300090105427" calcext:value-type="float">
            <text:p>66.300090105427</text:p>
          </table:table-cell>
        </table:table-row>
        <table:table-row table:style-name="ro1">
          <table:table-cell table:formula="of:=RAND()*100" office:value-type="float" office:value="71.7693037795506" calcext:value-type="float">
            <text:p>71.7693037795506</text:p>
          </table:table-cell>
          <table:table-cell table:formula="of:=[.A408]*0.768973+6+RAND()*5" office:value-type="float" office:value="63.0721768606308" calcext:value-type="float">
            <text:p>63.0721768606308</text:p>
          </table:table-cell>
        </table:table-row>
        <table:table-row table:style-name="ro1">
          <table:table-cell table:formula="of:=RAND()*100" office:value-type="float" office:value="5.55306014298824" calcext:value-type="float">
            <text:p>5.55306014298824</text:p>
          </table:table-cell>
          <table:table-cell table:formula="of:=[.A409]*0.768973+6+RAND()*5" office:value-type="float" office:value="13.3368334210325" calcext:value-type="float">
            <text:p>13.3368334210325</text:p>
          </table:table-cell>
        </table:table-row>
        <table:table-row table:style-name="ro1">
          <table:table-cell table:formula="of:=RAND()*100" office:value-type="float" office:value="98.9326855781525" calcext:value-type="float">
            <text:p>98.9326855781525</text:p>
          </table:table-cell>
          <table:table-cell table:formula="of:=[.A410]*0.768973+6+RAND()*5" office:value-type="float" office:value="83.3728398165354" calcext:value-type="float">
            <text:p>83.3728398165354</text:p>
          </table:table-cell>
        </table:table-row>
        <table:table-row table:style-name="ro1">
          <table:table-cell table:formula="of:=RAND()*100" office:value-type="float" office:value="93.920560515938" calcext:value-type="float">
            <text:p>93.920560515938</text:p>
          </table:table-cell>
          <table:table-cell table:formula="of:=[.A411]*0.768973+6+RAND()*5" office:value-type="float" office:value="79.6777579873137" calcext:value-type="float">
            <text:p>79.6777579873137</text:p>
          </table:table-cell>
        </table:table-row>
        <table:table-row table:style-name="ro1">
          <table:table-cell table:formula="of:=RAND()*100" office:value-type="float" office:value="77.9915688727502" calcext:value-type="float">
            <text:p>77.9915688727502</text:p>
          </table:table-cell>
          <table:table-cell table:formula="of:=[.A412]*0.768973+6+RAND()*5" office:value-type="float" office:value="66.9670800591381" calcext:value-type="float">
            <text:p>66.9670800591381</text:p>
          </table:table-cell>
        </table:table-row>
        <table:table-row table:style-name="ro1">
          <table:table-cell table:formula="of:=RAND()*100" office:value-type="float" office:value="55.4081606423801" calcext:value-type="float">
            <text:p>55.4081606423801</text:p>
          </table:table-cell>
          <table:table-cell table:formula="of:=[.A413]*0.768973+6+RAND()*5" office:value-type="float" office:value="49.1277935026933" calcext:value-type="float">
            <text:p>49.1277935026933</text:p>
          </table:table-cell>
        </table:table-row>
        <table:table-row table:style-name="ro1">
          <table:table-cell table:formula="of:=RAND()*100" office:value-type="float" office:value="36.7399576733516" calcext:value-type="float">
            <text:p>36.7399576733516</text:p>
          </table:table-cell>
          <table:table-cell table:formula="of:=[.A414]*0.768973+6+RAND()*5" office:value-type="float" office:value="37.3287913689555" calcext:value-type="float">
            <text:p>37.3287913689555</text:p>
          </table:table-cell>
        </table:table-row>
        <table:table-row table:style-name="ro1">
          <table:table-cell table:formula="of:=RAND()*100" office:value-type="float" office:value="68.8906640275171" calcext:value-type="float">
            <text:p>68.8906640275171</text:p>
          </table:table-cell>
          <table:table-cell table:formula="of:=[.A415]*0.768973+6+RAND()*5" office:value-type="float" office:value="60.2583018664881" calcext:value-type="float">
            <text:p>60.2583018664881</text:p>
          </table:table-cell>
        </table:table-row>
        <table:table-row table:style-name="ro1">
          <table:table-cell table:formula="of:=RAND()*100" office:value-type="float" office:value="15.4892660524639" calcext:value-type="float">
            <text:p>15.4892660524639</text:p>
          </table:table-cell>
          <table:table-cell table:formula="of:=[.A416]*0.768973+6+RAND()*5" office:value-type="float" office:value="18.2952762715202" calcext:value-type="float">
            <text:p>18.2952762715202</text:p>
          </table:table-cell>
        </table:table-row>
        <table:table-row table:style-name="ro1">
          <table:table-cell table:formula="of:=RAND()*100" office:value-type="float" office:value="97.6600708583563" calcext:value-type="float">
            <text:p>97.6600708583563</text:p>
          </table:table-cell>
          <table:table-cell table:formula="of:=[.A417]*0.768973+6+RAND()*5" office:value-type="float" office:value="85.4278683548144" calcext:value-type="float">
            <text:p>85.4278683548144</text:p>
          </table:table-cell>
        </table:table-row>
        <table:table-row table:style-name="ro1">
          <table:table-cell table:formula="of:=RAND()*100" office:value-type="float" office:value="62.0105327972221" calcext:value-type="float">
            <text:p>62.0105327972221</text:p>
          </table:table-cell>
          <table:table-cell table:formula="of:=[.A418]*0.768973+6+RAND()*5" office:value-type="float" office:value="55.6664745964178" calcext:value-type="float">
            <text:p>55.6664745964178</text:p>
          </table:table-cell>
        </table:table-row>
        <table:table-row table:style-name="ro1">
          <table:table-cell table:formula="of:=RAND()*100" office:value-type="float" office:value="76.0572859626243" calcext:value-type="float">
            <text:p>76.0572859626243</text:p>
          </table:table-cell>
          <table:table-cell table:formula="of:=[.A419]*0.768973+6+RAND()*5" office:value-type="float" office:value="65.0942988959452" calcext:value-type="float">
            <text:p>65.0942988959452</text:p>
          </table:table-cell>
        </table:table-row>
        <table:table-row table:style-name="ro1">
          <table:table-cell table:formula="of:=RAND()*100" office:value-type="float" office:value="98.7587679157546" calcext:value-type="float">
            <text:p>98.7587679157546</text:p>
          </table:table-cell>
          <table:table-cell table:formula="of:=[.A420]*0.768973+6+RAND()*5" office:value-type="float" office:value="86.3578014757815" calcext:value-type="float">
            <text:p>86.3578014757815</text:p>
          </table:table-cell>
        </table:table-row>
        <table:table-row table:style-name="ro1">
          <table:table-cell table:formula="of:=RAND()*100" office:value-type="float" office:value="38.7643496849642" calcext:value-type="float">
            <text:p>38.7643496849642</text:p>
          </table:table-cell>
          <table:table-cell table:formula="of:=[.A421]*0.768973+6+RAND()*5" office:value-type="float" office:value="39.1109003609345" calcext:value-type="float">
            <text:p>39.1109003609345</text:p>
          </table:table-cell>
        </table:table-row>
        <table:table-row table:style-name="ro1">
          <table:table-cell table:formula="of:=RAND()*100" office:value-type="float" office:value="19.0818290389019" calcext:value-type="float">
            <text:p>19.0818290389019</text:p>
          </table:table-cell>
          <table:table-cell table:formula="of:=[.A422]*0.768973+6+RAND()*5" office:value-type="float" office:value="21.0040010696066" calcext:value-type="float">
            <text:p>21.0040010696066</text:p>
          </table:table-cell>
        </table:table-row>
        <table:table-row table:style-name="ro1">
          <table:table-cell table:formula="of:=RAND()*100" office:value-type="float" office:value="58.6658674225405" calcext:value-type="float">
            <text:p>58.6658674225405</text:p>
          </table:table-cell>
          <table:table-cell table:formula="of:=[.A423]*0.768973+6+RAND()*5" office:value-type="float" office:value="52.2136280399763" calcext:value-type="float">
            <text:p>52.2136280399763</text:p>
          </table:table-cell>
        </table:table-row>
        <table:table-row table:style-name="ro1">
          <table:table-cell table:formula="of:=RAND()*100" office:value-type="float" office:value="21.5311389152061" calcext:value-type="float">
            <text:p>21.5311389152061</text:p>
          </table:table-cell>
          <table:table-cell table:formula="of:=[.A424]*0.768973+6+RAND()*5" office:value-type="float" office:value="23.7933485895316" calcext:value-type="float">
            <text:p>23.7933485895316</text:p>
          </table:table-cell>
        </table:table-row>
        <table:table-row table:style-name="ro1">
          <table:table-cell table:formula="of:=RAND()*100" office:value-type="float" office:value="44.1872714440328" calcext:value-type="float">
            <text:p>44.1872714440328</text:p>
          </table:table-cell>
          <table:table-cell table:formula="of:=[.A425]*0.768973+6+RAND()*5" office:value-type="float" office:value="40.8315120307474" calcext:value-type="float">
            <text:p>40.8315120307474</text:p>
          </table:table-cell>
        </table:table-row>
        <table:table-row table:style-name="ro1">
          <table:table-cell table:formula="of:=RAND()*100" office:value-type="float" office:value="11.667046645267" calcext:value-type="float">
            <text:p>11.667046645267</text:p>
          </table:table-cell>
          <table:table-cell table:formula="of:=[.A426]*0.768973+6+RAND()*5" office:value-type="float" office:value="19.6672150829925" calcext:value-type="float">
            <text:p>19.6672150829925</text:p>
          </table:table-cell>
        </table:table-row>
        <table:table-row table:style-name="ro1">
          <table:table-cell table:formula="of:=RAND()*100" office:value-type="float" office:value="64.5055570647431" calcext:value-type="float">
            <text:p>64.5055570647431</text:p>
          </table:table-cell>
          <table:table-cell table:formula="of:=[.A427]*0.768973+6+RAND()*5" office:value-type="float" office:value="57.9515386596199" calcext:value-type="float">
            <text:p>57.9515386596199</text:p>
          </table:table-cell>
        </table:table-row>
        <table:table-row table:style-name="ro1">
          <table:table-cell table:formula="of:=RAND()*100" office:value-type="float" office:value="44.7840516209242" calcext:value-type="float">
            <text:p>44.7840516209242</text:p>
          </table:table-cell>
          <table:table-cell table:formula="of:=[.A428]*0.768973+6+RAND()*5" office:value-type="float" office:value="44.1116275500518" calcext:value-type="float">
            <text:p>44.1116275500518</text:p>
          </table:table-cell>
        </table:table-row>
        <table:table-row table:style-name="ro1">
          <table:table-cell table:formula="of:=RAND()*100" office:value-type="float" office:value="50.0243352333068" calcext:value-type="float">
            <text:p>50.0243352333068</text:p>
          </table:table-cell>
          <table:table-cell table:formula="of:=[.A429]*0.768973+6+RAND()*5" office:value-type="float" office:value="47.7641028945939" calcext:value-type="float">
            <text:p>47.7641028945939</text:p>
          </table:table-cell>
        </table:table-row>
        <table:table-row table:style-name="ro1">
          <table:table-cell table:formula="of:=RAND()*100" office:value-type="float" office:value="2.07458449449004" calcext:value-type="float">
            <text:p>2.07458449449004</text:p>
          </table:table-cell>
          <table:table-cell table:formula="of:=[.A430]*0.768973+6+RAND()*5" office:value-type="float" office:value="11.5618440455123" calcext:value-type="float">
            <text:p>11.5618440455123</text:p>
          </table:table-cell>
        </table:table-row>
        <table:table-row table:style-name="ro1">
          <table:table-cell table:formula="of:=RAND()*100" office:value-type="float" office:value="40.0862741186773" calcext:value-type="float">
            <text:p>40.0862741186773</text:p>
          </table:table-cell>
          <table:table-cell table:formula="of:=[.A431]*0.768973+6+RAND()*5" office:value-type="float" office:value="37.3502422537085" calcext:value-type="float">
            <text:p>37.3502422537085</text:p>
          </table:table-cell>
        </table:table-row>
        <table:table-row table:style-name="ro1">
          <table:table-cell table:formula="of:=RAND()*100" office:value-type="float" office:value="75.7193915771404" calcext:value-type="float">
            <text:p>75.7193915771404</text:p>
          </table:table-cell>
          <table:table-cell table:formula="of:=[.A432]*0.768973+6+RAND()*5" office:value-type="float" office:value="68.3345965537866" calcext:value-type="float">
            <text:p>68.3345965537866</text:p>
          </table:table-cell>
        </table:table-row>
        <table:table-row table:style-name="ro1">
          <table:table-cell table:formula="of:=RAND()*100" office:value-type="float" office:value="95.9788083056172" calcext:value-type="float">
            <text:p>95.9788083056172</text:p>
          </table:table-cell>
          <table:table-cell table:formula="of:=[.A433]*0.768973+6+RAND()*5" office:value-type="float" office:value="84.7590381009562" calcext:value-type="float">
            <text:p>84.7590381009562</text:p>
          </table:table-cell>
        </table:table-row>
        <table:table-row table:style-name="ro1">
          <table:table-cell table:formula="of:=RAND()*100" office:value-type="float" office:value="67.6954221449439" calcext:value-type="float">
            <text:p>67.6954221449439</text:p>
          </table:table-cell>
          <table:table-cell table:formula="of:=[.A434]*0.768973+6+RAND()*5" office:value-type="float" office:value="58.0866316187151" calcext:value-type="float">
            <text:p>58.0866316187151</text:p>
          </table:table-cell>
        </table:table-row>
        <table:table-row table:style-name="ro1">
          <table:table-cell table:formula="of:=RAND()*100" office:value-type="float" office:value="85.4064534363963" calcext:value-type="float">
            <text:p>85.4064534363963</text:p>
          </table:table-cell>
          <table:table-cell table:formula="of:=[.A435]*0.768973+6+RAND()*5" office:value-type="float" office:value="75.9155024157022" calcext:value-type="float">
            <text:p>75.9155024157022</text:p>
          </table:table-cell>
        </table:table-row>
        <table:table-row table:style-name="ro1">
          <table:table-cell table:formula="of:=RAND()*100" office:value-type="float" office:value="6.38579922737258" calcext:value-type="float">
            <text:p>6.38579922737258</text:p>
          </table:table-cell>
          <table:table-cell table:formula="of:=[.A436]*0.768973+6+RAND()*5" office:value-type="float" office:value="13.21325441758" calcext:value-type="float">
            <text:p>13.21325441758</text:p>
          </table:table-cell>
        </table:table-row>
        <table:table-row table:style-name="ro1">
          <table:table-cell table:formula="of:=RAND()*100" office:value-type="float" office:value="53.8742725477533" calcext:value-type="float">
            <text:p>53.8742725477533</text:p>
          </table:table-cell>
          <table:table-cell table:formula="of:=[.A437]*0.768973+6+RAND()*5" office:value-type="float" office:value="47.4640558624204" calcext:value-type="float">
            <text:p>47.4640558624204</text:p>
          </table:table-cell>
        </table:table-row>
        <table:table-row table:style-name="ro1">
          <table:table-cell table:formula="of:=RAND()*100" office:value-type="float" office:value="56.5040086542576" calcext:value-type="float">
            <text:p>56.5040086542576</text:p>
          </table:table-cell>
          <table:table-cell table:formula="of:=[.A438]*0.768973+6+RAND()*5" office:value-type="float" office:value="53.6055138581885" calcext:value-type="float">
            <text:p>53.6055138581885</text:p>
          </table:table-cell>
        </table:table-row>
        <table:table-row table:style-name="ro1">
          <table:table-cell table:formula="of:=RAND()*100" office:value-type="float" office:value="1.20847331453518" calcext:value-type="float">
            <text:p>1.20847331453518</text:p>
          </table:table-cell>
          <table:table-cell table:formula="of:=[.A439]*0.768973+6+RAND()*5" office:value-type="float" office:value="10.0304511898521" calcext:value-type="float">
            <text:p>10.0304511898521</text:p>
          </table:table-cell>
        </table:table-row>
        <table:table-row table:style-name="ro1">
          <table:table-cell table:formula="of:=RAND()*100" office:value-type="float" office:value="19.6355457506035" calcext:value-type="float">
            <text:p>19.6355457506035</text:p>
          </table:table-cell>
          <table:table-cell table:formula="of:=[.A440]*0.768973+6+RAND()*5" office:value-type="float" office:value="24.1315562947156" calcext:value-type="float">
            <text:p>24.1315562947156</text:p>
          </table:table-cell>
        </table:table-row>
        <table:table-row table:style-name="ro1">
          <table:table-cell table:formula="of:=RAND()*100" office:value-type="float" office:value="59.1073498049691" calcext:value-type="float">
            <text:p>59.1073498049691</text:p>
          </table:table-cell>
          <table:table-cell table:formula="of:=[.A441]*0.768973+6+RAND()*5" office:value-type="float" office:value="55.8443897410459" calcext:value-type="float">
            <text:p>55.8443897410459</text:p>
          </table:table-cell>
        </table:table-row>
        <table:table-row table:style-name="ro1">
          <table:table-cell table:formula="of:=RAND()*100" office:value-type="float" office:value="3.98452094389422" calcext:value-type="float">
            <text:p>3.98452094389422</text:p>
          </table:table-cell>
          <table:table-cell table:formula="of:=[.A442]*0.768973+6+RAND()*5" office:value-type="float" office:value="10.2417660903229" calcext:value-type="float">
            <text:p>10.2417660903229</text:p>
          </table:table-cell>
        </table:table-row>
        <table:table-row table:style-name="ro1">
          <table:table-cell table:formula="of:=RAND()*100" office:value-type="float" office:value="94.3153126424984" calcext:value-type="float">
            <text:p>94.3153126424984</text:p>
          </table:table-cell>
          <table:table-cell table:formula="of:=[.A443]*0.768973+6+RAND()*5" office:value-type="float" office:value="81.3413003165389" calcext:value-type="float">
            <text:p>81.3413003165389</text:p>
          </table:table-cell>
        </table:table-row>
        <table:table-row table:style-name="ro1">
          <table:table-cell table:formula="of:=RAND()*100" office:value-type="float" office:value="51.4994831980022" calcext:value-type="float">
            <text:p>51.4994831980022</text:p>
          </table:table-cell>
          <table:table-cell table:formula="of:=[.A444]*0.768973+6+RAND()*5" office:value-type="float" office:value="48.3580865516779" calcext:value-type="float">
            <text:p>48.3580865516779</text:p>
          </table:table-cell>
        </table:table-row>
        <table:table-row table:style-name="ro1">
          <table:table-cell table:formula="of:=RAND()*100" office:value-type="float" office:value="70.6959568730941" calcext:value-type="float">
            <text:p>70.6959568730941</text:p>
          </table:table-cell>
          <table:table-cell table:formula="of:=[.A445]*0.768973+6+RAND()*5" office:value-type="float" office:value="63.8183255071163" calcext:value-type="float">
            <text:p>63.8183255071163</text:p>
          </table:table-cell>
        </table:table-row>
        <table:table-row table:style-name="ro1">
          <table:table-cell table:formula="of:=RAND()*100" office:value-type="float" office:value="92.6644621467454" calcext:value-type="float">
            <text:p>92.6644621467454</text:p>
          </table:table-cell>
          <table:table-cell table:formula="of:=[.A446]*0.768973+6+RAND()*5" office:value-type="float" office:value="81.2310122879311" calcext:value-type="float">
            <text:p>81.2310122879311</text:p>
          </table:table-cell>
        </table:table-row>
        <table:table-row table:style-name="ro1">
          <table:table-cell table:formula="of:=RAND()*100" office:value-type="float" office:value="71.8500966769913" calcext:value-type="float">
            <text:p>71.8500966769913</text:p>
          </table:table-cell>
          <table:table-cell table:formula="of:=[.A447]*0.768973+6+RAND()*5" office:value-type="float" office:value="61.9040139403965" calcext:value-type="float">
            <text:p>61.9040139403965</text:p>
          </table:table-cell>
        </table:table-row>
        <table:table-row table:style-name="ro1">
          <table:table-cell table:formula="of:=RAND()*100" office:value-type="float" office:value="75.1191848665602" calcext:value-type="float">
            <text:p>75.1191848665602</text:p>
          </table:table-cell>
          <table:table-cell table:formula="of:=[.A448]*0.768973+6+RAND()*5" office:value-type="float" office:value="68.2803109040577" calcext:value-type="float">
            <text:p>68.2803109040577</text:p>
          </table:table-cell>
        </table:table-row>
        <table:table-row table:style-name="ro1">
          <table:table-cell table:formula="of:=RAND()*100" office:value-type="float" office:value="87.0468925849041" calcext:value-type="float">
            <text:p>87.0468925849041</text:p>
          </table:table-cell>
          <table:table-cell table:formula="of:=[.A449]*0.768973+6+RAND()*5" office:value-type="float" office:value="72.9871449453267" calcext:value-type="float">
            <text:p>72.9871449453267</text:p>
          </table:table-cell>
        </table:table-row>
        <table:table-row table:style-name="ro1">
          <table:table-cell table:formula="of:=RAND()*100" office:value-type="float" office:value="29.0504177410781" calcext:value-type="float">
            <text:p>29.0504177410781</text:p>
          </table:table-cell>
          <table:table-cell table:formula="of:=[.A450]*0.768973+6+RAND()*5" office:value-type="float" office:value="30.5876984522187" calcext:value-type="float">
            <text:p>30.5876984522187</text:p>
          </table:table-cell>
        </table:table-row>
        <table:table-row table:style-name="ro1">
          <table:table-cell table:formula="of:=RAND()*100" office:value-type="float" office:value="89.1472007798477" calcext:value-type="float">
            <text:p>89.1472007798477</text:p>
          </table:table-cell>
          <table:table-cell table:formula="of:=[.A451]*0.768973+6+RAND()*5" office:value-type="float" office:value="76.6425994789497" calcext:value-type="float">
            <text:p>76.6425994789497</text:p>
          </table:table-cell>
        </table:table-row>
        <table:table-row table:style-name="ro1">
          <table:table-cell table:formula="of:=RAND()*100" office:value-type="float" office:value="53.7407319352393" calcext:value-type="float">
            <text:p>53.7407319352393</text:p>
          </table:table-cell>
          <table:table-cell table:formula="of:=[.A452]*0.768973+6+RAND()*5" office:value-type="float" office:value="52.2694494277693" calcext:value-type="float">
            <text:p>52.2694494277693</text:p>
          </table:table-cell>
        </table:table-row>
        <table:table-row table:style-name="ro1">
          <table:table-cell table:formula="of:=RAND()*100" office:value-type="float" office:value="51.6227196446025" calcext:value-type="float">
            <text:p>51.6227196446025</text:p>
          </table:table-cell>
          <table:table-cell table:formula="of:=[.A453]*0.768973+6+RAND()*5" office:value-type="float" office:value="50.4193374674919" calcext:value-type="float">
            <text:p>50.4193374674919</text:p>
          </table:table-cell>
        </table:table-row>
        <table:table-row table:style-name="ro1">
          <table:table-cell table:formula="of:=RAND()*100" office:value-type="float" office:value="66.4018841209312" calcext:value-type="float">
            <text:p>66.4018841209312</text:p>
          </table:table-cell>
          <table:table-cell table:formula="of:=[.A454]*0.768973+6+RAND()*5" office:value-type="float" office:value="60.7406643936757" calcext:value-type="float">
            <text:p>60.7406643936757</text:p>
          </table:table-cell>
        </table:table-row>
        <table:table-row table:style-name="ro1">
          <table:table-cell table:formula="of:=RAND()*100" office:value-type="float" office:value="7.66029681757736" calcext:value-type="float">
            <text:p>7.66029681757736</text:p>
          </table:table-cell>
          <table:table-cell table:formula="of:=[.A455]*0.768973+6+RAND()*5" office:value-type="float" office:value="14.4495832506931" calcext:value-type="float">
            <text:p>14.4495832506931</text:p>
          </table:table-cell>
        </table:table-row>
        <table:table-row table:style-name="ro1">
          <table:table-cell table:formula="of:=RAND()*100" office:value-type="float" office:value="38.3635662125435" calcext:value-type="float">
            <text:p>38.3635662125435</text:p>
          </table:table-cell>
          <table:table-cell table:formula="of:=[.A456]*0.768973+6+RAND()*5" office:value-type="float" office:value="36.9518134819035" calcext:value-type="float">
            <text:p>36.9518134819035</text:p>
          </table:table-cell>
        </table:table-row>
        <table:table-row table:style-name="ro1">
          <table:table-cell table:formula="of:=RAND()*100" office:value-type="float" office:value="31.3055921707158" calcext:value-type="float">
            <text:p>31.3055921707158</text:p>
          </table:table-cell>
          <table:table-cell table:formula="of:=[.A457]*0.768973+6+RAND()*5" office:value-type="float" office:value="31.2559696084489" calcext:value-type="float">
            <text:p>31.2559696084489</text:p>
          </table:table-cell>
        </table:table-row>
        <table:table-row table:style-name="ro1">
          <table:table-cell table:formula="of:=RAND()*100" office:value-type="float" office:value="77.5898753055277" calcext:value-type="float">
            <text:p>77.5898753055277</text:p>
          </table:table-cell>
          <table:table-cell table:formula="of:=[.A458]*0.768973+6+RAND()*5" office:value-type="float" office:value="65.7931542550372" calcext:value-type="float">
            <text:p>65.7931542550372</text:p>
          </table:table-cell>
        </table:table-row>
        <table:table-row table:style-name="ro1">
          <table:table-cell table:formula="of:=RAND()*100" office:value-type="float" office:value="56.9223876249268" calcext:value-type="float">
            <text:p>56.9223876249268</text:p>
          </table:table-cell>
          <table:table-cell table:formula="of:=[.A459]*0.768973+6+RAND()*5" office:value-type="float" office:value="49.9901755488419" calcext:value-type="float">
            <text:p>49.9901755488419</text:p>
          </table:table-cell>
        </table:table-row>
        <table:table-row table:style-name="ro1">
          <table:table-cell table:formula="of:=RAND()*100" office:value-type="float" office:value="1.86787079601904" calcext:value-type="float">
            <text:p>1.86787079601904</text:p>
          </table:table-cell>
          <table:table-cell table:formula="of:=[.A460]*0.768973+6+RAND()*5" office:value-type="float" office:value="11.8767985074305" calcext:value-type="float">
            <text:p>11.8767985074305</text:p>
          </table:table-cell>
        </table:table-row>
        <table:table-row table:style-name="ro1">
          <table:table-cell table:formula="of:=RAND()*100" office:value-type="float" office:value="43.118519444344" calcext:value-type="float">
            <text:p>43.118519444344</text:p>
          </table:table-cell>
          <table:table-cell table:formula="of:=[.A461]*0.768973+6+RAND()*5" office:value-type="float" office:value="40.4045759299491" calcext:value-type="float">
            <text:p>40.4045759299491</text:p>
          </table:table-cell>
        </table:table-row>
        <table:table-row table:style-name="ro1">
          <table:table-cell table:formula="of:=RAND()*100" office:value-type="float" office:value="29.2448244816562" calcext:value-type="float">
            <text:p>29.2448244816562</text:p>
          </table:table-cell>
          <table:table-cell table:formula="of:=[.A462]*0.768973+6+RAND()*5" office:value-type="float" office:value="31.9216473752326" calcext:value-type="float">
            <text:p>31.9216473752326</text:p>
          </table:table-cell>
        </table:table-row>
        <table:table-row table:style-name="ro1">
          <table:table-cell table:formula="of:=RAND()*100" office:value-type="float" office:value="30.9995813612623" calcext:value-type="float">
            <text:p>30.9995813612623</text:p>
          </table:table-cell>
          <table:table-cell table:formula="of:=[.A463]*0.768973+6+RAND()*5" office:value-type="float" office:value="33.6699122584513" calcext:value-type="float">
            <text:p>33.6699122584513</text:p>
          </table:table-cell>
        </table:table-row>
        <table:table-row table:style-name="ro1">
          <table:table-cell table:formula="of:=RAND()*100" office:value-type="float" office:value="67.5947004328872" calcext:value-type="float">
            <text:p>67.5947004328872</text:p>
          </table:table-cell>
          <table:table-cell table:formula="of:=[.A464]*0.768973+6+RAND()*5" office:value-type="float" office:value="59.1626293661127" calcext:value-type="float">
            <text:p>59.1626293661127</text:p>
          </table:table-cell>
        </table:table-row>
        <table:table-row table:style-name="ro1">
          <table:table-cell table:formula="of:=RAND()*100" office:value-type="float" office:value="5.42065252349505" calcext:value-type="float">
            <text:p>5.42065252349505</text:p>
          </table:table-cell>
          <table:table-cell table:formula="of:=[.A465]*0.768973+6+RAND()*5" office:value-type="float" office:value="13.8476275538379" calcext:value-type="float">
            <text:p>13.8476275538379</text:p>
          </table:table-cell>
        </table:table-row>
        <table:table-row table:style-name="ro1">
          <table:table-cell table:formula="of:=RAND()*100" office:value-type="float" office:value="87.5807536293848" calcext:value-type="float">
            <text:p>87.5807536293848</text:p>
          </table:table-cell>
          <table:table-cell table:formula="of:=[.A466]*0.768973+6+RAND()*5" office:value-type="float" office:value="78.0666499297049" calcext:value-type="float">
            <text:p>78.0666499297049</text:p>
          </table:table-cell>
        </table:table-row>
        <table:table-row table:style-name="ro1">
          <table:table-cell table:formula="of:=RAND()*100" office:value-type="float" office:value="21.9064523068492" calcext:value-type="float">
            <text:p>21.9064523068492</text:p>
          </table:table-cell>
          <table:table-cell table:formula="of:=[.A467]*0.768973+6+RAND()*5" office:value-type="float" office:value="26.4046756861245" calcext:value-type="float">
            <text:p>26.4046756861245</text:p>
          </table:table-cell>
        </table:table-row>
        <table:table-row table:style-name="ro1">
          <table:table-cell table:formula="of:=RAND()*100" office:value-type="float" office:value="32.3251552717686" calcext:value-type="float">
            <text:p>32.3251552717686</text:p>
          </table:table-cell>
          <table:table-cell table:formula="of:=[.A468]*0.768973+6+RAND()*5" office:value-type="float" office:value="33.9049556751716" calcext:value-type="float">
            <text:p>33.9049556751716</text:p>
          </table:table-cell>
        </table:table-row>
        <table:table-row table:style-name="ro1">
          <table:table-cell table:formula="of:=RAND()*100" office:value-type="float" office:value="91.8583921021104" calcext:value-type="float">
            <text:p>91.8583921021104</text:p>
          </table:table-cell>
          <table:table-cell table:formula="of:=[.A469]*0.768973+6+RAND()*5" office:value-type="float" office:value="76.7699789635743" calcext:value-type="float">
            <text:p>76.7699789635743</text:p>
          </table:table-cell>
        </table:table-row>
        <table:table-row table:style-name="ro1">
          <table:table-cell table:formula="of:=RAND()*100" office:value-type="float" office:value="15.4891554648644" calcext:value-type="float">
            <text:p>15.4891554648644</text:p>
          </table:table-cell>
          <table:table-cell table:formula="of:=[.A470]*0.768973+6+RAND()*5" office:value-type="float" office:value="22.8605852623135" calcext:value-type="float">
            <text:p>22.8605852623135</text:p>
          </table:table-cell>
        </table:table-row>
        <table:table-row table:style-name="ro1">
          <table:table-cell table:formula="of:=RAND()*100" office:value-type="float" office:value="70.6511823830013" calcext:value-type="float">
            <text:p>70.6511823830013</text:p>
          </table:table-cell>
          <table:table-cell table:formula="of:=[.A471]*0.768973+6+RAND()*5" office:value-type="float" office:value="63.6781389324064" calcext:value-type="float">
            <text:p>63.6781389324064</text:p>
          </table:table-cell>
        </table:table-row>
        <table:table-row table:style-name="ro1">
          <table:table-cell table:formula="of:=RAND()*100" office:value-type="float" office:value="27.2990014014837" calcext:value-type="float">
            <text:p>27.2990014014837</text:p>
          </table:table-cell>
          <table:table-cell table:formula="of:=[.A472]*0.768973+6+RAND()*5" office:value-type="float" office:value="29.0281650695312" calcext:value-type="float">
            <text:p>29.0281650695312</text:p>
          </table:table-cell>
        </table:table-row>
        <table:table-row table:style-name="ro1">
          <table:table-cell table:formula="of:=RAND()*100" office:value-type="float" office:value="24.8121411336332" calcext:value-type="float">
            <text:p>24.8121411336332</text:p>
          </table:table-cell>
          <table:table-cell table:formula="of:=[.A473]*0.768973+6+RAND()*5" office:value-type="float" office:value="25.49931317575" calcext:value-type="float">
            <text:p>25.49931317575</text:p>
          </table:table-cell>
        </table:table-row>
        <table:table-row table:style-name="ro1">
          <table:table-cell table:formula="of:=RAND()*100" office:value-type="float" office:value="75.1449091916267" calcext:value-type="float">
            <text:p>75.1449091916267</text:p>
          </table:table-cell>
          <table:table-cell table:formula="of:=[.A474]*0.768973+6+RAND()*5" office:value-type="float" office:value="65.469611253164" calcext:value-type="float">
            <text:p>65.469611253164</text:p>
          </table:table-cell>
        </table:table-row>
        <table:table-row table:style-name="ro1">
          <table:table-cell table:formula="of:=RAND()*100" office:value-type="float" office:value="92.8283273521444" calcext:value-type="float">
            <text:p>92.8283273521444</text:p>
          </table:table-cell>
          <table:table-cell table:formula="of:=[.A475]*0.768973+6+RAND()*5" office:value-type="float" office:value="80.0572911642598" calcext:value-type="float">
            <text:p>80.0572911642598</text:p>
          </table:table-cell>
        </table:table-row>
        <table:table-row table:style-name="ro1">
          <table:table-cell table:formula="of:=RAND()*100" office:value-type="float" office:value="3.13750980443914" calcext:value-type="float">
            <text:p>3.13750980443914</text:p>
          </table:table-cell>
          <table:table-cell table:formula="of:=[.A476]*0.768973+6+RAND()*5" office:value-type="float" office:value="8.52960708461676" calcext:value-type="float">
            <text:p>8.52960708461676</text:p>
          </table:table-cell>
        </table:table-row>
        <table:table-row table:style-name="ro1">
          <table:table-cell table:formula="of:=RAND()*100" office:value-type="float" office:value="61.2808907214981" calcext:value-type="float">
            <text:p>61.2808907214981</text:p>
          </table:table-cell>
          <table:table-cell table:formula="of:=[.A477]*0.768973+6+RAND()*5" office:value-type="float" office:value="56.5203424491654" calcext:value-type="float">
            <text:p>56.5203424491654</text:p>
          </table:table-cell>
        </table:table-row>
        <table:table-row table:style-name="ro1">
          <table:table-cell table:formula="of:=RAND()*100" office:value-type="float" office:value="2.8913400233341" calcext:value-type="float">
            <text:p>2.8913400233341</text:p>
          </table:table-cell>
          <table:table-cell table:formula="of:=[.A478]*0.768973+6+RAND()*5" office:value-type="float" office:value="11.5256393640441" calcext:value-type="float">
            <text:p>11.5256393640441</text:p>
          </table:table-cell>
        </table:table-row>
        <table:table-row table:style-name="ro1">
          <table:table-cell table:formula="of:=RAND()*100" office:value-type="float" office:value="45.5943774751222" calcext:value-type="float">
            <text:p>45.5943774751222</text:p>
          </table:table-cell>
          <table:table-cell table:formula="of:=[.A479]*0.768973+6+RAND()*5" office:value-type="float" office:value="43.5658039826831" calcext:value-type="float">
            <text:p>43.5658039826831</text:p>
          </table:table-cell>
        </table:table-row>
        <table:table-row table:style-name="ro1">
          <table:table-cell table:formula="of:=RAND()*100" office:value-type="float" office:value="37.6184149556677" calcext:value-type="float">
            <text:p>37.6184149556677</text:p>
          </table:table-cell>
          <table:table-cell table:formula="of:=[.A480]*0.768973+6+RAND()*5" office:value-type="float" office:value="36.558494558266" calcext:value-type="float">
            <text:p>36.558494558266</text:p>
          </table:table-cell>
        </table:table-row>
        <table:table-row table:style-name="ro1">
          <table:table-cell table:formula="of:=RAND()*100" office:value-type="float" office:value="93.959881884523" calcext:value-type="float">
            <text:p>93.959881884523</text:p>
          </table:table-cell>
          <table:table-cell table:formula="of:=[.A481]*0.768973+6+RAND()*5" office:value-type="float" office:value="79.9541693398293" calcext:value-type="float">
            <text:p>79.9541693398293</text:p>
          </table:table-cell>
        </table:table-row>
        <table:table-row table:style-name="ro1">
          <table:table-cell table:formula="of:=RAND()*100" office:value-type="float" office:value="51.6211855748642" calcext:value-type="float">
            <text:p>51.6211855748642</text:p>
          </table:table-cell>
          <table:table-cell table:formula="of:=[.A482]*0.768973+6+RAND()*5" office:value-type="float" office:value="49.4944200486082" calcext:value-type="float">
            <text:p>49.4944200486082</text:p>
          </table:table-cell>
        </table:table-row>
        <table:table-row table:style-name="ro1">
          <table:table-cell table:formula="of:=RAND()*100" office:value-type="float" office:value="99.0400845072338" calcext:value-type="float">
            <text:p>99.0400845072338</text:p>
          </table:table-cell>
          <table:table-cell table:formula="of:=[.A483]*0.768973+6+RAND()*5" office:value-type="float" office:value="85.4380225079641" calcext:value-type="float">
            <text:p>85.4380225079641</text:p>
          </table:table-cell>
        </table:table-row>
        <table:table-row table:style-name="ro1">
          <table:table-cell table:formula="of:=RAND()*100" office:value-type="float" office:value="85.3831210071978" calcext:value-type="float">
            <text:p>85.3831210071978</text:p>
          </table:table-cell>
          <table:table-cell table:formula="of:=[.A484]*0.768973+6+RAND()*5" office:value-type="float" office:value="73.0165334317429" calcext:value-type="float">
            <text:p>73.0165334317429</text:p>
          </table:table-cell>
        </table:table-row>
        <table:table-row table:style-name="ro1">
          <table:table-cell table:formula="of:=RAND()*100" office:value-type="float" office:value="50.7031111373693" calcext:value-type="float">
            <text:p>50.7031111373693</text:p>
          </table:table-cell>
          <table:table-cell table:formula="of:=[.A485]*0.768973+6+RAND()*5" office:value-type="float" office:value="49.2446491854271" calcext:value-type="float">
            <text:p>49.2446491854271</text:p>
          </table:table-cell>
        </table:table-row>
        <table:table-row table:style-name="ro1">
          <table:table-cell table:formula="of:=RAND()*100" office:value-type="float" office:value="19.7213838221844" calcext:value-type="float">
            <text:p>19.7213838221844</text:p>
          </table:table-cell>
          <table:table-cell table:formula="of:=[.A486]*0.768973+6+RAND()*5" office:value-type="float" office:value="24.3457808711136" calcext:value-type="float">
            <text:p>24.3457808711136</text:p>
          </table:table-cell>
        </table:table-row>
        <table:table-row table:style-name="ro1">
          <table:table-cell table:formula="of:=RAND()*100" office:value-type="float" office:value="55.7840153835898" calcext:value-type="float">
            <text:p>55.7840153835898</text:p>
          </table:table-cell>
          <table:table-cell table:formula="of:=[.A487]*0.768973+6+RAND()*5" office:value-type="float" office:value="50.3414131401414" calcext:value-type="float">
            <text:p>50.3414131401414</text:p>
          </table:table-cell>
        </table:table-row>
        <table:table-row table:style-name="ro1">
          <table:table-cell table:formula="of:=RAND()*100" office:value-type="float" office:value="8.2073110704221" calcext:value-type="float">
            <text:p>8.2073110704221</text:p>
          </table:table-cell>
          <table:table-cell table:formula="of:=[.A488]*0.768973+6+RAND()*5" office:value-type="float" office:value="13.2481592691321" calcext:value-type="float">
            <text:p>13.2481592691321</text:p>
          </table:table-cell>
        </table:table-row>
        <table:table-row table:style-name="ro1">
          <table:table-cell table:formula="of:=RAND()*100" office:value-type="float" office:value="27.2304506587826" calcext:value-type="float">
            <text:p>27.2304506587826</text:p>
          </table:table-cell>
          <table:table-cell table:formula="of:=[.A489]*0.768973+6+RAND()*5" office:value-type="float" office:value="29.366282905199" calcext:value-type="float">
            <text:p>29.366282905199</text:p>
          </table:table-cell>
        </table:table-row>
        <table:table-row table:style-name="ro1">
          <table:table-cell table:formula="of:=RAND()*100" office:value-type="float" office:value="16.3889728383287" calcext:value-type="float">
            <text:p>16.3889728383287</text:p>
          </table:table-cell>
          <table:table-cell table:formula="of:=[.A490]*0.768973+6+RAND()*5" office:value-type="float" office:value="20.3082090157688" calcext:value-type="float">
            <text:p>20.3082090157688</text:p>
          </table:table-cell>
        </table:table-row>
        <table:table-row table:style-name="ro1">
          <table:table-cell table:formula="of:=RAND()*100" office:value-type="float" office:value="22.1419431902084" calcext:value-type="float">
            <text:p>22.1419431902084</text:p>
          </table:table-cell>
          <table:table-cell table:formula="of:=[.A491]*0.768973+6+RAND()*5" office:value-type="float" office:value="27.7324817765341" calcext:value-type="float">
            <text:p>27.7324817765341</text:p>
          </table:table-cell>
        </table:table-row>
        <table:table-row table:style-name="ro1">
          <table:table-cell table:formula="of:=RAND()*100" office:value-type="float" office:value="21.4612912874123" calcext:value-type="float">
            <text:p>21.4612912874123</text:p>
          </table:table-cell>
          <table:table-cell table:formula="of:=[.A492]*0.768973+6+RAND()*5" office:value-type="float" office:value="27.1943913601715" calcext:value-type="float">
            <text:p>27.1943913601715</text:p>
          </table:table-cell>
        </table:table-row>
        <table:table-row table:style-name="ro1">
          <table:table-cell table:formula="of:=RAND()*100" office:value-type="float" office:value="83.1875838832545" calcext:value-type="float">
            <text:p>83.1875838832545</text:p>
          </table:table-cell>
          <table:table-cell table:formula="of:=[.A493]*0.768973+6+RAND()*5" office:value-type="float" office:value="71.4634883243224" calcext:value-type="float">
            <text:p>71.4634883243224</text:p>
          </table:table-cell>
        </table:table-row>
        <table:table-row table:style-name="ro1">
          <table:table-cell table:formula="of:=RAND()*100" office:value-type="float" office:value="21.4197788966397" calcext:value-type="float">
            <text:p>21.4197788966397</text:p>
          </table:table-cell>
          <table:table-cell table:formula="of:=[.A494]*0.768973+6+RAND()*5" office:value-type="float" office:value="23.1115098840756" calcext:value-type="float">
            <text:p>23.1115098840756</text:p>
          </table:table-cell>
        </table:table-row>
        <table:table-row table:style-name="ro1">
          <table:table-cell table:formula="of:=RAND()*100" office:value-type="float" office:value="58.9469995059696" calcext:value-type="float">
            <text:p>58.9469995059696</text:p>
          </table:table-cell>
          <table:table-cell table:formula="of:=[.A495]*0.768973+6+RAND()*5" office:value-type="float" office:value="56.2679525981875" calcext:value-type="float">
            <text:p>56.2679525981875</text:p>
          </table:table-cell>
        </table:table-row>
        <table:table-row table:style-name="ro1">
          <table:table-cell table:formula="of:=RAND()*100" office:value-type="float" office:value="39.9929735443463" calcext:value-type="float">
            <text:p>39.9929735443463</text:p>
          </table:table-cell>
          <table:table-cell table:formula="of:=[.A496]*0.768973+6+RAND()*5" office:value-type="float" office:value="39.8622357489274" calcext:value-type="float">
            <text:p>39.8622357489274</text:p>
          </table:table-cell>
        </table:table-row>
        <table:table-row table:style-name="ro1">
          <table:table-cell table:formula="of:=RAND()*100" office:value-type="float" office:value="71.104656144023" calcext:value-type="float">
            <text:p>71.104656144023</text:p>
          </table:table-cell>
          <table:table-cell table:formula="of:=[.A497]*0.768973+6+RAND()*5" office:value-type="float" office:value="62.5379807488348" calcext:value-type="float">
            <text:p>62.5379807488348</text:p>
          </table:table-cell>
        </table:table-row>
        <table:table-row table:style-name="ro1">
          <table:table-cell table:formula="of:=RAND()*100" office:value-type="float" office:value="38.7540281035145" calcext:value-type="float">
            <text:p>38.7540281035145</text:p>
          </table:table-cell>
          <table:table-cell table:formula="of:=[.A498]*0.768973+6+RAND()*5" office:value-type="float" office:value="39.6234885874714" calcext:value-type="float">
            <text:p>39.6234885874714</text:p>
          </table:table-cell>
        </table:table-row>
        <table:table-row table:style-name="ro1">
          <table:table-cell table:formula="of:=RAND()*100" office:value-type="float" office:value="21.7391032519975" calcext:value-type="float">
            <text:p>21.7391032519975</text:p>
          </table:table-cell>
          <table:table-cell table:formula="of:=[.A499]*0.768973+6+RAND()*5" office:value-type="float" office:value="26.213664030328" calcext:value-type="float">
            <text:p>26.213664030328</text:p>
          </table:table-cell>
        </table:table-row>
        <table:table-row table:style-name="ro1">
          <table:table-cell table:formula="of:=RAND()*100" office:value-type="float" office:value="66.6920209246798" calcext:value-type="float">
            <text:p>66.6920209246798</text:p>
          </table:table-cell>
          <table:table-cell table:formula="of:=[.A500]*0.768973+6+RAND()*5" office:value-type="float" office:value="57.9139029044369" calcext:value-type="float">
            <text:p>57.9139029044369</text:p>
          </table:table-cell>
        </table:table-row>
        <table:table-row table:style-name="ro1">
          <table:table-cell table:formula="of:=RAND()*100" office:value-type="float" office:value="67.5479251101093" calcext:value-type="float">
            <text:p>67.5479251101093</text:p>
          </table:table-cell>
          <table:table-cell table:formula="of:=[.A501]*0.768973+6+RAND()*5" office:value-type="float" office:value="61.0614546908103" calcext:value-type="float">
            <text:p>61.0614546908103</text:p>
          </table:table-cell>
        </table:table-row>
        <table:table-row table:style-name="ro1">
          <table:table-cell table:formula="of:=RAND()*100" office:value-type="float" office:value="33.2367889831529" calcext:value-type="float">
            <text:p>33.2367889831529</text:p>
          </table:table-cell>
          <table:table-cell table:formula="of:=[.A502]*0.768973+6+RAND()*5" office:value-type="float" office:value="35.2736315942496" calcext:value-type="float">
            <text:p>35.2736315942496</text:p>
          </table:table-cell>
        </table:table-row>
        <table:table-row table:style-name="ro1">
          <table:table-cell table:formula="of:=RAND()*100" office:value-type="float" office:value="87.1831597826972" calcext:value-type="float">
            <text:p>87.1831597826972</text:p>
          </table:table-cell>
          <table:table-cell table:formula="of:=[.A503]*0.768973+6+RAND()*5" office:value-type="float" office:value="76.6079460436436" calcext:value-type="float">
            <text:p>76.6079460436436</text:p>
          </table:table-cell>
        </table:table-row>
        <table:table-row table:style-name="ro1">
          <table:table-cell table:formula="of:=RAND()*100" office:value-type="float" office:value="88.1607489888031" calcext:value-type="float">
            <text:p>88.1607489888031</text:p>
          </table:table-cell>
          <table:table-cell table:formula="of:=[.A504]*0.768973+6+RAND()*5" office:value-type="float" office:value="74.4314955600433" calcext:value-type="float">
            <text:p>74.4314955600433</text:p>
          </table:table-cell>
        </table:table-row>
        <table:table-row table:style-name="ro1">
          <table:table-cell table:formula="of:=RAND()*100" office:value-type="float" office:value="4.26252165057194" calcext:value-type="float">
            <text:p>4.26252165057194</text:p>
          </table:table-cell>
          <table:table-cell table:formula="of:=[.A505]*0.768973+6+RAND()*5" office:value-type="float" office:value="10.7671938953342" calcext:value-type="float">
            <text:p>10.7671938953342</text:p>
          </table:table-cell>
        </table:table-row>
        <table:table-row table:style-name="ro1">
          <table:table-cell table:formula="of:=RAND()*100" office:value-type="float" office:value="0.970521074593289" calcext:value-type="float">
            <text:p>0.970521074593289</text:p>
          </table:table-cell>
          <table:table-cell table:formula="of:=[.A506]*0.768973+6+RAND()*5" office:value-type="float" office:value="11.155795258797" calcext:value-type="float">
            <text:p>11.155795258797</text:p>
          </table:table-cell>
        </table:table-row>
        <table:table-row table:style-name="ro1">
          <table:table-cell table:formula="of:=RAND()*100" office:value-type="float" office:value="98.1195655933901" calcext:value-type="float">
            <text:p>98.1195655933901</text:p>
          </table:table-cell>
          <table:table-cell table:formula="of:=[.A507]*0.768973+6+RAND()*5" office:value-type="float" office:value="82.6076976003389" calcext:value-type="float">
            <text:p>82.6076976003389</text:p>
          </table:table-cell>
        </table:table-row>
        <table:table-row table:style-name="ro1">
          <table:table-cell table:formula="of:=RAND()*100" office:value-type="float" office:value="60.8752482059556" calcext:value-type="float">
            <text:p>60.8752482059556</text:p>
          </table:table-cell>
          <table:table-cell table:formula="of:=[.A508]*0.768973+6+RAND()*5" office:value-type="float" office:value="56.9050323432785" calcext:value-type="float">
            <text:p>56.9050323432785</text:p>
          </table:table-cell>
        </table:table-row>
        <table:table-row table:style-name="ro1">
          <table:table-cell table:formula="of:=RAND()*100" office:value-type="float" office:value="81.9951788816986" calcext:value-type="float">
            <text:p>81.9951788816986</text:p>
          </table:table-cell>
          <table:table-cell table:formula="of:=[.A509]*0.768973+6+RAND()*5" office:value-type="float" office:value="72.3767718266131" calcext:value-type="float">
            <text:p>72.3767718266131</text:p>
          </table:table-cell>
        </table:table-row>
        <table:table-row table:style-name="ro1">
          <table:table-cell table:formula="of:=RAND()*100" office:value-type="float" office:value="17.9413842408926" calcext:value-type="float">
            <text:p>17.9413842408926</text:p>
          </table:table-cell>
          <table:table-cell table:formula="of:=[.A510]*0.768973+6+RAND()*5" office:value-type="float" office:value="22.028592869174" calcext:value-type="float">
            <text:p>22.028592869174</text:p>
          </table:table-cell>
        </table:table-row>
        <table:table-row table:style-name="ro1">
          <table:table-cell table:formula="of:=RAND()*100" office:value-type="float" office:value="22.0351625019972" calcext:value-type="float">
            <text:p>22.0351625019972</text:p>
          </table:table-cell>
          <table:table-cell table:formula="of:=[.A511]*0.768973+6+RAND()*5" office:value-type="float" office:value="25.5589874702003" calcext:value-type="float">
            <text:p>25.5589874702003</text:p>
          </table:table-cell>
        </table:table-row>
        <table:table-row table:style-name="ro1">
          <table:table-cell table:formula="of:=RAND()*100" office:value-type="float" office:value="25.3302056261982" calcext:value-type="float">
            <text:p>25.3302056261982</text:p>
          </table:table-cell>
          <table:table-cell table:formula="of:=[.A512]*0.768973+6+RAND()*5" office:value-type="float" office:value="27.6523259968681" calcext:value-type="float">
            <text:p>27.6523259968681</text:p>
          </table:table-cell>
        </table:table-row>
        <table:table-row table:style-name="ro1">
          <table:table-cell table:formula="of:=RAND()*100" office:value-type="float" office:value="41.3901075791454" calcext:value-type="float">
            <text:p>41.3901075791454</text:p>
          </table:table-cell>
          <table:table-cell table:formula="of:=[.A513]*0.768973+6+RAND()*5" office:value-type="float" office:value="39.6269538913664" calcext:value-type="float">
            <text:p>39.6269538913664</text:p>
          </table:table-cell>
        </table:table-row>
        <table:table-row table:style-name="ro1">
          <table:table-cell table:formula="of:=RAND()*100" office:value-type="float" office:value="42.4049688276239" calcext:value-type="float">
            <text:p>42.4049688276239</text:p>
          </table:table-cell>
          <table:table-cell table:formula="of:=[.A514]*0.768973+6+RAND()*5" office:value-type="float" office:value="43.0362195083257" calcext:value-type="float">
            <text:p>43.0362195083257</text:p>
          </table:table-cell>
        </table:table-row>
        <table:table-row table:style-name="ro1">
          <table:table-cell table:formula="of:=RAND()*100" office:value-type="float" office:value="60.850833942143" calcext:value-type="float">
            <text:p>60.850833942143</text:p>
          </table:table-cell>
          <table:table-cell table:formula="of:=[.A515]*0.768973+6+RAND()*5" office:value-type="float" office:value="53.7947244390796" calcext:value-type="float">
            <text:p>53.7947244390796</text:p>
          </table:table-cell>
        </table:table-row>
        <table:table-row table:style-name="ro1">
          <table:table-cell table:formula="of:=RAND()*100" office:value-type="float" office:value="38.9867373910572" calcext:value-type="float">
            <text:p>38.9867373910572</text:p>
          </table:table-cell>
          <table:table-cell table:formula="of:=[.A516]*0.768973+6+RAND()*5" office:value-type="float" office:value="39.5193082777626" calcext:value-type="float">
            <text:p>39.5193082777626</text:p>
          </table:table-cell>
        </table:table-row>
        <table:table-row table:style-name="ro1">
          <table:table-cell table:formula="of:=RAND()*100" office:value-type="float" office:value="12.7869980375431" calcext:value-type="float">
            <text:p>12.7869980375431</text:p>
          </table:table-cell>
          <table:table-cell table:formula="of:=[.A517]*0.768973+6+RAND()*5" office:value-type="float" office:value="18.8859580070271" calcext:value-type="float">
            <text:p>18.8859580070271</text:p>
          </table:table-cell>
        </table:table-row>
        <table:table-row table:style-name="ro1">
          <table:table-cell table:formula="of:=RAND()*100" office:value-type="float" office:value="77.5274430412768" calcext:value-type="float">
            <text:p>77.5274430412768</text:p>
          </table:table-cell>
          <table:table-cell table:formula="of:=[.A518]*0.768973+6+RAND()*5" office:value-type="float" office:value="67.3072817372978" calcext:value-type="float">
            <text:p>67.3072817372978</text:p>
          </table:table-cell>
        </table:table-row>
        <table:table-row table:style-name="ro1">
          <table:table-cell table:formula="of:=RAND()*100" office:value-type="float" office:value="2.74203461156459" calcext:value-type="float">
            <text:p>2.74203461156459</text:p>
          </table:table-cell>
          <table:table-cell table:formula="of:=[.A519]*0.768973+6+RAND()*5" office:value-type="float" office:value="10.3681800827216" calcext:value-type="float">
            <text:p>10.3681800827216</text:p>
          </table:table-cell>
        </table:table-row>
        <table:table-row table:style-name="ro1">
          <table:table-cell table:formula="of:=RAND()*100" office:value-type="float" office:value="87.6051865889829" calcext:value-type="float">
            <text:p>87.6051865889829</text:p>
          </table:table-cell>
          <table:table-cell table:formula="of:=[.A520]*0.768973+6+RAND()*5" office:value-type="float" office:value="75.2600033255761" calcext:value-type="float">
            <text:p>75.2600033255761</text:p>
          </table:table-cell>
        </table:table-row>
        <table:table-row table:style-name="ro1">
          <table:table-cell table:formula="of:=RAND()*100" office:value-type="float" office:value="0.628356852185395" calcext:value-type="float">
            <text:p>0.628356852185395</text:p>
          </table:table-cell>
          <table:table-cell table:formula="of:=[.A521]*0.768973+6+RAND()*5" office:value-type="float" office:value="9.45768378284281" calcext:value-type="float">
            <text:p>9.45768378284281</text:p>
          </table:table-cell>
        </table:table-row>
        <table:table-row table:style-name="ro1">
          <table:table-cell table:formula="of:=RAND()*100" office:value-type="float" office:value="20.1419189002985" calcext:value-type="float">
            <text:p>20.1419189002985</text:p>
          </table:table-cell>
          <table:table-cell table:formula="of:=[.A522]*0.768973+6+RAND()*5" office:value-type="float" office:value="24.0915699798013" calcext:value-type="float">
            <text:p>24.0915699798013</text:p>
          </table:table-cell>
        </table:table-row>
        <table:table-row table:style-name="ro1">
          <table:table-cell table:formula="of:=RAND()*100" office:value-type="float" office:value="93.2483226195858" calcext:value-type="float">
            <text:p>93.2483226195858</text:p>
          </table:table-cell>
          <table:table-cell table:formula="of:=[.A523]*0.768973+6+RAND()*5" office:value-type="float" office:value="80.9239477461587" calcext:value-type="float">
            <text:p>80.9239477461587</text:p>
          </table:table-cell>
        </table:table-row>
        <table:table-row table:style-name="ro1">
          <table:table-cell table:formula="of:=RAND()*100" office:value-type="float" office:value="5.28590942811708" calcext:value-type="float">
            <text:p>5.28590942811708</text:p>
          </table:table-cell>
          <table:table-cell table:formula="of:=[.A524]*0.768973+6+RAND()*5" office:value-type="float" office:value="14.2427827426318" calcext:value-type="float">
            <text:p>14.2427827426318</text:p>
          </table:table-cell>
        </table:table-row>
        <table:table-row table:style-name="ro1">
          <table:table-cell table:formula="of:=RAND()*100" office:value-type="float" office:value="91.6996156580344" calcext:value-type="float">
            <text:p>91.6996156580344</text:p>
          </table:table-cell>
          <table:table-cell table:formula="of:=[.A525]*0.768973+6+RAND()*5" office:value-type="float" office:value="80.0381239256247" calcext:value-type="float">
            <text:p>80.0381239256247</text:p>
          </table:table-cell>
        </table:table-row>
        <table:table-row table:style-name="ro1">
          <table:table-cell table:formula="of:=RAND()*100" office:value-type="float" office:value="37.7086358932525" calcext:value-type="float">
            <text:p>37.7086358932525</text:p>
          </table:table-cell>
          <table:table-cell table:formula="of:=[.A526]*0.768973+6+RAND()*5" office:value-type="float" office:value="39.1171004554985" calcext:value-type="float">
            <text:p>39.1171004554985</text:p>
          </table:table-cell>
        </table:table-row>
        <table:table-row table:style-name="ro1">
          <table:table-cell table:formula="of:=RAND()*100" office:value-type="float" office:value="83.3113169591302" calcext:value-type="float">
            <text:p>83.3113169591302</text:p>
          </table:table-cell>
          <table:table-cell table:formula="of:=[.A527]*0.768973+6+RAND()*5" office:value-type="float" office:value="71.1386282112378" calcext:value-type="float">
            <text:p>71.1386282112378</text:p>
          </table:table-cell>
        </table:table-row>
        <table:table-row table:style-name="ro1">
          <table:table-cell table:formula="of:=RAND()*100" office:value-type="float" office:value="62.6361591463251" calcext:value-type="float">
            <text:p>62.6361591463251</text:p>
          </table:table-cell>
          <table:table-cell table:formula="of:=[.A528]*0.768973+6+RAND()*5" office:value-type="float" office:value="58.8333457643173" calcext:value-type="float">
            <text:p>58.8333457643173</text:p>
          </table:table-cell>
        </table:table-row>
        <table:table-row table:style-name="ro1">
          <table:table-cell table:formula="of:=RAND()*100" office:value-type="float" office:value="21.0312718261036" calcext:value-type="float">
            <text:p>21.0312718261036</text:p>
          </table:table-cell>
          <table:table-cell table:formula="of:=[.A529]*0.768973+6+RAND()*5" office:value-type="float" office:value="22.7171352097363" calcext:value-type="float">
            <text:p>22.7171352097363</text:p>
          </table:table-cell>
        </table:table-row>
        <table:table-row table:style-name="ro1">
          <table:table-cell table:formula="of:=RAND()*100" office:value-type="float" office:value="23.8266907445028" calcext:value-type="float">
            <text:p>23.8266907445028</text:p>
          </table:table-cell>
          <table:table-cell table:formula="of:=[.A530]*0.768973+6+RAND()*5" office:value-type="float" office:value="25.4945373209555" calcext:value-type="float">
            <text:p>25.4945373209555</text:p>
          </table:table-cell>
        </table:table-row>
        <table:table-row table:style-name="ro1">
          <table:table-cell table:formula="of:=RAND()*100" office:value-type="float" office:value="67.0736321594814" calcext:value-type="float">
            <text:p>67.0736321594814</text:p>
          </table:table-cell>
          <table:table-cell table:formula="of:=[.A531]*0.768973+6+RAND()*5" office:value-type="float" office:value="58.5606706043882" calcext:value-type="float">
            <text:p>58.5606706043882</text:p>
          </table:table-cell>
        </table:table-row>
        <table:table-row table:style-name="ro1">
          <table:table-cell table:formula="of:=RAND()*100" office:value-type="float" office:value="20.313427203036" calcext:value-type="float">
            <text:p>20.313427203036</text:p>
          </table:table-cell>
          <table:table-cell table:formula="of:=[.A532]*0.768973+6+RAND()*5" office:value-type="float" office:value="24.0778964807561" calcext:value-type="float">
            <text:p>24.0778964807561</text:p>
          </table:table-cell>
        </table:table-row>
        <table:table-row table:style-name="ro1">
          <table:table-cell table:formula="of:=RAND()*100" office:value-type="float" office:value="74.5542873467917" calcext:value-type="float">
            <text:p>74.5542873467917</text:p>
          </table:table-cell>
          <table:table-cell table:formula="of:=[.A533]*0.768973+6+RAND()*5" office:value-type="float" office:value="65.0101176507505" calcext:value-type="float">
            <text:p>65.0101176507505</text:p>
          </table:table-cell>
        </table:table-row>
        <table:table-row table:style-name="ro1">
          <table:table-cell table:formula="of:=RAND()*100" office:value-type="float" office:value="2.85097825965393" calcext:value-type="float">
            <text:p>2.85097825965393</text:p>
          </table:table-cell>
          <table:table-cell table:formula="of:=[.A534]*0.768973+6+RAND()*5" office:value-type="float" office:value="10.3809135454576" calcext:value-type="float">
            <text:p>10.3809135454576</text:p>
          </table:table-cell>
        </table:table-row>
        <table:table-row table:style-name="ro1">
          <table:table-cell table:formula="of:=RAND()*100" office:value-type="float" office:value="24.4847138272851" calcext:value-type="float">
            <text:p>24.4847138272851</text:p>
          </table:table-cell>
          <table:table-cell table:formula="of:=[.A535]*0.768973+6+RAND()*5" office:value-type="float" office:value="29.7278661435754" calcext:value-type="float">
            <text:p>29.7278661435754</text:p>
          </table:table-cell>
        </table:table-row>
        <table:table-row table:style-name="ro1">
          <table:table-cell table:formula="of:=RAND()*100" office:value-type="float" office:value="81.7156373289072" calcext:value-type="float">
            <text:p>81.7156373289072</text:p>
          </table:table-cell>
          <table:table-cell table:formula="of:=[.A536]*0.768973+6+RAND()*5" office:value-type="float" office:value="69.8719169743236" calcext:value-type="float">
            <text:p>69.8719169743236</text:p>
          </table:table-cell>
        </table:table-row>
        <table:table-row table:style-name="ro1">
          <table:table-cell table:formula="of:=RAND()*100" office:value-type="float" office:value="36.6628032460882" calcext:value-type="float">
            <text:p>36.6628032460882</text:p>
          </table:table-cell>
          <table:table-cell table:formula="of:=[.A537]*0.768973+6+RAND()*5" office:value-type="float" office:value="38.6921804173909" calcext:value-type="float">
            <text:p>38.6921804173909</text:p>
          </table:table-cell>
        </table:table-row>
        <table:table-row table:style-name="ro1">
          <table:table-cell table:formula="of:=RAND()*100" office:value-type="float" office:value="57.3414043736984" calcext:value-type="float">
            <text:p>57.3414043736984</text:p>
          </table:table-cell>
          <table:table-cell table:formula="of:=[.A538]*0.768973+6+RAND()*5" office:value-type="float" office:value="53.3764735008676" calcext:value-type="float">
            <text:p>53.3764735008676</text:p>
          </table:table-cell>
        </table:table-row>
        <table:table-row table:style-name="ro1">
          <table:table-cell table:formula="of:=RAND()*100" office:value-type="float" office:value="3.28114831178385" calcext:value-type="float">
            <text:p>3.28114831178385</text:p>
          </table:table-cell>
          <table:table-cell table:formula="of:=[.A539]*0.768973+6+RAND()*5" office:value-type="float" office:value="10.5081554079932" calcext:value-type="float">
            <text:p>10.5081554079932</text:p>
          </table:table-cell>
        </table:table-row>
        <table:table-row table:style-name="ro1">
          <table:table-cell table:formula="of:=RAND()*100" office:value-type="float" office:value="67.6407383795524" calcext:value-type="float">
            <text:p>67.6407383795524</text:p>
          </table:table-cell>
          <table:table-cell table:formula="of:=[.A540]*0.768973+6+RAND()*5" office:value-type="float" office:value="61.7079301684519" calcext:value-type="float">
            <text:p>61.7079301684519</text:p>
          </table:table-cell>
        </table:table-row>
        <table:table-row table:style-name="ro1">
          <table:table-cell table:formula="of:=RAND()*100" office:value-type="float" office:value="86.1782485289119" calcext:value-type="float">
            <text:p>86.1782485289119</text:p>
          </table:table-cell>
          <table:table-cell table:formula="of:=[.A541]*0.768973+6+RAND()*5" office:value-type="float" office:value="72.7009724302526" calcext:value-type="float">
            <text:p>72.7009724302526</text:p>
          </table:table-cell>
        </table:table-row>
        <table:table-row table:style-name="ro1">
          <table:table-cell table:formula="of:=RAND()*100" office:value-type="float" office:value="29.3291272855976" calcext:value-type="float">
            <text:p>29.3291272855976</text:p>
          </table:table-cell>
          <table:table-cell table:formula="of:=[.A542]*0.768973+6+RAND()*5" office:value-type="float" office:value="30.9827751699102" calcext:value-type="float">
            <text:p>30.9827751699102</text:p>
          </table:table-cell>
        </table:table-row>
        <table:table-row table:style-name="ro1">
          <table:table-cell table:formula="of:=RAND()*100" office:value-type="float" office:value="81.5473878548195" calcext:value-type="float">
            <text:p>81.5473878548195</text:p>
          </table:table-cell>
          <table:table-cell table:formula="of:=[.A543]*0.768973+6+RAND()*5" office:value-type="float" office:value="71.0165296590249" calcext:value-type="float">
            <text:p>71.0165296590249</text:p>
          </table:table-cell>
        </table:table-row>
        <table:table-row table:style-name="ro1">
          <table:table-cell table:formula="of:=RAND()*100" office:value-type="float" office:value="71.0883108759482" calcext:value-type="float">
            <text:p>71.0883108759482</text:p>
          </table:table-cell>
          <table:table-cell table:formula="of:=[.A544]*0.768973+6+RAND()*5" office:value-type="float" office:value="65.0810577942395" calcext:value-type="float">
            <text:p>65.0810577942395</text:p>
          </table:table-cell>
        </table:table-row>
        <table:table-row table:style-name="ro1">
          <table:table-cell table:formula="of:=RAND()*100" office:value-type="float" office:value="75.8176125556115" calcext:value-type="float">
            <text:p>75.8176125556115</text:p>
          </table:table-cell>
          <table:table-cell table:formula="of:=[.A545]*0.768973+6+RAND()*5" office:value-type="float" office:value="65.5653152692699" calcext:value-type="float">
            <text:p>65.5653152692699</text:p>
          </table:table-cell>
        </table:table-row>
        <table:table-row table:style-name="ro1">
          <table:table-cell table:formula="of:=RAND()*100" office:value-type="float" office:value="25.6261737771802" calcext:value-type="float">
            <text:p>25.6261737771802</text:p>
          </table:table-cell>
          <table:table-cell table:formula="of:=[.A546]*0.768973+6+RAND()*5" office:value-type="float" office:value="27.0924479043104" calcext:value-type="float">
            <text:p>27.0924479043104</text:p>
          </table:table-cell>
        </table:table-row>
        <table:table-row table:style-name="ro1">
          <table:table-cell table:formula="of:=RAND()*100" office:value-type="float" office:value="4.35956568507323" calcext:value-type="float">
            <text:p>4.35956568507323</text:p>
          </table:table-cell>
          <table:table-cell table:formula="of:=[.A547]*0.768973+6+RAND()*5" office:value-type="float" office:value="10.7509212769025" calcext:value-type="float">
            <text:p>10.7509212769025</text:p>
          </table:table-cell>
        </table:table-row>
        <table:table-row table:style-name="ro1">
          <table:table-cell table:formula="of:=RAND()*100" office:value-type="float" office:value="86.1309907025516" calcext:value-type="float">
            <text:p>86.1309907025516</text:p>
          </table:table-cell>
          <table:table-cell table:formula="of:=[.A548]*0.768973+6+RAND()*5" office:value-type="float" office:value="73.6991816857844" calcext:value-type="float">
            <text:p>73.6991816857844</text:p>
          </table:table-cell>
        </table:table-row>
        <table:table-row table:style-name="ro1">
          <table:table-cell table:formula="of:=RAND()*100" office:value-type="float" office:value="90.6274210098423" calcext:value-type="float">
            <text:p>90.6274210098423</text:p>
          </table:table-cell>
          <table:table-cell table:formula="of:=[.A549]*0.768973+6+RAND()*5" office:value-type="float" office:value="77.2063086186241" calcext:value-type="float">
            <text:p>77.2063086186241</text:p>
          </table:table-cell>
        </table:table-row>
        <table:table-row table:style-name="ro1">
          <table:table-cell table:formula="of:=RAND()*100" office:value-type="float" office:value="36.0108794953926" calcext:value-type="float">
            <text:p>36.0108794953926</text:p>
          </table:table-cell>
          <table:table-cell table:formula="of:=[.A550]*0.768973+6+RAND()*5" office:value-type="float" office:value="35.1399950965878" calcext:value-type="float">
            <text:p>35.1399950965878</text:p>
          </table:table-cell>
        </table:table-row>
        <table:table-row table:style-name="ro1">
          <table:table-cell table:formula="of:=RAND()*100" office:value-type="float" office:value="61.6553753798558" calcext:value-type="float">
            <text:p>61.6553753798558</text:p>
          </table:table-cell>
          <table:table-cell table:formula="of:=[.A551]*0.768973+6+RAND()*5" office:value-type="float" office:value="54.5143468832688" calcext:value-type="float">
            <text:p>54.5143468832688</text:p>
          </table:table-cell>
        </table:table-row>
        <table:table-row table:style-name="ro1">
          <table:table-cell table:formula="of:=RAND()*100" office:value-type="float" office:value="36.6853341945655" calcext:value-type="float">
            <text:p>36.6853341945655</text:p>
          </table:table-cell>
          <table:table-cell table:formula="of:=[.A552]*0.768973+6+RAND()*5" office:value-type="float" office:value="36.7068210153444" calcext:value-type="float">
            <text:p>36.7068210153444</text:p>
          </table:table-cell>
        </table:table-row>
        <table:table-row table:style-name="ro1">
          <table:table-cell table:formula="of:=RAND()*100" office:value-type="float" office:value="50.9359193520286" calcext:value-type="float">
            <text:p>50.9359193520286</text:p>
          </table:table-cell>
          <table:table-cell table:formula="of:=[.A553]*0.768973+6+RAND()*5" office:value-type="float" office:value="48.3067331979345" calcext:value-type="float">
            <text:p>48.3067331979345</text:p>
          </table:table-cell>
        </table:table-row>
        <table:table-row table:style-name="ro1">
          <table:table-cell table:formula="of:=RAND()*100" office:value-type="float" office:value="22.9219767502829" calcext:value-type="float">
            <text:p>22.9219767502829</text:p>
          </table:table-cell>
          <table:table-cell table:formula="of:=[.A554]*0.768973+6+RAND()*5" office:value-type="float" office:value="23.7290657593835" calcext:value-type="float">
            <text:p>23.7290657593835</text:p>
          </table:table-cell>
        </table:table-row>
        <table:table-row table:style-name="ro1">
          <table:table-cell table:formula="of:=RAND()*100" office:value-type="float" office:value="33.7586461311922" calcext:value-type="float">
            <text:p>33.7586461311922</text:p>
          </table:table-cell>
          <table:table-cell table:formula="of:=[.A555]*0.768973+6+RAND()*5" office:value-type="float" office:value="35.7254521963738" calcext:value-type="float">
            <text:p>35.7254521963738</text:p>
          </table:table-cell>
        </table:table-row>
        <table:table-row table:style-name="ro1">
          <table:table-cell table:formula="of:=RAND()*100" office:value-type="float" office:value="29.6899282990155" calcext:value-type="float">
            <text:p>29.6899282990155</text:p>
          </table:table-cell>
          <table:table-cell table:formula="of:=[.A556]*0.768973+6+RAND()*5" office:value-type="float" office:value="32.3156487339636" calcext:value-type="float">
            <text:p>32.3156487339636</text:p>
          </table:table-cell>
        </table:table-row>
        <table:table-row table:style-name="ro1">
          <table:table-cell table:formula="of:=RAND()*100" office:value-type="float" office:value="28.8264906786887" calcext:value-type="float">
            <text:p>28.8264906786887</text:p>
          </table:table-cell>
          <table:table-cell table:formula="of:=[.A557]*0.768973+6+RAND()*5" office:value-type="float" office:value="29.5370261526129" calcext:value-type="float">
            <text:p>29.5370261526129</text:p>
          </table:table-cell>
        </table:table-row>
        <table:table-row table:style-name="ro1">
          <table:table-cell table:formula="of:=RAND()*100" office:value-type="float" office:value="17.1871203266457" calcext:value-type="float">
            <text:p>17.1871203266457</text:p>
          </table:table-cell>
          <table:table-cell table:formula="of:=[.A558]*0.768973+6+RAND()*5" office:value-type="float" office:value="19.232151882429" calcext:value-type="float">
            <text:p>19.232151882429</text:p>
          </table:table-cell>
        </table:table-row>
        <table:table-row table:style-name="ro1">
          <table:table-cell table:formula="of:=RAND()*100" office:value-type="float" office:value="60.8511621742231" calcext:value-type="float">
            <text:p>60.8511621742231</text:p>
          </table:table-cell>
          <table:table-cell table:formula="of:=[.A559]*0.768973+6+RAND()*5" office:value-type="float" office:value="53.3336075650946" calcext:value-type="float">
            <text:p>53.3336075650946</text:p>
          </table:table-cell>
        </table:table-row>
        <table:table-row table:style-name="ro1">
          <table:table-cell table:formula="of:=RAND()*100" office:value-type="float" office:value="70.6762926811559" calcext:value-type="float">
            <text:p>70.6762926811559</text:p>
          </table:table-cell>
          <table:table-cell table:formula="of:=[.A560]*0.768973+6+RAND()*5" office:value-type="float" office:value="63.3331138067969" calcext:value-type="float">
            <text:p>63.3331138067969</text:p>
          </table:table-cell>
        </table:table-row>
        <table:table-row table:style-name="ro1">
          <table:table-cell table:formula="of:=RAND()*100" office:value-type="float" office:value="93.9908974742957" calcext:value-type="float">
            <text:p>93.9908974742957</text:p>
          </table:table-cell>
          <table:table-cell table:formula="of:=[.A561]*0.768973+6+RAND()*5" office:value-type="float" office:value="82.0304899362147" calcext:value-type="float">
            <text:p>82.0304899362147</text:p>
          </table:table-cell>
        </table:table-row>
        <table:table-row table:style-name="ro1">
          <table:table-cell table:formula="of:=RAND()*100" office:value-type="float" office:value="17.7249428567671" calcext:value-type="float">
            <text:p>17.7249428567671</text:p>
          </table:table-cell>
          <table:table-cell table:formula="of:=[.A562]*0.768973+6+RAND()*5" office:value-type="float" office:value="20.4931783303234" calcext:value-type="float">
            <text:p>20.4931783303234</text:p>
          </table:table-cell>
        </table:table-row>
        <table:table-row table:style-name="ro1">
          <table:table-cell table:formula="of:=RAND()*100" office:value-type="float" office:value="8.74520064434557" calcext:value-type="float">
            <text:p>8.74520064434557</text:p>
          </table:table-cell>
          <table:table-cell table:formula="of:=[.A563]*0.768973+6+RAND()*5" office:value-type="float" office:value="15.3686558836431" calcext:value-type="float">
            <text:p>15.3686558836431</text:p>
          </table:table-cell>
        </table:table-row>
        <table:table-row table:style-name="ro1">
          <table:table-cell table:formula="of:=RAND()*100" office:value-type="float" office:value="6.59198667397152" calcext:value-type="float">
            <text:p>6.59198667397152</text:p>
          </table:table-cell>
          <table:table-cell table:formula="of:=[.A564]*0.768973+6+RAND()*5" office:value-type="float" office:value="11.443823700628" calcext:value-type="float">
            <text:p>11.443823700628</text:p>
          </table:table-cell>
        </table:table-row>
        <table:table-row table:style-name="ro1">
          <table:table-cell table:formula="of:=RAND()*100" office:value-type="float" office:value="22.8504924090206" calcext:value-type="float">
            <text:p>22.8504924090206</text:p>
          </table:table-cell>
          <table:table-cell table:formula="of:=[.A565]*0.768973+6+RAND()*5" office:value-type="float" office:value="27.950202590708" calcext:value-type="float">
            <text:p>27.950202590708</text:p>
          </table:table-cell>
        </table:table-row>
        <table:table-row table:style-name="ro1">
          <table:table-cell table:formula="of:=RAND()*100" office:value-type="float" office:value="98.6280992156112" calcext:value-type="float">
            <text:p>98.6280992156112</text:p>
          </table:table-cell>
          <table:table-cell table:formula="of:=[.A566]*0.768973+6+RAND()*5" office:value-type="float" office:value="83.6204014314168" calcext:value-type="float">
            <text:p>83.6204014314168</text:p>
          </table:table-cell>
        </table:table-row>
        <table:table-row table:style-name="ro1">
          <table:table-cell table:formula="of:=RAND()*100" office:value-type="float" office:value="57.8604569053782" calcext:value-type="float">
            <text:p>57.8604569053782</text:p>
          </table:table-cell>
          <table:table-cell table:formula="of:=[.A567]*0.768973+6+RAND()*5" office:value-type="float" office:value="53.8507195104652" calcext:value-type="float">
            <text:p>53.8507195104652</text:p>
          </table:table-cell>
        </table:table-row>
        <table:table-row table:style-name="ro1">
          <table:table-cell table:formula="of:=RAND()*100" office:value-type="float" office:value="16.6161832356831" calcext:value-type="float">
            <text:p>16.6161832356831</text:p>
          </table:table-cell>
          <table:table-cell table:formula="of:=[.A568]*0.768973+6+RAND()*5" office:value-type="float" office:value="19.3927236140923" calcext:value-type="float">
            <text:p>19.3927236140923</text:p>
          </table:table-cell>
        </table:table-row>
        <table:table-row table:style-name="ro1">
          <table:table-cell table:formula="of:=RAND()*100" office:value-type="float" office:value="91.965598125753" calcext:value-type="float">
            <text:p>91.965598125753</text:p>
          </table:table-cell>
          <table:table-cell table:formula="of:=[.A569]*0.768973+6+RAND()*5" office:value-type="float" office:value="78.6038549607379" calcext:value-type="float">
            <text:p>78.6038549607379</text:p>
          </table:table-cell>
        </table:table-row>
        <table:table-row table:style-name="ro1">
          <table:table-cell table:formula="of:=RAND()*100" office:value-type="float" office:value="61.2207487613998" calcext:value-type="float">
            <text:p>61.2207487613998</text:p>
          </table:table-cell>
          <table:table-cell table:formula="of:=[.A570]*0.768973+6+RAND()*5" office:value-type="float" office:value="55.0146717903273" calcext:value-type="float">
            <text:p>55.0146717903273</text:p>
          </table:table-cell>
        </table:table-row>
        <table:table-row table:style-name="ro1">
          <table:table-cell table:formula="of:=RAND()*100" office:value-type="float" office:value="62.019101002331" calcext:value-type="float">
            <text:p>62.019101002331</text:p>
          </table:table-cell>
          <table:table-cell table:formula="of:=[.A571]*0.768973+6+RAND()*5" office:value-type="float" office:value="56.3495471096169" calcext:value-type="float">
            <text:p>56.3495471096169</text:p>
          </table:table-cell>
        </table:table-row>
        <table:table-row table:style-name="ro1">
          <table:table-cell table:formula="of:=RAND()*100" office:value-type="float" office:value="19.9880884205929" calcext:value-type="float">
            <text:p>19.9880884205929</text:p>
          </table:table-cell>
          <table:table-cell table:formula="of:=[.A572]*0.768973+6+RAND()*5" office:value-type="float" office:value="24.4417965276414" calcext:value-type="float">
            <text:p>24.4417965276414</text:p>
          </table:table-cell>
        </table:table-row>
        <table:table-row table:style-name="ro1">
          <table:table-cell table:formula="of:=RAND()*100" office:value-type="float" office:value="74.4385592956795" calcext:value-type="float">
            <text:p>74.4385592956795</text:p>
          </table:table-cell>
          <table:table-cell table:formula="of:=[.A573]*0.768973+6+RAND()*5" office:value-type="float" office:value="63.252173171507" calcext:value-type="float">
            <text:p>63.252173171507</text:p>
          </table:table-cell>
        </table:table-row>
        <table:table-row table:style-name="ro1">
          <table:table-cell table:formula="of:=RAND()*100" office:value-type="float" office:value="58.0071374617478" calcext:value-type="float">
            <text:p>58.0071374617478</text:p>
          </table:table-cell>
          <table:table-cell table:formula="of:=[.A574]*0.768973+6+RAND()*5" office:value-type="float" office:value="54.2244900319321" calcext:value-type="float">
            <text:p>54.2244900319321</text:p>
          </table:table-cell>
        </table:table-row>
        <table:table-row table:style-name="ro1">
          <table:table-cell table:formula="of:=RAND()*100" office:value-type="float" office:value="2.31386360985531" calcext:value-type="float">
            <text:p>2.31386360985531</text:p>
          </table:table-cell>
          <table:table-cell table:formula="of:=[.A575]*0.768973+6+RAND()*5" office:value-type="float" office:value="11.673786833373" calcext:value-type="float">
            <text:p>11.673786833373</text:p>
          </table:table-cell>
        </table:table-row>
        <table:table-row table:style-name="ro1">
          <table:table-cell table:formula="of:=RAND()*100" office:value-type="float" office:value="91.7959453135219" calcext:value-type="float">
            <text:p>91.7959453135219</text:p>
          </table:table-cell>
          <table:table-cell table:formula="of:=[.A576]*0.768973+6+RAND()*5" office:value-type="float" office:value="79.2090570627617" calcext:value-type="float">
            <text:p>79.2090570627617</text:p>
          </table:table-cell>
        </table:table-row>
        <table:table-row table:style-name="ro1">
          <table:table-cell table:formula="of:=RAND()*100" office:value-type="float" office:value="91.3201517352543" calcext:value-type="float">
            <text:p>91.3201517352543</text:p>
          </table:table-cell>
          <table:table-cell table:formula="of:=[.A577]*0.768973+6+RAND()*5" office:value-type="float" office:value="77.3655007702429" calcext:value-type="float">
            <text:p>77.3655007702429</text:p>
          </table:table-cell>
        </table:table-row>
        <table:table-row table:style-name="ro1">
          <table:table-cell table:formula="of:=RAND()*100" office:value-type="float" office:value="56.7305311296458" calcext:value-type="float">
            <text:p>56.7305311296458</text:p>
          </table:table-cell>
          <table:table-cell table:formula="of:=[.A578]*0.768973+6+RAND()*5" office:value-type="float" office:value="52.5151823420757" calcext:value-type="float">
            <text:p>52.5151823420757</text:p>
          </table:table-cell>
        </table:table-row>
        <table:table-row table:style-name="ro1">
          <table:table-cell table:formula="of:=RAND()*100" office:value-type="float" office:value="68.8950269839035" calcext:value-type="float">
            <text:p>68.8950269839035</text:p>
          </table:table-cell>
          <table:table-cell table:formula="of:=[.A579]*0.768973+6+RAND()*5" office:value-type="float" office:value="60.9876451651624" calcext:value-type="float">
            <text:p>60.9876451651624</text:p>
          </table:table-cell>
        </table:table-row>
        <table:table-row table:style-name="ro1">
          <table:table-cell table:formula="of:=RAND()*100" office:value-type="float" office:value="17.2577759263742" calcext:value-type="float">
            <text:p>17.2577759263742</text:p>
          </table:table-cell>
          <table:table-cell table:formula="of:=[.A580]*0.768973+6+RAND()*5" office:value-type="float" office:value="23.9459448161361" calcext:value-type="float">
            <text:p>23.9459448161361</text:p>
          </table:table-cell>
        </table:table-row>
        <table:table-row table:style-name="ro1">
          <table:table-cell table:formula="of:=RAND()*100" office:value-type="float" office:value="47.7253083395532" calcext:value-type="float">
            <text:p>47.7253083395532</text:p>
          </table:table-cell>
          <table:table-cell table:formula="of:=[.A581]*0.768973+6+RAND()*5" office:value-type="float" office:value="44.670357851452" calcext:value-type="float">
            <text:p>44.670357851452</text:p>
          </table:table-cell>
        </table:table-row>
        <table:table-row table:style-name="ro1">
          <table:table-cell table:formula="of:=RAND()*100" office:value-type="float" office:value="81.5366908098553" calcext:value-type="float">
            <text:p>81.5366908098553</text:p>
          </table:table-cell>
          <table:table-cell table:formula="of:=[.A582]*0.768973+6+RAND()*5" office:value-type="float" office:value="69.6852642790135" calcext:value-type="float">
            <text:p>69.6852642790135</text:p>
          </table:table-cell>
        </table:table-row>
        <table:table-row table:style-name="ro1">
          <table:table-cell table:formula="of:=RAND()*100" office:value-type="float" office:value="34.7571603060624" calcext:value-type="float">
            <text:p>34.7571603060624</text:p>
          </table:table-cell>
          <table:table-cell table:formula="of:=[.A583]*0.768973+6+RAND()*5" office:value-type="float" office:value="37.4403805938046" calcext:value-type="float">
            <text:p>37.4403805938046</text:p>
          </table:table-cell>
        </table:table-row>
        <table:table-row table:style-name="ro1">
          <table:table-cell table:formula="of:=RAND()*100" office:value-type="float" office:value="20.9656877002328" calcext:value-type="float">
            <text:p>20.9656877002328</text:p>
          </table:table-cell>
          <table:table-cell table:formula="of:=[.A584]*0.768973+6+RAND()*5" office:value-type="float" office:value="26.2236862191342" calcext:value-type="float">
            <text:p>26.2236862191342</text:p>
          </table:table-cell>
        </table:table-row>
        <table:table-row table:style-name="ro1">
          <table:table-cell table:formula="of:=RAND()*100" office:value-type="float" office:value="71.2285574975339" calcext:value-type="float">
            <text:p>71.2285574975339</text:p>
          </table:table-cell>
          <table:table-cell table:formula="of:=[.A585]*0.768973+6+RAND()*5" office:value-type="float" office:value="63.6660745812404" calcext:value-type="float">
            <text:p>63.6660745812404</text:p>
          </table:table-cell>
        </table:table-row>
        <table:table-row table:style-name="ro1">
          <table:table-cell table:formula="of:=RAND()*100" office:value-type="float" office:value="1.41527946790762" calcext:value-type="float">
            <text:p>1.41527946790762</text:p>
          </table:table-cell>
          <table:table-cell table:formula="of:=[.A586]*0.768973+6+RAND()*5" office:value-type="float" office:value="9.78713698828675" calcext:value-type="float">
            <text:p>9.78713698828675</text:p>
          </table:table-cell>
        </table:table-row>
        <table:table-row table:style-name="ro1">
          <table:table-cell table:formula="of:=RAND()*100" office:value-type="float" office:value="4.5692913486757" calcext:value-type="float">
            <text:p>4.5692913486757</text:p>
          </table:table-cell>
          <table:table-cell table:formula="of:=[.A587]*0.768973+6+RAND()*5" office:value-type="float" office:value="12.3429073597657" calcext:value-type="float">
            <text:p>12.3429073597657</text:p>
          </table:table-cell>
        </table:table-row>
        <table:table-row table:style-name="ro1">
          <table:table-cell table:formula="of:=RAND()*100" office:value-type="float" office:value="65.3776167023242" calcext:value-type="float">
            <text:p>65.3776167023242</text:p>
          </table:table-cell>
          <table:table-cell table:formula="of:=[.A588]*0.768973+6+RAND()*5" office:value-type="float" office:value="58.4204180924933" calcext:value-type="float">
            <text:p>58.4204180924933</text:p>
          </table:table-cell>
        </table:table-row>
        <table:table-row table:style-name="ro1">
          <table:table-cell table:formula="of:=RAND()*100" office:value-type="float" office:value="32.5290129887489" calcext:value-type="float">
            <text:p>32.5290129887489</text:p>
          </table:table-cell>
          <table:table-cell table:formula="of:=[.A589]*0.768973+6+RAND()*5" office:value-type="float" office:value="33.9666589239749" calcext:value-type="float">
            <text:p>33.9666589239749</text:p>
          </table:table-cell>
        </table:table-row>
        <table:table-row table:style-name="ro1">
          <table:table-cell table:formula="of:=RAND()*100" office:value-type="float" office:value="58.3466625114844" calcext:value-type="float">
            <text:p>58.3466625114844</text:p>
          </table:table-cell>
          <table:table-cell table:formula="of:=[.A590]*0.768973+6+RAND()*5" office:value-type="float" office:value="53.4159388095627" calcext:value-type="float">
            <text:p>53.4159388095627</text:p>
          </table:table-cell>
        </table:table-row>
        <table:table-row table:style-name="ro1">
          <table:table-cell table:formula="of:=RAND()*100" office:value-type="float" office:value="67.1976201205206" calcext:value-type="float">
            <text:p>67.1976201205206</text:p>
          </table:table-cell>
          <table:table-cell table:formula="of:=[.A591]*0.768973+6+RAND()*5" office:value-type="float" office:value="61.8491884836551" calcext:value-type="float">
            <text:p>61.8491884836551</text:p>
          </table:table-cell>
        </table:table-row>
        <table:table-row table:style-name="ro1">
          <table:table-cell table:formula="of:=RAND()*100" office:value-type="float" office:value="67.7639398381149" calcext:value-type="float">
            <text:p>67.7639398381149</text:p>
          </table:table-cell>
          <table:table-cell table:formula="of:=[.A592]*0.768973+6+RAND()*5" office:value-type="float" office:value="61.1339000857188" calcext:value-type="float">
            <text:p>61.1339000857188</text:p>
          </table:table-cell>
        </table:table-row>
        <table:table-row table:style-name="ro1">
          <table:table-cell table:formula="of:=RAND()*100" office:value-type="float" office:value="12.9892047411295" calcext:value-type="float">
            <text:p>12.9892047411295</text:p>
          </table:table-cell>
          <table:table-cell table:formula="of:=[.A593]*0.768973+6+RAND()*5" office:value-type="float" office:value="18.9007320543653" calcext:value-type="float">
            <text:p>18.9007320543653</text:p>
          </table:table-cell>
        </table:table-row>
        <table:table-row table:style-name="ro1">
          <table:table-cell table:formula="of:=RAND()*100" office:value-type="float" office:value="12.6532950987878" calcext:value-type="float">
            <text:p>12.6532950987878</text:p>
          </table:table-cell>
          <table:table-cell table:formula="of:=[.A594]*0.768973+6+RAND()*5" office:value-type="float" office:value="17.3599091173796" calcext:value-type="float">
            <text:p>17.3599091173796</text:p>
          </table:table-cell>
        </table:table-row>
        <table:table-row table:style-name="ro1">
          <table:table-cell table:formula="of:=RAND()*100" office:value-type="float" office:value="35.9288662200717" calcext:value-type="float">
            <text:p>35.9288662200717</text:p>
          </table:table-cell>
          <table:table-cell table:formula="of:=[.A595]*0.768973+6+RAND()*5" office:value-type="float" office:value="37.9767776986904" calcext:value-type="float">
            <text:p>37.9767776986904</text:p>
          </table:table-cell>
        </table:table-row>
        <table:table-row table:style-name="ro1">
          <table:table-cell table:formula="of:=RAND()*100" office:value-type="float" office:value="81.6712275017829" calcext:value-type="float">
            <text:p>81.6712275017829</text:p>
          </table:table-cell>
          <table:table-cell table:formula="of:=[.A596]*0.768973+6+RAND()*5" office:value-type="float" office:value="69.1149750219988" calcext:value-type="float">
            <text:p>69.1149750219988</text:p>
          </table:table-cell>
        </table:table-row>
        <table:table-row table:style-name="ro1">
          <table:table-cell table:formula="of:=RAND()*100" office:value-type="float" office:value="63.0080896736173" calcext:value-type="float">
            <text:p>63.0080896736173</text:p>
          </table:table-cell>
          <table:table-cell table:formula="of:=[.A597]*0.768973+6+RAND()*5" office:value-type="float" office:value="58.4594419354218" calcext:value-type="float">
            <text:p>58.4594419354218</text:p>
          </table:table-cell>
        </table:table-row>
        <table:table-row table:style-name="ro1">
          <table:table-cell table:formula="of:=RAND()*100" office:value-type="float" office:value="8.05215313941615" calcext:value-type="float">
            <text:p>8.05215313941615</text:p>
          </table:table-cell>
          <table:table-cell table:formula="of:=[.A598]*0.768973+6+RAND()*5" office:value-type="float" office:value="12.7194381510439" calcext:value-type="float">
            <text:p>12.7194381510439</text:p>
          </table:table-cell>
        </table:table-row>
        <table:table-row table:style-name="ro1">
          <table:table-cell table:formula="of:=RAND()*100" office:value-type="float" office:value="53.3878224883927" calcext:value-type="float">
            <text:p>53.3878224883927</text:p>
          </table:table-cell>
          <table:table-cell table:formula="of:=[.A599]*0.768973+6+RAND()*5" office:value-type="float" office:value="51.4722116324892" calcext:value-type="float">
            <text:p>51.4722116324892</text:p>
          </table:table-cell>
        </table:table-row>
        <table:table-row table:style-name="ro1">
          <table:table-cell table:formula="of:=RAND()*100" office:value-type="float" office:value="97.4423502519483" calcext:value-type="float">
            <text:p>97.4423502519483</text:p>
          </table:table-cell>
          <table:table-cell table:formula="of:=[.A600]*0.768973+6+RAND()*5" office:value-type="float" office:value="81.8745046348635" calcext:value-type="float">
            <text:p>81.8745046348635</text:p>
          </table:table-cell>
        </table:table-row>
        <table:table-row table:style-name="ro1">
          <table:table-cell table:formula="of:=RAND()*100" office:value-type="float" office:value="84.1268966293308" calcext:value-type="float">
            <text:p>84.1268966293308</text:p>
          </table:table-cell>
          <table:table-cell table:formula="of:=[.A601]*0.768973+6+RAND()*5" office:value-type="float" office:value="72.9168465078618" calcext:value-type="float">
            <text:p>72.9168465078618</text:p>
          </table:table-cell>
        </table:table-row>
        <table:table-row table:style-name="ro1">
          <table:table-cell table:formula="of:=RAND()*100" office:value-type="float" office:value="50.2617883856543" calcext:value-type="float">
            <text:p>50.2617883856543</text:p>
          </table:table-cell>
          <table:table-cell table:formula="of:=[.A602]*0.768973+6+RAND()*5" office:value-type="float" office:value="45.8467729042221" calcext:value-type="float">
            <text:p>45.8467729042221</text:p>
          </table:table-cell>
        </table:table-row>
        <table:table-row table:style-name="ro1">
          <table:table-cell table:formula="of:=RAND()*100" office:value-type="float" office:value="4.95265500950588" calcext:value-type="float">
            <text:p>4.95265500950588</text:p>
          </table:table-cell>
          <table:table-cell table:formula="of:=[.A603]*0.768973+6+RAND()*5" office:value-type="float" office:value="13.3374635122911" calcext:value-type="float">
            <text:p>13.3374635122911</text:p>
          </table:table-cell>
        </table:table-row>
        <table:table-row table:style-name="ro1">
          <table:table-cell table:formula="of:=RAND()*100" office:value-type="float" office:value="67.5729168932673" calcext:value-type="float">
            <text:p>67.5729168932673</text:p>
          </table:table-cell>
          <table:table-cell table:formula="of:=[.A604]*0.768973+6+RAND()*5" office:value-type="float" office:value="61.9308948763373" calcext:value-type="float">
            <text:p>61.9308948763373</text:p>
          </table:table-cell>
        </table:table-row>
        <table:table-row table:style-name="ro1">
          <table:table-cell table:formula="of:=RAND()*100" office:value-type="float" office:value="73.7019169667162" calcext:value-type="float">
            <text:p>73.7019169667162</text:p>
          </table:table-cell>
          <table:table-cell table:formula="of:=[.A605]*0.768973+6+RAND()*5" office:value-type="float" office:value="64.5742630106859" calcext:value-type="float">
            <text:p>64.5742630106859</text:p>
          </table:table-cell>
        </table:table-row>
        <table:table-row table:style-name="ro1">
          <table:table-cell table:formula="of:=RAND()*100" office:value-type="float" office:value="99.5805446385956" calcext:value-type="float">
            <text:p>99.5805446385956</text:p>
          </table:table-cell>
          <table:table-cell table:formula="of:=[.A606]*0.768973+6+RAND()*5" office:value-type="float" office:value="86.522039941739" calcext:value-type="float">
            <text:p>86.522039941739</text:p>
          </table:table-cell>
        </table:table-row>
        <table:table-row table:style-name="ro1">
          <table:table-cell table:formula="of:=RAND()*100" office:value-type="float" office:value="16.3478786979942" calcext:value-type="float">
            <text:p>16.3478786979942</text:p>
          </table:table-cell>
          <table:table-cell table:formula="of:=[.A607]*0.768973+6+RAND()*5" office:value-type="float" office:value="21.1627219213495" calcext:value-type="float">
            <text:p>21.1627219213495</text:p>
          </table:table-cell>
        </table:table-row>
        <table:table-row table:style-name="ro1">
          <table:table-cell table:formula="of:=RAND()*100" office:value-type="float" office:value="75.5743661515146" calcext:value-type="float">
            <text:p>75.5743661515146</text:p>
          </table:table-cell>
          <table:table-cell table:formula="of:=[.A608]*0.768973+6+RAND()*5" office:value-type="float" office:value="66.4753325150947" calcext:value-type="float">
            <text:p>66.4753325150947</text:p>
          </table:table-cell>
        </table:table-row>
        <table:table-row table:style-name="ro1">
          <table:table-cell table:formula="of:=RAND()*100" office:value-type="float" office:value="85.0339034320873" calcext:value-type="float">
            <text:p>85.0339034320873</text:p>
          </table:table-cell>
          <table:table-cell table:formula="of:=[.A609]*0.768973+6+RAND()*5" office:value-type="float" office:value="76.1144637982325" calcext:value-type="float">
            <text:p>76.1144637982325</text:p>
          </table:table-cell>
        </table:table-row>
        <table:table-row table:style-name="ro1">
          <table:table-cell table:formula="of:=RAND()*100" office:value-type="float" office:value="82.4575317971062" calcext:value-type="float">
            <text:p>82.4575317971062</text:p>
          </table:table-cell>
          <table:table-cell table:formula="of:=[.A610]*0.768973+6+RAND()*5" office:value-type="float" office:value="73.8252841754832" calcext:value-type="float">
            <text:p>73.8252841754832</text:p>
          </table:table-cell>
        </table:table-row>
        <table:table-row table:style-name="ro1">
          <table:table-cell table:formula="of:=RAND()*100" office:value-type="float" office:value="25.069588603747" calcext:value-type="float">
            <text:p>25.069588603747</text:p>
          </table:table-cell>
          <table:table-cell table:formula="of:=[.A611]*0.768973+6+RAND()*5" office:value-type="float" office:value="28.661974351089" calcext:value-type="float">
            <text:p>28.661974351089</text:p>
          </table:table-cell>
        </table:table-row>
        <table:table-row table:style-name="ro1">
          <table:table-cell table:formula="of:=RAND()*100" office:value-type="float" office:value="91.6355864244368" calcext:value-type="float">
            <text:p>91.6355864244368</text:p>
          </table:table-cell>
          <table:table-cell table:formula="of:=[.A612]*0.768973+6+RAND()*5" office:value-type="float" office:value="81.025312142269" calcext:value-type="float">
            <text:p>81.025312142269</text:p>
          </table:table-cell>
        </table:table-row>
        <table:table-row table:style-name="ro1">
          <table:table-cell table:formula="of:=RAND()*100" office:value-type="float" office:value="90.7303702590279" calcext:value-type="float">
            <text:p>90.7303702590279</text:p>
          </table:table-cell>
          <table:table-cell table:formula="of:=[.A613]*0.768973+6+RAND()*5" office:value-type="float" office:value="77.3417582148245" calcext:value-type="float">
            <text:p>77.3417582148245</text:p>
          </table:table-cell>
        </table:table-row>
        <table:table-row table:style-name="ro1">
          <table:table-cell table:formula="of:=RAND()*100" office:value-type="float" office:value="20.1834187831759" calcext:value-type="float">
            <text:p>20.1834187831759</text:p>
          </table:table-cell>
          <table:table-cell table:formula="of:=[.A614]*0.768973+6+RAND()*5" office:value-type="float" office:value="22.1450808515389" calcext:value-type="float">
            <text:p>22.1450808515389</text:p>
          </table:table-cell>
        </table:table-row>
        <table:table-row table:style-name="ro1">
          <table:table-cell table:formula="of:=RAND()*100" office:value-type="float" office:value="93.4271883559874" calcext:value-type="float">
            <text:p>93.4271883559874</text:p>
          </table:table-cell>
          <table:table-cell table:formula="of:=[.A615]*0.768973+6+RAND()*5" office:value-type="float" office:value="82.8228058057519" calcext:value-type="float">
            <text:p>82.8228058057519</text:p>
          </table:table-cell>
        </table:table-row>
        <table:table-row table:style-name="ro1">
          <table:table-cell table:formula="of:=RAND()*100" office:value-type="float" office:value="47.2726158941307" calcext:value-type="float">
            <text:p>47.2726158941307</text:p>
          </table:table-cell>
          <table:table-cell table:formula="of:=[.A616]*0.768973+6+RAND()*5" office:value-type="float" office:value="46.5454096775381" calcext:value-type="float">
            <text:p>46.5454096775381</text:p>
          </table:table-cell>
        </table:table-row>
        <table:table-row table:style-name="ro1">
          <table:table-cell table:formula="of:=RAND()*100" office:value-type="float" office:value="54.8069929853427" calcext:value-type="float">
            <text:p>54.8069929853427</text:p>
          </table:table-cell>
          <table:table-cell table:formula="of:=[.A617]*0.768973+6+RAND()*5" office:value-type="float" office:value="52.9870240737247" calcext:value-type="float">
            <text:p>52.9870240737247</text:p>
          </table:table-cell>
        </table:table-row>
        <table:table-row table:style-name="ro1">
          <table:table-cell table:formula="of:=RAND()*100" office:value-type="float" office:value="22.2708857503116" calcext:value-type="float">
            <text:p>22.2708857503116</text:p>
          </table:table-cell>
          <table:table-cell table:formula="of:=[.A618]*0.768973+6+RAND()*5" office:value-type="float" office:value="23.9710917211964" calcext:value-type="float">
            <text:p>23.9710917211964</text:p>
          </table:table-cell>
        </table:table-row>
        <table:table-row table:style-name="ro1">
          <table:table-cell table:formula="of:=RAND()*100" office:value-type="float" office:value="55.5072197078089" calcext:value-type="float">
            <text:p>55.5072197078089</text:p>
          </table:table-cell>
          <table:table-cell table:formula="of:=[.A619]*0.768973+6+RAND()*5" office:value-type="float" office:value="50.8733486436584" calcext:value-type="float">
            <text:p>50.8733486436584</text:p>
          </table:table-cell>
        </table:table-row>
        <table:table-row table:style-name="ro1">
          <table:table-cell table:formula="of:=RAND()*100" office:value-type="float" office:value="43.0984433275286" calcext:value-type="float">
            <text:p>43.0984433275286</text:p>
          </table:table-cell>
          <table:table-cell table:formula="of:=[.A620]*0.768973+6+RAND()*5" office:value-type="float" office:value="39.4340105882978" calcext:value-type="float">
            <text:p>39.4340105882978</text:p>
          </table:table-cell>
        </table:table-row>
        <table:table-row table:style-name="ro1">
          <table:table-cell table:formula="of:=RAND()*100" office:value-type="float" office:value="16.5896622673913" calcext:value-type="float">
            <text:p>16.5896622673913</text:p>
          </table:table-cell>
          <table:table-cell table:formula="of:=[.A621]*0.768973+6+RAND()*5" office:value-type="float" office:value="20.7849863882649" calcext:value-type="float">
            <text:p>20.7849863882649</text:p>
          </table:table-cell>
        </table:table-row>
        <table:table-row table:style-name="ro1">
          <table:table-cell table:formula="of:=RAND()*100" office:value-type="float" office:value="21.9542933119252" calcext:value-type="float">
            <text:p>21.9542933119252</text:p>
          </table:table-cell>
          <table:table-cell table:formula="of:=[.A622]*0.768973+6+RAND()*5" office:value-type="float" office:value="27.0483076802107" calcext:value-type="float">
            <text:p>27.0483076802107</text:p>
          </table:table-cell>
        </table:table-row>
        <table:table-row table:style-name="ro1">
          <table:table-cell table:formula="of:=RAND()*100" office:value-type="float" office:value="48.9142699292355" calcext:value-type="float">
            <text:p>48.9142699292355</text:p>
          </table:table-cell>
          <table:table-cell table:formula="of:=[.A623]*0.768973+6+RAND()*5" office:value-type="float" office:value="46.3135518070188" calcext:value-type="float">
            <text:p>46.3135518070188</text:p>
          </table:table-cell>
        </table:table-row>
        <table:table-row table:style-name="ro1">
          <table:table-cell table:formula="of:=RAND()*100" office:value-type="float" office:value="4.73741045274378" calcext:value-type="float">
            <text:p>4.73741045274378</text:p>
          </table:table-cell>
          <table:table-cell table:formula="of:=[.A624]*0.768973+6+RAND()*5" office:value-type="float" office:value="10.8060558245793" calcext:value-type="float">
            <text:p>10.8060558245793</text:p>
          </table:table-cell>
        </table:table-row>
        <table:table-row table:style-name="ro1">
          <table:table-cell table:formula="of:=RAND()*100" office:value-type="float" office:value="77.8299003306688" calcext:value-type="float">
            <text:p>77.8299003306688</text:p>
          </table:table-cell>
          <table:table-cell table:formula="of:=[.A625]*0.768973+6+RAND()*5" office:value-type="float" office:value="67.7406836720653" calcext:value-type="float">
            <text:p>67.7406836720653</text:p>
          </table:table-cell>
        </table:table-row>
        <table:table-row table:style-name="ro1">
          <table:table-cell table:formula="of:=RAND()*100" office:value-type="float" office:value="3.83231357924796" calcext:value-type="float">
            <text:p>3.83231357924796</text:p>
          </table:table-cell>
          <table:table-cell table:formula="of:=[.A626]*0.768973+6+RAND()*5" office:value-type="float" office:value="9.99789423933922" calcext:value-type="float">
            <text:p>9.99789423933922</text:p>
          </table:table-cell>
        </table:table-row>
        <table:table-row table:style-name="ro1">
          <table:table-cell table:formula="of:=RAND()*100" office:value-type="float" office:value="18.9190112206053" calcext:value-type="float">
            <text:p>18.9190112206053</text:p>
          </table:table-cell>
          <table:table-cell table:formula="of:=[.A627]*0.768973+6+RAND()*5" office:value-type="float" office:value="21.7905126412464" calcext:value-type="float">
            <text:p>21.7905126412464</text:p>
          </table:table-cell>
        </table:table-row>
        <table:table-row table:style-name="ro1">
          <table:table-cell table:formula="of:=RAND()*100" office:value-type="float" office:value="77.6660430823777" calcext:value-type="float">
            <text:p>77.6660430823777</text:p>
          </table:table-cell>
          <table:table-cell table:formula="of:=[.A628]*0.768973+6+RAND()*5" office:value-type="float" office:value="69.7426100420397" calcext:value-type="float">
            <text:p>69.7426100420397</text:p>
          </table:table-cell>
        </table:table-row>
        <table:table-row table:style-name="ro1">
          <table:table-cell table:formula="of:=RAND()*100" office:value-type="float" office:value="88.9198942703491" calcext:value-type="float">
            <text:p>88.9198942703491</text:p>
          </table:table-cell>
          <table:table-cell table:formula="of:=[.A629]*0.768973+6+RAND()*5" office:value-type="float" office:value="76.8220621681162" calcext:value-type="float">
            <text:p>76.8220621681162</text:p>
          </table:table-cell>
        </table:table-row>
        <table:table-row table:style-name="ro1">
          <table:table-cell table:formula="of:=RAND()*100" office:value-type="float" office:value="22.4286785009637" calcext:value-type="float">
            <text:p>22.4286785009637</text:p>
          </table:table-cell>
          <table:table-cell table:formula="of:=[.A630]*0.768973+6+RAND()*5" office:value-type="float" office:value="23.2718609803826" calcext:value-type="float">
            <text:p>23.2718609803826</text:p>
          </table:table-cell>
        </table:table-row>
        <table:table-row table:style-name="ro1">
          <table:table-cell table:formula="of:=RAND()*100" office:value-type="float" office:value="76.5060901963355" calcext:value-type="float">
            <text:p>76.5060901963355</text:p>
          </table:table-cell>
          <table:table-cell table:formula="of:=[.A631]*0.768973+6+RAND()*5" office:value-type="float" office:value="65.0152086876622" calcext:value-type="float">
            <text:p>65.0152086876622</text:p>
          </table:table-cell>
        </table:table-row>
        <table:table-row table:style-name="ro1">
          <table:table-cell table:formula="of:=RAND()*100" office:value-type="float" office:value="73.26424648782" calcext:value-type="float">
            <text:p>73.26424648782</text:p>
          </table:table-cell>
          <table:table-cell table:formula="of:=[.A632]*0.768973+6+RAND()*5" office:value-type="float" office:value="63.3162951416173" calcext:value-type="float">
            <text:p>63.3162951416173</text:p>
          </table:table-cell>
        </table:table-row>
        <table:table-row table:style-name="ro1">
          <table:table-cell table:formula="of:=RAND()*100" office:value-type="float" office:value="86.3227331140419" calcext:value-type="float">
            <text:p>86.3227331140419</text:p>
          </table:table-cell>
          <table:table-cell table:formula="of:=[.A633]*0.768973+6+RAND()*5" office:value-type="float" office:value="74.919901683212" calcext:value-type="float">
            <text:p>74.919901683212</text:p>
          </table:table-cell>
        </table:table-row>
        <table:table-row table:style-name="ro1">
          <table:table-cell table:formula="of:=RAND()*100" office:value-type="float" office:value="5.53100493731417" calcext:value-type="float">
            <text:p>5.53100493731417</text:p>
          </table:table-cell>
          <table:table-cell table:formula="of:=[.A634]*0.768973+6+RAND()*5" office:value-type="float" office:value="11.0124399659436" calcext:value-type="float">
            <text:p>11.0124399659436</text:p>
          </table:table-cell>
        </table:table-row>
        <table:table-row table:style-name="ro1">
          <table:table-cell table:formula="of:=RAND()*100" office:value-type="float" office:value="0.464637291937003" calcext:value-type="float">
            <text:p>0.464637291937003</text:p>
          </table:table-cell>
          <table:table-cell table:formula="of:=[.A635]*0.768973+6+RAND()*5" office:value-type="float" office:value="8.72444119099836" calcext:value-type="float">
            <text:p>8.72444119099836</text:p>
          </table:table-cell>
        </table:table-row>
        <table:table-row table:style-name="ro1">
          <table:table-cell table:formula="of:=RAND()*100" office:value-type="float" office:value="61.9243406943282" calcext:value-type="float">
            <text:p>61.9243406943282</text:p>
          </table:table-cell>
          <table:table-cell table:formula="of:=[.A636]*0.768973+6+RAND()*5" office:value-type="float" office:value="55.8932945491373" calcext:value-type="float">
            <text:p>55.8932945491373</text:p>
          </table:table-cell>
        </table:table-row>
        <table:table-row table:style-name="ro1">
          <table:table-cell table:formula="of:=RAND()*100" office:value-type="float" office:value="51.4295780476398" calcext:value-type="float">
            <text:p>51.4295780476398</text:p>
          </table:table-cell>
          <table:table-cell table:formula="of:=[.A637]*0.768973+6+RAND()*5" office:value-type="float" office:value="50.0448280799533" calcext:value-type="float">
            <text:p>50.0448280799533</text:p>
          </table:table-cell>
        </table:table-row>
        <table:table-row table:style-name="ro1">
          <table:table-cell table:formula="of:=RAND()*100" office:value-type="float" office:value="93.4309453713055" calcext:value-type="float">
            <text:p>93.4309453713055</text:p>
          </table:table-cell>
          <table:table-cell table:formula="of:=[.A638]*0.768973+6+RAND()*5" office:value-type="float" office:value="79.0954137748796" calcext:value-type="float">
            <text:p>79.0954137748796</text:p>
          </table:table-cell>
        </table:table-row>
        <table:table-row table:style-name="ro1">
          <table:table-cell table:formula="of:=RAND()*100" office:value-type="float" office:value="22.5053249276151" calcext:value-type="float">
            <text:p>22.5053249276151</text:p>
          </table:table-cell>
          <table:table-cell table:formula="of:=[.A639]*0.768973+6+RAND()*5" office:value-type="float" office:value="27.4178744415703" calcext:value-type="float">
            <text:p>27.4178744415703</text:p>
          </table:table-cell>
        </table:table-row>
        <table:table-row table:style-name="ro1">
          <table:table-cell table:formula="of:=RAND()*100" office:value-type="float" office:value="56.2813637070484" calcext:value-type="float">
            <text:p>56.2813637070484</text:p>
          </table:table-cell>
          <table:table-cell table:formula="of:=[.A640]*0.768973+6+RAND()*5" office:value-type="float" office:value="53.3951762970157" calcext:value-type="float">
            <text:p>53.3951762970157</text:p>
          </table:table-cell>
        </table:table-row>
        <table:table-row table:style-name="ro1">
          <table:table-cell table:formula="of:=RAND()*100" office:value-type="float" office:value="59.1752628635232" calcext:value-type="float">
            <text:p>59.1752628635232</text:p>
          </table:table-cell>
          <table:table-cell table:formula="of:=[.A641]*0.768973+6+RAND()*5" office:value-type="float" office:value="52.3908526547209" calcext:value-type="float">
            <text:p>52.3908526547209</text:p>
          </table:table-cell>
        </table:table-row>
        <table:table-row table:style-name="ro1">
          <table:table-cell table:formula="of:=RAND()*100" office:value-type="float" office:value="29.9689335967855" calcext:value-type="float">
            <text:p>29.9689335967855</text:p>
          </table:table-cell>
          <table:table-cell table:formula="of:=[.A642]*0.768973+6+RAND()*5" office:value-type="float" office:value="31.3842457927281" calcext:value-type="float">
            <text:p>31.3842457927281</text:p>
          </table:table-cell>
        </table:table-row>
        <table:table-row table:style-name="ro1">
          <table:table-cell table:formula="of:=RAND()*100" office:value-type="float" office:value="66.2765706347238" calcext:value-type="float">
            <text:p>66.2765706347238</text:p>
          </table:table-cell>
          <table:table-cell table:formula="of:=[.A643]*0.768973+6+RAND()*5" office:value-type="float" office:value="59.7419690926771" calcext:value-type="float">
            <text:p>59.7419690926771</text:p>
          </table:table-cell>
        </table:table-row>
        <table:table-row table:style-name="ro1">
          <table:table-cell table:formula="of:=RAND()*100" office:value-type="float" office:value="10.3238219768465" calcext:value-type="float">
            <text:p>10.3238219768465</text:p>
          </table:table-cell>
          <table:table-cell table:formula="of:=[.A644]*0.768973+6+RAND()*5" office:value-type="float" office:value="14.6899660619968" calcext:value-type="float">
            <text:p>14.6899660619968</text:p>
          </table:table-cell>
        </table:table-row>
        <table:table-row table:style-name="ro1">
          <table:table-cell table:formula="of:=RAND()*100" office:value-type="float" office:value="79.0313044461643" calcext:value-type="float">
            <text:p>79.0313044461643</text:p>
          </table:table-cell>
          <table:table-cell table:formula="of:=[.A645]*0.768973+6+RAND()*5" office:value-type="float" office:value="68.9872344262838" calcext:value-type="float">
            <text:p>68.9872344262838</text:p>
          </table:table-cell>
        </table:table-row>
        <table:table-row table:style-name="ro1">
          <table:table-cell table:formula="of:=RAND()*100" office:value-type="float" office:value="74.3753884362643" calcext:value-type="float">
            <text:p>74.3753884362643</text:p>
          </table:table-cell>
          <table:table-cell table:formula="of:=[.A646]*0.768973+6+RAND()*5" office:value-type="float" office:value="63.9790915124017" calcext:value-type="float">
            <text:p>63.9790915124017</text:p>
          </table:table-cell>
        </table:table-row>
        <table:table-row table:style-name="ro1">
          <table:table-cell table:formula="of:=RAND()*100" office:value-type="float" office:value="79.2344674198385" calcext:value-type="float">
            <text:p>79.2344674198385</text:p>
          </table:table-cell>
          <table:table-cell table:formula="of:=[.A647]*0.768973+6+RAND()*5" office:value-type="float" office:value="70.5364877624062" calcext:value-type="float">
            <text:p>70.5364877624062</text:p>
          </table:table-cell>
        </table:table-row>
        <table:table-row table:style-name="ro1">
          <table:table-cell table:formula="of:=RAND()*100" office:value-type="float" office:value="92.289507522535" calcext:value-type="float">
            <text:p>92.289507522535</text:p>
          </table:table-cell>
          <table:table-cell table:formula="of:=[.A648]*0.768973+6+RAND()*5" office:value-type="float" office:value="77.3814235993523" calcext:value-type="float">
            <text:p>77.3814235993523</text:p>
          </table:table-cell>
        </table:table-row>
        <table:table-row table:style-name="ro1">
          <table:table-cell table:formula="of:=RAND()*100" office:value-type="float" office:value="99.933249686939" calcext:value-type="float">
            <text:p>99.933249686939</text:p>
          </table:table-cell>
          <table:table-cell table:formula="of:=[.A649]*0.768973+6+RAND()*5" office:value-type="float" office:value="86.1062025464286" calcext:value-type="float">
            <text:p>86.1062025464286</text:p>
          </table:table-cell>
        </table:table-row>
        <table:table-row table:style-name="ro1">
          <table:table-cell table:formula="of:=RAND()*100" office:value-type="float" office:value="48.9979801280923" calcext:value-type="float">
            <text:p>48.9979801280923</text:p>
          </table:table-cell>
          <table:table-cell table:formula="of:=[.A650]*0.768973+6+RAND()*5" office:value-type="float" office:value="45.6912638597286" calcext:value-type="float">
            <text:p>45.6912638597286</text:p>
          </table:table-cell>
        </table:table-row>
        <table:table-row table:style-name="ro1">
          <table:table-cell table:formula="of:=RAND()*100" office:value-type="float" office:value="68.4665378311747" calcext:value-type="float">
            <text:p>68.4665378311747</text:p>
          </table:table-cell>
          <table:table-cell table:formula="of:=[.A651]*0.768973+6+RAND()*5" office:value-type="float" office:value="62.4778535850854" calcext:value-type="float">
            <text:p>62.4778535850854</text:p>
          </table:table-cell>
        </table:table-row>
        <table:table-row table:style-name="ro1">
          <table:table-cell table:formula="of:=RAND()*100" office:value-type="float" office:value="36.041513834057" calcext:value-type="float">
            <text:p>36.041513834057</text:p>
          </table:table-cell>
          <table:table-cell table:formula="of:=[.A652]*0.768973+6+RAND()*5" office:value-type="float" office:value="34.2446715875464" calcext:value-type="float">
            <text:p>34.2446715875464</text:p>
          </table:table-cell>
        </table:table-row>
        <table:table-row table:style-name="ro1">
          <table:table-cell table:formula="of:=RAND()*100" office:value-type="float" office:value="34.0548982125343" calcext:value-type="float">
            <text:p>34.0548982125343</text:p>
          </table:table-cell>
          <table:table-cell table:formula="of:=[.A653]*0.768973+6+RAND()*5" office:value-type="float" office:value="33.4510006297154" calcext:value-type="float">
            <text:p>33.4510006297154</text:p>
          </table:table-cell>
        </table:table-row>
        <table:table-row table:style-name="ro1">
          <table:table-cell table:formula="of:=RAND()*100" office:value-type="float" office:value="28.8586275540108" calcext:value-type="float">
            <text:p>28.8586275540108</text:p>
          </table:table-cell>
          <table:table-cell table:formula="of:=[.A654]*0.768973+6+RAND()*5" office:value-type="float" office:value="29.1365653009232" calcext:value-type="float">
            <text:p>29.1365653009232</text:p>
          </table:table-cell>
        </table:table-row>
        <table:table-row table:style-name="ro1">
          <table:table-cell table:formula="of:=RAND()*100" office:value-type="float" office:value="62.6654973694493" calcext:value-type="float">
            <text:p>62.6654973694493</text:p>
          </table:table-cell>
          <table:table-cell table:formula="of:=[.A655]*0.768973+6+RAND()*5" office:value-type="float" office:value="54.9976606721813" calcext:value-type="float">
            <text:p>54.9976606721813</text:p>
          </table:table-cell>
        </table:table-row>
        <table:table-row table:style-name="ro1">
          <table:table-cell table:formula="of:=RAND()*100" office:value-type="float" office:value="95.2746122544983" calcext:value-type="float">
            <text:p>95.2746122544983</text:p>
          </table:table-cell>
          <table:table-cell table:formula="of:=[.A656]*0.768973+6+RAND()*5" office:value-type="float" office:value="83.783242555688" calcext:value-type="float">
            <text:p>83.783242555688</text:p>
          </table:table-cell>
        </table:table-row>
        <table:table-row table:style-name="ro1">
          <table:table-cell table:formula="of:=RAND()*100" office:value-type="float" office:value="53.0500821887319" calcext:value-type="float">
            <text:p>53.0500821887319</text:p>
          </table:table-cell>
          <table:table-cell table:formula="of:=[.A657]*0.768973+6+RAND()*5" office:value-type="float" office:value="50.613896561922" calcext:value-type="float">
            <text:p>50.613896561922</text:p>
          </table:table-cell>
        </table:table-row>
        <table:table-row table:style-name="ro1">
          <table:table-cell table:formula="of:=RAND()*100" office:value-type="float" office:value="74.9769799725529" calcext:value-type="float">
            <text:p>74.9769799725529</text:p>
          </table:table-cell>
          <table:table-cell table:formula="of:=[.A658]*0.768973+6+RAND()*5" office:value-type="float" office:value="65.1832734558533" calcext:value-type="float">
            <text:p>65.1832734558533</text:p>
          </table:table-cell>
        </table:table-row>
        <table:table-row table:style-name="ro1">
          <table:table-cell table:formula="of:=RAND()*100" office:value-type="float" office:value="13.197870392427" calcext:value-type="float">
            <text:p>13.197870392427</text:p>
          </table:table-cell>
          <table:table-cell table:formula="of:=[.A659]*0.768973+6+RAND()*5" office:value-type="float" office:value="18.398549826563" calcext:value-type="float">
            <text:p>18.398549826563</text:p>
          </table:table-cell>
        </table:table-row>
        <table:table-row table:style-name="ro1">
          <table:table-cell table:formula="of:=RAND()*100" office:value-type="float" office:value="71.3746829783549" calcext:value-type="float">
            <text:p>71.3746829783549</text:p>
          </table:table-cell>
          <table:table-cell table:formula="of:=[.A660]*0.768973+6+RAND()*5" office:value-type="float" office:value="62.8145128787191" calcext:value-type="float">
            <text:p>62.8145128787191</text:p>
          </table:table-cell>
        </table:table-row>
        <table:table-row table:style-name="ro1">
          <table:table-cell table:formula="of:=RAND()*100" office:value-type="float" office:value="9.97168316907267" calcext:value-type="float">
            <text:p>9.97168316907267</text:p>
          </table:table-cell>
          <table:table-cell table:formula="of:=[.A661]*0.768973+6+RAND()*5" office:value-type="float" office:value="15.0658317114349" calcext:value-type="float">
            <text:p>15.0658317114349</text:p>
          </table:table-cell>
        </table:table-row>
        <table:table-row table:style-name="ro1">
          <table:table-cell table:formula="of:=RAND()*100" office:value-type="float" office:value="61.0878740042679" calcext:value-type="float">
            <text:p>61.0878740042679</text:p>
          </table:table-cell>
          <table:table-cell table:formula="of:=[.A662]*0.768973+6+RAND()*5" office:value-type="float" office:value="54.7073898984482" calcext:value-type="float">
            <text:p>54.7073898984482</text:p>
          </table:table-cell>
        </table:table-row>
        <table:table-row table:style-name="ro1">
          <table:table-cell table:formula="of:=RAND()*100" office:value-type="float" office:value="47.8920834370993" calcext:value-type="float">
            <text:p>47.8920834370993</text:p>
          </table:table-cell>
          <table:table-cell table:formula="of:=[.A663]*0.768973+6+RAND()*5" office:value-type="float" office:value="45.1404465634132" calcext:value-type="float">
            <text:p>45.1404465634132</text:p>
          </table:table-cell>
        </table:table-row>
        <table:table-row table:style-name="ro1">
          <table:table-cell table:formula="of:=RAND()*100" office:value-type="float" office:value="51.9180867066351" calcext:value-type="float">
            <text:p>51.9180867066351</text:p>
          </table:table-cell>
          <table:table-cell table:formula="of:=[.A664]*0.768973+6+RAND()*5" office:value-type="float" office:value="50.5924760656675" calcext:value-type="float">
            <text:p>50.5924760656675</text:p>
          </table:table-cell>
        </table:table-row>
        <table:table-row table:style-name="ro1">
          <table:table-cell table:formula="of:=RAND()*100" office:value-type="float" office:value="70.2571626708426" calcext:value-type="float">
            <text:p>70.2571626708426</text:p>
          </table:table-cell>
          <table:table-cell table:formula="of:=[.A665]*0.768973+6+RAND()*5" office:value-type="float" office:value="62.4306113966494" calcext:value-type="float">
            <text:p>62.4306113966494</text:p>
          </table:table-cell>
        </table:table-row>
        <table:table-row table:style-name="ro1">
          <table:table-cell table:formula="of:=RAND()*100" office:value-type="float" office:value="75.6824514251152" calcext:value-type="float">
            <text:p>75.6824514251152</text:p>
          </table:table-cell>
          <table:table-cell table:formula="of:=[.A666]*0.768973+6+RAND()*5" office:value-type="float" office:value="67.9991396530433" calcext:value-type="float">
            <text:p>67.9991396530433</text:p>
          </table:table-cell>
        </table:table-row>
        <table:table-row table:style-name="ro1">
          <table:table-cell table:formula="of:=RAND()*100" office:value-type="float" office:value="24.3665342865997" calcext:value-type="float">
            <text:p>24.3665342865997</text:p>
          </table:table-cell>
          <table:table-cell table:formula="of:=[.A667]*0.768973+6+RAND()*5" office:value-type="float" office:value="25.108027220759" calcext:value-type="float">
            <text:p>25.108027220759</text:p>
          </table:table-cell>
        </table:table-row>
        <table:table-row table:style-name="ro1">
          <table:table-cell table:formula="of:=RAND()*100" office:value-type="float" office:value="4.62519477206629" calcext:value-type="float">
            <text:p>4.62519477206629</text:p>
          </table:table-cell>
          <table:table-cell table:formula="of:=[.A668]*0.768973+6+RAND()*5" office:value-type="float" office:value="11.2236794399559" calcext:value-type="float">
            <text:p>11.2236794399559</text:p>
          </table:table-cell>
        </table:table-row>
        <table:table-row table:style-name="ro1">
          <table:table-cell table:formula="of:=RAND()*100" office:value-type="float" office:value="38.3037063151757" calcext:value-type="float">
            <text:p>38.3037063151757</text:p>
          </table:table-cell>
          <table:table-cell table:formula="of:=[.A669]*0.768973+6+RAND()*5" office:value-type="float" office:value="37.7357631459766" calcext:value-type="float">
            <text:p>37.7357631459766</text:p>
          </table:table-cell>
        </table:table-row>
        <table:table-row table:style-name="ro1">
          <table:table-cell table:formula="of:=RAND()*100" office:value-type="float" office:value="29.603723465979" calcext:value-type="float">
            <text:p>29.603723465979</text:p>
          </table:table-cell>
          <table:table-cell table:formula="of:=[.A670]*0.768973+6+RAND()*5" office:value-type="float" office:value="33.5076993971154" calcext:value-type="float">
            <text:p>33.5076993971154</text:p>
          </table:table-cell>
        </table:table-row>
        <table:table-row table:style-name="ro1">
          <table:table-cell table:formula="of:=RAND()*100" office:value-type="float" office:value="12.5178629087135" calcext:value-type="float">
            <text:p>12.5178629087135</text:p>
          </table:table-cell>
          <table:table-cell table:formula="of:=[.A671]*0.768973+6+RAND()*5" office:value-type="float" office:value="19.1406838114389" calcext:value-type="float">
            <text:p>19.1406838114389</text:p>
          </table:table-cell>
        </table:table-row>
        <table:table-row table:style-name="ro1">
          <table:table-cell table:formula="of:=RAND()*100" office:value-type="float" office:value="83.1517802757189" calcext:value-type="float">
            <text:p>83.1517802757189</text:p>
          </table:table-cell>
          <table:table-cell table:formula="of:=[.A672]*0.768973+6+RAND()*5" office:value-type="float" office:value="71.6056746564074" calcext:value-type="float">
            <text:p>71.6056746564074</text:p>
          </table:table-cell>
        </table:table-row>
        <table:table-row table:style-name="ro1">
          <table:table-cell table:formula="of:=RAND()*100" office:value-type="float" office:value="92.0477858202798" calcext:value-type="float">
            <text:p>92.0477858202798</text:p>
          </table:table-cell>
          <table:table-cell table:formula="of:=[.A673]*0.768973+6+RAND()*5" office:value-type="float" office:value="78.49188337158" calcext:value-type="float">
            <text:p>78.49188337158</text:p>
          </table:table-cell>
        </table:table-row>
        <table:table-row table:style-name="ro1">
          <table:table-cell table:formula="of:=RAND()*100" office:value-type="float" office:value="51.112545409036" calcext:value-type="float">
            <text:p>51.112545409036</text:p>
          </table:table-cell>
          <table:table-cell table:formula="of:=[.A674]*0.768973+6+RAND()*5" office:value-type="float" office:value="49.7407077216131" calcext:value-type="float">
            <text:p>49.7407077216131</text:p>
          </table:table-cell>
        </table:table-row>
        <table:table-row table:style-name="ro1">
          <table:table-cell table:formula="of:=RAND()*100" office:value-type="float" office:value="93.0595478676955" calcext:value-type="float">
            <text:p>93.0595478676955</text:p>
          </table:table-cell>
          <table:table-cell table:formula="of:=[.A675]*0.768973+6+RAND()*5" office:value-type="float" office:value="80.930618946837" calcext:value-type="float">
            <text:p>80.930618946837</text:p>
          </table:table-cell>
        </table:table-row>
        <table:table-row table:style-name="ro1">
          <table:table-cell table:formula="of:=RAND()*100" office:value-type="float" office:value="44.5134132351607" calcext:value-type="float">
            <text:p>44.5134132351607</text:p>
          </table:table-cell>
          <table:table-cell table:formula="of:=[.A676]*0.768973+6+RAND()*5" office:value-type="float" office:value="42.7971543408587" calcext:value-type="float">
            <text:p>42.7971543408587</text:p>
          </table:table-cell>
        </table:table-row>
        <table:table-row table:style-name="ro1">
          <table:table-cell table:formula="of:=RAND()*100" office:value-type="float" office:value="34.7977337617883" calcext:value-type="float">
            <text:p>34.7977337617883</text:p>
          </table:table-cell>
          <table:table-cell table:formula="of:=[.A677]*0.768973+6+RAND()*5" office:value-type="float" office:value="35.9549655260376" calcext:value-type="float">
            <text:p>35.9549655260376</text:p>
          </table:table-cell>
        </table:table-row>
        <table:table-row table:style-name="ro1">
          <table:table-cell table:formula="of:=RAND()*100" office:value-type="float" office:value="56.3190243688832" calcext:value-type="float">
            <text:p>56.3190243688832</text:p>
          </table:table-cell>
          <table:table-cell table:formula="of:=[.A678]*0.768973+6+RAND()*5" office:value-type="float" office:value="52.8993293837752" calcext:value-type="float">
            <text:p>52.8993293837752</text:p>
          </table:table-cell>
        </table:table-row>
        <table:table-row table:style-name="ro1">
          <table:table-cell table:formula="of:=RAND()*100" office:value-type="float" office:value="53.54671055919" calcext:value-type="float">
            <text:p>53.54671055919</text:p>
          </table:table-cell>
          <table:table-cell table:formula="of:=[.A679]*0.768973+6+RAND()*5" office:value-type="float" office:value="50.1512258481549" calcext:value-type="float">
            <text:p>50.1512258481549</text:p>
          </table:table-cell>
        </table:table-row>
        <table:table-row table:style-name="ro1">
          <table:table-cell table:formula="of:=RAND()*100" office:value-type="float" office:value="44.130501373811" calcext:value-type="float">
            <text:p>44.130501373811</text:p>
          </table:table-cell>
          <table:table-cell table:formula="of:=[.A680]*0.768973+6+RAND()*5" office:value-type="float" office:value="40.5485163350367" calcext:value-type="float">
            <text:p>40.5485163350367</text:p>
          </table:table-cell>
        </table:table-row>
        <table:table-row table:style-name="ro1">
          <table:table-cell table:formula="of:=RAND()*100" office:value-type="float" office:value="26.156173323996" calcext:value-type="float">
            <text:p>26.156173323996</text:p>
          </table:table-cell>
          <table:table-cell table:formula="of:=[.A681]*0.768973+6+RAND()*5" office:value-type="float" office:value="27.1472422917976" calcext:value-type="float">
            <text:p>27.1472422917976</text:p>
          </table:table-cell>
        </table:table-row>
        <table:table-row table:style-name="ro1">
          <table:table-cell table:formula="of:=RAND()*100" office:value-type="float" office:value="16.135317205082" calcext:value-type="float">
            <text:p>16.135317205082</text:p>
          </table:table-cell>
          <table:table-cell table:formula="of:=[.A682]*0.768973+6+RAND()*5" office:value-type="float" office:value="20.8793633799754" calcext:value-type="float">
            <text:p>20.8793633799754</text:p>
          </table:table-cell>
        </table:table-row>
        <table:table-row table:style-name="ro1">
          <table:table-cell table:formula="of:=RAND()*100" office:value-type="float" office:value="14.5193446663643" calcext:value-type="float">
            <text:p>14.5193446663643</text:p>
          </table:table-cell>
          <table:table-cell table:formula="of:=[.A683]*0.768973+6+RAND()*5" office:value-type="float" office:value="18.3877873994393" calcext:value-type="float">
            <text:p>18.3877873994393</text:p>
          </table:table-cell>
        </table:table-row>
        <table:table-row table:style-name="ro1">
          <table:table-cell table:formula="of:=RAND()*100" office:value-type="float" office:value="0.647165124258563" calcext:value-type="float">
            <text:p>0.647165124258563</text:p>
          </table:table-cell>
          <table:table-cell table:formula="of:=[.A684]*0.768973+6+RAND()*5" office:value-type="float" office:value="7.47461001269726" calcext:value-type="float">
            <text:p>7.47461001269726</text:p>
          </table:table-cell>
        </table:table-row>
        <table:table-row table:style-name="ro1">
          <table:table-cell table:formula="of:=RAND()*100" office:value-type="float" office:value="93.9972120016301" calcext:value-type="float">
            <text:p>93.9972120016301</text:p>
          </table:table-cell>
          <table:table-cell table:formula="of:=[.A685]*0.768973+6+RAND()*5" office:value-type="float" office:value="82.5050701981658" calcext:value-type="float">
            <text:p>82.5050701981658</text:p>
          </table:table-cell>
        </table:table-row>
        <table:table-row table:style-name="ro1">
          <table:table-cell table:formula="of:=RAND()*100" office:value-type="float" office:value="29.3242710509944" calcext:value-type="float">
            <text:p>29.3242710509944</text:p>
          </table:table-cell>
          <table:table-cell table:formula="of:=[.A686]*0.768973+6+RAND()*5" office:value-type="float" office:value="30.8983569423628" calcext:value-type="float">
            <text:p>30.8983569423628</text:p>
          </table:table-cell>
        </table:table-row>
        <table:table-row table:style-name="ro1">
          <table:table-cell table:formula="of:=RAND()*100" office:value-type="float" office:value="24.9732403256562" calcext:value-type="float">
            <text:p>24.9732403256562</text:p>
          </table:table-cell>
          <table:table-cell table:formula="of:=[.A687]*0.768973+6+RAND()*5" office:value-type="float" office:value="25.9914397894653" calcext:value-type="float">
            <text:p>25.9914397894653</text:p>
          </table:table-cell>
        </table:table-row>
        <table:table-row table:style-name="ro1">
          <table:table-cell table:formula="of:=RAND()*100" office:value-type="float" office:value="73.2026527877426" calcext:value-type="float">
            <text:p>73.2026527877426</text:p>
          </table:table-cell>
          <table:table-cell table:formula="of:=[.A688]*0.768973+6+RAND()*5" office:value-type="float" office:value="62.3436282927149" calcext:value-type="float">
            <text:p>62.3436282927149</text:p>
          </table:table-cell>
        </table:table-row>
        <table:table-row table:style-name="ro1">
          <table:table-cell table:formula="of:=RAND()*100" office:value-type="float" office:value="89.9478621544836" calcext:value-type="float">
            <text:p>89.9478621544836</text:p>
          </table:table-cell>
          <table:table-cell table:formula="of:=[.A689]*0.768973+6+RAND()*5" office:value-type="float" office:value="78.0663444127179" calcext:value-type="float">
            <text:p>78.0663444127179</text:p>
          </table:table-cell>
        </table:table-row>
        <table:table-row table:style-name="ro1">
          <table:table-cell table:formula="of:=RAND()*100" office:value-type="float" office:value="64.1255232972375" calcext:value-type="float">
            <text:p>64.1255232972375</text:p>
          </table:table-cell>
          <table:table-cell table:formula="of:=[.A690]*0.768973+6+RAND()*5" office:value-type="float" office:value="58.3164416910137" calcext:value-type="float">
            <text:p>58.3164416910137</text:p>
          </table:table-cell>
        </table:table-row>
        <table:table-row table:style-name="ro1">
          <table:table-cell table:formula="of:=RAND()*100" office:value-type="float" office:value="35.8565079501377" calcext:value-type="float">
            <text:p>35.8565079501377</text:p>
          </table:table-cell>
          <table:table-cell table:formula="of:=[.A691]*0.768973+6+RAND()*5" office:value-type="float" office:value="37.4319212309189" calcext:value-type="float">
            <text:p>37.4319212309189</text:p>
          </table:table-cell>
        </table:table-row>
        <table:table-row table:style-name="ro1">
          <table:table-cell table:formula="of:=RAND()*100" office:value-type="float" office:value="57.3828699453056" calcext:value-type="float">
            <text:p>57.3828699453056</text:p>
          </table:table-cell>
          <table:table-cell table:formula="of:=[.A692]*0.768973+6+RAND()*5" office:value-type="float" office:value="52.4086138669862" calcext:value-type="float">
            <text:p>52.4086138669862</text:p>
          </table:table-cell>
        </table:table-row>
        <table:table-row table:style-name="ro1">
          <table:table-cell table:formula="of:=RAND()*100" office:value-type="float" office:value="50.0924792142043" calcext:value-type="float">
            <text:p>50.0924792142043</text:p>
          </table:table-cell>
          <table:table-cell table:formula="of:=[.A693]*0.768973+6+RAND()*5" office:value-type="float" office:value="44.9046659821378" calcext:value-type="float">
            <text:p>44.9046659821378</text:p>
          </table:table-cell>
        </table:table-row>
        <table:table-row table:style-name="ro1">
          <table:table-cell table:formula="of:=RAND()*100" office:value-type="float" office:value="85.0063714137567" calcext:value-type="float">
            <text:p>85.0063714137567</text:p>
          </table:table-cell>
          <table:table-cell table:formula="of:=[.A694]*0.768973+6+RAND()*5" office:value-type="float" office:value="76.0676819645025" calcext:value-type="float">
            <text:p>76.0676819645025</text:p>
          </table:table-cell>
        </table:table-row>
        <table:table-row table:style-name="ro1">
          <table:table-cell table:formula="of:=RAND()*100" office:value-type="float" office:value="6.06671905845041" calcext:value-type="float">
            <text:p>6.06671905845041</text:p>
          </table:table-cell>
          <table:table-cell table:formula="of:=[.A695]*0.768973+6+RAND()*5" office:value-type="float" office:value="12.822877009311" calcext:value-type="float">
            <text:p>12.822877009311</text:p>
          </table:table-cell>
        </table:table-row>
        <table:table-row table:style-name="ro1">
          <table:table-cell table:formula="of:=RAND()*100" office:value-type="float" office:value="69.8553675033188" calcext:value-type="float">
            <text:p>69.8553675033188</text:p>
          </table:table-cell>
          <table:table-cell table:formula="of:=[.A696]*0.768973+6+RAND()*5" office:value-type="float" office:value="60.9038000087724" calcext:value-type="float">
            <text:p>60.9038000087724</text:p>
          </table:table-cell>
        </table:table-row>
        <table:table-row table:style-name="ro1">
          <table:table-cell table:formula="of:=RAND()*100" office:value-type="float" office:value="60.376665289262" calcext:value-type="float">
            <text:p>60.376665289262</text:p>
          </table:table-cell>
          <table:table-cell table:formula="of:=[.A697]*0.768973+6+RAND()*5" office:value-type="float" office:value="54.3844618684245" calcext:value-type="float">
            <text:p>54.3844618684245</text:p>
          </table:table-cell>
        </table:table-row>
        <table:table-row table:style-name="ro1">
          <table:table-cell table:formula="of:=RAND()*100" office:value-type="float" office:value="78.693170178377" calcext:value-type="float">
            <text:p>78.693170178377</text:p>
          </table:table-cell>
          <table:table-cell table:formula="of:=[.A698]*0.768973+6+RAND()*5" office:value-type="float" office:value="67.7167062088312" calcext:value-type="float">
            <text:p>67.7167062088312</text:p>
          </table:table-cell>
        </table:table-row>
        <table:table-row table:style-name="ro1">
          <table:table-cell table:formula="of:=RAND()*100" office:value-type="float" office:value="60.0801846787081" calcext:value-type="float">
            <text:p>60.0801846787081</text:p>
          </table:table-cell>
          <table:table-cell table:formula="of:=[.A699]*0.768973+6+RAND()*5" office:value-type="float" office:value="55.8255944943886" calcext:value-type="float">
            <text:p>55.8255944943886</text:p>
          </table:table-cell>
        </table:table-row>
        <table:table-row table:style-name="ro1">
          <table:table-cell table:formula="of:=RAND()*100" office:value-type="float" office:value="8.05546246098235" calcext:value-type="float">
            <text:p>8.05546246098235</text:p>
          </table:table-cell>
          <table:table-cell table:formula="of:=[.A700]*0.768973+6+RAND()*5" office:value-type="float" office:value="13.9038377691719" calcext:value-type="float">
            <text:p>13.9038377691719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0" office:value-type="float" office:value="62.1084722273588" calcext:value-type="float">
            <text:p>62.1084722273588</text:p>
          </table:table-cell>
          <table:table-cell table:formula="of:=[.A2]*0.768973+6+RAND()*5" office:value-type="float" office:value="54.2790018934002" calcext:value-type="float">
            <text:p>54.2790018934002</text:p>
          </table:table-cell>
        </table:table-row>
        <table:table-row table:style-name="ro1">
          <table:table-cell table:formula="of:=RAND()*100" office:value-type="float" office:value="11.8725609749568" calcext:value-type="float">
            <text:p>11.8725609749568</text:p>
          </table:table-cell>
          <table:table-cell table:formula="of:=[.A3]*0.768973+6+RAND()*5" office:value-type="float" office:value="18.5439456599195" calcext:value-type="float">
            <text:p>18.5439456599195</text:p>
          </table:table-cell>
        </table:table-row>
        <table:table-row table:style-name="ro1">
          <table:table-cell table:formula="of:=RAND()*100" office:value-type="float" office:value="88.8879240832652" calcext:value-type="float">
            <text:p>88.8879240832652</text:p>
          </table:table-cell>
          <table:table-cell table:formula="of:=[.A4]*0.768973+6+RAND()*5" office:value-type="float" office:value="77.0780010318194" calcext:value-type="float">
            <text:p>77.0780010318194</text:p>
          </table:table-cell>
        </table:table-row>
        <table:table-row table:style-name="ro1">
          <table:table-cell table:formula="of:=RAND()*100" office:value-type="float" office:value="22.0195417031842" calcext:value-type="float">
            <text:p>22.0195417031842</text:p>
          </table:table-cell>
          <table:table-cell table:formula="of:=[.A5]*0.768973+6+RAND()*5" office:value-type="float" office:value="25.2173505961675" calcext:value-type="float">
            <text:p>25.2173505961675</text:p>
          </table:table-cell>
        </table:table-row>
        <table:table-row table:style-name="ro1">
          <table:table-cell table:formula="of:=RAND()*100" office:value-type="float" office:value="10.522231310708" calcext:value-type="float">
            <text:p>10.522231310708</text:p>
          </table:table-cell>
          <table:table-cell table:formula="of:=[.A6]*0.768973+6+RAND()*5" office:value-type="float" office:value="16.1495613038315" calcext:value-type="float">
            <text:p>16.1495613038315</text:p>
          </table:table-cell>
        </table:table-row>
        <table:table-row table:style-name="ro1">
          <table:table-cell table:formula="of:=RAND()*100" office:value-type="float" office:value="57.5230497925902" calcext:value-type="float">
            <text:p>57.5230497925902</text:p>
          </table:table-cell>
          <table:table-cell table:formula="of:=[.A7]*0.768973+6+RAND()*5" office:value-type="float" office:value="50.5140353113521" calcext:value-type="float">
            <text:p>50.5140353113521</text:p>
          </table:table-cell>
        </table:table-row>
        <table:table-row table:style-name="ro1">
          <table:table-cell table:formula="of:=RAND()*100" office:value-type="float" office:value="2.262496872357" calcext:value-type="float">
            <text:p>2.262496872357</text:p>
          </table:table-cell>
          <table:table-cell table:formula="of:=[.A8]*0.768973+6+RAND()*5" office:value-type="float" office:value="12.1080225778666" calcext:value-type="float">
            <text:p>12.1080225778666</text:p>
          </table:table-cell>
        </table:table-row>
        <table:table-row table:style-name="ro1">
          <table:table-cell table:formula="of:=RAND()*100" office:value-type="float" office:value="25.7776962824451" calcext:value-type="float">
            <text:p>25.7776962824451</text:p>
          </table:table-cell>
          <table:table-cell table:formula="of:=[.A9]*0.768973+6+RAND()*5" office:value-type="float" office:value="26.9562216621756" calcext:value-type="float">
            <text:p>26.9562216621756</text:p>
          </table:table-cell>
        </table:table-row>
        <table:table-row table:style-name="ro1">
          <table:table-cell table:formula="of:=RAND()*100" office:value-type="float" office:value="49.2811883968294" calcext:value-type="float">
            <text:p>49.2811883968294</text:p>
          </table:table-cell>
          <table:table-cell table:formula="of:=[.A10]*0.768973+6+RAND()*5" office:value-type="float" office:value="44.2346978570743" calcext:value-type="float">
            <text:p>44.2346978570743</text:p>
          </table:table-cell>
        </table:table-row>
        <table:table-row table:style-name="ro1">
          <table:table-cell table:formula="of:=RAND()*100" office:value-type="float" office:value="64.3643038452986" calcext:value-type="float">
            <text:p>64.3643038452986</text:p>
          </table:table-cell>
          <table:table-cell table:formula="of:=[.A11]*0.768973+6+RAND()*5" office:value-type="float" office:value="58.7990225886341" calcext:value-type="float">
            <text:p>58.7990225886341</text:p>
          </table:table-cell>
        </table:table-row>
        <table:table-row table:style-name="ro1">
          <table:table-cell table:formula="of:=RAND()*100" office:value-type="float" office:value="54.4767088578215" calcext:value-type="float">
            <text:p>54.4767088578215</text:p>
          </table:table-cell>
          <table:table-cell table:formula="of:=[.A12]*0.768973+6+RAND()*5" office:value-type="float" office:value="51.51518417343" calcext:value-type="float">
            <text:p>51.51518417343</text:p>
          </table:table-cell>
        </table:table-row>
        <table:table-row table:style-name="ro1">
          <table:table-cell table:formula="of:=RAND()*100" office:value-type="float" office:value="50.4558063774672" calcext:value-type="float">
            <text:p>50.4558063774672</text:p>
          </table:table-cell>
          <table:table-cell table:formula="of:=[.A13]*0.768973+6+RAND()*5" office:value-type="float" office:value="44.9615428388266" calcext:value-type="float">
            <text:p>44.9615428388266</text:p>
          </table:table-cell>
        </table:table-row>
        <table:table-row table:style-name="ro1">
          <table:table-cell table:formula="of:=RAND()*100" office:value-type="float" office:value="23.2257224572798" calcext:value-type="float">
            <text:p>23.2257224572798</text:p>
          </table:table-cell>
          <table:table-cell table:formula="of:=[.A14]*0.768973+6+RAND()*5" office:value-type="float" office:value="24.1241522874986" calcext:value-type="float">
            <text:p>24.1241522874986</text:p>
          </table:table-cell>
        </table:table-row>
        <table:table-row table:style-name="ro1">
          <table:table-cell table:formula="of:=RAND()*100" office:value-type="float" office:value="90.3590282350254" calcext:value-type="float">
            <text:p>90.3590282350254</text:p>
          </table:table-cell>
          <table:table-cell table:formula="of:=[.A15]*0.768973+6+RAND()*5" office:value-type="float" office:value="79.1782613009893" calcext:value-type="float">
            <text:p>79.1782613009893</text:p>
          </table:table-cell>
        </table:table-row>
        <table:table-row table:style-name="ro1">
          <table:table-cell table:formula="of:=RAND()*100" office:value-type="float" office:value="65.433006073313" calcext:value-type="float">
            <text:p>65.433006073313</text:p>
          </table:table-cell>
          <table:table-cell table:formula="of:=[.A16]*0.768973+6+RAND()*5" office:value-type="float" office:value="57.1853610216764" calcext:value-type="float">
            <text:p>57.1853610216764</text:p>
          </table:table-cell>
        </table:table-row>
        <table:table-row table:style-name="ro1">
          <table:table-cell table:formula="of:=RAND()*100" office:value-type="float" office:value="47.53196341425" calcext:value-type="float">
            <text:p>47.53196341425</text:p>
          </table:table-cell>
          <table:table-cell table:formula="of:=[.A17]*0.768973+6+RAND()*5" office:value-type="float" office:value="42.8338246610584" calcext:value-type="float">
            <text:p>42.8338246610584</text:p>
          </table:table-cell>
        </table:table-row>
        <table:table-row table:style-name="ro1">
          <table:table-cell table:formula="of:=RAND()*100" office:value-type="float" office:value="19.8462944724481" calcext:value-type="float">
            <text:p>19.8462944724481</text:p>
          </table:table-cell>
          <table:table-cell table:formula="of:=[.A18]*0.768973+6+RAND()*5" office:value-type="float" office:value="23.6474282697048" calcext:value-type="float">
            <text:p>23.6474282697048</text:p>
          </table:table-cell>
        </table:table-row>
        <table:table-row table:style-name="ro1">
          <table:table-cell table:formula="of:=RAND()*100" office:value-type="float" office:value="0.0662491995572306" calcext:value-type="float">
            <text:p>0.066249199557231</text:p>
          </table:table-cell>
          <table:table-cell table:formula="of:=[.A19]*0.768973+6+RAND()*5" office:value-type="float" office:value="10.3546411618777" calcext:value-type="float">
            <text:p>10.3546411618777</text:p>
          </table:table-cell>
        </table:table-row>
        <table:table-row table:style-name="ro1">
          <table:table-cell table:formula="of:=RAND()*100" office:value-type="float" office:value="7.47351355490777" calcext:value-type="float">
            <text:p>7.47351355490777</text:p>
          </table:table-cell>
          <table:table-cell table:formula="of:=[.A20]*0.768973+6+RAND()*5" office:value-type="float" office:value="14.8640677108375" calcext:value-type="float">
            <text:p>14.8640677108375</text:p>
          </table:table-cell>
        </table:table-row>
        <table:table-row table:style-name="ro1">
          <table:table-cell table:formula="of:=RAND()*100" office:value-type="float" office:value="28.1289670624805" calcext:value-type="float">
            <text:p>28.1289670624805</text:p>
          </table:table-cell>
          <table:table-cell table:formula="of:=[.A21]*0.768973+6+RAND()*5" office:value-type="float" office:value="30.1797187376735" calcext:value-type="float">
            <text:p>30.1797187376735</text:p>
          </table:table-cell>
        </table:table-row>
        <table:table-row table:style-name="ro1">
          <table:table-cell table:formula="of:=RAND()*100" office:value-type="float" office:value="77.2134171330015" calcext:value-type="float">
            <text:p>77.2134171330015</text:p>
          </table:table-cell>
          <table:table-cell table:formula="of:=[.A22]*0.768973+6+RAND()*5" office:value-type="float" office:value="66.6713675232253" calcext:value-type="float">
            <text:p>66.6713675232253</text:p>
          </table:table-cell>
        </table:table-row>
        <table:table-row table:style-name="ro1">
          <table:table-cell table:formula="of:=RAND()*100" office:value-type="float" office:value="74.6909881152828" calcext:value-type="float">
            <text:p>74.6909881152828</text:p>
          </table:table-cell>
          <table:table-cell table:formula="of:=[.A23]*0.768973+6+RAND()*5" office:value-type="float" office:value="66.7160701814296" calcext:value-type="float">
            <text:p>66.7160701814296</text:p>
          </table:table-cell>
        </table:table-row>
        <table:table-row table:style-name="ro1">
          <table:table-cell table:formula="of:=RAND()*100" office:value-type="float" office:value="57.7115132529728" calcext:value-type="float">
            <text:p>57.7115132529728</text:p>
          </table:table-cell>
          <table:table-cell table:formula="of:=[.A24]*0.768973+6+RAND()*5" office:value-type="float" office:value="55.3352017522602" calcext:value-type="float">
            <text:p>55.3352017522602</text:p>
          </table:table-cell>
        </table:table-row>
        <table:table-row table:style-name="ro1">
          <table:table-cell table:formula="of:=RAND()*100" office:value-type="float" office:value="53.7035735054258" calcext:value-type="float">
            <text:p>53.7035735054258</text:p>
          </table:table-cell>
          <table:table-cell table:formula="of:=[.A25]*0.768973+6+RAND()*5" office:value-type="float" office:value="49.4091121498524" calcext:value-type="float">
            <text:p>49.4091121498524</text:p>
          </table:table-cell>
        </table:table-row>
        <table:table-row table:style-name="ro1">
          <table:table-cell table:formula="of:=RAND()*100" office:value-type="float" office:value="40.9647159069843" calcext:value-type="float">
            <text:p>40.9647159069843</text:p>
          </table:table-cell>
          <table:table-cell table:formula="of:=[.A26]*0.768973+6+RAND()*5" office:value-type="float" office:value="37.9139271131049" calcext:value-type="float">
            <text:p>37.9139271131049</text:p>
          </table:table-cell>
        </table:table-row>
        <table:table-row table:style-name="ro1">
          <table:table-cell table:formula="of:=RAND()*100" office:value-type="float" office:value="17.8173360876176" calcext:value-type="float">
            <text:p>17.8173360876176</text:p>
          </table:table-cell>
          <table:table-cell table:formula="of:=[.A27]*0.768973+6+RAND()*5" office:value-type="float" office:value="20.0335096806514" calcext:value-type="float">
            <text:p>20.0335096806514</text:p>
          </table:table-cell>
        </table:table-row>
        <table:table-row table:style-name="ro1">
          <table:table-cell table:formula="of:=RAND()*100" office:value-type="float" office:value="74.4926109907702" calcext:value-type="float">
            <text:p>74.4926109907702</text:p>
          </table:table-cell>
          <table:table-cell table:formula="of:=[.A28]*0.768973+6+RAND()*5" office:value-type="float" office:value="63.7543036770613" calcext:value-type="float">
            <text:p>63.7543036770613</text:p>
          </table:table-cell>
        </table:table-row>
        <table:table-row table:style-name="ro1">
          <table:table-cell table:formula="of:=RAND()*100" office:value-type="float" office:value="83.689364620323" calcext:value-type="float">
            <text:p>83.689364620323</text:p>
          </table:table-cell>
          <table:table-cell table:formula="of:=[.A29]*0.768973+6+RAND()*5" office:value-type="float" office:value="72.3401028806565" calcext:value-type="float">
            <text:p>72.3401028806565</text:p>
          </table:table-cell>
        </table:table-row>
        <table:table-row table:style-name="ro1">
          <table:table-cell table:formula="of:=RAND()*100" office:value-type="float" office:value="82.2321836994245" calcext:value-type="float">
            <text:p>82.2321836994245</text:p>
          </table:table-cell>
          <table:table-cell table:formula="of:=[.A30]*0.768973+6+RAND()*5" office:value-type="float" office:value="72.7272644448022" calcext:value-type="float">
            <text:p>72.7272644448022</text:p>
          </table:table-cell>
        </table:table-row>
        <table:table-row table:style-name="ro1">
          <table:table-cell table:formula="of:=RAND()*100" office:value-type="float" office:value="10.1782840657024" calcext:value-type="float">
            <text:p>10.1782840657024</text:p>
          </table:table-cell>
          <table:table-cell table:formula="of:=[.A31]*0.768973+6+RAND()*5" office:value-type="float" office:value="16.550068601669" calcext:value-type="float">
            <text:p>16.550068601669</text:p>
          </table:table-cell>
        </table:table-row>
        <table:table-row table:style-name="ro1">
          <table:table-cell table:formula="of:=RAND()*100" office:value-type="float" office:value="65.9749209386029" calcext:value-type="float">
            <text:p>65.9749209386029</text:p>
          </table:table-cell>
          <table:table-cell table:formula="of:=[.A32]*0.768973+6+RAND()*5" office:value-type="float" office:value="59.5741357004955" calcext:value-type="float">
            <text:p>59.5741357004955</text:p>
          </table:table-cell>
        </table:table-row>
        <table:table-row table:style-name="ro1">
          <table:table-cell table:formula="of:=RAND()*100" office:value-type="float" office:value="34.0473040177072" calcext:value-type="float">
            <text:p>34.0473040177072</text:p>
          </table:table-cell>
          <table:table-cell table:formula="of:=[.A33]*0.768973+6+RAND()*5" office:value-type="float" office:value="34.3198346814939" calcext:value-type="float">
            <text:p>34.3198346814939</text:p>
          </table:table-cell>
        </table:table-row>
        <table:table-row table:style-name="ro1">
          <table:table-cell table:formula="of:=RAND()*100" office:value-type="float" office:value="80.7162974293571" calcext:value-type="float">
            <text:p>80.7162974293571</text:p>
          </table:table-cell>
          <table:table-cell table:formula="of:=[.A34]*0.768973+6+RAND()*5" office:value-type="float" office:value="69.2273564333016" calcext:value-type="float">
            <text:p>69.2273564333016</text:p>
          </table:table-cell>
        </table:table-row>
        <table:table-row table:style-name="ro1">
          <table:table-cell table:formula="of:=RAND()*100" office:value-type="float" office:value="47.514449274457" calcext:value-type="float">
            <text:p>47.514449274457</text:p>
          </table:table-cell>
          <table:table-cell table:formula="of:=[.A35]*0.768973+6+RAND()*5" office:value-type="float" office:value="46.1235419945888" calcext:value-type="float">
            <text:p>46.1235419945888</text:p>
          </table:table-cell>
        </table:table-row>
        <table:table-row table:style-name="ro1">
          <table:table-cell table:formula="of:=RAND()*100" office:value-type="float" office:value="84.3804394959714" calcext:value-type="float">
            <text:p>84.3804394959714</text:p>
          </table:table-cell>
          <table:table-cell table:formula="of:=[.A36]*0.768973+6+RAND()*5" office:value-type="float" office:value="74.4394414084116" calcext:value-type="float">
            <text:p>74.4394414084116</text:p>
          </table:table-cell>
        </table:table-row>
        <table:table-row table:style-name="ro1">
          <table:table-cell table:formula="of:=RAND()*100" office:value-type="float" office:value="93.5841487575625" calcext:value-type="float">
            <text:p>93.5841487575625</text:p>
          </table:table-cell>
          <table:table-cell table:formula="of:=[.A37]*0.768973+6+RAND()*5" office:value-type="float" office:value="79.1112510139497" calcext:value-type="float">
            <text:p>79.1112510139497</text:p>
          </table:table-cell>
        </table:table-row>
        <table:table-row table:style-name="ro1">
          <table:table-cell table:formula="of:=RAND()*100" office:value-type="float" office:value="78.2624523650586" calcext:value-type="float">
            <text:p>78.2624523650586</text:p>
          </table:table-cell>
          <table:table-cell table:formula="of:=[.A38]*0.768973+6+RAND()*5" office:value-type="float" office:value="69.2763407322515" calcext:value-type="float">
            <text:p>69.2763407322515</text:p>
          </table:table-cell>
        </table:table-row>
        <table:table-row table:style-name="ro1">
          <table:table-cell table:formula="of:=RAND()*100" office:value-type="float" office:value="73.9477215695488" calcext:value-type="float">
            <text:p>73.9477215695488</text:p>
          </table:table-cell>
          <table:table-cell table:formula="of:=[.A39]*0.768973+6+RAND()*5" office:value-type="float" office:value="63.5920111278258" calcext:value-type="float">
            <text:p>63.5920111278258</text:p>
          </table:table-cell>
        </table:table-row>
        <table:table-row table:style-name="ro1">
          <table:table-cell table:formula="of:=RAND()*100" office:value-type="float" office:value="36.7422126630173" calcext:value-type="float">
            <text:p>36.7422126630173</text:p>
          </table:table-cell>
          <table:table-cell table:formula="of:=[.A40]*0.768973+6+RAND()*5" office:value-type="float" office:value="35.0704017801751" calcext:value-type="float">
            <text:p>35.0704017801751</text:p>
          </table:table-cell>
        </table:table-row>
        <table:table-row table:style-name="ro1">
          <table:table-cell table:formula="of:=RAND()*100" office:value-type="float" office:value="12.8656510857581" calcext:value-type="float">
            <text:p>12.8656510857581</text:p>
          </table:table-cell>
          <table:table-cell table:formula="of:=[.A41]*0.768973+6+RAND()*5" office:value-type="float" office:value="17.3343635293567" calcext:value-type="float">
            <text:p>17.3343635293567</text:p>
          </table:table-cell>
        </table:table-row>
        <table:table-row table:style-name="ro1">
          <table:table-cell table:formula="of:=RAND()*100" office:value-type="float" office:value="80.1113756769077" calcext:value-type="float">
            <text:p>80.1113756769077</text:p>
          </table:table-cell>
          <table:table-cell table:formula="of:=[.A42]*0.768973+6+RAND()*5" office:value-type="float" office:value="69.2743527118902" calcext:value-type="float">
            <text:p>69.2743527118902</text:p>
          </table:table-cell>
        </table:table-row>
        <table:table-row table:style-name="ro1">
          <table:table-cell table:formula="of:=RAND()*100" office:value-type="float" office:value="61.4563896399528" calcext:value-type="float">
            <text:p>61.4563896399528</text:p>
          </table:table-cell>
          <table:table-cell table:formula="of:=[.A43]*0.768973+6+RAND()*5" office:value-type="float" office:value="57.5508253439698" calcext:value-type="float">
            <text:p>57.5508253439698</text:p>
          </table:table-cell>
        </table:table-row>
        <table:table-row table:style-name="ro1">
          <table:table-cell table:formula="of:=RAND()*100" office:value-type="float" office:value="38.2887538841614" calcext:value-type="float">
            <text:p>38.2887538841614</text:p>
          </table:table-cell>
          <table:table-cell table:formula="of:=[.A44]*0.768973+6+RAND()*5" office:value-type="float" office:value="39.0816262927676" calcext:value-type="float">
            <text:p>39.0816262927676</text:p>
          </table:table-cell>
        </table:table-row>
        <table:table-row table:style-name="ro1">
          <table:table-cell table:formula="of:=RAND()*100" office:value-type="float" office:value="72.1140923235167" calcext:value-type="float">
            <text:p>72.1140923235167</text:p>
          </table:table-cell>
          <table:table-cell table:formula="of:=[.A45]*0.768973+6+RAND()*5" office:value-type="float" office:value="66.4373310582631" calcext:value-type="float">
            <text:p>66.4373310582631</text:p>
          </table:table-cell>
        </table:table-row>
        <table:table-row table:style-name="ro1">
          <table:table-cell table:formula="of:=RAND()*100" office:value-type="float" office:value="69.1087239542581" calcext:value-type="float">
            <text:p>69.1087239542581</text:p>
          </table:table-cell>
          <table:table-cell table:formula="of:=[.A46]*0.768973+6+RAND()*5" office:value-type="float" office:value="61.115278105916" calcext:value-type="float">
            <text:p>61.115278105916</text:p>
          </table:table-cell>
        </table:table-row>
        <table:table-row table:style-name="ro1">
          <table:table-cell table:formula="of:=RAND()*100" office:value-type="float" office:value="95.1034308315254" calcext:value-type="float">
            <text:p>95.1034308315254</text:p>
          </table:table-cell>
          <table:table-cell table:formula="of:=[.A47]*0.768973+6+RAND()*5" office:value-type="float" office:value="83.1921041368311" calcext:value-type="float">
            <text:p>83.1921041368311</text:p>
          </table:table-cell>
        </table:table-row>
        <table:table-row table:style-name="ro1">
          <table:table-cell table:formula="of:=RAND()*100" office:value-type="float" office:value="77.9456048942716" calcext:value-type="float">
            <text:p>77.9456048942716</text:p>
          </table:table-cell>
          <table:table-cell table:formula="of:=[.A48]*0.768973+6+RAND()*5" office:value-type="float" office:value="69.4056534449089" calcext:value-type="float">
            <text:p>69.4056534449089</text:p>
          </table:table-cell>
        </table:table-row>
        <table:table-row table:style-name="ro1">
          <table:table-cell table:formula="of:=RAND()*100" office:value-type="float" office:value="51.1644266169192" calcext:value-type="float">
            <text:p>51.1644266169192</text:p>
          </table:table-cell>
          <table:table-cell table:formula="of:=[.A49]*0.768973+6+RAND()*5" office:value-type="float" office:value="47.4684207418839" calcext:value-type="float">
            <text:p>47.4684207418839</text:p>
          </table:table-cell>
        </table:table-row>
        <table:table-row table:style-name="ro1">
          <table:table-cell table:formula="of:=RAND()*100" office:value-type="float" office:value="40.5771489683548" calcext:value-type="float">
            <text:p>40.5771489683548</text:p>
          </table:table-cell>
          <table:table-cell table:formula="of:=[.A50]*0.768973+6+RAND()*5" office:value-type="float" office:value="42.1995752292358" calcext:value-type="float">
            <text:p>42.1995752292358</text:p>
          </table:table-cell>
        </table:table-row>
        <table:table-row table:style-name="ro1">
          <table:table-cell table:formula="of:=RAND()*100" office:value-type="float" office:value="79.6594084930282" calcext:value-type="float">
            <text:p>79.6594084930282</text:p>
          </table:table-cell>
          <table:table-cell table:formula="of:=[.A51]*0.768973+6+RAND()*5" office:value-type="float" office:value="69.1049312013464" calcext:value-type="float">
            <text:p>69.1049312013464</text:p>
          </table:table-cell>
        </table:table-row>
        <table:table-row table:style-name="ro1">
          <table:table-cell table:formula="of:=RAND()*100" office:value-type="float" office:value="27.4666022085463" calcext:value-type="float">
            <text:p>27.4666022085463</text:p>
          </table:table-cell>
          <table:table-cell table:formula="of:=[.A52]*0.768973+6+RAND()*5" office:value-type="float" office:value="28.7998830179623" calcext:value-type="float">
            <text:p>28.7998830179623</text:p>
          </table:table-cell>
        </table:table-row>
        <table:table-row table:style-name="ro1">
          <table:table-cell table:formula="of:=RAND()*100" office:value-type="float" office:value="89.9489158894523" calcext:value-type="float">
            <text:p>89.9489158894523</text:p>
          </table:table-cell>
          <table:table-cell table:formula="of:=[.A53]*0.768973+6+RAND()*5" office:value-type="float" office:value="76.7402397074379" calcext:value-type="float">
            <text:p>76.7402397074379</text:p>
          </table:table-cell>
        </table:table-row>
        <table:table-row table:style-name="ro1">
          <table:table-cell table:formula="of:=RAND()*100" office:value-type="float" office:value="44.537807525738" calcext:value-type="float">
            <text:p>44.537807525738</text:p>
          </table:table-cell>
          <table:table-cell table:formula="of:=[.A54]*0.768973+6+RAND()*5" office:value-type="float" office:value="40.2609806536733" calcext:value-type="float">
            <text:p>40.2609806536733</text:p>
          </table:table-cell>
        </table:table-row>
        <table:table-row table:style-name="ro1">
          <table:table-cell table:formula="of:=RAND()*100" office:value-type="float" office:value="82.095659381137" calcext:value-type="float">
            <text:p>82.095659381137</text:p>
          </table:table-cell>
          <table:table-cell table:formula="of:=[.A55]*0.768973+6+RAND()*5" office:value-type="float" office:value="71.7263575356131" calcext:value-type="float">
            <text:p>71.7263575356131</text:p>
          </table:table-cell>
        </table:table-row>
        <table:table-row table:style-name="ro1">
          <table:table-cell table:formula="of:=RAND()*100" office:value-type="float" office:value="1.59773884196814" calcext:value-type="float">
            <text:p>1.59773884196814</text:p>
          </table:table-cell>
          <table:table-cell table:formula="of:=[.A56]*0.768973+6+RAND()*5" office:value-type="float" office:value="9.08134682896445" calcext:value-type="float">
            <text:p>9.08134682896445</text:p>
          </table:table-cell>
        </table:table-row>
        <table:table-row table:style-name="ro1">
          <table:table-cell table:formula="of:=RAND()*100" office:value-type="float" office:value="14.4000821287456" calcext:value-type="float">
            <text:p>14.4000821287456</text:p>
          </table:table-cell>
          <table:table-cell table:formula="of:=[.A57]*0.768973+6+RAND()*5" office:value-type="float" office:value="19.6474480337956" calcext:value-type="float">
            <text:p>19.6474480337956</text:p>
          </table:table-cell>
        </table:table-row>
        <table:table-row table:style-name="ro1">
          <table:table-cell table:formula="of:=RAND()*100" office:value-type="float" office:value="34.3085311673526" calcext:value-type="float">
            <text:p>34.3085311673526</text:p>
          </table:table-cell>
          <table:table-cell table:formula="of:=[.A58]*0.768973+6+RAND()*5" office:value-type="float" office:value="36.731473947981" calcext:value-type="float">
            <text:p>36.731473947981</text:p>
          </table:table-cell>
        </table:table-row>
        <table:table-row table:style-name="ro1">
          <table:table-cell table:formula="of:=RAND()*100" office:value-type="float" office:value="26.0868804853839" calcext:value-type="float">
            <text:p>26.0868804853839</text:p>
          </table:table-cell>
          <table:table-cell table:formula="of:=[.A59]*0.768973+6+RAND()*5" office:value-type="float" office:value="28.2367531251091" calcext:value-type="float">
            <text:p>28.2367531251091</text:p>
          </table:table-cell>
        </table:table-row>
        <table:table-row table:style-name="ro1">
          <table:table-cell table:formula="of:=RAND()*100" office:value-type="float" office:value="79.5788657704385" calcext:value-type="float">
            <text:p>79.5788657704385</text:p>
          </table:table-cell>
          <table:table-cell table:formula="of:=[.A60]*0.768973+6+RAND()*5" office:value-type="float" office:value="69.7774087424621" calcext:value-type="float">
            <text:p>69.7774087424621</text:p>
          </table:table-cell>
        </table:table-row>
        <table:table-row table:style-name="ro1">
          <table:table-cell table:formula="of:=RAND()*100" office:value-type="float" office:value="48.9396963247034" calcext:value-type="float">
            <text:p>48.9396963247034</text:p>
          </table:table-cell>
          <table:table-cell table:formula="of:=[.A61]*0.768973+6+RAND()*5" office:value-type="float" office:value="44.3864065813538" calcext:value-type="float">
            <text:p>44.3864065813538</text:p>
          </table:table-cell>
        </table:table-row>
        <table:table-row table:style-name="ro1">
          <table:table-cell table:formula="of:=RAND()*100" office:value-type="float" office:value="0.401371774909432" calcext:value-type="float">
            <text:p>0.401371774909432</text:p>
          </table:table-cell>
          <table:table-cell table:formula="of:=[.A62]*0.768973+6+RAND()*5" office:value-type="float" office:value="8.96957647988666" calcext:value-type="float">
            <text:p>8.96957647988666</text:p>
          </table:table-cell>
        </table:table-row>
        <table:table-row table:style-name="ro1">
          <table:table-cell table:formula="of:=RAND()*100" office:value-type="float" office:value="21.1363286951239" calcext:value-type="float">
            <text:p>21.1363286951239</text:p>
          </table:table-cell>
          <table:table-cell table:formula="of:=[.A63]*0.768973+6+RAND()*5" office:value-type="float" office:value="23.8909720578822" calcext:value-type="float">
            <text:p>23.8909720578822</text:p>
          </table:table-cell>
        </table:table-row>
        <table:table-row table:style-name="ro1">
          <table:table-cell table:formula="of:=RAND()*100" office:value-type="float" office:value="22.9280828947981" calcext:value-type="float">
            <text:p>22.9280828947981</text:p>
          </table:table-cell>
          <table:table-cell table:formula="of:=[.A64]*0.768973+6+RAND()*5" office:value-type="float" office:value="27.1186342369146" calcext:value-type="float">
            <text:p>27.1186342369146</text:p>
          </table:table-cell>
        </table:table-row>
        <table:table-row table:style-name="ro1">
          <table:table-cell table:formula="of:=RAND()*100" office:value-type="float" office:value="93.0075531787083" calcext:value-type="float">
            <text:p>93.0075531787083</text:p>
          </table:table-cell>
          <table:table-cell table:formula="of:=[.A65]*0.768973+6+RAND()*5" office:value-type="float" office:value="81.7419250602406" calcext:value-type="float">
            <text:p>81.7419250602406</text:p>
          </table:table-cell>
        </table:table-row>
        <table:table-row table:style-name="ro1">
          <table:table-cell table:formula="of:=RAND()*100" office:value-type="float" office:value="53.4555153806273" calcext:value-type="float">
            <text:p>53.4555153806273</text:p>
          </table:table-cell>
          <table:table-cell table:formula="of:=[.A66]*0.768973+6+RAND()*5" office:value-type="float" office:value="51.7441681604438" calcext:value-type="float">
            <text:p>51.7441681604438</text:p>
          </table:table-cell>
        </table:table-row>
        <table:table-row table:style-name="ro1">
          <table:table-cell table:formula="of:=RAND()*100" office:value-type="float" office:value="93.7161960941692" calcext:value-type="float">
            <text:p>93.7161960941692</text:p>
          </table:table-cell>
          <table:table-cell table:formula="of:=[.A67]*0.768973+6+RAND()*5" office:value-type="float" office:value="81.7275454035983" calcext:value-type="float">
            <text:p>81.7275454035983</text:p>
          </table:table-cell>
        </table:table-row>
        <table:table-row table:style-name="ro1">
          <table:table-cell table:formula="of:=RAND()*100" office:value-type="float" office:value="55.7116724565738" calcext:value-type="float">
            <text:p>55.7116724565738</text:p>
          </table:table-cell>
          <table:table-cell table:formula="of:=[.A68]*0.768973+6+RAND()*5" office:value-type="float" office:value="53.501682409499" calcext:value-type="float">
            <text:p>53.501682409499</text:p>
          </table:table-cell>
        </table:table-row>
        <table:table-row table:style-name="ro1">
          <table:table-cell table:formula="of:=RAND()*100" office:value-type="float" office:value="81.5585084737571" calcext:value-type="float">
            <text:p>81.5585084737571</text:p>
          </table:table-cell>
          <table:table-cell table:formula="of:=[.A69]*0.768973+6+RAND()*5" office:value-type="float" office:value="72.9560151100825" calcext:value-type="float">
            <text:p>72.9560151100825</text:p>
          </table:table-cell>
        </table:table-row>
        <table:table-row table:style-name="ro1">
          <table:table-cell table:formula="of:=RAND()*100" office:value-type="float" office:value="41.9768270775878" calcext:value-type="float">
            <text:p>41.9768270775878</text:p>
          </table:table-cell>
          <table:table-cell table:formula="of:=[.A70]*0.768973+6+RAND()*5" office:value-type="float" office:value="39.7374102991767" calcext:value-type="float">
            <text:p>39.7374102991767</text:p>
          </table:table-cell>
        </table:table-row>
        <table:table-row table:style-name="ro1">
          <table:table-cell table:formula="of:=RAND()*100" office:value-type="float" office:value="39.67387832873" calcext:value-type="float">
            <text:p>39.67387832873</text:p>
          </table:table-cell>
          <table:table-cell table:formula="of:=[.A71]*0.768973+6+RAND()*5" office:value-type="float" office:value="36.7640572752789" calcext:value-type="float">
            <text:p>36.7640572752789</text:p>
          </table:table-cell>
        </table:table-row>
        <table:table-row table:style-name="ro1">
          <table:table-cell table:formula="of:=RAND()*100" office:value-type="float" office:value="63.9821519919492" calcext:value-type="float">
            <text:p>63.9821519919492</text:p>
          </table:table-cell>
          <table:table-cell table:formula="of:=[.A72]*0.768973+6+RAND()*5" office:value-type="float" office:value="57.2409543823478" calcext:value-type="float">
            <text:p>57.2409543823478</text:p>
          </table:table-cell>
        </table:table-row>
        <table:table-row table:style-name="ro1">
          <table:table-cell table:formula="of:=RAND()*100" office:value-type="float" office:value="71.3452590001905" calcext:value-type="float">
            <text:p>71.3452590001905</text:p>
          </table:table-cell>
          <table:table-cell table:formula="of:=[.A73]*0.768973+6+RAND()*5" office:value-type="float" office:value="62.2633230873566" calcext:value-type="float">
            <text:p>62.2633230873566</text:p>
          </table:table-cell>
        </table:table-row>
        <table:table-row table:style-name="ro1">
          <table:table-cell table:formula="of:=RAND()*100" office:value-type="float" office:value="47.4372441117844" calcext:value-type="float">
            <text:p>47.4372441117844</text:p>
          </table:table-cell>
          <table:table-cell table:formula="of:=[.A74]*0.768973+6+RAND()*5" office:value-type="float" office:value="46.2282155996792" calcext:value-type="float">
            <text:p>46.2282155996792</text:p>
          </table:table-cell>
        </table:table-row>
        <table:table-row table:style-name="ro1">
          <table:table-cell table:formula="of:=RAND()*100" office:value-type="float" office:value="35.7392747611334" calcext:value-type="float">
            <text:p>35.7392747611334</text:p>
          </table:table-cell>
          <table:table-cell table:formula="of:=[.A75]*0.768973+6+RAND()*5" office:value-type="float" office:value="33.9836632427982" calcext:value-type="float">
            <text:p>33.9836632427982</text:p>
          </table:table-cell>
        </table:table-row>
        <table:table-row table:style-name="ro1">
          <table:table-cell table:formula="of:=RAND()*100" office:value-type="float" office:value="86.425662395552" calcext:value-type="float">
            <text:p>86.425662395552</text:p>
          </table:table-cell>
          <table:table-cell table:formula="of:=[.A76]*0.768973+6+RAND()*5" office:value-type="float" office:value="73.7940872816795" calcext:value-type="float">
            <text:p>73.7940872816795</text:p>
          </table:table-cell>
        </table:table-row>
        <table:table-row table:style-name="ro1">
          <table:table-cell table:formula="of:=RAND()*100" office:value-type="float" office:value="41.6313407609383" calcext:value-type="float">
            <text:p>41.6313407609383</text:p>
          </table:table-cell>
          <table:table-cell table:formula="of:=[.A77]*0.768973+6+RAND()*5" office:value-type="float" office:value="38.2266048729228" calcext:value-type="float">
            <text:p>38.2266048729228</text:p>
          </table:table-cell>
        </table:table-row>
        <table:table-row table:style-name="ro1">
          <table:table-cell table:formula="of:=RAND()*100" office:value-type="float" office:value="15.2246441686888" calcext:value-type="float">
            <text:p>15.2246441686888</text:p>
          </table:table-cell>
          <table:table-cell table:formula="of:=[.A78]*0.768973+6+RAND()*5" office:value-type="float" office:value="18.2702504344697" calcext:value-type="float">
            <text:p>18.2702504344697</text:p>
          </table:table-cell>
        </table:table-row>
        <table:table-row table:style-name="ro1">
          <table:table-cell table:formula="of:=RAND()*100" office:value-type="float" office:value="18.6463678196271" calcext:value-type="float">
            <text:p>18.6463678196271</text:p>
          </table:table-cell>
          <table:table-cell table:formula="of:=[.A79]*0.768973+6+RAND()*5" office:value-type="float" office:value="25.1589425524717" calcext:value-type="float">
            <text:p>25.1589425524717</text:p>
          </table:table-cell>
        </table:table-row>
        <table:table-row table:style-name="ro1">
          <table:table-cell table:formula="of:=RAND()*100" office:value-type="float" office:value="58.0764984529576" calcext:value-type="float">
            <text:p>58.0764984529576</text:p>
          </table:table-cell>
          <table:table-cell table:formula="of:=[.A80]*0.768973+6+RAND()*5" office:value-type="float" office:value="54.8871807649239" calcext:value-type="float">
            <text:p>54.8871807649239</text:p>
          </table:table-cell>
        </table:table-row>
        <table:table-row table:style-name="ro1">
          <table:table-cell table:formula="of:=RAND()*100" office:value-type="float" office:value="34.9558745454696" calcext:value-type="float">
            <text:p>34.9558745454696</text:p>
          </table:table-cell>
          <table:table-cell table:formula="of:=[.A81]*0.768973+6+RAND()*5" office:value-type="float" office:value="37.6302017936823" calcext:value-type="float">
            <text:p>37.6302017936823</text:p>
          </table:table-cell>
        </table:table-row>
        <table:table-row table:style-name="ro1">
          <table:table-cell table:formula="of:=RAND()*100" office:value-type="float" office:value="1.17703826020355" calcext:value-type="float">
            <text:p>1.17703826020355</text:p>
          </table:table-cell>
          <table:table-cell table:formula="of:=[.A82]*0.768973+6+RAND()*5" office:value-type="float" office:value="11.5090979392188" calcext:value-type="float">
            <text:p>11.5090979392188</text:p>
          </table:table-cell>
        </table:table-row>
        <table:table-row table:style-name="ro1">
          <table:table-cell table:formula="of:=RAND()*100" office:value-type="float" office:value="56.850005625813" calcext:value-type="float">
            <text:p>56.850005625813</text:p>
          </table:table-cell>
          <table:table-cell table:formula="of:=[.A83]*0.768973+6+RAND()*5" office:value-type="float" office:value="52.2141189926913" calcext:value-type="float">
            <text:p>52.2141189926913</text:p>
          </table:table-cell>
        </table:table-row>
        <table:table-row table:style-name="ro1">
          <table:table-cell table:formula="of:=RAND()*100" office:value-type="float" office:value="55.2671000711117" calcext:value-type="float">
            <text:p>55.2671000711117</text:p>
          </table:table-cell>
          <table:table-cell table:formula="of:=[.A84]*0.768973+6+RAND()*5" office:value-type="float" office:value="51.2698201729027" calcext:value-type="float">
            <text:p>51.2698201729027</text:p>
          </table:table-cell>
        </table:table-row>
        <table:table-row table:style-name="ro1">
          <table:table-cell table:formula="of:=RAND()*100" office:value-type="float" office:value="56.7921999883066" calcext:value-type="float">
            <text:p>56.7921999883066</text:p>
          </table:table-cell>
          <table:table-cell table:formula="of:=[.A85]*0.768973+6+RAND()*5" office:value-type="float" office:value="54.5275823050423" calcext:value-type="float">
            <text:p>54.5275823050423</text:p>
          </table:table-cell>
        </table:table-row>
        <table:table-row table:style-name="ro1">
          <table:table-cell table:formula="of:=RAND()*100" office:value-type="float" office:value="75.2039760995219" calcext:value-type="float">
            <text:p>75.2039760995219</text:p>
          </table:table-cell>
          <table:table-cell table:formula="of:=[.A86]*0.768973+6+RAND()*5" office:value-type="float" office:value="65.6916031119432" calcext:value-type="float">
            <text:p>65.6916031119432</text:p>
          </table:table-cell>
        </table:table-row>
        <table:table-row table:style-name="ro1">
          <table:table-cell table:formula="of:=RAND()*100" office:value-type="float" office:value="61.4895538469969" calcext:value-type="float">
            <text:p>61.4895538469969</text:p>
          </table:table-cell>
          <table:table-cell table:formula="of:=[.A87]*0.768973+6+RAND()*5" office:value-type="float" office:value="56.7435556306009" calcext:value-type="float">
            <text:p>56.7435556306009</text:p>
          </table:table-cell>
        </table:table-row>
        <table:table-row table:style-name="ro1">
          <table:table-cell table:formula="of:=RAND()*100" office:value-type="float" office:value="29.4378092821575" calcext:value-type="float">
            <text:p>29.4378092821575</text:p>
          </table:table-cell>
          <table:table-cell table:formula="of:=[.A88]*0.768973+6+RAND()*5" office:value-type="float" office:value="33.2766594667083" calcext:value-type="float">
            <text:p>33.2766594667083</text:p>
          </table:table-cell>
        </table:table-row>
        <table:table-row table:style-name="ro1">
          <table:table-cell table:formula="of:=RAND()*100" office:value-type="float" office:value="58.777976811684" calcext:value-type="float">
            <text:p>58.777976811684</text:p>
          </table:table-cell>
          <table:table-cell table:formula="of:=[.A89]*0.768973+6+RAND()*5" office:value-type="float" office:value="54.4606081381556" calcext:value-type="float">
            <text:p>54.4606081381556</text:p>
          </table:table-cell>
        </table:table-row>
        <table:table-row table:style-name="ro1">
          <table:table-cell table:formula="of:=RAND()*100" office:value-type="float" office:value="83.135913887484" calcext:value-type="float">
            <text:p>83.135913887484</text:p>
          </table:table-cell>
          <table:table-cell table:formula="of:=[.A90]*0.768973+6+RAND()*5" office:value-type="float" office:value="70.2005968576868" calcext:value-type="float">
            <text:p>70.2005968576868</text:p>
          </table:table-cell>
        </table:table-row>
        <table:table-row table:style-name="ro1">
          <table:table-cell table:formula="of:=RAND()*100" office:value-type="float" office:value="32.4745867162637" calcext:value-type="float">
            <text:p>32.4745867162637</text:p>
          </table:table-cell>
          <table:table-cell table:formula="of:=[.A91]*0.768973+6+RAND()*5" office:value-type="float" office:value="33.9653547785319" calcext:value-type="float">
            <text:p>33.9653547785319</text:p>
          </table:table-cell>
        </table:table-row>
        <table:table-row table:style-name="ro1">
          <table:table-cell table:formula="of:=RAND()*100" office:value-type="float" office:value="84.2608500705119" calcext:value-type="float">
            <text:p>84.2608500705119</text:p>
          </table:table-cell>
          <table:table-cell table:formula="of:=[.A92]*0.768973+6+RAND()*5" office:value-type="float" office:value="74.7266450869956" calcext:value-type="float">
            <text:p>74.7266450869956</text:p>
          </table:table-cell>
        </table:table-row>
        <table:table-row table:style-name="ro1">
          <table:table-cell table:formula="of:=RAND()*100" office:value-type="float" office:value="11.7176273264548" calcext:value-type="float">
            <text:p>11.7176273264548</text:p>
          </table:table-cell>
          <table:table-cell table:formula="of:=[.A93]*0.768973+6+RAND()*5" office:value-type="float" office:value="17.6522555018667" calcext:value-type="float">
            <text:p>17.6522555018667</text:p>
          </table:table-cell>
        </table:table-row>
        <table:table-row table:style-name="ro1">
          <table:table-cell table:formula="of:=RAND()*100" office:value-type="float" office:value="93.4935846882596" calcext:value-type="float">
            <text:p>93.4935846882596</text:p>
          </table:table-cell>
          <table:table-cell table:formula="of:=[.A94]*0.768973+6+RAND()*5" office:value-type="float" office:value="79.6510295695032" calcext:value-type="float">
            <text:p>79.6510295695032</text:p>
          </table:table-cell>
        </table:table-row>
        <table:table-row table:style-name="ro1">
          <table:table-cell table:formula="of:=RAND()*100" office:value-type="float" office:value="58.750157828995" calcext:value-type="float">
            <text:p>58.750157828995</text:p>
          </table:table-cell>
          <table:table-cell table:formula="of:=[.A95]*0.768973+6+RAND()*5" office:value-type="float" office:value="53.2745458674715" calcext:value-type="float">
            <text:p>53.2745458674715</text:p>
          </table:table-cell>
        </table:table-row>
        <table:table-row table:style-name="ro1">
          <table:table-cell table:formula="of:=RAND()*100" office:value-type="float" office:value="18.9901241276937" calcext:value-type="float">
            <text:p>18.9901241276937</text:p>
          </table:table-cell>
          <table:table-cell table:formula="of:=[.A96]*0.768973+6+RAND()*5" office:value-type="float" office:value="22.6773180245314" calcext:value-type="float">
            <text:p>22.6773180245314</text:p>
          </table:table-cell>
        </table:table-row>
        <table:table-row table:style-name="ro1">
          <table:table-cell table:formula="of:=RAND()*100" office:value-type="float" office:value="31.5585098708855" calcext:value-type="float">
            <text:p>31.5585098708855</text:p>
          </table:table-cell>
          <table:table-cell table:formula="of:=[.A97]*0.768973+6+RAND()*5" office:value-type="float" office:value="33.6799655680907" calcext:value-type="float">
            <text:p>33.6799655680907</text:p>
          </table:table-cell>
        </table:table-row>
        <table:table-row table:style-name="ro1">
          <table:table-cell table:formula="of:=RAND()*100" office:value-type="float" office:value="7.53880480517409" calcext:value-type="float">
            <text:p>7.53880480517409</text:p>
          </table:table-cell>
          <table:table-cell table:formula="of:=[.A98]*0.768973+6+RAND()*5" office:value-type="float" office:value="14.5897650466828" calcext:value-type="float">
            <text:p>14.5897650466828</text:p>
          </table:table-cell>
        </table:table-row>
        <table:table-row table:style-name="ro1">
          <table:table-cell table:formula="of:=RAND()*100" office:value-type="float" office:value="9.21517208404439" calcext:value-type="float">
            <text:p>9.21517208404439</text:p>
          </table:table-cell>
          <table:table-cell table:formula="of:=[.A99]*0.768973+6+RAND()*5" office:value-type="float" office:value="15.9309642885204" calcext:value-type="float">
            <text:p>15.9309642885204</text:p>
          </table:table-cell>
        </table:table-row>
        <table:table-row table:style-name="ro1">
          <table:table-cell table:formula="of:=RAND()*100" office:value-type="float" office:value="2.21201521304873" calcext:value-type="float">
            <text:p>2.21201521304873</text:p>
          </table:table-cell>
          <table:table-cell table:formula="of:=[.A100]*0.768973+6+RAND()*5" office:value-type="float" office:value="8.13250441132641" calcext:value-type="float">
            <text:p>8.13250441132641</text:p>
          </table:table-cell>
        </table:table-row>
        <table:table-row table:style-name="ro1">
          <table:table-cell table:formula="of:=RAND()*100" office:value-type="float" office:value="66.681261544813" calcext:value-type="float">
            <text:p>66.681261544813</text:p>
          </table:table-cell>
          <table:table-cell table:formula="of:=[.A101]*0.768973+6+RAND()*5" office:value-type="float" office:value="60.9550342931322" calcext:value-type="float">
            <text:p>60.9550342931322</text:p>
          </table:table-cell>
        </table:table-row>
        <table:table-row table:style-name="ro1">
          <table:table-cell table:formula="of:=RAND()*100" office:value-type="float" office:value="30.5017525789483" calcext:value-type="float">
            <text:p>30.5017525789483</text:p>
          </table:table-cell>
          <table:table-cell table:formula="of:=[.A102]*0.768973+6+RAND()*5" office:value-type="float" office:value="32.039003047959" calcext:value-type="float">
            <text:p>32.039003047959</text:p>
          </table:table-cell>
        </table:table-row>
        <table:table-row table:style-name="ro1">
          <table:table-cell table:formula="of:=RAND()*100" office:value-type="float" office:value="72.2277117733239" calcext:value-type="float">
            <text:p>72.2277117733239</text:p>
          </table:table-cell>
          <table:table-cell table:formula="of:=[.A103]*0.768973+6+RAND()*5" office:value-type="float" office:value="62.7538636967698" calcext:value-type="float">
            <text:p>62.7538636967698</text:p>
          </table:table-cell>
        </table:table-row>
        <table:table-row table:style-name="ro1">
          <table:table-cell table:formula="of:=RAND()*100" office:value-type="float" office:value="3.73706743774627" calcext:value-type="float">
            <text:p>3.73706743774627</text:p>
          </table:table-cell>
          <table:table-cell table:formula="of:=[.A104]*0.768973+6+RAND()*5" office:value-type="float" office:value="13.1729232790211" calcext:value-type="float">
            <text:p>13.1729232790211</text:p>
          </table:table-cell>
        </table:table-row>
        <table:table-row table:style-name="ro1">
          <table:table-cell table:formula="of:=RAND()*100" office:value-type="float" office:value="3.00780444569769" calcext:value-type="float">
            <text:p>3.00780444569769</text:p>
          </table:table-cell>
          <table:table-cell table:formula="of:=[.A105]*0.768973+6+RAND()*5" office:value-type="float" office:value="12.5059821922844" calcext:value-type="float">
            <text:p>12.5059821922844</text:p>
          </table:table-cell>
        </table:table-row>
        <table:table-row table:style-name="ro1">
          <table:table-cell table:formula="of:=RAND()*100" office:value-type="float" office:value="70.1260403025968" calcext:value-type="float">
            <text:p>70.1260403025968</text:p>
          </table:table-cell>
          <table:table-cell table:formula="of:=[.A106]*0.768973+6+RAND()*5" office:value-type="float" office:value="61.9059839501658" calcext:value-type="float">
            <text:p>61.9059839501658</text:p>
          </table:table-cell>
        </table:table-row>
        <table:table-row table:style-name="ro1">
          <table:table-cell table:formula="of:=RAND()*100" office:value-type="float" office:value="53.0025838564031" calcext:value-type="float">
            <text:p>53.0025838564031</text:p>
          </table:table-cell>
          <table:table-cell table:formula="of:=[.A107]*0.768973+6+RAND()*5" office:value-type="float" office:value="46.869891159804" calcext:value-type="float">
            <text:p>46.869891159804</text:p>
          </table:table-cell>
        </table:table-row>
        <table:table-row table:style-name="ro1">
          <table:table-cell table:formula="of:=RAND()*100" office:value-type="float" office:value="78.2585545429634" calcext:value-type="float">
            <text:p>78.2585545429634</text:p>
          </table:table-cell>
          <table:table-cell table:formula="of:=[.A108]*0.768973+6+RAND()*5" office:value-type="float" office:value="71.1544406048952" calcext:value-type="float">
            <text:p>71.1544406048952</text:p>
          </table:table-cell>
        </table:table-row>
        <table:table-row table:style-name="ro1">
          <table:table-cell table:formula="of:=RAND()*100" office:value-type="float" office:value="8.30442031024147" calcext:value-type="float">
            <text:p>8.30442031024147</text:p>
          </table:table-cell>
          <table:table-cell table:formula="of:=[.A109]*0.768973+6+RAND()*5" office:value-type="float" office:value="16.4340996748282" calcext:value-type="float">
            <text:p>16.4340996748282</text:p>
          </table:table-cell>
        </table:table-row>
        <table:table-row table:style-name="ro1">
          <table:table-cell table:formula="of:=RAND()*100" office:value-type="float" office:value="52.8182326976903" calcext:value-type="float">
            <text:p>52.8182326976903</text:p>
          </table:table-cell>
          <table:table-cell table:formula="of:=[.A110]*0.768973+6+RAND()*5" office:value-type="float" office:value="46.6243310887046" calcext:value-type="float">
            <text:p>46.6243310887046</text:p>
          </table:table-cell>
        </table:table-row>
        <table:table-row table:style-name="ro1">
          <table:table-cell table:formula="of:=RAND()*100" office:value-type="float" office:value="83.2061269913141" calcext:value-type="float">
            <text:p>83.2061269913141</text:p>
          </table:table-cell>
          <table:table-cell table:formula="of:=[.A111]*0.768973+6+RAND()*5" office:value-type="float" office:value="73.2597865649059" calcext:value-type="float">
            <text:p>73.2597865649059</text:p>
          </table:table-cell>
        </table:table-row>
        <table:table-row table:style-name="ro1">
          <table:table-cell table:formula="of:=RAND()*100" office:value-type="float" office:value="60.9591430865302" calcext:value-type="float">
            <text:p>60.9591430865302</text:p>
          </table:table-cell>
          <table:table-cell table:formula="of:=[.A112]*0.768973+6+RAND()*5" office:value-type="float" office:value="54.3598084569619" calcext:value-type="float">
            <text:p>54.3598084569619</text:p>
          </table:table-cell>
        </table:table-row>
        <table:table-row table:style-name="ro1">
          <table:table-cell table:formula="of:=RAND()*100" office:value-type="float" office:value="18.177729504424" calcext:value-type="float">
            <text:p>18.177729504424</text:p>
          </table:table-cell>
          <table:table-cell table:formula="of:=[.A113]*0.768973+6+RAND()*5" office:value-type="float" office:value="20.4821314936583" calcext:value-type="float">
            <text:p>20.4821314936583</text:p>
          </table:table-cell>
        </table:table-row>
        <table:table-row table:style-name="ro1">
          <table:table-cell table:formula="of:=RAND()*100" office:value-type="float" office:value="46.7708015400402" calcext:value-type="float">
            <text:p>46.7708015400402</text:p>
          </table:table-cell>
          <table:table-cell table:formula="of:=[.A114]*0.768973+6+RAND()*5" office:value-type="float" office:value="44.2394990476908" calcext:value-type="float">
            <text:p>44.2394990476908</text:p>
          </table:table-cell>
        </table:table-row>
        <table:table-row table:style-name="ro1">
          <table:table-cell table:formula="of:=RAND()*100" office:value-type="float" office:value="28.0238569533079" calcext:value-type="float">
            <text:p>28.0238569533079</text:p>
          </table:table-cell>
          <table:table-cell table:formula="of:=[.A115]*0.768973+6+RAND()*5" office:value-type="float" office:value="28.291974646335" calcext:value-type="float">
            <text:p>28.291974646335</text:p>
          </table:table-cell>
        </table:table-row>
        <table:table-row table:style-name="ro1">
          <table:table-cell table:formula="of:=RAND()*100" office:value-type="float" office:value="34.3581973687925" calcext:value-type="float">
            <text:p>34.3581973687925</text:p>
          </table:table-cell>
          <table:table-cell table:formula="of:=[.A116]*0.768973+6+RAND()*5" office:value-type="float" office:value="33.5707445574534" calcext:value-type="float">
            <text:p>33.5707445574534</text:p>
          </table:table-cell>
        </table:table-row>
        <table:table-row table:style-name="ro1">
          <table:table-cell table:formula="of:=RAND()*100" office:value-type="float" office:value="82.9302697805517" calcext:value-type="float">
            <text:p>82.9302697805517</text:p>
          </table:table-cell>
          <table:table-cell table:formula="of:=[.A117]*0.768973+6+RAND()*5" office:value-type="float" office:value="70.7363696320611" calcext:value-type="float">
            <text:p>70.7363696320611</text:p>
          </table:table-cell>
        </table:table-row>
        <table:table-row table:style-name="ro1">
          <table:table-cell table:formula="of:=RAND()*100" office:value-type="float" office:value="54.00449419485" calcext:value-type="float">
            <text:p>54.00449419485</text:p>
          </table:table-cell>
          <table:table-cell table:formula="of:=[.A118]*0.768973+6+RAND()*5" office:value-type="float" office:value="50.0169330183788" calcext:value-type="float">
            <text:p>50.0169330183788</text:p>
          </table:table-cell>
        </table:table-row>
        <table:table-row table:style-name="ro1">
          <table:table-cell table:formula="of:=RAND()*100" office:value-type="float" office:value="24.5075271877021" calcext:value-type="float">
            <text:p>24.5075271877021</text:p>
          </table:table-cell>
          <table:table-cell table:formula="of:=[.A119]*0.768973+6+RAND()*5" office:value-type="float" office:value="27.9391808710508" calcext:value-type="float">
            <text:p>27.9391808710508</text:p>
          </table:table-cell>
        </table:table-row>
        <table:table-row table:style-name="ro1">
          <table:table-cell table:formula="of:=RAND()*100" office:value-type="float" office:value="81.1386304891417" calcext:value-type="float">
            <text:p>81.1386304891417</text:p>
          </table:table-cell>
          <table:table-cell table:formula="of:=[.A120]*0.768973+6+RAND()*5" office:value-type="float" office:value="71.6742297378442" calcext:value-type="float">
            <text:p>71.6742297378442</text:p>
          </table:table-cell>
        </table:table-row>
        <table:table-row table:style-name="ro1">
          <table:table-cell table:formula="of:=RAND()*100" office:value-type="float" office:value="40.0061266538291" calcext:value-type="float">
            <text:p>40.0061266538291</text:p>
          </table:table-cell>
          <table:table-cell table:formula="of:=[.A121]*0.768973+6+RAND()*5" office:value-type="float" office:value="36.9503636955823" calcext:value-type="float">
            <text:p>36.9503636955823</text:p>
          </table:table-cell>
        </table:table-row>
        <table:table-row table:style-name="ro1">
          <table:table-cell table:formula="of:=RAND()*100" office:value-type="float" office:value="72.8343993804255" calcext:value-type="float">
            <text:p>72.8343993804255</text:p>
          </table:table-cell>
          <table:table-cell table:formula="of:=[.A122]*0.768973+6+RAND()*5" office:value-type="float" office:value="66.5093180988003" calcext:value-type="float">
            <text:p>66.5093180988003</text:p>
          </table:table-cell>
        </table:table-row>
        <table:table-row table:style-name="ro1">
          <table:table-cell table:formula="of:=RAND()*100" office:value-type="float" office:value="52.1932368495478" calcext:value-type="float">
            <text:p>52.1932368495478</text:p>
          </table:table-cell>
          <table:table-cell table:formula="of:=[.A123]*0.768973+6+RAND()*5" office:value-type="float" office:value="50.5059594311004" calcext:value-type="float">
            <text:p>50.5059594311004</text:p>
          </table:table-cell>
        </table:table-row>
        <table:table-row table:style-name="ro1">
          <table:table-cell table:formula="of:=RAND()*100" office:value-type="float" office:value="52.6762395972369" calcext:value-type="float">
            <text:p>52.6762395972369</text:p>
          </table:table-cell>
          <table:table-cell table:formula="of:=[.A124]*0.768973+6+RAND()*5" office:value-type="float" office:value="47.5156107990306" calcext:value-type="float">
            <text:p>47.5156107990306</text:p>
          </table:table-cell>
        </table:table-row>
        <table:table-row table:style-name="ro1">
          <table:table-cell table:formula="of:=RAND()*100" office:value-type="float" office:value="33.7657840498835" calcext:value-type="float">
            <text:p>33.7657840498835</text:p>
          </table:table-cell>
          <table:table-cell table:formula="of:=[.A125]*0.768973+6+RAND()*5" office:value-type="float" office:value="35.7375784178412" calcext:value-type="float">
            <text:p>35.7375784178412</text:p>
          </table:table-cell>
        </table:table-row>
        <table:table-row table:style-name="ro1">
          <table:table-cell table:formula="of:=RAND()*100" office:value-type="float" office:value="84.2583321817067" calcext:value-type="float">
            <text:p>84.2583321817067</text:p>
          </table:table-cell>
          <table:table-cell table:formula="of:=[.A126]*0.768973+6+RAND()*5" office:value-type="float" office:value="72.0251658770068" calcext:value-type="float">
            <text:p>72.0251658770068</text:p>
          </table:table-cell>
        </table:table-row>
        <table:table-row table:style-name="ro1">
          <table:table-cell table:formula="of:=RAND()*100" office:value-type="float" office:value="57.8114618242489" calcext:value-type="float">
            <text:p>57.8114618242489</text:p>
          </table:table-cell>
          <table:table-cell table:formula="of:=[.A127]*0.768973+6+RAND()*5" office:value-type="float" office:value="51.0380725961457" calcext:value-type="float">
            <text:p>51.0380725961457</text:p>
          </table:table-cell>
        </table:table-row>
        <table:table-row table:style-name="ro1">
          <table:table-cell table:formula="of:=RAND()*100" office:value-type="float" office:value="15.9269413683798" calcext:value-type="float">
            <text:p>15.9269413683798</text:p>
          </table:table-cell>
          <table:table-cell table:formula="of:=[.A128]*0.768973+6+RAND()*5" office:value-type="float" office:value="21.8199168569473" calcext:value-type="float">
            <text:p>21.8199168569473</text:p>
          </table:table-cell>
        </table:table-row>
        <table:table-row table:style-name="ro1">
          <table:table-cell table:formula="of:=RAND()*100" office:value-type="float" office:value="31.1485508265322" calcext:value-type="float">
            <text:p>31.1485508265322</text:p>
          </table:table-cell>
          <table:table-cell table:formula="of:=[.A129]*0.768973+6+RAND()*5" office:value-type="float" office:value="33.9753544668147" calcext:value-type="float">
            <text:p>33.9753544668147</text:p>
          </table:table-cell>
        </table:table-row>
        <table:table-row table:style-name="ro1">
          <table:table-cell table:formula="of:=RAND()*100" office:value-type="float" office:value="58.6052489414384" calcext:value-type="float">
            <text:p>58.6052489414384</text:p>
          </table:table-cell>
          <table:table-cell table:formula="of:=[.A130]*0.768973+6+RAND()*5" office:value-type="float" office:value="52.9195874012659" calcext:value-type="float">
            <text:p>52.9195874012659</text:p>
          </table:table-cell>
        </table:table-row>
        <table:table-row table:style-name="ro1">
          <table:table-cell table:formula="of:=RAND()*100" office:value-type="float" office:value="42.5553214477751" calcext:value-type="float">
            <text:p>42.5553214477751</text:p>
          </table:table-cell>
          <table:table-cell table:formula="of:=[.A131]*0.768973+6+RAND()*5" office:value-type="float" office:value="41.2537711695499" calcext:value-type="float">
            <text:p>41.2537711695499</text:p>
          </table:table-cell>
        </table:table-row>
        <table:table-row table:style-name="ro1">
          <table:table-cell table:formula="of:=RAND()*100" office:value-type="float" office:value="6.27303531556179" calcext:value-type="float">
            <text:p>6.27303531556179</text:p>
          </table:table-cell>
          <table:table-cell table:formula="of:=[.A132]*0.768973+6+RAND()*5" office:value-type="float" office:value="12.9874812497849" calcext:value-type="float">
            <text:p>12.9874812497849</text:p>
          </table:table-cell>
        </table:table-row>
        <table:table-row table:style-name="ro1">
          <table:table-cell table:formula="of:=RAND()*100" office:value-type="float" office:value="23.8748918050454" calcext:value-type="float">
            <text:p>23.8748918050454</text:p>
          </table:table-cell>
          <table:table-cell table:formula="of:=[.A133]*0.768973+6+RAND()*5" office:value-type="float" office:value="25.0556477728779" calcext:value-type="float">
            <text:p>25.0556477728779</text:p>
          </table:table-cell>
        </table:table-row>
        <table:table-row table:style-name="ro1">
          <table:table-cell table:formula="of:=RAND()*100" office:value-type="float" office:value="39.4093491078958" calcext:value-type="float">
            <text:p>39.4093491078958</text:p>
          </table:table-cell>
          <table:table-cell table:formula="of:=[.A134]*0.768973+6+RAND()*5" office:value-type="float" office:value="40.6442234525874" calcext:value-type="float">
            <text:p>40.6442234525874</text:p>
          </table:table-cell>
        </table:table-row>
        <table:table-row table:style-name="ro1">
          <table:table-cell table:formula="of:=RAND()*100" office:value-type="float" office:value="46.6403954656143" calcext:value-type="float">
            <text:p>46.6403954656143</text:p>
          </table:table-cell>
          <table:table-cell table:formula="of:=[.A135]*0.768973+6+RAND()*5" office:value-type="float" office:value="45.9610861758473" calcext:value-type="float">
            <text:p>45.9610861758473</text:p>
          </table:table-cell>
        </table:table-row>
        <table:table-row table:style-name="ro1">
          <table:table-cell table:formula="of:=RAND()*100" office:value-type="float" office:value="1.16478996363328" calcext:value-type="float">
            <text:p>1.16478996363328</text:p>
          </table:table-cell>
          <table:table-cell table:formula="of:=[.A136]*0.768973+6+RAND()*5" office:value-type="float" office:value="11.7718725541843" calcext:value-type="float">
            <text:p>11.7718725541843</text:p>
          </table:table-cell>
        </table:table-row>
        <table:table-row table:style-name="ro1">
          <table:table-cell table:formula="of:=RAND()*100" office:value-type="float" office:value="66.3662607322131" calcext:value-type="float">
            <text:p>66.3662607322131</text:p>
          </table:table-cell>
          <table:table-cell table:formula="of:=[.A137]*0.768973+6+RAND()*5" office:value-type="float" office:value="61.7792409397419" calcext:value-type="float">
            <text:p>61.7792409397419</text:p>
          </table:table-cell>
        </table:table-row>
        <table:table-row table:style-name="ro1">
          <table:table-cell table:formula="of:=RAND()*100" office:value-type="float" office:value="80.9074788636612" calcext:value-type="float">
            <text:p>80.9074788636612</text:p>
          </table:table-cell>
          <table:table-cell table:formula="of:=[.A138]*0.768973+6+RAND()*5" office:value-type="float" office:value="71.7764622683295" calcext:value-type="float">
            <text:p>71.7764622683295</text:p>
          </table:table-cell>
        </table:table-row>
        <table:table-row table:style-name="ro1">
          <table:table-cell table:formula="of:=RAND()*100" office:value-type="float" office:value="78.8549223025048" calcext:value-type="float">
            <text:p>78.8549223025048</text:p>
          </table:table-cell>
          <table:table-cell table:formula="of:=[.A139]*0.768973+6+RAND()*5" office:value-type="float" office:value="69.925392259619" calcext:value-type="float">
            <text:p>69.925392259619</text:p>
          </table:table-cell>
        </table:table-row>
        <table:table-row table:style-name="ro1">
          <table:table-cell table:formula="of:=RAND()*100" office:value-type="float" office:value="99.8716894522678" calcext:value-type="float">
            <text:p>99.8716894522678</text:p>
          </table:table-cell>
          <table:table-cell table:formula="of:=[.A140]*0.768973+6+RAND()*5" office:value-type="float" office:value="84.5467164459776" calcext:value-type="float">
            <text:p>84.5467164459776</text:p>
          </table:table-cell>
        </table:table-row>
        <table:table-row table:style-name="ro1">
          <table:table-cell table:formula="of:=RAND()*100" office:value-type="float" office:value="50.2443364664262" calcext:value-type="float">
            <text:p>50.2443364664262</text:p>
          </table:table-cell>
          <table:table-cell table:formula="of:=[.A141]*0.768973+6+RAND()*5" office:value-type="float" office:value="48.2448873955113" calcext:value-type="float">
            <text:p>48.2448873955113</text:p>
          </table:table-cell>
        </table:table-row>
        <table:table-row table:style-name="ro1">
          <table:table-cell table:formula="of:=RAND()*100" office:value-type="float" office:value="45.8508392984826" calcext:value-type="float">
            <text:p>45.8508392984826</text:p>
          </table:table-cell>
          <table:table-cell table:formula="of:=[.A142]*0.768973+6+RAND()*5" office:value-type="float" office:value="44.4290395862499" calcext:value-type="float">
            <text:p>44.4290395862499</text:p>
          </table:table-cell>
        </table:table-row>
        <table:table-row table:style-name="ro1">
          <table:table-cell table:formula="of:=RAND()*100" office:value-type="float" office:value="94.0456806097053" calcext:value-type="float">
            <text:p>94.0456806097053</text:p>
          </table:table-cell>
          <table:table-cell table:formula="of:=[.A143]*0.768973+6+RAND()*5" office:value-type="float" office:value="79.2279005406379" calcext:value-type="float">
            <text:p>79.2279005406379</text:p>
          </table:table-cell>
        </table:table-row>
        <table:table-row table:style-name="ro1">
          <table:table-cell table:formula="of:=RAND()*100" office:value-type="float" office:value="10.0853836892142" calcext:value-type="float">
            <text:p>10.0853836892142</text:p>
          </table:table-cell>
          <table:table-cell table:formula="of:=[.A144]*0.768973+6+RAND()*5" office:value-type="float" office:value="16.4203331726582" calcext:value-type="float">
            <text:p>16.4203331726582</text:p>
          </table:table-cell>
        </table:table-row>
        <table:table-row table:style-name="ro1">
          <table:table-cell table:formula="of:=RAND()*100" office:value-type="float" office:value="61.9196279002735" calcext:value-type="float">
            <text:p>61.9196279002735</text:p>
          </table:table-cell>
          <table:table-cell table:formula="of:=[.A145]*0.768973+6+RAND()*5" office:value-type="float" office:value="54.1107085041677" calcext:value-type="float">
            <text:p>54.1107085041677</text:p>
          </table:table-cell>
        </table:table-row>
        <table:table-row table:style-name="ro1">
          <table:table-cell table:formula="of:=RAND()*100" office:value-type="float" office:value="90.7114960145113" calcext:value-type="float">
            <text:p>90.7114960145113</text:p>
          </table:table-cell>
          <table:table-cell table:formula="of:=[.A146]*0.768973+6+RAND()*5" office:value-type="float" office:value="76.9742156261376" calcext:value-type="float">
            <text:p>76.9742156261376</text:p>
          </table:table-cell>
        </table:table-row>
        <table:table-row table:style-name="ro1">
          <table:table-cell table:formula="of:=RAND()*100" office:value-type="float" office:value="48.7808516630075" calcext:value-type="float">
            <text:p>48.7808516630075</text:p>
          </table:table-cell>
          <table:table-cell table:formula="of:=[.A147]*0.768973+6+RAND()*5" office:value-type="float" office:value="46.6326739056422" calcext:value-type="float">
            <text:p>46.6326739056422</text:p>
          </table:table-cell>
        </table:table-row>
        <table:table-row table:style-name="ro1">
          <table:table-cell table:formula="of:=RAND()*100" office:value-type="float" office:value="46.5226625247403" calcext:value-type="float">
            <text:p>46.5226625247403</text:p>
          </table:table-cell>
          <table:table-cell table:formula="of:=[.A148]*0.768973+6+RAND()*5" office:value-type="float" office:value="44.2071848841973" calcext:value-type="float">
            <text:p>44.2071848841973</text:p>
          </table:table-cell>
        </table:table-row>
        <table:table-row table:style-name="ro1">
          <table:table-cell table:formula="of:=RAND()*100" office:value-type="float" office:value="37.0489759431457" calcext:value-type="float">
            <text:p>37.0489759431457</text:p>
          </table:table-cell>
          <table:table-cell table:formula="of:=[.A149]*0.768973+6+RAND()*5" office:value-type="float" office:value="36.2429524887184" calcext:value-type="float">
            <text:p>36.2429524887184</text:p>
          </table:table-cell>
        </table:table-row>
        <table:table-row table:style-name="ro1">
          <table:table-cell table:formula="of:=RAND()*100" office:value-type="float" office:value="70.4791039801923" calcext:value-type="float">
            <text:p>70.4791039801923</text:p>
          </table:table-cell>
          <table:table-cell table:formula="of:=[.A150]*0.768973+6+RAND()*5" office:value-type="float" office:value="64.6105216705552" calcext:value-type="float">
            <text:p>64.6105216705552</text:p>
          </table:table-cell>
        </table:table-row>
        <table:table-row table:style-name="ro1">
          <table:table-cell table:formula="of:=RAND()*100" office:value-type="float" office:value="88.4392638331788" calcext:value-type="float">
            <text:p>88.4392638331788</text:p>
          </table:table-cell>
          <table:table-cell table:formula="of:=[.A151]*0.768973+6+RAND()*5" office:value-type="float" office:value="75.2852797684032" calcext:value-type="float">
            <text:p>75.2852797684032</text:p>
          </table:table-cell>
        </table:table-row>
        <table:table-row table:style-name="ro1">
          <table:table-cell table:formula="of:=RAND()*100" office:value-type="float" office:value="14.1474629858524" calcext:value-type="float">
            <text:p>14.1474629858524</text:p>
          </table:table-cell>
          <table:table-cell table:formula="of:=[.A152]*0.768973+6+RAND()*5" office:value-type="float" office:value="20.679290237123" calcext:value-type="float">
            <text:p>20.679290237123</text:p>
          </table:table-cell>
        </table:table-row>
        <table:table-row table:style-name="ro1">
          <table:table-cell table:formula="of:=RAND()*100" office:value-type="float" office:value="64.9910463455601" calcext:value-type="float">
            <text:p>64.9910463455601</text:p>
          </table:table-cell>
          <table:table-cell table:formula="of:=[.A153]*0.768973+6+RAND()*5" office:value-type="float" office:value="60.6249510356579" calcext:value-type="float">
            <text:p>60.6249510356579</text:p>
          </table:table-cell>
        </table:table-row>
        <table:table-row table:style-name="ro1">
          <table:table-cell table:formula="of:=RAND()*100" office:value-type="float" office:value="64.5621347522279" calcext:value-type="float">
            <text:p>64.5621347522279</text:p>
          </table:table-cell>
          <table:table-cell table:formula="of:=[.A154]*0.768973+6+RAND()*5" office:value-type="float" office:value="60.0840742278064" calcext:value-type="float">
            <text:p>60.0840742278064</text:p>
          </table:table-cell>
        </table:table-row>
        <table:table-row table:style-name="ro1">
          <table:table-cell table:formula="of:=RAND()*100" office:value-type="float" office:value="16.2491135722831" calcext:value-type="float">
            <text:p>16.2491135722831</text:p>
          </table:table-cell>
          <table:table-cell table:formula="of:=[.A155]*0.768973+6+RAND()*5" office:value-type="float" office:value="22.0965379670882" calcext:value-type="float">
            <text:p>22.0965379670882</text:p>
          </table:table-cell>
        </table:table-row>
        <table:table-row table:style-name="ro1">
          <table:table-cell table:formula="of:=RAND()*100" office:value-type="float" office:value="18.6906058142444" calcext:value-type="float">
            <text:p>18.6906058142444</text:p>
          </table:table-cell>
          <table:table-cell table:formula="of:=[.A156]*0.768973+6+RAND()*5" office:value-type="float" office:value="21.6926611103261" calcext:value-type="float">
            <text:p>21.6926611103261</text:p>
          </table:table-cell>
        </table:table-row>
        <table:table-row table:style-name="ro1">
          <table:table-cell table:formula="of:=RAND()*100" office:value-type="float" office:value="94.5800118851393" calcext:value-type="float">
            <text:p>94.5800118851393</text:p>
          </table:table-cell>
          <table:table-cell table:formula="of:=[.A157]*0.768973+6+RAND()*5" office:value-type="float" office:value="81.6534941022021" calcext:value-type="float">
            <text:p>81.6534941022021</text:p>
          </table:table-cell>
        </table:table-row>
        <table:table-row table:style-name="ro1">
          <table:table-cell table:formula="of:=RAND()*100" office:value-type="float" office:value="9.1461341700849" calcext:value-type="float">
            <text:p>9.1461341700849</text:p>
          </table:table-cell>
          <table:table-cell table:formula="of:=[.A158]*0.768973+6+RAND()*5" office:value-type="float" office:value="15.7717777231367" calcext:value-type="float">
            <text:p>15.7717777231367</text:p>
          </table:table-cell>
        </table:table-row>
        <table:table-row table:style-name="ro1">
          <table:table-cell table:formula="of:=RAND()*100" office:value-type="float" office:value="11.3965650241291" calcext:value-type="float">
            <text:p>11.3965650241291</text:p>
          </table:table-cell>
          <table:table-cell table:formula="of:=[.A159]*0.768973+6+RAND()*5" office:value-type="float" office:value="15.7329522569207" calcext:value-type="float">
            <text:p>15.7329522569207</text:p>
          </table:table-cell>
        </table:table-row>
        <table:table-row table:style-name="ro1">
          <table:table-cell table:formula="of:=RAND()*100" office:value-type="float" office:value="77.4654993462811" calcext:value-type="float">
            <text:p>77.4654993462811</text:p>
          </table:table-cell>
          <table:table-cell table:formula="of:=[.A160]*0.768973+6+RAND()*5" office:value-type="float" office:value="68.7648236312953" calcext:value-type="float">
            <text:p>68.7648236312953</text:p>
          </table:table-cell>
        </table:table-row>
        <table:table-row table:style-name="ro1">
          <table:table-cell table:formula="of:=RAND()*100" office:value-type="float" office:value="33.9534081214797" calcext:value-type="float">
            <text:p>33.9534081214797</text:p>
          </table:table-cell>
          <table:table-cell table:formula="of:=[.A161]*0.768973+6+RAND()*5" office:value-type="float" office:value="35.284274738489" calcext:value-type="float">
            <text:p>35.284274738489</text:p>
          </table:table-cell>
        </table:table-row>
        <table:table-row table:style-name="ro1">
          <table:table-cell table:formula="of:=RAND()*100" office:value-type="float" office:value="77.7590778595363" calcext:value-type="float">
            <text:p>77.7590778595363</text:p>
          </table:table-cell>
          <table:table-cell table:formula="of:=[.A162]*0.768973+6+RAND()*5" office:value-type="float" office:value="68.5691572027278" calcext:value-type="float">
            <text:p>68.5691572027278</text:p>
          </table:table-cell>
        </table:table-row>
        <table:table-row table:style-name="ro1">
          <table:table-cell table:formula="of:=RAND()*100" office:value-type="float" office:value="47.1824547216033" calcext:value-type="float">
            <text:p>47.1824547216033</text:p>
          </table:table-cell>
          <table:table-cell table:formula="of:=[.A163]*0.768973+6+RAND()*5" office:value-type="float" office:value="45.90872491522" calcext:value-type="float">
            <text:p>45.90872491522</text:p>
          </table:table-cell>
        </table:table-row>
        <table:table-row table:style-name="ro1">
          <table:table-cell table:formula="of:=RAND()*100" office:value-type="float" office:value="4.69983669329427" calcext:value-type="float">
            <text:p>4.69983669329427</text:p>
          </table:table-cell>
          <table:table-cell table:formula="of:=[.A164]*0.768973+6+RAND()*5" office:value-type="float" office:value="10.2919635463657" calcext:value-type="float">
            <text:p>10.2919635463657</text:p>
          </table:table-cell>
        </table:table-row>
        <table:table-row table:style-name="ro1">
          <table:table-cell table:formula="of:=RAND()*100" office:value-type="float" office:value="37.0714736245013" calcext:value-type="float">
            <text:p>37.0714736245013</text:p>
          </table:table-cell>
          <table:table-cell table:formula="of:=[.A165]*0.768973+6+RAND()*5" office:value-type="float" office:value="38.9262710883389" calcext:value-type="float">
            <text:p>38.9262710883389</text:p>
          </table:table-cell>
        </table:table-row>
        <table:table-row table:style-name="ro1">
          <table:table-cell table:formula="of:=RAND()*100" office:value-type="float" office:value="12.9854210477578" calcext:value-type="float">
            <text:p>12.9854210477578</text:p>
          </table:table-cell>
          <table:table-cell table:formula="of:=[.A166]*0.768973+6+RAND()*5" office:value-type="float" office:value="19.1239261860478" calcext:value-type="float">
            <text:p>19.1239261860478</text:p>
          </table:table-cell>
        </table:table-row>
        <table:table-row table:style-name="ro1">
          <table:table-cell table:formula="of:=RAND()*100" office:value-type="float" office:value="11.5144140371035" calcext:value-type="float">
            <text:p>11.5144140371035</text:p>
          </table:table-cell>
          <table:table-cell table:formula="of:=[.A167]*0.768973+6+RAND()*5" office:value-type="float" office:value="17.6832160469426" calcext:value-type="float">
            <text:p>17.6832160469426</text:p>
          </table:table-cell>
        </table:table-row>
        <table:table-row table:style-name="ro1">
          <table:table-cell table:formula="of:=RAND()*100" office:value-type="float" office:value="76.8489795658987" calcext:value-type="float">
            <text:p>76.8489795658987</text:p>
          </table:table-cell>
          <table:table-cell table:formula="of:=[.A168]*0.768973+6+RAND()*5" office:value-type="float" office:value="67.3136631620118" calcext:value-type="float">
            <text:p>67.3136631620118</text:p>
          </table:table-cell>
        </table:table-row>
        <table:table-row table:style-name="ro1">
          <table:table-cell table:formula="of:=RAND()*100" office:value-type="float" office:value="99.0736585343221" calcext:value-type="float">
            <text:p>99.0736585343221</text:p>
          </table:table-cell>
          <table:table-cell table:formula="of:=[.A169]*0.768973+6+RAND()*5" office:value-type="float" office:value="85.0426518093368" calcext:value-type="float">
            <text:p>85.0426518093368</text:p>
          </table:table-cell>
        </table:table-row>
        <table:table-row table:style-name="ro1">
          <table:table-cell table:formula="of:=RAND()*100" office:value-type="float" office:value="1.06357595647562" calcext:value-type="float">
            <text:p>1.06357595647562</text:p>
          </table:table-cell>
          <table:table-cell table:formula="of:=[.A170]*0.768973+6+RAND()*5" office:value-type="float" office:value="8.23188661020427" calcext:value-type="float">
            <text:p>8.23188661020427</text:p>
          </table:table-cell>
        </table:table-row>
        <table:table-row table:style-name="ro1">
          <table:table-cell table:formula="of:=RAND()*100" office:value-type="float" office:value="4.77819058456238" calcext:value-type="float">
            <text:p>4.77819058456238</text:p>
          </table:table-cell>
          <table:table-cell table:formula="of:=[.A171]*0.768973+6+RAND()*5" office:value-type="float" office:value="13.9430574546759" calcext:value-type="float">
            <text:p>13.9430574546759</text:p>
          </table:table-cell>
        </table:table-row>
        <table:table-row table:style-name="ro1">
          <table:table-cell table:formula="of:=RAND()*100" office:value-type="float" office:value="24.2565676763459" calcext:value-type="float">
            <text:p>24.2565676763459</text:p>
          </table:table-cell>
          <table:table-cell table:formula="of:=[.A172]*0.768973+6+RAND()*5" office:value-type="float" office:value="28.0977929438022" calcext:value-type="float">
            <text:p>28.0977929438022</text:p>
          </table:table-cell>
        </table:table-row>
        <table:table-row table:style-name="ro1">
          <table:table-cell table:formula="of:=RAND()*100" office:value-type="float" office:value="33.8503253686863" calcext:value-type="float">
            <text:p>33.8503253686863</text:p>
          </table:table-cell>
          <table:table-cell table:formula="of:=[.A173]*0.768973+6+RAND()*5" office:value-type="float" office:value="35.9480773437567" calcext:value-type="float">
            <text:p>35.9480773437567</text:p>
          </table:table-cell>
        </table:table-row>
        <table:table-row table:style-name="ro1">
          <table:table-cell table:formula="of:=RAND()*100" office:value-type="float" office:value="85.9414548329283" calcext:value-type="float">
            <text:p>85.9414548329283</text:p>
          </table:table-cell>
          <table:table-cell table:formula="of:=[.A174]*0.768973+6+RAND()*5" office:value-type="float" office:value="75.0371720148255" calcext:value-type="float">
            <text:p>75.0371720148255</text:p>
          </table:table-cell>
        </table:table-row>
        <table:table-row table:style-name="ro1">
          <table:table-cell table:formula="of:=RAND()*100" office:value-type="float" office:value="99.4740298066259" calcext:value-type="float">
            <text:p>99.4740298066259</text:p>
          </table:table-cell>
          <table:table-cell table:formula="of:=[.A175]*0.768973+6+RAND()*5" office:value-type="float" office:value="85.9392885926038" calcext:value-type="float">
            <text:p>85.9392885926038</text:p>
          </table:table-cell>
        </table:table-row>
        <table:table-row table:style-name="ro1">
          <table:table-cell table:formula="of:=RAND()*100" office:value-type="float" office:value="8.84282898324949" calcext:value-type="float">
            <text:p>8.84282898324949</text:p>
          </table:table-cell>
          <table:table-cell table:formula="of:=[.A176]*0.768973+6+RAND()*5" office:value-type="float" office:value="16.6934816486989" calcext:value-type="float">
            <text:p>16.6934816486989</text:p>
          </table:table-cell>
        </table:table-row>
        <table:table-row table:style-name="ro1">
          <table:table-cell table:formula="of:=RAND()*100" office:value-type="float" office:value="72.2216588307507" calcext:value-type="float">
            <text:p>72.2216588307507</text:p>
          </table:table-cell>
          <table:table-cell table:formula="of:=[.A177]*0.768973+6+RAND()*5" office:value-type="float" office:value="63.3152380366824" calcext:value-type="float">
            <text:p>63.3152380366824</text:p>
          </table:table-cell>
        </table:table-row>
        <table:table-row table:style-name="ro1">
          <table:table-cell table:formula="of:=RAND()*100" office:value-type="float" office:value="51.2267503171856" calcext:value-type="float">
            <text:p>51.2267503171856</text:p>
          </table:table-cell>
          <table:table-cell table:formula="of:=[.A178]*0.768973+6+RAND()*5" office:value-type="float" office:value="50.2644849790648" calcext:value-type="float">
            <text:p>50.2644849790648</text:p>
          </table:table-cell>
        </table:table-row>
        <table:table-row table:style-name="ro1">
          <table:table-cell table:formula="of:=RAND()*100" office:value-type="float" office:value="66.961209696117" calcext:value-type="float">
            <text:p>66.961209696117</text:p>
          </table:table-cell>
          <table:table-cell table:formula="of:=[.A179]*0.768973+6+RAND()*5" office:value-type="float" office:value="59.6322850721956" calcext:value-type="float">
            <text:p>59.6322850721956</text:p>
          </table:table-cell>
        </table:table-row>
        <table:table-row table:style-name="ro1">
          <table:table-cell table:formula="of:=RAND()*100" office:value-type="float" office:value="80.2656630625795" calcext:value-type="float">
            <text:p>80.2656630625795</text:p>
          </table:table-cell>
          <table:table-cell table:formula="of:=[.A180]*0.768973+6+RAND()*5" office:value-type="float" office:value="72.5180508550236" calcext:value-type="float">
            <text:p>72.5180508550236</text:p>
          </table:table-cell>
        </table:table-row>
        <table:table-row table:style-name="ro1">
          <table:table-cell table:formula="of:=RAND()*100" office:value-type="float" office:value="26.420500969542" calcext:value-type="float">
            <text:p>26.420500969542</text:p>
          </table:table-cell>
          <table:table-cell table:formula="of:=[.A181]*0.768973+6+RAND()*5" office:value-type="float" office:value="30.897365685093" calcext:value-type="float">
            <text:p>30.897365685093</text:p>
          </table:table-cell>
        </table:table-row>
        <table:table-row table:style-name="ro1">
          <table:table-cell table:formula="of:=RAND()*100" office:value-type="float" office:value="76.2033934917675" calcext:value-type="float">
            <text:p>76.2033934917675</text:p>
          </table:table-cell>
          <table:table-cell table:formula="of:=[.A182]*0.768973+6+RAND()*5" office:value-type="float" office:value="64.833453288992" calcext:value-type="float">
            <text:p>64.833453288992</text:p>
          </table:table-cell>
        </table:table-row>
        <table:table-row table:style-name="ro1">
          <table:table-cell table:formula="of:=RAND()*100" office:value-type="float" office:value="41.2044508751787" calcext:value-type="float">
            <text:p>41.2044508751787</text:p>
          </table:table-cell>
          <table:table-cell table:formula="of:=[.A183]*0.768973+6+RAND()*5" office:value-type="float" office:value="37.8726027435306" calcext:value-type="float">
            <text:p>37.8726027435306</text:p>
          </table:table-cell>
        </table:table-row>
        <table:table-row table:style-name="ro1">
          <table:table-cell table:formula="of:=RAND()*100" office:value-type="float" office:value="0.478701671053288" calcext:value-type="float">
            <text:p>0.478701671053288</text:p>
          </table:table-cell>
          <table:table-cell table:formula="of:=[.A184]*0.768973+6+RAND()*5" office:value-type="float" office:value="10.7216209323642" calcext:value-type="float">
            <text:p>10.7216209323642</text:p>
          </table:table-cell>
        </table:table-row>
        <table:table-row table:style-name="ro1">
          <table:table-cell table:formula="of:=RAND()*100" office:value-type="float" office:value="53.9173250277632" calcext:value-type="float">
            <text:p>53.9173250277632</text:p>
          </table:table-cell>
          <table:table-cell table:formula="of:=[.A185]*0.768973+6+RAND()*5" office:value-type="float" office:value="50.4418038222461" calcext:value-type="float">
            <text:p>50.4418038222461</text:p>
          </table:table-cell>
        </table:table-row>
        <table:table-row table:style-name="ro1">
          <table:table-cell table:formula="of:=RAND()*100" office:value-type="float" office:value="44.2740482406937" calcext:value-type="float">
            <text:p>44.2740482406937</text:p>
          </table:table-cell>
          <table:table-cell table:formula="of:=[.A186]*0.768973+6+RAND()*5" office:value-type="float" office:value="43.0678850177764" calcext:value-type="float">
            <text:p>43.0678850177764</text:p>
          </table:table-cell>
        </table:table-row>
        <table:table-row table:style-name="ro1">
          <table:table-cell table:formula="of:=RAND()*100" office:value-type="float" office:value="26.3329791328256" calcext:value-type="float">
            <text:p>26.3329791328256</text:p>
          </table:table-cell>
          <table:table-cell table:formula="of:=[.A187]*0.768973+6+RAND()*5" office:value-type="float" office:value="27.2813819129858" calcext:value-type="float">
            <text:p>27.2813819129858</text:p>
          </table:table-cell>
        </table:table-row>
        <table:table-row table:style-name="ro1">
          <table:table-cell table:formula="of:=RAND()*100" office:value-type="float" office:value="15.5225428805211" calcext:value-type="float">
            <text:p>15.5225428805211</text:p>
          </table:table-cell>
          <table:table-cell table:formula="of:=[.A188]*0.768973+6+RAND()*5" office:value-type="float" office:value="22.805915696547" calcext:value-type="float">
            <text:p>22.805915696547</text:p>
          </table:table-cell>
        </table:table-row>
        <table:table-row table:style-name="ro1">
          <table:table-cell table:formula="of:=RAND()*100" office:value-type="float" office:value="21.7506297393818" calcext:value-type="float">
            <text:p>21.7506297393818</text:p>
          </table:table-cell>
          <table:table-cell table:formula="of:=[.A189]*0.768973+6+RAND()*5" office:value-type="float" office:value="23.6064551303203" calcext:value-type="float">
            <text:p>23.6064551303203</text:p>
          </table:table-cell>
        </table:table-row>
        <table:table-row table:style-name="ro1">
          <table:table-cell table:formula="of:=RAND()*100" office:value-type="float" office:value="55.716792252453" calcext:value-type="float">
            <text:p>55.716792252453</text:p>
          </table:table-cell>
          <table:table-cell table:formula="of:=[.A190]*0.768973+6+RAND()*5" office:value-type="float" office:value="50.3876281674495" calcext:value-type="float">
            <text:p>50.3876281674495</text:p>
          </table:table-cell>
        </table:table-row>
        <table:table-row table:style-name="ro1">
          <table:table-cell table:formula="of:=RAND()*100" office:value-type="float" office:value="21.6519816617057" calcext:value-type="float">
            <text:p>21.6519816617057</text:p>
          </table:table-cell>
          <table:table-cell table:formula="of:=[.A191]*0.768973+6+RAND()*5" office:value-type="float" office:value="23.8436157271032" calcext:value-type="float">
            <text:p>23.8436157271032</text:p>
          </table:table-cell>
        </table:table-row>
        <table:table-row table:style-name="ro1">
          <table:table-cell table:formula="of:=RAND()*100" office:value-type="float" office:value="61.3026581597341" calcext:value-type="float">
            <text:p>61.3026581597341</text:p>
          </table:table-cell>
          <table:table-cell table:formula="of:=[.A192]*0.768973+6+RAND()*5" office:value-type="float" office:value="55.669731832114" calcext:value-type="float">
            <text:p>55.669731832114</text:p>
          </table:table-cell>
        </table:table-row>
        <table:table-row table:style-name="ro1">
          <table:table-cell table:formula="of:=RAND()*100" office:value-type="float" office:value="27.3597375758816" calcext:value-type="float">
            <text:p>27.3597375758816</text:p>
          </table:table-cell>
          <table:table-cell table:formula="of:=[.A193]*0.768973+6+RAND()*5" office:value-type="float" office:value="30.9166198839467" calcext:value-type="float">
            <text:p>30.9166198839467</text:p>
          </table:table-cell>
        </table:table-row>
        <table:table-row table:style-name="ro1">
          <table:table-cell table:formula="of:=RAND()*100" office:value-type="float" office:value="0.331843834701539" calcext:value-type="float">
            <text:p>0.331843834701539</text:p>
          </table:table-cell>
          <table:table-cell table:formula="of:=[.A194]*0.768973+6+RAND()*5" office:value-type="float" office:value="9.18720894241286" calcext:value-type="float">
            <text:p>9.18720894241286</text:p>
          </table:table-cell>
        </table:table-row>
        <table:table-row table:style-name="ro1">
          <table:table-cell table:formula="of:=RAND()*100" office:value-type="float" office:value="28.88302379722" calcext:value-type="float">
            <text:p>28.88302379722</text:p>
          </table:table-cell>
          <table:table-cell table:formula="of:=[.A195]*0.768973+6+RAND()*5" office:value-type="float" office:value="31.2716461532624" calcext:value-type="float">
            <text:p>31.2716461532624</text:p>
          </table:table-cell>
        </table:table-row>
        <table:table-row table:style-name="ro1">
          <table:table-cell table:formula="of:=RAND()*100" office:value-type="float" office:value="97.8215302811391" calcext:value-type="float">
            <text:p>97.8215302811391</text:p>
          </table:table-cell>
          <table:table-cell table:formula="of:=[.A196]*0.768973+6+RAND()*5" office:value-type="float" office:value="82.6171308038617" calcext:value-type="float">
            <text:p>82.6171308038617</text:p>
          </table:table-cell>
        </table:table-row>
        <table:table-row table:style-name="ro1">
          <table:table-cell table:formula="of:=RAND()*100" office:value-type="float" office:value="92.1733362106986" calcext:value-type="float">
            <text:p>92.1733362106986</text:p>
          </table:table-cell>
          <table:table-cell table:formula="of:=[.A197]*0.768973+6+RAND()*5" office:value-type="float" office:value="77.9968724965565" calcext:value-type="float">
            <text:p>77.9968724965565</text:p>
          </table:table-cell>
        </table:table-row>
        <table:table-row table:style-name="ro1">
          <table:table-cell table:formula="of:=RAND()*100" office:value-type="float" office:value="78.9878343121783" calcext:value-type="float">
            <text:p>78.9878343121783</text:p>
          </table:table-cell>
          <table:table-cell table:formula="of:=[.A198]*0.768973+6+RAND()*5" office:value-type="float" office:value="71.1704532618505" calcext:value-type="float">
            <text:p>71.1704532618505</text:p>
          </table:table-cell>
        </table:table-row>
        <table:table-row table:style-name="ro1">
          <table:table-cell table:formula="of:=RAND()*100" office:value-type="float" office:value="3.09345060460723" calcext:value-type="float">
            <text:p>3.09345060460723</text:p>
          </table:table-cell>
          <table:table-cell table:formula="of:=[.A199]*0.768973+6+RAND()*5" office:value-type="float" office:value="12.7115605685466" calcext:value-type="float">
            <text:p>12.7115605685466</text:p>
          </table:table-cell>
        </table:table-row>
        <table:table-row table:style-name="ro1">
          <table:table-cell table:formula="of:=RAND()*100" office:value-type="float" office:value="49.6985821793028" calcext:value-type="float">
            <text:p>49.6985821793028</text:p>
          </table:table-cell>
          <table:table-cell table:formula="of:=[.A200]*0.768973+6+RAND()*5" office:value-type="float" office:value="47.6637406161182" calcext:value-type="float">
            <text:p>47.6637406161182</text:p>
          </table:table-cell>
        </table:table-row>
        <table:table-row table:style-name="ro1">
          <table:table-cell table:formula="of:=RAND()*100" office:value-type="float" office:value="81.4567603735536" calcext:value-type="float">
            <text:p>81.4567603735536</text:p>
          </table:table-cell>
          <table:table-cell table:formula="of:=[.A201]*0.768973+6+RAND()*5" office:value-type="float" office:value="72.3328886820931" calcext:value-type="float">
            <text:p>72.3328886820931</text:p>
          </table:table-cell>
        </table:table-row>
        <table:table-row table:style-name="ro1">
          <table:table-cell table:formula="of:=RAND()*100" office:value-type="float" office:value="41.1563814461334" calcext:value-type="float">
            <text:p>41.1563814461334</text:p>
          </table:table-cell>
          <table:table-cell table:formula="of:=[.A202]*0.768973+6+RAND()*5" office:value-type="float" office:value="39.3201570231169" calcext:value-type="float">
            <text:p>39.3201570231169</text:p>
          </table:table-cell>
        </table:table-row>
        <table:table-row table:style-name="ro1">
          <table:table-cell table:formula="of:=RAND()*100" office:value-type="float" office:value="79.8175328884746" calcext:value-type="float">
            <text:p>79.8175328884746</text:p>
          </table:table-cell>
          <table:table-cell table:formula="of:=[.A203]*0.768973+6+RAND()*5" office:value-type="float" office:value="68.1904614622319" calcext:value-type="float">
            <text:p>68.1904614622319</text:p>
          </table:table-cell>
        </table:table-row>
        <table:table-row table:style-name="ro1">
          <table:table-cell table:formula="of:=RAND()*100" office:value-type="float" office:value="24.5412765607175" calcext:value-type="float">
            <text:p>24.5412765607175</text:p>
          </table:table-cell>
          <table:table-cell table:formula="of:=[.A204]*0.768973+6+RAND()*5" office:value-type="float" office:value="26.3167027012578" calcext:value-type="float">
            <text:p>26.3167027012578</text:p>
          </table:table-cell>
        </table:table-row>
        <table:table-row table:style-name="ro1">
          <table:table-cell table:formula="of:=RAND()*100" office:value-type="float" office:value="56.3043969050658" calcext:value-type="float">
            <text:p>56.3043969050658</text:p>
          </table:table-cell>
          <table:table-cell table:formula="of:=[.A205]*0.768973+6+RAND()*5" office:value-type="float" office:value="52.7084809541286" calcext:value-type="float">
            <text:p>52.7084809541286</text:p>
          </table:table-cell>
        </table:table-row>
        <table:table-row table:style-name="ro1">
          <table:table-cell table:formula="of:=RAND()*100" office:value-type="float" office:value="41.1054845257808" calcext:value-type="float">
            <text:p>41.1054845257808</text:p>
          </table:table-cell>
          <table:table-cell table:formula="of:=[.A206]*0.768973+6+RAND()*5" office:value-type="float" office:value="41.4799499057977" calcext:value-type="float">
            <text:p>41.4799499057977</text:p>
          </table:table-cell>
        </table:table-row>
        <table:table-row table:style-name="ro1">
          <table:table-cell table:formula="of:=RAND()*100" office:value-type="float" office:value="40.2597015870328" calcext:value-type="float">
            <text:p>40.2597015870328</text:p>
          </table:table-cell>
          <table:table-cell table:formula="of:=[.A207]*0.768973+6+RAND()*5" office:value-type="float" office:value="40.5412154369338" calcext:value-type="float">
            <text:p>40.5412154369338</text:p>
          </table:table-cell>
        </table:table-row>
        <table:table-row table:style-name="ro1">
          <table:table-cell table:formula="of:=RAND()*100" office:value-type="float" office:value="65.5248784190736" calcext:value-type="float">
            <text:p>65.5248784190736</text:p>
          </table:table-cell>
          <table:table-cell table:formula="of:=[.A208]*0.768973+6+RAND()*5" office:value-type="float" office:value="59.0916227905747" calcext:value-type="float">
            <text:p>59.0916227905747</text:p>
          </table:table-cell>
        </table:table-row>
        <table:table-row table:style-name="ro1">
          <table:table-cell table:formula="of:=RAND()*100" office:value-type="float" office:value="0.964876561380057" calcext:value-type="float">
            <text:p>0.964876561380057</text:p>
          </table:table-cell>
          <table:table-cell table:formula="of:=[.A209]*0.768973+6+RAND()*5" office:value-type="float" office:value="6.93945212824871" calcext:value-type="float">
            <text:p>6.93945212824871</text:p>
          </table:table-cell>
        </table:table-row>
        <table:table-row table:style-name="ro1">
          <table:table-cell table:formula="of:=RAND()*100" office:value-type="float" office:value="80.1334971653175" calcext:value-type="float">
            <text:p>80.1334971653175</text:p>
          </table:table-cell>
          <table:table-cell table:formula="of:=[.A210]*0.768973+6+RAND()*5" office:value-type="float" office:value="70.9620962512071" calcext:value-type="float">
            <text:p>70.9620962512071</text:p>
          </table:table-cell>
        </table:table-row>
        <table:table-row table:style-name="ro1">
          <table:table-cell table:formula="of:=RAND()*100" office:value-type="float" office:value="61.1013943372711" calcext:value-type="float">
            <text:p>61.1013943372711</text:p>
          </table:table-cell>
          <table:table-cell table:formula="of:=[.A211]*0.768973+6+RAND()*5" office:value-type="float" office:value="57.9716220665151" calcext:value-type="float">
            <text:p>57.9716220665151</text:p>
          </table:table-cell>
        </table:table-row>
        <table:table-row table:style-name="ro1">
          <table:table-cell table:formula="of:=RAND()*100" office:value-type="float" office:value="72.0397250253589" calcext:value-type="float">
            <text:p>72.0397250253589</text:p>
          </table:table-cell>
          <table:table-cell table:formula="of:=[.A212]*0.768973+6+RAND()*5" office:value-type="float" office:value="65.1219556211793" calcext:value-type="float">
            <text:p>65.1219556211793</text:p>
          </table:table-cell>
        </table:table-row>
        <table:table-row table:style-name="ro1">
          <table:table-cell table:formula="of:=RAND()*100" office:value-type="float" office:value="40.0443791610682" calcext:value-type="float">
            <text:p>40.0443791610682</text:p>
          </table:table-cell>
          <table:table-cell table:formula="of:=[.A213]*0.768973+6+RAND()*5" office:value-type="float" office:value="40.9273428600396" calcext:value-type="float">
            <text:p>40.9273428600396</text:p>
          </table:table-cell>
        </table:table-row>
        <table:table-row table:style-name="ro1">
          <table:table-cell table:formula="of:=RAND()*100" office:value-type="float" office:value="98.4409140533063" calcext:value-type="float">
            <text:p>98.4409140533063</text:p>
          </table:table-cell>
          <table:table-cell table:formula="of:=[.A214]*0.768973+6+RAND()*5" office:value-type="float" office:value="84.0022646963341" calcext:value-type="float">
            <text:p>84.0022646963341</text:p>
          </table:table-cell>
        </table:table-row>
        <table:table-row table:style-name="ro1">
          <table:table-cell table:formula="of:=RAND()*100" office:value-type="float" office:value="81.5292126219591" calcext:value-type="float">
            <text:p>81.5292126219591</text:p>
          </table:table-cell>
          <table:table-cell table:formula="of:=[.A215]*0.768973+6+RAND()*5" office:value-type="float" office:value="72.7030397745014" calcext:value-type="float">
            <text:p>72.7030397745014</text:p>
          </table:table-cell>
        </table:table-row>
        <table:table-row table:style-name="ro1">
          <table:table-cell table:formula="of:=RAND()*100" office:value-type="float" office:value="4.69185584424463" calcext:value-type="float">
            <text:p>4.69185584424463</text:p>
          </table:table-cell>
          <table:table-cell table:formula="of:=[.A216]*0.768973+6+RAND()*5" office:value-type="float" office:value="11.4166376144766" calcext:value-type="float">
            <text:p>11.4166376144766</text:p>
          </table:table-cell>
        </table:table-row>
        <table:table-row table:style-name="ro1">
          <table:table-cell table:formula="of:=RAND()*100" office:value-type="float" office:value="44.1846871218592" calcext:value-type="float">
            <text:p>44.1846871218592</text:p>
          </table:table-cell>
          <table:table-cell table:formula="of:=[.A217]*0.768973+6+RAND()*5" office:value-type="float" office:value="39.9944216225918" calcext:value-type="float">
            <text:p>39.9944216225918</text:p>
          </table:table-cell>
        </table:table-row>
        <table:table-row table:style-name="ro1">
          <table:table-cell table:formula="of:=RAND()*100" office:value-type="float" office:value="20.4861359305598" calcext:value-type="float">
            <text:p>20.4861359305598</text:p>
          </table:table-cell>
          <table:table-cell table:formula="of:=[.A218]*0.768973+6+RAND()*5" office:value-type="float" office:value="26.2757824480048" calcext:value-type="float">
            <text:p>26.2757824480048</text:p>
          </table:table-cell>
        </table:table-row>
        <table:table-row table:style-name="ro1">
          <table:table-cell table:formula="of:=RAND()*100" office:value-type="float" office:value="22.595630740565" calcext:value-type="float">
            <text:p>22.595630740565</text:p>
          </table:table-cell>
          <table:table-cell table:formula="of:=[.A219]*0.768973+6+RAND()*5" office:value-type="float" office:value="23.7260605263606" calcext:value-type="float">
            <text:p>23.7260605263606</text:p>
          </table:table-cell>
        </table:table-row>
        <table:table-row table:style-name="ro1">
          <table:table-cell table:formula="of:=RAND()*100" office:value-type="float" office:value="14.9292936171449" calcext:value-type="float">
            <text:p>14.9292936171449</text:p>
          </table:table-cell>
          <table:table-cell table:formula="of:=[.A220]*0.768973+6+RAND()*5" office:value-type="float" office:value="19.5083277056583" calcext:value-type="float">
            <text:p>19.5083277056583</text:p>
          </table:table-cell>
        </table:table-row>
        <table:table-row table:style-name="ro1">
          <table:table-cell table:formula="of:=RAND()*100" office:value-type="float" office:value="41.8522903301253" calcext:value-type="float">
            <text:p>41.8522903301253</text:p>
          </table:table-cell>
          <table:table-cell table:formula="of:=[.A221]*0.768973+6+RAND()*5" office:value-type="float" office:value="41.3535116407842" calcext:value-type="float">
            <text:p>41.3535116407842</text:p>
          </table:table-cell>
        </table:table-row>
        <table:table-row table:style-name="ro1">
          <table:table-cell table:formula="of:=RAND()*100" office:value-type="float" office:value="86.789964227412" calcext:value-type="float">
            <text:p>86.789964227412</text:p>
          </table:table-cell>
          <table:table-cell table:formula="of:=[.A222]*0.768973+6+RAND()*5" office:value-type="float" office:value="75.1051540086439" calcext:value-type="float">
            <text:p>75.1051540086439</text:p>
          </table:table-cell>
        </table:table-row>
        <table:table-row table:style-name="ro1">
          <table:table-cell table:formula="of:=RAND()*100" office:value-type="float" office:value="28.768621018413" calcext:value-type="float">
            <text:p>28.768621018413</text:p>
          </table:table-cell>
          <table:table-cell table:formula="of:=[.A223]*0.768973+6+RAND()*5" office:value-type="float" office:value="28.3021458715224" calcext:value-type="float">
            <text:p>28.3021458715224</text:p>
          </table:table-cell>
        </table:table-row>
        <table:table-row table:style-name="ro1">
          <table:table-cell table:formula="of:=RAND()*100" office:value-type="float" office:value="56.2655898816157" calcext:value-type="float">
            <text:p>56.2655898816157</text:p>
          </table:table-cell>
          <table:table-cell table:formula="of:=[.A224]*0.768973+6+RAND()*5" office:value-type="float" office:value="49.8177201839073" calcext:value-type="float">
            <text:p>49.8177201839073</text:p>
          </table:table-cell>
        </table:table-row>
        <table:table-row table:style-name="ro1">
          <table:table-cell table:formula="of:=RAND()*100" office:value-type="float" office:value="4.9125903345024" calcext:value-type="float">
            <text:p>4.9125903345024</text:p>
          </table:table-cell>
          <table:table-cell table:formula="of:=[.A225]*0.768973+6+RAND()*5" office:value-type="float" office:value="10.0496010023025" calcext:value-type="float">
            <text:p>10.0496010023025</text:p>
          </table:table-cell>
        </table:table-row>
        <table:table-row table:style-name="ro1">
          <table:table-cell table:formula="of:=RAND()*100" office:value-type="float" office:value="73.9989336720963" calcext:value-type="float">
            <text:p>73.9989336720963</text:p>
          </table:table-cell>
          <table:table-cell table:formula="of:=[.A226]*0.768973+6+RAND()*5" office:value-type="float" office:value="63.5201919983916" calcext:value-type="float">
            <text:p>63.5201919983916</text:p>
          </table:table-cell>
        </table:table-row>
        <table:table-row table:style-name="ro1">
          <table:table-cell table:formula="of:=RAND()*100" office:value-type="float" office:value="10.3828918241121" calcext:value-type="float">
            <text:p>10.3828918241121</text:p>
          </table:table-cell>
          <table:table-cell table:formula="of:=[.A227]*0.768973+6+RAND()*5" office:value-type="float" office:value="17.2892978097545" calcext:value-type="float">
            <text:p>17.2892978097545</text:p>
          </table:table-cell>
        </table:table-row>
        <table:table-row table:style-name="ro1">
          <table:table-cell table:formula="of:=RAND()*100" office:value-type="float" office:value="3.48898840295395" calcext:value-type="float">
            <text:p>3.48898840295395</text:p>
          </table:table-cell>
          <table:table-cell table:formula="of:=[.A228]*0.768973+6+RAND()*5" office:value-type="float" office:value="9.37260667423747" calcext:value-type="float">
            <text:p>9.37260667423747</text:p>
          </table:table-cell>
        </table:table-row>
        <table:table-row table:style-name="ro1">
          <table:table-cell table:formula="of:=RAND()*100" office:value-type="float" office:value="72.7068358914002" calcext:value-type="float">
            <text:p>72.7068358914002</text:p>
          </table:table-cell>
          <table:table-cell table:formula="of:=[.A229]*0.768973+6+RAND()*5" office:value-type="float" office:value="62.7757270504769" calcext:value-type="float">
            <text:p>62.7757270504769</text:p>
          </table:table-cell>
        </table:table-row>
        <table:table-row table:style-name="ro1">
          <table:table-cell table:formula="of:=RAND()*100" office:value-type="float" office:value="7.70532795708369" calcext:value-type="float">
            <text:p>7.70532795708369</text:p>
          </table:table-cell>
          <table:table-cell table:formula="of:=[.A230]*0.768973+6+RAND()*5" office:value-type="float" office:value="14.612604401388" calcext:value-type="float">
            <text:p>14.612604401388</text:p>
          </table:table-cell>
        </table:table-row>
        <table:table-row table:style-name="ro1">
          <table:table-cell table:formula="of:=RAND()*100" office:value-type="float" office:value="43.8745655076351" calcext:value-type="float">
            <text:p>43.8745655076351</text:p>
          </table:table-cell>
          <table:table-cell table:formula="of:=[.A231]*0.768973+6+RAND()*5" office:value-type="float" office:value="42.31357926451" calcext:value-type="float">
            <text:p>42.31357926451</text:p>
          </table:table-cell>
        </table:table-row>
        <table:table-row table:style-name="ro1">
          <table:table-cell table:formula="of:=RAND()*100" office:value-type="float" office:value="7.33034024768339" calcext:value-type="float">
            <text:p>7.33034024768339</text:p>
          </table:table-cell>
          <table:table-cell table:formula="of:=[.A232]*0.768973+6+RAND()*5" office:value-type="float" office:value="13.7019168813628" calcext:value-type="float">
            <text:p>13.7019168813628</text:p>
          </table:table-cell>
        </table:table-row>
        <table:table-row table:style-name="ro1">
          <table:table-cell table:formula="of:=RAND()*100" office:value-type="float" office:value="66.1488136633184" calcext:value-type="float">
            <text:p>66.1488136633184</text:p>
          </table:table-cell>
          <table:table-cell table:formula="of:=[.A233]*0.768973+6+RAND()*5" office:value-type="float" office:value="57.1101227788869" calcext:value-type="float">
            <text:p>57.1101227788869</text:p>
          </table:table-cell>
        </table:table-row>
        <table:table-row table:style-name="ro1">
          <table:table-cell table:formula="of:=RAND()*100" office:value-type="float" office:value="33.3679743929717" calcext:value-type="float">
            <text:p>33.3679743929717</text:p>
          </table:table-cell>
          <table:table-cell table:formula="of:=[.A234]*0.768973+6+RAND()*5" office:value-type="float" office:value="32.3779926721666" calcext:value-type="float">
            <text:p>32.3779926721666</text:p>
          </table:table-cell>
        </table:table-row>
        <table:table-row table:style-name="ro1">
          <table:table-cell table:formula="of:=RAND()*100" office:value-type="float" office:value="92.9087935525262" calcext:value-type="float">
            <text:p>92.9087935525262</text:p>
          </table:table-cell>
          <table:table-cell table:formula="of:=[.A235]*0.768973+6+RAND()*5" office:value-type="float" office:value="81.0096106937647" calcext:value-type="float">
            <text:p>81.0096106937647</text:p>
          </table:table-cell>
        </table:table-row>
        <table:table-row table:style-name="ro1">
          <table:table-cell table:formula="of:=RAND()*100" office:value-type="float" office:value="68.2439337141305" calcext:value-type="float">
            <text:p>68.2439337141305</text:p>
          </table:table-cell>
          <table:table-cell table:formula="of:=[.A236]*0.768973+6+RAND()*5" office:value-type="float" office:value="60.9163950102816" calcext:value-type="float">
            <text:p>60.9163950102816</text:p>
          </table:table-cell>
        </table:table-row>
        <table:table-row table:style-name="ro1">
          <table:table-cell table:formula="of:=RAND()*100" office:value-type="float" office:value="75.0823806456901" calcext:value-type="float">
            <text:p>75.0823806456901</text:p>
          </table:table-cell>
          <table:table-cell table:formula="of:=[.A237]*0.768973+6+RAND()*5" office:value-type="float" office:value="64.6762241929668" calcext:value-type="float">
            <text:p>64.6762241929668</text:p>
          </table:table-cell>
        </table:table-row>
        <table:table-row table:style-name="ro1">
          <table:table-cell table:formula="of:=RAND()*100" office:value-type="float" office:value="22.3089573710003" calcext:value-type="float">
            <text:p>22.3089573710003</text:p>
          </table:table-cell>
          <table:table-cell table:formula="of:=[.A238]*0.768973+6+RAND()*5" office:value-type="float" office:value="24.168818609605" calcext:value-type="float">
            <text:p>24.168818609605</text:p>
          </table:table-cell>
        </table:table-row>
        <table:table-row table:style-name="ro1">
          <table:table-cell table:formula="of:=RAND()*100" office:value-type="float" office:value="73.532968099175" calcext:value-type="float">
            <text:p>73.532968099175</text:p>
          </table:table-cell>
          <table:table-cell table:formula="of:=[.A239]*0.768973+6+RAND()*5" office:value-type="float" office:value="66.2210571695432" calcext:value-type="float">
            <text:p>66.2210571695432</text:p>
          </table:table-cell>
        </table:table-row>
        <table:table-row table:style-name="ro1">
          <table:table-cell table:formula="of:=RAND()*100" office:value-type="float" office:value="93.9987305870352" calcext:value-type="float">
            <text:p>93.9987305870352</text:p>
          </table:table-cell>
          <table:table-cell table:formula="of:=[.A240]*0.768973+6+RAND()*5" office:value-type="float" office:value="79.4741663762608" calcext:value-type="float">
            <text:p>79.4741663762608</text:p>
          </table:table-cell>
        </table:table-row>
        <table:table-row table:style-name="ro1">
          <table:table-cell table:formula="of:=RAND()*100" office:value-type="float" office:value="45.4704219968995" calcext:value-type="float">
            <text:p>45.4704219968995</text:p>
          </table:table-cell>
          <table:table-cell table:formula="of:=[.A241]*0.768973+6+RAND()*5" office:value-type="float" office:value="42.8829169391077" calcext:value-type="float">
            <text:p>42.8829169391077</text:p>
          </table:table-cell>
        </table:table-row>
        <table:table-row table:style-name="ro1">
          <table:table-cell table:formula="of:=RAND()*100" office:value-type="float" office:value="18.6775853500913" calcext:value-type="float">
            <text:p>18.6775853500913</text:p>
          </table:table-cell>
          <table:table-cell table:formula="of:=[.A242]*0.768973+6+RAND()*5" office:value-type="float" office:value="23.0207711661073" calcext:value-type="float">
            <text:p>23.0207711661073</text:p>
          </table:table-cell>
        </table:table-row>
        <table:table-row table:style-name="ro1">
          <table:table-cell table:formula="of:=RAND()*100" office:value-type="float" office:value="44.4694936865472" calcext:value-type="float">
            <text:p>44.4694936865472</text:p>
          </table:table-cell>
          <table:table-cell table:formula="of:=[.A243]*0.768973+6+RAND()*5" office:value-type="float" office:value="42.8247711065056" calcext:value-type="float">
            <text:p>42.8247711065056</text:p>
          </table:table-cell>
        </table:table-row>
        <table:table-row table:style-name="ro1">
          <table:table-cell table:formula="of:=RAND()*100" office:value-type="float" office:value="22.4188205690062" calcext:value-type="float">
            <text:p>22.4188205690062</text:p>
          </table:table-cell>
          <table:table-cell table:formula="of:=[.A244]*0.768973+6+RAND()*5" office:value-type="float" office:value="25.3403661221681" calcext:value-type="float">
            <text:p>25.3403661221681</text:p>
          </table:table-cell>
        </table:table-row>
        <table:table-row table:style-name="ro1">
          <table:table-cell table:formula="of:=RAND()*100" office:value-type="float" office:value="61.0240274532631" calcext:value-type="float">
            <text:p>61.0240274532631</text:p>
          </table:table-cell>
          <table:table-cell table:formula="of:=[.A245]*0.768973+6+RAND()*5" office:value-type="float" office:value="54.0015874078987" calcext:value-type="float">
            <text:p>54.0015874078987</text:p>
          </table:table-cell>
        </table:table-row>
        <table:table-row table:style-name="ro1">
          <table:table-cell table:formula="of:=RAND()*100" office:value-type="float" office:value="61.2624717562556" calcext:value-type="float">
            <text:p>61.2624717562556</text:p>
          </table:table-cell>
          <table:table-cell table:formula="of:=[.A246]*0.768973+6+RAND()*5" office:value-type="float" office:value="55.0132234509869" calcext:value-type="float">
            <text:p>55.0132234509869</text:p>
          </table:table-cell>
        </table:table-row>
        <table:table-row table:style-name="ro1">
          <table:table-cell table:formula="of:=RAND()*100" office:value-type="float" office:value="32.0990652537196" calcext:value-type="float">
            <text:p>32.0990652537196</text:p>
          </table:table-cell>
          <table:table-cell table:formula="of:=[.A247]*0.768973+6+RAND()*5" office:value-type="float" office:value="35.4132132668265" calcext:value-type="float">
            <text:p>35.4132132668265</text:p>
          </table:table-cell>
        </table:table-row>
        <table:table-row table:style-name="ro1">
          <table:table-cell table:formula="of:=RAND()*100" office:value-type="float" office:value="38.6933120441784" calcext:value-type="float">
            <text:p>38.6933120441784</text:p>
          </table:table-cell>
          <table:table-cell table:formula="of:=[.A248]*0.768973+6+RAND()*5" office:value-type="float" office:value="36.2506261923202" calcext:value-type="float">
            <text:p>36.2506261923202</text:p>
          </table:table-cell>
        </table:table-row>
        <table:table-row table:style-name="ro1">
          <table:table-cell table:formula="of:=RAND()*100" office:value-type="float" office:value="93.5129005368171" calcext:value-type="float">
            <text:p>93.5129005368171</text:p>
          </table:table-cell>
          <table:table-cell table:formula="of:=[.A249]*0.768973+6+RAND()*5" office:value-type="float" office:value="79.3992316547072" calcext:value-type="float">
            <text:p>79.3992316547072</text:p>
          </table:table-cell>
        </table:table-row>
        <table:table-row table:style-name="ro1">
          <table:table-cell table:formula="of:=RAND()*100" office:value-type="float" office:value="12.1326746374588" calcext:value-type="float">
            <text:p>12.1326746374588</text:p>
          </table:table-cell>
          <table:table-cell table:formula="of:=[.A250]*0.768973+6+RAND()*5" office:value-type="float" office:value="17.2178237191528" calcext:value-type="float">
            <text:p>17.2178237191528</text:p>
          </table:table-cell>
        </table:table-row>
        <table:table-row table:style-name="ro1">
          <table:table-cell table:formula="of:=RAND()*100" office:value-type="float" office:value="4.09347055450477" calcext:value-type="float">
            <text:p>4.09347055450477</text:p>
          </table:table-cell>
          <table:table-cell table:formula="of:=[.A251]*0.768973+6+RAND()*5" office:value-type="float" office:value="11.31195984799" calcext:value-type="float">
            <text:p>11.31195984799</text:p>
          </table:table-cell>
        </table:table-row>
        <table:table-row table:style-name="ro1">
          <table:table-cell table:formula="of:=RAND()*100" office:value-type="float" office:value="68.9017614801343" calcext:value-type="float">
            <text:p>68.9017614801343</text:p>
          </table:table-cell>
          <table:table-cell table:formula="of:=[.A252]*0.768973+6+RAND()*5" office:value-type="float" office:value="60.3623501500185" calcext:value-type="float">
            <text:p>60.3623501500185</text:p>
          </table:table-cell>
        </table:table-row>
        <table:table-row table:style-name="ro1">
          <table:table-cell table:formula="of:=RAND()*100" office:value-type="float" office:value="76.8879790029162" calcext:value-type="float">
            <text:p>76.8879790029162</text:p>
          </table:table-cell>
          <table:table-cell table:formula="of:=[.A253]*0.768973+6+RAND()*5" office:value-type="float" office:value="68.699573559649" calcext:value-type="float">
            <text:p>68.699573559649</text:p>
          </table:table-cell>
        </table:table-row>
        <table:table-row table:style-name="ro1">
          <table:table-cell table:formula="of:=RAND()*100" office:value-type="float" office:value="43.7911602716501" calcext:value-type="float">
            <text:p>43.7911602716501</text:p>
          </table:table-cell>
          <table:table-cell table:formula="of:=[.A254]*0.768973+6+RAND()*5" office:value-type="float" office:value="41.1456851796838" calcext:value-type="float">
            <text:p>41.1456851796838</text:p>
          </table:table-cell>
        </table:table-row>
        <table:table-row table:style-name="ro1">
          <table:table-cell table:formula="of:=RAND()*100" office:value-type="float" office:value="62.5422328456643" calcext:value-type="float">
            <text:p>62.5422328456643</text:p>
          </table:table-cell>
          <table:table-cell table:formula="of:=[.A255]*0.768973+6+RAND()*5" office:value-type="float" office:value="55.8727947029316" calcext:value-type="float">
            <text:p>55.8727947029316</text:p>
          </table:table-cell>
        </table:table-row>
        <table:table-row table:style-name="ro1">
          <table:table-cell table:formula="of:=RAND()*100" office:value-type="float" office:value="9.52102384068348" calcext:value-type="float">
            <text:p>9.52102384068348</text:p>
          </table:table-cell>
          <table:table-cell table:formula="of:=[.A256]*0.768973+6+RAND()*5" office:value-type="float" office:value="14.7447766718095" calcext:value-type="float">
            <text:p>14.7447766718095</text:p>
          </table:table-cell>
        </table:table-row>
        <table:table-row table:style-name="ro1">
          <table:table-cell table:formula="of:=RAND()*100" office:value-type="float" office:value="70.9479772489534" calcext:value-type="float">
            <text:p>70.9479772489534</text:p>
          </table:table-cell>
          <table:table-cell table:formula="of:=[.A257]*0.768973+6+RAND()*5" office:value-type="float" office:value="63.9550650845338" calcext:value-type="float">
            <text:p>63.9550650845338</text:p>
          </table:table-cell>
        </table:table-row>
        <table:table-row table:style-name="ro1">
          <table:table-cell table:formula="of:=RAND()*100" office:value-type="float" office:value="0.925084232752999" calcext:value-type="float">
            <text:p>0.925084232752999</text:p>
          </table:table-cell>
          <table:table-cell table:formula="of:=[.A258]*0.768973+6+RAND()*5" office:value-type="float" office:value="7.92951883411754" calcext:value-type="float">
            <text:p>7.92951883411754</text:p>
          </table:table-cell>
        </table:table-row>
        <table:table-row table:style-name="ro1">
          <table:table-cell table:formula="of:=RAND()*100" office:value-type="float" office:value="87.6705716375113" calcext:value-type="float">
            <text:p>87.6705716375113</text:p>
          </table:table-cell>
          <table:table-cell table:formula="of:=[.A259]*0.768973+6+RAND()*5" office:value-type="float" office:value="74.0903666576512" calcext:value-type="float">
            <text:p>74.0903666576512</text:p>
          </table:table-cell>
        </table:table-row>
        <table:table-row table:style-name="ro1">
          <table:table-cell table:formula="of:=RAND()*100" office:value-type="float" office:value="32.3639573316301" calcext:value-type="float">
            <text:p>32.3639573316301</text:p>
          </table:table-cell>
          <table:table-cell table:formula="of:=[.A260]*0.768973+6+RAND()*5" office:value-type="float" office:value="33.956259383804" calcext:value-type="float">
            <text:p>33.956259383804</text:p>
          </table:table-cell>
        </table:table-row>
        <table:table-row table:style-name="ro1">
          <table:table-cell table:formula="of:=RAND()*100" office:value-type="float" office:value="44.8202613915156" calcext:value-type="float">
            <text:p>44.8202613915156</text:p>
          </table:table-cell>
          <table:table-cell table:formula="of:=[.A261]*0.768973+6+RAND()*5" office:value-type="float" office:value="42.7405452002686" calcext:value-type="float">
            <text:p>42.7405452002686</text:p>
          </table:table-cell>
        </table:table-row>
        <table:table-row table:style-name="ro1">
          <table:table-cell table:formula="of:=RAND()*100" office:value-type="float" office:value="86.6370479285909" calcext:value-type="float">
            <text:p>86.6370479285909</text:p>
          </table:table-cell>
          <table:table-cell table:formula="of:=[.A262]*0.768973+6+RAND()*5" office:value-type="float" office:value="75.6216540221599" calcext:value-type="float">
            <text:p>75.6216540221599</text:p>
          </table:table-cell>
        </table:table-row>
        <table:table-row table:style-name="ro1">
          <table:table-cell table:formula="of:=RAND()*100" office:value-type="float" office:value="46.93302074455" calcext:value-type="float">
            <text:p>46.93302074455</text:p>
          </table:table-cell>
          <table:table-cell table:formula="of:=[.A263]*0.768973+6+RAND()*5" office:value-type="float" office:value="44.5745484276229" calcext:value-type="float">
            <text:p>44.5745484276229</text:p>
          </table:table-cell>
        </table:table-row>
        <table:table-row table:style-name="ro1">
          <table:table-cell table:formula="of:=RAND()*100" office:value-type="float" office:value="76.7935086531072" calcext:value-type="float">
            <text:p>76.7935086531072</text:p>
          </table:table-cell>
          <table:table-cell table:formula="of:=[.A264]*0.768973+6+RAND()*5" office:value-type="float" office:value="69.3524010863802" calcext:value-type="float">
            <text:p>69.3524010863802</text:p>
          </table:table-cell>
        </table:table-row>
        <table:table-row table:style-name="ro1">
          <table:table-cell table:formula="of:=RAND()*100" office:value-type="float" office:value="48.157243197184" calcext:value-type="float">
            <text:p>48.157243197184</text:p>
          </table:table-cell>
          <table:table-cell table:formula="of:=[.A265]*0.768973+6+RAND()*5" office:value-type="float" office:value="47.8003705339849" calcext:value-type="float">
            <text:p>47.8003705339849</text:p>
          </table:table-cell>
        </table:table-row>
        <table:table-row table:style-name="ro1">
          <table:table-cell table:formula="of:=RAND()*100" office:value-type="float" office:value="31.2261107539857" calcext:value-type="float">
            <text:p>31.2261107539857</text:p>
          </table:table-cell>
          <table:table-cell table:formula="of:=[.A266]*0.768973+6+RAND()*5" office:value-type="float" office:value="34.7307326300137" calcext:value-type="float">
            <text:p>34.7307326300137</text:p>
          </table:table-cell>
        </table:table-row>
        <table:table-row table:style-name="ro1">
          <table:table-cell table:formula="of:=RAND()*100" office:value-type="float" office:value="13.8035498085382" calcext:value-type="float">
            <text:p>13.8035498085382</text:p>
          </table:table-cell>
          <table:table-cell table:formula="of:=[.A267]*0.768973+6+RAND()*5" office:value-type="float" office:value="21.4260342774074" calcext:value-type="float">
            <text:p>21.4260342774074</text:p>
          </table:table-cell>
        </table:table-row>
        <table:table-row table:style-name="ro1">
          <table:table-cell table:formula="of:=RAND()*100" office:value-type="float" office:value="57.1600468634867" calcext:value-type="float">
            <text:p>57.1600468634867</text:p>
          </table:table-cell>
          <table:table-cell table:formula="of:=[.A268]*0.768973+6+RAND()*5" office:value-type="float" office:value="52.1052295359371" calcext:value-type="float">
            <text:p>52.1052295359371</text:p>
          </table:table-cell>
        </table:table-row>
        <table:table-row table:style-name="ro1">
          <table:table-cell table:formula="of:=RAND()*100" office:value-type="float" office:value="93.0417436341809" calcext:value-type="float">
            <text:p>93.0417436341809</text:p>
          </table:table-cell>
          <table:table-cell table:formula="of:=[.A269]*0.768973+6+RAND()*5" office:value-type="float" office:value="82.4753336394878" calcext:value-type="float">
            <text:p>82.4753336394878</text:p>
          </table:table-cell>
        </table:table-row>
        <table:table-row table:style-name="ro1">
          <table:table-cell table:formula="of:=RAND()*100" office:value-type="float" office:value="11.5589878302932" calcext:value-type="float">
            <text:p>11.5589878302932</text:p>
          </table:table-cell>
          <table:table-cell table:formula="of:=[.A270]*0.768973+6+RAND()*5" office:value-type="float" office:value="17.0772135069038" calcext:value-type="float">
            <text:p>17.0772135069038</text:p>
          </table:table-cell>
        </table:table-row>
        <table:table-row table:style-name="ro1">
          <table:table-cell table:formula="of:=RAND()*100" office:value-type="float" office:value="83.8599242376973" calcext:value-type="float">
            <text:p>83.8599242376973</text:p>
          </table:table-cell>
          <table:table-cell table:formula="of:=[.A271]*0.768973+6+RAND()*5" office:value-type="float" office:value="70.9252735995732" calcext:value-type="float">
            <text:p>70.9252735995732</text:p>
          </table:table-cell>
        </table:table-row>
        <table:table-row table:style-name="ro1">
          <table:table-cell table:formula="of:=RAND()*100" office:value-type="float" office:value="18.9088010712435" calcext:value-type="float">
            <text:p>18.9088010712435</text:p>
          </table:table-cell>
          <table:table-cell table:formula="of:=[.A272]*0.768973+6+RAND()*5" office:value-type="float" office:value="21.8025677049938" calcext:value-type="float">
            <text:p>21.8025677049938</text:p>
          </table:table-cell>
        </table:table-row>
        <table:table-row table:style-name="ro1">
          <table:table-cell table:formula="of:=RAND()*100" office:value-type="float" office:value="99.8433205085149" calcext:value-type="float">
            <text:p>99.8433205085149</text:p>
          </table:table-cell>
          <table:table-cell table:formula="of:=[.A273]*0.768973+6+RAND()*5" office:value-type="float" office:value="86.5602326279841" calcext:value-type="float">
            <text:p>86.5602326279841</text:p>
          </table:table-cell>
        </table:table-row>
        <table:table-row table:style-name="ro1">
          <table:table-cell table:formula="of:=RAND()*100" office:value-type="float" office:value="33.6146496140126" calcext:value-type="float">
            <text:p>33.6146496140126</text:p>
          </table:table-cell>
          <table:table-cell table:formula="of:=[.A274]*0.768973+6+RAND()*5" office:value-type="float" office:value="34.7986557972988" calcext:value-type="float">
            <text:p>34.7986557972988</text:p>
          </table:table-cell>
        </table:table-row>
        <table:table-row table:style-name="ro1">
          <table:table-cell table:formula="of:=RAND()*100" office:value-type="float" office:value="21.3536948849807" calcext:value-type="float">
            <text:p>21.3536948849807</text:p>
          </table:table-cell>
          <table:table-cell table:formula="of:=[.A275]*0.768973+6+RAND()*5" office:value-type="float" office:value="24.2598988254891" calcext:value-type="float">
            <text:p>24.2598988254891</text:p>
          </table:table-cell>
        </table:table-row>
        <table:table-row table:style-name="ro1">
          <table:table-cell table:formula="of:=RAND()*100" office:value-type="float" office:value="80.6001913632336" calcext:value-type="float">
            <text:p>80.6001913632336</text:p>
          </table:table-cell>
          <table:table-cell table:formula="of:=[.A276]*0.768973+6+RAND()*5" office:value-type="float" office:value="72.509852461122" calcext:value-type="float">
            <text:p>72.509852461122</text:p>
          </table:table-cell>
        </table:table-row>
        <table:table-row table:style-name="ro1">
          <table:table-cell table:formula="of:=RAND()*100" office:value-type="float" office:value="11.5425967202358" calcext:value-type="float">
            <text:p>11.5425967202358</text:p>
          </table:table-cell>
          <table:table-cell table:formula="of:=[.A277]*0.768973+6+RAND()*5" office:value-type="float" office:value="17.4339036607207" calcext:value-type="float">
            <text:p>17.4339036607207</text:p>
          </table:table-cell>
        </table:table-row>
        <table:table-row table:style-name="ro1">
          <table:table-cell table:formula="of:=RAND()*100" office:value-type="float" office:value="34.4680683587333" calcext:value-type="float">
            <text:p>34.4680683587333</text:p>
          </table:table-cell>
          <table:table-cell table:formula="of:=[.A278]*0.768973+6+RAND()*5" office:value-type="float" office:value="37.1554507854994" calcext:value-type="float">
            <text:p>37.1554507854994</text:p>
          </table:table-cell>
        </table:table-row>
        <table:table-row table:style-name="ro1">
          <table:table-cell table:formula="of:=RAND()*100" office:value-type="float" office:value="37.2434565189038" calcext:value-type="float">
            <text:p>37.2434565189038</text:p>
          </table:table-cell>
          <table:table-cell table:formula="of:=[.A279]*0.768973+6+RAND()*5" office:value-type="float" office:value="38.7320517900697" calcext:value-type="float">
            <text:p>38.7320517900697</text:p>
          </table:table-cell>
        </table:table-row>
        <table:table-row table:style-name="ro1">
          <table:table-cell table:formula="of:=RAND()*100" office:value-type="float" office:value="90.6657599838712" calcext:value-type="float">
            <text:p>90.6657599838712</text:p>
          </table:table-cell>
          <table:table-cell table:formula="of:=[.A280]*0.768973+6+RAND()*5" office:value-type="float" office:value="78.3320826260241" calcext:value-type="float">
            <text:p>78.3320826260241</text:p>
          </table:table-cell>
        </table:table-row>
        <table:table-row table:style-name="ro1">
          <table:table-cell table:formula="of:=RAND()*100" office:value-type="float" office:value="45.6542974479665" calcext:value-type="float">
            <text:p>45.6542974479665</text:p>
          </table:table-cell>
          <table:table-cell table:formula="of:=[.A281]*0.768973+6+RAND()*5" office:value-type="float" office:value="44.8797756658163" calcext:value-type="float">
            <text:p>44.8797756658163</text:p>
          </table:table-cell>
        </table:table-row>
        <table:table-row table:style-name="ro1">
          <table:table-cell table:formula="of:=RAND()*100" office:value-type="float" office:value="32.8288915440908" calcext:value-type="float">
            <text:p>32.8288915440908</text:p>
          </table:table-cell>
          <table:table-cell table:formula="of:=[.A282]*0.768973+6+RAND()*5" office:value-type="float" office:value="36.1779645367876" calcext:value-type="float">
            <text:p>36.1779645367876</text:p>
          </table:table-cell>
        </table:table-row>
        <table:table-row table:style-name="ro1">
          <table:table-cell table:formula="of:=RAND()*100" office:value-type="float" office:value="54.9337698062713" calcext:value-type="float">
            <text:p>54.9337698062713</text:p>
          </table:table-cell>
          <table:table-cell table:formula="of:=[.A283]*0.768973+6+RAND()*5" office:value-type="float" office:value="52.3264360270117" calcext:value-type="float">
            <text:p>52.3264360270117</text:p>
          </table:table-cell>
        </table:table-row>
        <table:table-row table:style-name="ro1">
          <table:table-cell table:formula="of:=RAND()*100" office:value-type="float" office:value="37.8369626314369" calcext:value-type="float">
            <text:p>37.8369626314369</text:p>
          </table:table-cell>
          <table:table-cell table:formula="of:=[.A284]*0.768973+6+RAND()*5" office:value-type="float" office:value="37.1114814982486" calcext:value-type="float">
            <text:p>37.1114814982486</text:p>
          </table:table-cell>
        </table:table-row>
        <table:table-row table:style-name="ro1">
          <table:table-cell table:formula="of:=RAND()*100" office:value-type="float" office:value="53.5020388120004" calcext:value-type="float">
            <text:p>53.5020388120004</text:p>
          </table:table-cell>
          <table:table-cell table:formula="of:=[.A285]*0.768973+6+RAND()*5" office:value-type="float" office:value="49.2075162869382" calcext:value-type="float">
            <text:p>49.2075162869382</text:p>
          </table:table-cell>
        </table:table-row>
        <table:table-row table:style-name="ro1">
          <table:table-cell table:formula="of:=RAND()*100" office:value-type="float" office:value="33.1718743452749" calcext:value-type="float">
            <text:p>33.1718743452749</text:p>
          </table:table-cell>
          <table:table-cell table:formula="of:=[.A286]*0.768973+6+RAND()*5" office:value-type="float" office:value="33.8424714086526" calcext:value-type="float">
            <text:p>33.8424714086526</text:p>
          </table:table-cell>
        </table:table-row>
        <table:table-row table:style-name="ro1">
          <table:table-cell table:formula="of:=RAND()*100" office:value-type="float" office:value="54.2129822933866" calcext:value-type="float">
            <text:p>54.2129822933866</text:p>
          </table:table-cell>
          <table:table-cell table:formula="of:=[.A287]*0.768973+6+RAND()*5" office:value-type="float" office:value="48.077500658235" calcext:value-type="float">
            <text:p>48.077500658235</text:p>
          </table:table-cell>
        </table:table-row>
        <table:table-row table:style-name="ro1">
          <table:table-cell table:formula="of:=RAND()*100" office:value-type="float" office:value="11.3040199234972" calcext:value-type="float">
            <text:p>11.3040199234972</text:p>
          </table:table-cell>
          <table:table-cell table:formula="of:=[.A288]*0.768973+6+RAND()*5" office:value-type="float" office:value="18.0674893233973" calcext:value-type="float">
            <text:p>18.0674893233973</text:p>
          </table:table-cell>
        </table:table-row>
        <table:table-row table:style-name="ro1">
          <table:table-cell table:formula="of:=RAND()*100" office:value-type="float" office:value="83.7420692183723" calcext:value-type="float">
            <text:p>83.7420692183723</text:p>
          </table:table-cell>
          <table:table-cell table:formula="of:=[.A289]*0.768973+6+RAND()*5" office:value-type="float" office:value="72.4506811655088" calcext:value-type="float">
            <text:p>72.4506811655088</text:p>
          </table:table-cell>
        </table:table-row>
        <table:table-row table:style-name="ro1">
          <table:table-cell table:formula="of:=RAND()*100" office:value-type="float" office:value="68.3448571495352" calcext:value-type="float">
            <text:p>68.3448571495352</text:p>
          </table:table-cell>
          <table:table-cell table:formula="of:=[.A290]*0.768973+6+RAND()*5" office:value-type="float" office:value="61.5187854255347" calcext:value-type="float">
            <text:p>61.5187854255347</text:p>
          </table:table-cell>
        </table:table-row>
        <table:table-row table:style-name="ro1">
          <table:table-cell table:formula="of:=RAND()*100" office:value-type="float" office:value="36.3165901731404" calcext:value-type="float">
            <text:p>36.3165901731404</text:p>
          </table:table-cell>
          <table:table-cell table:formula="of:=[.A291]*0.768973+6+RAND()*5" office:value-type="float" office:value="38.0384608473775" calcext:value-type="float">
            <text:p>38.0384608473775</text:p>
          </table:table-cell>
        </table:table-row>
        <table:table-row table:style-name="ro1">
          <table:table-cell table:formula="of:=RAND()*100" office:value-type="float" office:value="45.833416078879" calcext:value-type="float">
            <text:p>45.833416078879</text:p>
          </table:table-cell>
          <table:table-cell table:formula="of:=[.A292]*0.768973+6+RAND()*5" office:value-type="float" office:value="46.0022115595061" calcext:value-type="float">
            <text:p>46.0022115595061</text:p>
          </table:table-cell>
        </table:table-row>
        <table:table-row table:style-name="ro1">
          <table:table-cell table:formula="of:=RAND()*100" office:value-type="float" office:value="17.2876196360169" calcext:value-type="float">
            <text:p>17.2876196360169</text:p>
          </table:table-cell>
          <table:table-cell table:formula="of:=[.A293]*0.768973+6+RAND()*5" office:value-type="float" office:value="19.9719521191737" calcext:value-type="float">
            <text:p>19.9719521191737</text:p>
          </table:table-cell>
        </table:table-row>
        <table:table-row table:style-name="ro1">
          <table:table-cell table:formula="of:=RAND()*100" office:value-type="float" office:value="52.0143484050163" calcext:value-type="float">
            <text:p>52.0143484050163</text:p>
          </table:table-cell>
          <table:table-cell table:formula="of:=[.A294]*0.768973+6+RAND()*5" office:value-type="float" office:value="46.4806257012898" calcext:value-type="float">
            <text:p>46.4806257012898</text:p>
          </table:table-cell>
        </table:table-row>
        <table:table-row table:style-name="ro1">
          <table:table-cell table:formula="of:=RAND()*100" office:value-type="float" office:value="3.88434819712474" calcext:value-type="float">
            <text:p>3.88434819712474</text:p>
          </table:table-cell>
          <table:table-cell table:formula="of:=[.A295]*0.768973+6+RAND()*5" office:value-type="float" office:value="9.69984179823115" calcext:value-type="float">
            <text:p>9.69984179823115</text:p>
          </table:table-cell>
        </table:table-row>
        <table:table-row table:style-name="ro1">
          <table:table-cell table:formula="of:=RAND()*100" office:value-type="float" office:value="69.1411824958967" calcext:value-type="float">
            <text:p>69.1411824958967</text:p>
          </table:table-cell>
          <table:table-cell table:formula="of:=[.A296]*0.768973+6+RAND()*5" office:value-type="float" office:value="59.7656633060325" calcext:value-type="float">
            <text:p>59.7656633060325</text:p>
          </table:table-cell>
        </table:table-row>
        <table:table-row table:style-name="ro1">
          <table:table-cell table:formula="of:=RAND()*100" office:value-type="float" office:value="63.0688450943851" calcext:value-type="float">
            <text:p>63.0688450943851</text:p>
          </table:table-cell>
          <table:table-cell table:formula="of:=[.A297]*0.768973+6+RAND()*5" office:value-type="float" office:value="57.3937928487466" calcext:value-type="float">
            <text:p>57.3937928487466</text:p>
          </table:table-cell>
        </table:table-row>
        <table:table-row table:style-name="ro1">
          <table:table-cell table:formula="of:=RAND()*100" office:value-type="float" office:value="4.12771280603708" calcext:value-type="float">
            <text:p>4.12771280603708</text:p>
          </table:table-cell>
          <table:table-cell table:formula="of:=[.A298]*0.768973+6+RAND()*5" office:value-type="float" office:value="9.80757350336314" calcext:value-type="float">
            <text:p>9.80757350336314</text:p>
          </table:table-cell>
        </table:table-row>
        <table:table-row table:style-name="ro1">
          <table:table-cell table:formula="of:=RAND()*100" office:value-type="float" office:value="12.4630049611032" calcext:value-type="float">
            <text:p>12.4630049611032</text:p>
          </table:table-cell>
          <table:table-cell table:formula="of:=[.A299]*0.768973+6+RAND()*5" office:value-type="float" office:value="17.7473259326836" calcext:value-type="float">
            <text:p>17.7473259326836</text:p>
          </table:table-cell>
        </table:table-row>
        <table:table-row table:style-name="ro1">
          <table:table-cell table:formula="of:=RAND()*100" office:value-type="float" office:value="17.3419410487571" calcext:value-type="float">
            <text:p>17.3419410487571</text:p>
          </table:table-cell>
          <table:table-cell table:formula="of:=[.A300]*0.768973+6+RAND()*5" office:value-type="float" office:value="19.7722890648793" calcext:value-type="float">
            <text:p>19.7722890648793</text:p>
          </table:table-cell>
        </table:table-row>
        <table:table-row table:style-name="ro1">
          <table:table-cell table:formula="of:=RAND()*100" office:value-type="float" office:value="6.99242780394145" calcext:value-type="float">
            <text:p>6.99242780394145</text:p>
          </table:table-cell>
          <table:table-cell table:formula="of:=[.A301]*0.768973+6+RAND()*5" office:value-type="float" office:value="12.1482493180403" calcext:value-type="float">
            <text:p>12.1482493180403</text:p>
          </table:table-cell>
        </table:table-row>
        <table:table-row table:style-name="ro1">
          <table:table-cell table:formula="of:=RAND()*100" office:value-type="float" office:value="9.23379934829016" calcext:value-type="float">
            <text:p>9.23379934829016</text:p>
          </table:table-cell>
          <table:table-cell table:formula="of:=[.A302]*0.768973+6+RAND()*5" office:value-type="float" office:value="14.4106964768654" calcext:value-type="float">
            <text:p>14.4106964768654</text:p>
          </table:table-cell>
        </table:table-row>
        <table:table-row table:style-name="ro1">
          <table:table-cell table:formula="of:=RAND()*100" office:value-type="float" office:value="97.5923758722731" calcext:value-type="float">
            <text:p>97.5923758722731</text:p>
          </table:table-cell>
          <table:table-cell table:formula="of:=[.A303]*0.768973+6+RAND()*5" office:value-type="float" office:value="82.2813538281801" calcext:value-type="float">
            <text:p>82.2813538281801</text:p>
          </table:table-cell>
        </table:table-row>
        <table:table-row table:style-name="ro1">
          <table:table-cell table:formula="of:=RAND()*100" office:value-type="float" office:value="7.58465830553363" calcext:value-type="float">
            <text:p>7.58465830553363</text:p>
          </table:table-cell>
          <table:table-cell table:formula="of:=[.A304]*0.768973+6+RAND()*5" office:value-type="float" office:value="15.7140679788249" calcext:value-type="float">
            <text:p>15.7140679788249</text:p>
          </table:table-cell>
        </table:table-row>
        <table:table-row table:style-name="ro1">
          <table:table-cell table:formula="of:=RAND()*100" office:value-type="float" office:value="27.1719615564686" calcext:value-type="float">
            <text:p>27.1719615564686</text:p>
          </table:table-cell>
          <table:table-cell table:formula="of:=[.A305]*0.768973+6+RAND()*5" office:value-type="float" office:value="28.7192257493509" calcext:value-type="float">
            <text:p>28.7192257493509</text:p>
          </table:table-cell>
        </table:table-row>
        <table:table-row table:style-name="ro1">
          <table:table-cell table:formula="of:=RAND()*100" office:value-type="float" office:value="2.529025247018" calcext:value-type="float">
            <text:p>2.529025247018</text:p>
          </table:table-cell>
          <table:table-cell table:formula="of:=[.A306]*0.768973+6+RAND()*5" office:value-type="float" office:value="12.5376788911809" calcext:value-type="float">
            <text:p>12.5376788911809</text:p>
          </table:table-cell>
        </table:table-row>
        <table:table-row table:style-name="ro1">
          <table:table-cell table:formula="of:=RAND()*100" office:value-type="float" office:value="10.1217776785033" calcext:value-type="float">
            <text:p>10.1217776785033</text:p>
          </table:table-cell>
          <table:table-cell table:formula="of:=[.A307]*0.768973+6+RAND()*5" office:value-type="float" office:value="18.2761147567626" calcext:value-type="float">
            <text:p>18.2761147567626</text:p>
          </table:table-cell>
        </table:table-row>
        <table:table-row table:style-name="ro1">
          <table:table-cell table:formula="of:=RAND()*100" office:value-type="float" office:value="97.8224951341459" calcext:value-type="float">
            <text:p>97.8224951341459</text:p>
          </table:table-cell>
          <table:table-cell table:formula="of:=[.A308]*0.768973+6+RAND()*5" office:value-type="float" office:value="83.2918319513255" calcext:value-type="float">
            <text:p>83.2918319513255</text:p>
          </table:table-cell>
        </table:table-row>
        <table:table-row table:style-name="ro1">
          <table:table-cell table:formula="of:=RAND()*100" office:value-type="float" office:value="62.0139982035054" calcext:value-type="float">
            <text:p>62.0139982035054</text:p>
          </table:table-cell>
          <table:table-cell table:formula="of:=[.A309]*0.768973+6+RAND()*5" office:value-type="float" office:value="58.5577505735526" calcext:value-type="float">
            <text:p>58.5577505735526</text:p>
          </table:table-cell>
        </table:table-row>
        <table:table-row table:style-name="ro1">
          <table:table-cell table:formula="of:=RAND()*100" office:value-type="float" office:value="34.2818527967822" calcext:value-type="float">
            <text:p>34.2818527967822</text:p>
          </table:table-cell>
          <table:table-cell table:formula="of:=[.A310]*0.768973+6+RAND()*5" office:value-type="float" office:value="35.5379107854703" calcext:value-type="float">
            <text:p>35.5379107854703</text:p>
          </table:table-cell>
        </table:table-row>
        <table:table-row table:style-name="ro1">
          <table:table-cell table:formula="of:=RAND()*100" office:value-type="float" office:value="74.3480394604021" calcext:value-type="float">
            <text:p>74.3480394604021</text:p>
          </table:table-cell>
          <table:table-cell table:formula="of:=[.A311]*0.768973+6+RAND()*5" office:value-type="float" office:value="67.5429557384506" calcext:value-type="float">
            <text:p>67.5429557384506</text:p>
          </table:table-cell>
        </table:table-row>
        <table:table-row table:style-name="ro1">
          <table:table-cell table:formula="of:=RAND()*100" office:value-type="float" office:value="38.1360813471093" calcext:value-type="float">
            <text:p>38.1360813471093</text:p>
          </table:table-cell>
          <table:table-cell table:formula="of:=[.A312]*0.768973+6+RAND()*5" office:value-type="float" office:value="36.2152750671478" calcext:value-type="float">
            <text:p>36.2152750671478</text:p>
          </table:table-cell>
        </table:table-row>
        <table:table-row table:style-name="ro1">
          <table:table-cell table:formula="of:=RAND()*100" office:value-type="float" office:value="2.69784306394986" calcext:value-type="float">
            <text:p>2.69784306394986</text:p>
          </table:table-cell>
          <table:table-cell table:formula="of:=[.A313]*0.768973+6+RAND()*5" office:value-type="float" office:value="11.3604218587084" calcext:value-type="float">
            <text:p>11.3604218587084</text:p>
          </table:table-cell>
        </table:table-row>
        <table:table-row table:style-name="ro1">
          <table:table-cell table:formula="of:=RAND()*100" office:value-type="float" office:value="86.6606973045093" calcext:value-type="float">
            <text:p>86.6606973045093</text:p>
          </table:table-cell>
          <table:table-cell table:formula="of:=[.A314]*0.768973+6+RAND()*5" office:value-type="float" office:value="77.4530719124373" calcext:value-type="float">
            <text:p>77.4530719124373</text:p>
          </table:table-cell>
        </table:table-row>
        <table:table-row table:style-name="ro1">
          <table:table-cell table:formula="of:=RAND()*100" office:value-type="float" office:value="29.0374182943051" calcext:value-type="float">
            <text:p>29.0374182943051</text:p>
          </table:table-cell>
          <table:table-cell table:formula="of:=[.A315]*0.768973+6+RAND()*5" office:value-type="float" office:value="32.3683347649409" calcext:value-type="float">
            <text:p>32.3683347649409</text:p>
          </table:table-cell>
        </table:table-row>
        <table:table-row table:style-name="ro1">
          <table:table-cell table:formula="of:=RAND()*100" office:value-type="float" office:value="48.7339389111975" calcext:value-type="float">
            <text:p>48.7339389111975</text:p>
          </table:table-cell>
          <table:table-cell table:formula="of:=[.A316]*0.768973+6+RAND()*5" office:value-type="float" office:value="46.7013034623098" calcext:value-type="float">
            <text:p>46.7013034623098</text:p>
          </table:table-cell>
        </table:table-row>
        <table:table-row table:style-name="ro1">
          <table:table-cell table:formula="of:=RAND()*100" office:value-type="float" office:value="37.139239745228" calcext:value-type="float">
            <text:p>37.139239745228</text:p>
          </table:table-cell>
          <table:table-cell table:formula="of:=[.A317]*0.768973+6+RAND()*5" office:value-type="float" office:value="38.3751174025408" calcext:value-type="float">
            <text:p>38.3751174025408</text:p>
          </table:table-cell>
        </table:table-row>
        <table:table-row table:style-name="ro1">
          <table:table-cell table:formula="of:=RAND()*100" office:value-type="float" office:value="66.0972376645319" calcext:value-type="float">
            <text:p>66.0972376645319</text:p>
          </table:table-cell>
          <table:table-cell table:formula="of:=[.A318]*0.768973+6+RAND()*5" office:value-type="float" office:value="60.8494833776253" calcext:value-type="float">
            <text:p>60.8494833776253</text:p>
          </table:table-cell>
        </table:table-row>
        <table:table-row table:style-name="ro1">
          <table:table-cell table:formula="of:=RAND()*100" office:value-type="float" office:value="92.3567321584604" calcext:value-type="float">
            <text:p>92.3567321584604</text:p>
          </table:table-cell>
          <table:table-cell table:formula="of:=[.A319]*0.768973+6+RAND()*5" office:value-type="float" office:value="80.9537692433839" calcext:value-type="float">
            <text:p>80.9537692433839</text:p>
          </table:table-cell>
        </table:table-row>
        <table:table-row table:style-name="ro1">
          <table:table-cell table:formula="of:=RAND()*100" office:value-type="float" office:value="20.4045984000982" calcext:value-type="float">
            <text:p>20.4045984000982</text:p>
          </table:table-cell>
          <table:table-cell table:formula="of:=[.A320]*0.768973+6+RAND()*5" office:value-type="float" office:value="21.9206369264343" calcext:value-type="float">
            <text:p>21.9206369264343</text:p>
          </table:table-cell>
        </table:table-row>
        <table:table-row table:style-name="ro1">
          <table:table-cell table:formula="of:=RAND()*100" office:value-type="float" office:value="81.3478781420366" calcext:value-type="float">
            <text:p>81.3478781420366</text:p>
          </table:table-cell>
          <table:table-cell table:formula="of:=[.A321]*0.768973+6+RAND()*5" office:value-type="float" office:value="71.1853541709738" calcext:value-type="float">
            <text:p>71.1853541709738</text:p>
          </table:table-cell>
        </table:table-row>
        <table:table-row table:style-name="ro1">
          <table:table-cell table:formula="of:=RAND()*100" office:value-type="float" office:value="3.1346544460494" calcext:value-type="float">
            <text:p>3.1346544460494</text:p>
          </table:table-cell>
          <table:table-cell table:formula="of:=[.A322]*0.768973+6+RAND()*5" office:value-type="float" office:value="13.0706752976454" calcext:value-type="float">
            <text:p>13.0706752976454</text:p>
          </table:table-cell>
        </table:table-row>
        <table:table-row table:style-name="ro1">
          <table:table-cell table:formula="of:=RAND()*100" office:value-type="float" office:value="77.0217198611635" calcext:value-type="float">
            <text:p>77.0217198611635</text:p>
          </table:table-cell>
          <table:table-cell table:formula="of:=[.A323]*0.768973+6+RAND()*5" office:value-type="float" office:value="67.3066552694894" calcext:value-type="float">
            <text:p>67.3066552694894</text:p>
          </table:table-cell>
        </table:table-row>
        <table:table-row table:style-name="ro1">
          <table:table-cell table:formula="of:=RAND()*100" office:value-type="float" office:value="39.0688090908293" calcext:value-type="float">
            <text:p>39.0688090908293</text:p>
          </table:table-cell>
          <table:table-cell table:formula="of:=[.A324]*0.768973+6+RAND()*5" office:value-type="float" office:value="40.79110123637" calcext:value-type="float">
            <text:p>40.79110123637</text:p>
          </table:table-cell>
        </table:table-row>
        <table:table-row table:style-name="ro1">
          <table:table-cell table:formula="of:=RAND()*100" office:value-type="float" office:value="62.7813268066013" calcext:value-type="float">
            <text:p>62.7813268066013</text:p>
          </table:table-cell>
          <table:table-cell table:formula="of:=[.A325]*0.768973+6+RAND()*5" office:value-type="float" office:value="55.5165381962582" calcext:value-type="float">
            <text:p>55.5165381962582</text:p>
          </table:table-cell>
        </table:table-row>
        <table:table-row table:style-name="ro1">
          <table:table-cell table:formula="of:=RAND()*100" office:value-type="float" office:value="6.89339925931543" calcext:value-type="float">
            <text:p>6.89339925931543</text:p>
          </table:table-cell>
          <table:table-cell table:formula="of:=[.A326]*0.768973+6+RAND()*5" office:value-type="float" office:value="13.5090428761381" calcext:value-type="float">
            <text:p>13.5090428761381</text:p>
          </table:table-cell>
        </table:table-row>
        <table:table-row table:style-name="ro1">
          <table:table-cell table:formula="of:=RAND()*100" office:value-type="float" office:value="59.5156561867516" calcext:value-type="float">
            <text:p>59.5156561867516</text:p>
          </table:table-cell>
          <table:table-cell table:formula="of:=[.A327]*0.768973+6+RAND()*5" office:value-type="float" office:value="53.9889776858967" calcext:value-type="float">
            <text:p>53.9889776858967</text:p>
          </table:table-cell>
        </table:table-row>
        <table:table-row table:style-name="ro1">
          <table:table-cell table:formula="of:=RAND()*100" office:value-type="float" office:value="21.774837422449" calcext:value-type="float">
            <text:p>21.774837422449</text:p>
          </table:table-cell>
          <table:table-cell table:formula="of:=[.A328]*0.768973+6+RAND()*5" office:value-type="float" office:value="26.355634650981" calcext:value-type="float">
            <text:p>26.355634650981</text:p>
          </table:table-cell>
        </table:table-row>
        <table:table-row table:style-name="ro1">
          <table:table-cell table:formula="of:=RAND()*100" office:value-type="float" office:value="74.3297626747002" calcext:value-type="float">
            <text:p>74.3297626747002</text:p>
          </table:table-cell>
          <table:table-cell table:formula="of:=[.A329]*0.768973+6+RAND()*5" office:value-type="float" office:value="66.1337349771515" calcext:value-type="float">
            <text:p>66.1337349771515</text:p>
          </table:table-cell>
        </table:table-row>
        <table:table-row table:style-name="ro1">
          <table:table-cell table:formula="of:=RAND()*100" office:value-type="float" office:value="36.8206624120136" calcext:value-type="float">
            <text:p>36.8206624120136</text:p>
          </table:table-cell>
          <table:table-cell table:formula="of:=[.A330]*0.768973+6+RAND()*5" office:value-type="float" office:value="35.5962244316153" calcext:value-type="float">
            <text:p>35.5962244316153</text:p>
          </table:table-cell>
        </table:table-row>
        <table:table-row table:style-name="ro1">
          <table:table-cell table:formula="of:=RAND()*100" office:value-type="float" office:value="32.5419356244792" calcext:value-type="float">
            <text:p>32.5419356244792</text:p>
          </table:table-cell>
          <table:table-cell table:formula="of:=[.A331]*0.768973+6+RAND()*5" office:value-type="float" office:value="32.0328929928757" calcext:value-type="float">
            <text:p>32.0328929928757</text:p>
          </table:table-cell>
        </table:table-row>
        <table:table-row table:style-name="ro1">
          <table:table-cell table:formula="of:=RAND()*100" office:value-type="float" office:value="76.3759203757213" calcext:value-type="float">
            <text:p>76.3759203757213</text:p>
          </table:table-cell>
          <table:table-cell table:formula="of:=[.A332]*0.768973+6+RAND()*5" office:value-type="float" office:value="66.9257177981532" calcext:value-type="float">
            <text:p>66.9257177981532</text:p>
          </table:table-cell>
        </table:table-row>
        <table:table-row table:style-name="ro1">
          <table:table-cell table:formula="of:=RAND()*100" office:value-type="float" office:value="59.8336358706121" calcext:value-type="float">
            <text:p>59.8336358706121</text:p>
          </table:table-cell>
          <table:table-cell table:formula="of:=[.A333]*0.768973+6+RAND()*5" office:value-type="float" office:value="52.5061076399867" calcext:value-type="float">
            <text:p>52.5061076399867</text:p>
          </table:table-cell>
        </table:table-row>
        <table:table-row table:style-name="ro1">
          <table:table-cell table:formula="of:=RAND()*100" office:value-type="float" office:value="72.4925601256234" calcext:value-type="float">
            <text:p>72.4925601256234</text:p>
          </table:table-cell>
          <table:table-cell table:formula="of:=[.A334]*0.768973+6+RAND()*5" office:value-type="float" office:value="62.5963130700074" calcext:value-type="float">
            <text:p>62.5963130700074</text:p>
          </table:table-cell>
        </table:table-row>
        <table:table-row table:style-name="ro1">
          <table:table-cell table:formula="of:=RAND()*100" office:value-type="float" office:value="70.1320794421048" calcext:value-type="float">
            <text:p>70.1320794421048</text:p>
          </table:table-cell>
          <table:table-cell table:formula="of:=[.A335]*0.768973+6+RAND()*5" office:value-type="float" office:value="61.785480802167" calcext:value-type="float">
            <text:p>61.785480802167</text:p>
          </table:table-cell>
        </table:table-row>
        <table:table-row table:style-name="ro1">
          <table:table-cell table:formula="of:=RAND()*100" office:value-type="float" office:value="62.3404428343773" calcext:value-type="float">
            <text:p>62.3404428343773</text:p>
          </table:table-cell>
          <table:table-cell table:formula="of:=[.A336]*0.768973+6+RAND()*5" office:value-type="float" office:value="58.8349635660049" calcext:value-type="float">
            <text:p>58.8349635660049</text:p>
          </table:table-cell>
        </table:table-row>
        <table:table-row table:style-name="ro1">
          <table:table-cell table:formula="of:=RAND()*100" office:value-type="float" office:value="8.95643528905907" calcext:value-type="float">
            <text:p>8.95643528905907</text:p>
          </table:table-cell>
          <table:table-cell table:formula="of:=[.A337]*0.768973+6+RAND()*5" office:value-type="float" office:value="14.4128274884404" calcext:value-type="float">
            <text:p>14.4128274884404</text:p>
          </table:table-cell>
        </table:table-row>
        <table:table-row table:style-name="ro1">
          <table:table-cell table:formula="of:=RAND()*100" office:value-type="float" office:value="92.444464959661" calcext:value-type="float">
            <text:p>92.444464959661</text:p>
          </table:table-cell>
          <table:table-cell table:formula="of:=[.A338]*0.768973+6+RAND()*5" office:value-type="float" office:value="82.0849562340081" calcext:value-type="float">
            <text:p>82.0849562340081</text:p>
          </table:table-cell>
        </table:table-row>
        <table:table-row table:style-name="ro1">
          <table:table-cell table:formula="of:=RAND()*100" office:value-type="float" office:value="93.2233025576401" calcext:value-type="float">
            <text:p>93.2233025576401</text:p>
          </table:table-cell>
          <table:table-cell table:formula="of:=[.A339]*0.768973+6+RAND()*5" office:value-type="float" office:value="82.4947409287362" calcext:value-type="float">
            <text:p>82.4947409287362</text:p>
          </table:table-cell>
        </table:table-row>
        <table:table-row table:style-name="ro1">
          <table:table-cell table:formula="of:=RAND()*100" office:value-type="float" office:value="72.6575082891214" calcext:value-type="float">
            <text:p>72.6575082891214</text:p>
          </table:table-cell>
          <table:table-cell table:formula="of:=[.A340]*0.768973+6+RAND()*5" office:value-type="float" office:value="65.7335768897418" calcext:value-type="float">
            <text:p>65.7335768897418</text:p>
          </table:table-cell>
        </table:table-row>
        <table:table-row table:style-name="ro1">
          <table:table-cell table:formula="of:=RAND()*100" office:value-type="float" office:value="90.334988901003" calcext:value-type="float">
            <text:p>90.334988901003</text:p>
          </table:table-cell>
          <table:table-cell table:formula="of:=[.A341]*0.768973+6+RAND()*5" office:value-type="float" office:value="75.5034346721303" calcext:value-type="float">
            <text:p>75.5034346721303</text:p>
          </table:table-cell>
        </table:table-row>
        <table:table-row table:style-name="ro1">
          <table:table-cell table:formula="of:=RAND()*100" office:value-type="float" office:value="42.8797189554539" calcext:value-type="float">
            <text:p>42.8797189554539</text:p>
          </table:table-cell>
          <table:table-cell table:formula="of:=[.A342]*0.768973+6+RAND()*5" office:value-type="float" office:value="41.1733883525694" calcext:value-type="float">
            <text:p>41.1733883525694</text:p>
          </table:table-cell>
        </table:table-row>
        <table:table-row table:style-name="ro1">
          <table:table-cell table:formula="of:=RAND()*100" office:value-type="float" office:value="74.6559775491397" calcext:value-type="float">
            <text:p>74.6559775491397</text:p>
          </table:table-cell>
          <table:table-cell table:formula="of:=[.A343]*0.768973+6+RAND()*5" office:value-type="float" office:value="68.1698183397538" calcext:value-type="float">
            <text:p>68.1698183397538</text:p>
          </table:table-cell>
        </table:table-row>
        <table:table-row table:style-name="ro1">
          <table:table-cell table:formula="of:=RAND()*100" office:value-type="float" office:value="8.87560439045898" calcext:value-type="float">
            <text:p>8.87560439045898</text:p>
          </table:table-cell>
          <table:table-cell table:formula="of:=[.A344]*0.768973+6+RAND()*5" office:value-type="float" office:value="16.3579098800735" calcext:value-type="float">
            <text:p>16.3579098800735</text:p>
          </table:table-cell>
        </table:table-row>
        <table:table-row table:style-name="ro1">
          <table:table-cell table:formula="of:=RAND()*100" office:value-type="float" office:value="53.3158497326538" calcext:value-type="float">
            <text:p>53.3158497326538</text:p>
          </table:table-cell>
          <table:table-cell table:formula="of:=[.A345]*0.768973+6+RAND()*5" office:value-type="float" office:value="49.9957993194611" calcext:value-type="float">
            <text:p>49.9957993194611</text:p>
          </table:table-cell>
        </table:table-row>
        <table:table-row table:style-name="ro1">
          <table:table-cell table:formula="of:=RAND()*100" office:value-type="float" office:value="49.8772508194462" calcext:value-type="float">
            <text:p>49.8772508194462</text:p>
          </table:table-cell>
          <table:table-cell table:formula="of:=[.A346]*0.768973+6+RAND()*5" office:value-type="float" office:value="44.8438743153023" calcext:value-type="float">
            <text:p>44.8438743153023</text:p>
          </table:table-cell>
        </table:table-row>
        <table:table-row table:style-name="ro1">
          <table:table-cell table:formula="of:=RAND()*100" office:value-type="float" office:value="14.7259132215774" calcext:value-type="float">
            <text:p>14.7259132215774</text:p>
          </table:table-cell>
          <table:table-cell table:formula="of:=[.A347]*0.768973+6+RAND()*5" office:value-type="float" office:value="20.5102217974706" calcext:value-type="float">
            <text:p>20.5102217974706</text:p>
          </table:table-cell>
        </table:table-row>
        <table:table-row table:style-name="ro1">
          <table:table-cell table:formula="of:=RAND()*100" office:value-type="float" office:value="91.6338909498474" calcext:value-type="float">
            <text:p>91.6338909498474</text:p>
          </table:table-cell>
          <table:table-cell table:formula="of:=[.A348]*0.768973+6+RAND()*5" office:value-type="float" office:value="79.4245191045081" calcext:value-type="float">
            <text:p>79.4245191045081</text:p>
          </table:table-cell>
        </table:table-row>
        <table:table-row table:style-name="ro1">
          <table:table-cell table:formula="of:=RAND()*100" office:value-type="float" office:value="59.0470007963937" calcext:value-type="float">
            <text:p>59.0470007963937</text:p>
          </table:table-cell>
          <table:table-cell table:formula="of:=[.A349]*0.768973+6+RAND()*5" office:value-type="float" office:value="51.5773762051669" calcext:value-type="float">
            <text:p>51.5773762051669</text:p>
          </table:table-cell>
        </table:table-row>
        <table:table-row table:style-name="ro1">
          <table:table-cell table:formula="of:=RAND()*100" office:value-type="float" office:value="31.2719961075675" calcext:value-type="float">
            <text:p>31.2719961075675</text:p>
          </table:table-cell>
          <table:table-cell table:formula="of:=[.A350]*0.768973+6+RAND()*5" office:value-type="float" office:value="31.8358784683966" calcext:value-type="float">
            <text:p>31.8358784683966</text:p>
          </table:table-cell>
        </table:table-row>
        <table:table-row table:style-name="ro1">
          <table:table-cell table:formula="of:=RAND()*100" office:value-type="float" office:value="9.51626033919886" calcext:value-type="float">
            <text:p>9.51626033919886</text:p>
          </table:table-cell>
          <table:table-cell table:formula="of:=[.A351]*0.768973+6+RAND()*5" office:value-type="float" office:value="16.1240473335244" calcext:value-type="float">
            <text:p>16.1240473335244</text:p>
          </table:table-cell>
        </table:table-row>
        <table:table-row table:style-name="ro1">
          <table:table-cell table:formula="of:=RAND()*100" office:value-type="float" office:value="55.2512506146122" calcext:value-type="float">
            <text:p>55.2512506146122</text:p>
          </table:table-cell>
          <table:table-cell table:formula="of:=[.A352]*0.768973+6+RAND()*5" office:value-type="float" office:value="53.1254204153413" calcext:value-type="float">
            <text:p>53.1254204153413</text:p>
          </table:table-cell>
        </table:table-row>
        <table:table-row table:style-name="ro1">
          <table:table-cell table:formula="of:=RAND()*100" office:value-type="float" office:value="99.6391160364612" calcext:value-type="float">
            <text:p>99.6391160364612</text:p>
          </table:table-cell>
          <table:table-cell table:formula="of:=[.A353]*0.768973+6+RAND()*5" office:value-type="float" office:value="85.1074399178224" calcext:value-type="float">
            <text:p>85.1074399178224</text:p>
          </table:table-cell>
        </table:table-row>
        <table:table-row table:style-name="ro1">
          <table:table-cell table:formula="of:=RAND()*100" office:value-type="float" office:value="87.3804791132569" calcext:value-type="float">
            <text:p>87.3804791132569</text:p>
          </table:table-cell>
          <table:table-cell table:formula="of:=[.A354]*0.768973+6+RAND()*5" office:value-type="float" office:value="73.6735691826469" calcext:value-type="float">
            <text:p>73.6735691826469</text:p>
          </table:table-cell>
        </table:table-row>
        <table:table-row table:style-name="ro1">
          <table:table-cell table:formula="of:=RAND()*100" office:value-type="float" office:value="80.4935413021967" calcext:value-type="float">
            <text:p>80.4935413021967</text:p>
          </table:table-cell>
          <table:table-cell table:formula="of:=[.A355]*0.768973+6+RAND()*5" office:value-type="float" office:value="69.026393210513" calcext:value-type="float">
            <text:p>69.026393210513</text:p>
          </table:table-cell>
        </table:table-row>
        <table:table-row table:style-name="ro1">
          <table:table-cell table:formula="of:=RAND()*100" office:value-type="float" office:value="15.4805791894553" calcext:value-type="float">
            <text:p>15.4805791894553</text:p>
          </table:table-cell>
          <table:table-cell table:formula="of:=[.A356]*0.768973+6+RAND()*5" office:value-type="float" office:value="18.5421868815613" calcext:value-type="float">
            <text:p>18.5421868815613</text:p>
          </table:table-cell>
        </table:table-row>
        <table:table-row table:style-name="ro1">
          <table:table-cell table:formula="of:=RAND()*100" office:value-type="float" office:value="60.5483166893297" calcext:value-type="float">
            <text:p>60.5483166893297</text:p>
          </table:table-cell>
          <table:table-cell table:formula="of:=[.A357]*0.768973+6+RAND()*5" office:value-type="float" office:value="56.5675488761443" calcext:value-type="float">
            <text:p>56.5675488761443</text:p>
          </table:table-cell>
        </table:table-row>
        <table:table-row table:style-name="ro1">
          <table:table-cell table:formula="of:=RAND()*100" office:value-type="float" office:value="0.48090132509089" calcext:value-type="float">
            <text:p>0.48090132509089</text:p>
          </table:table-cell>
          <table:table-cell table:formula="of:=[.A358]*0.768973+6+RAND()*5" office:value-type="float" office:value="8.40831169869592" calcext:value-type="float">
            <text:p>8.40831169869592</text:p>
          </table:table-cell>
        </table:table-row>
        <table:table-row table:style-name="ro1">
          <table:table-cell table:formula="of:=RAND()*100" office:value-type="float" office:value="88.0286191792292" calcext:value-type="float">
            <text:p>88.0286191792292</text:p>
          </table:table-cell>
          <table:table-cell table:formula="of:=[.A359]*0.768973+6+RAND()*5" office:value-type="float" office:value="77.6725283839317" calcext:value-type="float">
            <text:p>77.6725283839317</text:p>
          </table:table-cell>
        </table:table-row>
        <table:table-row table:style-name="ro1">
          <table:table-cell table:formula="of:=RAND()*100" office:value-type="float" office:value="99.4466933327465" calcext:value-type="float">
            <text:p>99.4466933327465</text:p>
          </table:table-cell>
          <table:table-cell table:formula="of:=[.A360]*0.768973+6+RAND()*5" office:value-type="float" office:value="85.4661892707474" calcext:value-type="float">
            <text:p>85.4661892707474</text:p>
          </table:table-cell>
        </table:table-row>
        <table:table-row table:style-name="ro1">
          <table:table-cell table:formula="of:=RAND()*100" office:value-type="float" office:value="46.4472442097864" calcext:value-type="float">
            <text:p>46.4472442097864</text:p>
          </table:table-cell>
          <table:table-cell table:formula="of:=[.A361]*0.768973+6+RAND()*5" office:value-type="float" office:value="42.3236914901497" calcext:value-type="float">
            <text:p>42.3236914901497</text:p>
          </table:table-cell>
        </table:table-row>
        <table:table-row table:style-name="ro1">
          <table:table-cell table:formula="of:=RAND()*100" office:value-type="float" office:value="41.7288415000793" calcext:value-type="float">
            <text:p>41.7288415000793</text:p>
          </table:table-cell>
          <table:table-cell table:formula="of:=[.A362]*0.768973+6+RAND()*5" office:value-type="float" office:value="40.1744962150107" calcext:value-type="float">
            <text:p>40.1744962150107</text:p>
          </table:table-cell>
        </table:table-row>
        <table:table-row table:style-name="ro1">
          <table:table-cell table:formula="of:=RAND()*100" office:value-type="float" office:value="45.3256752405313" calcext:value-type="float">
            <text:p>45.3256752405313</text:p>
          </table:table-cell>
          <table:table-cell table:formula="of:=[.A363]*0.768973+6+RAND()*5" office:value-type="float" office:value="42.0011650446214" calcext:value-type="float">
            <text:p>42.0011650446214</text:p>
          </table:table-cell>
        </table:table-row>
        <table:table-row table:style-name="ro1">
          <table:table-cell table:formula="of:=RAND()*100" office:value-type="float" office:value="82.5267306101991" calcext:value-type="float">
            <text:p>82.5267306101991</text:p>
          </table:table-cell>
          <table:table-cell table:formula="of:=[.A364]*0.768973+6+RAND()*5" office:value-type="float" office:value="70.7596953152357" calcext:value-type="float">
            <text:p>70.7596953152357</text:p>
          </table:table-cell>
        </table:table-row>
        <table:table-row table:style-name="ro1">
          <table:table-cell table:formula="of:=RAND()*100" office:value-type="float" office:value="58.5248795705206" calcext:value-type="float">
            <text:p>58.5248795705206</text:p>
          </table:table-cell>
          <table:table-cell table:formula="of:=[.A365]*0.768973+6+RAND()*5" office:value-type="float" office:value="53.6631371658032" calcext:value-type="float">
            <text:p>53.6631371658032</text:p>
          </table:table-cell>
        </table:table-row>
        <table:table-row table:style-name="ro1">
          <table:table-cell table:formula="of:=RAND()*100" office:value-type="float" office:value="29.1421703899867" calcext:value-type="float">
            <text:p>29.1421703899867</text:p>
          </table:table-cell>
          <table:table-cell table:formula="of:=[.A366]*0.768973+6+RAND()*5" office:value-type="float" office:value="32.471400198927" calcext:value-type="float">
            <text:p>32.471400198927</text:p>
          </table:table-cell>
        </table:table-row>
        <table:table-row table:style-name="ro1">
          <table:table-cell table:formula="of:=RAND()*100" office:value-type="float" office:value="59.1536222479184" calcext:value-type="float">
            <text:p>59.1536222479184</text:p>
          </table:table-cell>
          <table:table-cell table:formula="of:=[.A367]*0.768973+6+RAND()*5" office:value-type="float" office:value="54.2983551294293" calcext:value-type="float">
            <text:p>54.2983551294293</text:p>
          </table:table-cell>
        </table:table-row>
        <table:table-row table:style-name="ro1">
          <table:table-cell table:formula="of:=RAND()*100" office:value-type="float" office:value="87.4209788642198" calcext:value-type="float">
            <text:p>87.4209788642198</text:p>
          </table:table-cell>
          <table:table-cell table:formula="of:=[.A368]*0.768973+6+RAND()*5" office:value-type="float" office:value="77.8921438384503" calcext:value-type="float">
            <text:p>77.8921438384503</text:p>
          </table:table-cell>
        </table:table-row>
        <table:table-row table:style-name="ro1">
          <table:table-cell table:formula="of:=RAND()*100" office:value-type="float" office:value="86.1092153401036" calcext:value-type="float">
            <text:p>86.1092153401036</text:p>
          </table:table-cell>
          <table:table-cell table:formula="of:=[.A369]*0.768973+6+RAND()*5" office:value-type="float" office:value="73.4102850764416" calcext:value-type="float">
            <text:p>73.4102850764416</text:p>
          </table:table-cell>
        </table:table-row>
        <table:table-row table:style-name="ro1">
          <table:table-cell table:formula="of:=RAND()*100" office:value-type="float" office:value="96.1966602254367" calcext:value-type="float">
            <text:p>96.1966602254367</text:p>
          </table:table-cell>
          <table:table-cell table:formula="of:=[.A370]*0.768973+6+RAND()*5" office:value-type="float" office:value="80.8637988278075" calcext:value-type="float">
            <text:p>80.8637988278075</text:p>
          </table:table-cell>
        </table:table-row>
        <table:table-row table:style-name="ro1">
          <table:table-cell table:formula="of:=RAND()*100" office:value-type="float" office:value="59.2546057840493" calcext:value-type="float">
            <text:p>59.2546057840493</text:p>
          </table:table-cell>
          <table:table-cell table:formula="of:=[.A371]*0.768973+6+RAND()*5" office:value-type="float" office:value="53.4271769052964" calcext:value-type="float">
            <text:p>53.4271769052964</text:p>
          </table:table-cell>
        </table:table-row>
        <table:table-row table:style-name="ro1">
          <table:table-cell table:formula="of:=RAND()*100" office:value-type="float" office:value="20.452398206777" calcext:value-type="float">
            <text:p>20.452398206777</text:p>
          </table:table-cell>
          <table:table-cell table:formula="of:=[.A372]*0.768973+6+RAND()*5" office:value-type="float" office:value="26.5839371180024" calcext:value-type="float">
            <text:p>26.5839371180024</text:p>
          </table:table-cell>
        </table:table-row>
        <table:table-row table:style-name="ro1">
          <table:table-cell table:formula="of:=RAND()*100" office:value-type="float" office:value="32.525529660258" calcext:value-type="float">
            <text:p>32.525529660258</text:p>
          </table:table-cell>
          <table:table-cell table:formula="of:=[.A373]*0.768973+6+RAND()*5" office:value-type="float" office:value="31.0967095161179" calcext:value-type="float">
            <text:p>31.0967095161179</text:p>
          </table:table-cell>
        </table:table-row>
        <table:table-row table:style-name="ro1">
          <table:table-cell table:formula="of:=RAND()*100" office:value-type="float" office:value="24.2540692000638" calcext:value-type="float">
            <text:p>24.2540692000638</text:p>
          </table:table-cell>
          <table:table-cell table:formula="of:=[.A374]*0.768973+6+RAND()*5" office:value-type="float" office:value="28.1942576632361" calcext:value-type="float">
            <text:p>28.1942576632361</text:p>
          </table:table-cell>
        </table:table-row>
        <table:table-row table:style-name="ro1">
          <table:table-cell table:formula="of:=RAND()*100" office:value-type="float" office:value="61.8506689838936" calcext:value-type="float">
            <text:p>61.8506689838936</text:p>
          </table:table-cell>
          <table:table-cell table:formula="of:=[.A375]*0.768973+6+RAND()*5" office:value-type="float" office:value="58.1172531340805" calcext:value-type="float">
            <text:p>58.1172531340805</text:p>
          </table:table-cell>
        </table:table-row>
        <table:table-row table:style-name="ro1">
          <table:table-cell table:formula="of:=RAND()*100" office:value-type="float" office:value="29.2404802547427" calcext:value-type="float">
            <text:p>29.2404802547427</text:p>
          </table:table-cell>
          <table:table-cell table:formula="of:=[.A376]*0.768973+6+RAND()*5" office:value-type="float" office:value="28.5954331647591" calcext:value-type="float">
            <text:p>28.5954331647591</text:p>
          </table:table-cell>
        </table:table-row>
        <table:table-row table:style-name="ro1">
          <table:table-cell table:formula="of:=RAND()*100" office:value-type="float" office:value="10.6505209452382" calcext:value-type="float">
            <text:p>10.6505209452382</text:p>
          </table:table-cell>
          <table:table-cell table:formula="of:=[.A377]*0.768973+6+RAND()*5" office:value-type="float" office:value="14.5851588824582" calcext:value-type="float">
            <text:p>14.5851588824582</text:p>
          </table:table-cell>
        </table:table-row>
        <table:table-row table:style-name="ro1">
          <table:table-cell table:formula="of:=RAND()*100" office:value-type="float" office:value="19.943824432609" calcext:value-type="float">
            <text:p>19.943824432609</text:p>
          </table:table-cell>
          <table:table-cell table:formula="of:=[.A378]*0.768973+6+RAND()*5" office:value-type="float" office:value="23.7012520105717" calcext:value-type="float">
            <text:p>23.7012520105717</text:p>
          </table:table-cell>
        </table:table-row>
        <table:table-row table:style-name="ro1">
          <table:table-cell table:formula="of:=RAND()*100" office:value-type="float" office:value="53.92692118441" calcext:value-type="float">
            <text:p>53.92692118441</text:p>
          </table:table-cell>
          <table:table-cell table:formula="of:=[.A379]*0.768973+6+RAND()*5" office:value-type="float" office:value="51.8472069863149" calcext:value-type="float">
            <text:p>51.8472069863149</text:p>
          </table:table-cell>
        </table:table-row>
        <table:table-row table:style-name="ro1">
          <table:table-cell table:formula="of:=RAND()*100" office:value-type="float" office:value="82.2175490755564" calcext:value-type="float">
            <text:p>82.2175490755564</text:p>
          </table:table-cell>
          <table:table-cell table:formula="of:=[.A380]*0.768973+6+RAND()*5" office:value-type="float" office:value="70.7222909817542" calcext:value-type="float">
            <text:p>70.7222909817542</text:p>
          </table:table-cell>
        </table:table-row>
        <table:table-row table:style-name="ro1">
          <table:table-cell table:formula="of:=RAND()*100" office:value-type="float" office:value="22.4794820506578" calcext:value-type="float">
            <text:p>22.4794820506578</text:p>
          </table:table-cell>
          <table:table-cell table:formula="of:=[.A381]*0.768973+6+RAND()*5" office:value-type="float" office:value="26.5731045608124" calcext:value-type="float">
            <text:p>26.5731045608124</text:p>
          </table:table-cell>
        </table:table-row>
        <table:table-row table:style-name="ro1">
          <table:table-cell table:formula="of:=RAND()*100" office:value-type="float" office:value="88.7372623849291" calcext:value-type="float">
            <text:p>88.7372623849291</text:p>
          </table:table-cell>
          <table:table-cell table:formula="of:=[.A382]*0.768973+6+RAND()*5" office:value-type="float" office:value="77.376402075589" calcext:value-type="float">
            <text:p>77.376402075589</text:p>
          </table:table-cell>
        </table:table-row>
        <table:table-row table:style-name="ro1">
          <table:table-cell table:formula="of:=RAND()*100" office:value-type="float" office:value="93.2866531930707" calcext:value-type="float">
            <text:p>93.2866531930707</text:p>
          </table:table-cell>
          <table:table-cell table:formula="of:=[.A383]*0.768973+6+RAND()*5" office:value-type="float" office:value="78.2748742966471" calcext:value-type="float">
            <text:p>78.2748742966471</text:p>
          </table:table-cell>
        </table:table-row>
        <table:table-row table:style-name="ro1">
          <table:table-cell table:formula="of:=RAND()*100" office:value-type="float" office:value="8.20934923722395" calcext:value-type="float">
            <text:p>8.20934923722395</text:p>
          </table:table-cell>
          <table:table-cell table:formula="of:=[.A384]*0.768973+6+RAND()*5" office:value-type="float" office:value="13.2458914833128" calcext:value-type="float">
            <text:p>13.2458914833128</text:p>
          </table:table-cell>
        </table:table-row>
        <table:table-row table:style-name="ro1">
          <table:table-cell table:formula="of:=RAND()*100" office:value-type="float" office:value="5.43843133918197" calcext:value-type="float">
            <text:p>5.43843133918197</text:p>
          </table:table-cell>
          <table:table-cell table:formula="of:=[.A385]*0.768973+6+RAND()*5" office:value-type="float" office:value="14.4139994456019" calcext:value-type="float">
            <text:p>14.4139994456019</text:p>
          </table:table-cell>
        </table:table-row>
        <table:table-row table:style-name="ro1">
          <table:table-cell table:formula="of:=RAND()*100" office:value-type="float" office:value="57.73398040394" calcext:value-type="float">
            <text:p>57.73398040394</text:p>
          </table:table-cell>
          <table:table-cell table:formula="of:=[.A386]*0.768973+6+RAND()*5" office:value-type="float" office:value="52.759363956112" calcext:value-type="float">
            <text:p>52.759363956112</text:p>
          </table:table-cell>
        </table:table-row>
        <table:table-row table:style-name="ro1">
          <table:table-cell table:formula="of:=RAND()*100" office:value-type="float" office:value="38.8275494236572" calcext:value-type="float">
            <text:p>38.8275494236572</text:p>
          </table:table-cell>
          <table:table-cell table:formula="of:=[.A387]*0.768973+6+RAND()*5" office:value-type="float" office:value="38.2728700879942" calcext:value-type="float">
            <text:p>38.2728700879942</text:p>
          </table:table-cell>
        </table:table-row>
        <table:table-row table:style-name="ro1">
          <table:table-cell table:formula="of:=RAND()*100" office:value-type="float" office:value="26.2146467715242" calcext:value-type="float">
            <text:p>26.2146467715242</text:p>
          </table:table-cell>
          <table:table-cell table:formula="of:=[.A388]*0.768973+6+RAND()*5" office:value-type="float" office:value="29.4610992905841" calcext:value-type="float">
            <text:p>29.4610992905841</text:p>
          </table:table-cell>
        </table:table-row>
        <table:table-row table:style-name="ro1">
          <table:table-cell table:formula="of:=RAND()*100" office:value-type="float" office:value="57.6108358132543" calcext:value-type="float">
            <text:p>57.6108358132543</text:p>
          </table:table-cell>
          <table:table-cell table:formula="of:=[.A389]*0.768973+6+RAND()*5" office:value-type="float" office:value="52.5130792253971" calcext:value-type="float">
            <text:p>52.5130792253971</text:p>
          </table:table-cell>
        </table:table-row>
        <table:table-row table:style-name="ro1">
          <table:table-cell table:formula="of:=RAND()*100" office:value-type="float" office:value="57.2908981733309" calcext:value-type="float">
            <text:p>57.2908981733309</text:p>
          </table:table-cell>
          <table:table-cell table:formula="of:=[.A390]*0.768973+6+RAND()*5" office:value-type="float" office:value="52.609065641026" calcext:value-type="float">
            <text:p>52.609065641026</text:p>
          </table:table-cell>
        </table:table-row>
        <table:table-row table:style-name="ro1">
          <table:table-cell table:formula="of:=RAND()*100" office:value-type="float" office:value="64.4261334884608" calcext:value-type="float">
            <text:p>64.4261334884608</text:p>
          </table:table-cell>
          <table:table-cell table:formula="of:=[.A391]*0.768973+6+RAND()*5" office:value-type="float" office:value="58.1735647338624" calcext:value-type="float">
            <text:p>58.1735647338624</text:p>
          </table:table-cell>
        </table:table-row>
        <table:table-row table:style-name="ro1">
          <table:table-cell table:formula="of:=RAND()*100" office:value-type="float" office:value="34.582386754972" calcext:value-type="float">
            <text:p>34.582386754972</text:p>
          </table:table-cell>
          <table:table-cell table:formula="of:=[.A392]*0.768973+6+RAND()*5" office:value-type="float" office:value="33.0647766227841" calcext:value-type="float">
            <text:p>33.0647766227841</text:p>
          </table:table-cell>
        </table:table-row>
        <table:table-row table:style-name="ro1">
          <table:table-cell table:formula="of:=RAND()*100" office:value-type="float" office:value="51.1208787043307" calcext:value-type="float">
            <text:p>51.1208787043307</text:p>
          </table:table-cell>
          <table:table-cell table:formula="of:=[.A393]*0.768973+6+RAND()*5" office:value-type="float" office:value="45.8745804485952" calcext:value-type="float">
            <text:p>45.8745804485952</text:p>
          </table:table-cell>
        </table:table-row>
        <table:table-row table:style-name="ro1">
          <table:table-cell table:formula="of:=RAND()*100" office:value-type="float" office:value="8.16706146932886" calcext:value-type="float">
            <text:p>8.16706146932886</text:p>
          </table:table-cell>
          <table:table-cell table:formula="of:=[.A394]*0.768973+6+RAND()*5" office:value-type="float" office:value="14.2198028900146" calcext:value-type="float">
            <text:p>14.2198028900146</text:p>
          </table:table-cell>
        </table:table-row>
        <table:table-row table:style-name="ro1">
          <table:table-cell table:formula="of:=RAND()*100" office:value-type="float" office:value="62.4661126613152" calcext:value-type="float">
            <text:p>62.4661126613152</text:p>
          </table:table-cell>
          <table:table-cell table:formula="of:=[.A395]*0.768973+6+RAND()*5" office:value-type="float" office:value="58.4065809333612" calcext:value-type="float">
            <text:p>58.4065809333612</text:p>
          </table:table-cell>
        </table:table-row>
        <table:table-row table:style-name="ro1">
          <table:table-cell table:formula="of:=RAND()*100" office:value-type="float" office:value="84.7399874254606" calcext:value-type="float">
            <text:p>84.7399874254606</text:p>
          </table:table-cell>
          <table:table-cell table:formula="of:=[.A396]*0.768973+6+RAND()*5" office:value-type="float" office:value="76.0449806046323" calcext:value-type="float">
            <text:p>76.0449806046323</text:p>
          </table:table-cell>
        </table:table-row>
        <table:table-row table:style-name="ro1">
          <table:table-cell table:formula="of:=RAND()*100" office:value-type="float" office:value="68.0062841778365" calcext:value-type="float">
            <text:p>68.0062841778365</text:p>
          </table:table-cell>
          <table:table-cell table:formula="of:=[.A397]*0.768973+6+RAND()*5" office:value-type="float" office:value="59.3543011225511" calcext:value-type="float">
            <text:p>59.3543011225511</text:p>
          </table:table-cell>
        </table:table-row>
        <table:table-row table:style-name="ro1">
          <table:table-cell table:formula="of:=RAND()*100" office:value-type="float" office:value="64.8189059584176" calcext:value-type="float">
            <text:p>64.8189059584176</text:p>
          </table:table-cell>
          <table:table-cell table:formula="of:=[.A398]*0.768973+6+RAND()*5" office:value-type="float" office:value="58.3818913273041" calcext:value-type="float">
            <text:p>58.3818913273041</text:p>
          </table:table-cell>
        </table:table-row>
        <table:table-row table:style-name="ro1">
          <table:table-cell table:formula="of:=RAND()*100" office:value-type="float" office:value="96.8759986971039" calcext:value-type="float">
            <text:p>96.8759986971039</text:p>
          </table:table-cell>
          <table:table-cell table:formula="of:=[.A399]*0.768973+6+RAND()*5" office:value-type="float" office:value="84.7644678002774" calcext:value-type="float">
            <text:p>84.7644678002774</text:p>
          </table:table-cell>
        </table:table-row>
        <table:table-row table:style-name="ro1">
          <table:table-cell table:formula="of:=RAND()*100" office:value-type="float" office:value="50.3082303563623" calcext:value-type="float">
            <text:p>50.3082303563623</text:p>
          </table:table-cell>
          <table:table-cell table:formula="of:=[.A400]*0.768973+6+RAND()*5" office:value-type="float" office:value="48.8487936360472" calcext:value-type="float">
            <text:p>48.8487936360472</text:p>
          </table:table-cell>
        </table:table-row>
        <table:table-row table:style-name="ro1">
          <table:table-cell table:formula="of:=RAND()*100" office:value-type="float" office:value="56.3927475892086" calcext:value-type="float">
            <text:p>56.3927475892086</text:p>
          </table:table-cell>
          <table:table-cell table:formula="of:=[.A401]*0.768973+6+RAND()*5" office:value-type="float" office:value="51.4493767091376" calcext:value-type="float">
            <text:p>51.4493767091376</text:p>
          </table:table-cell>
        </table:table-row>
        <table:table-row table:style-name="ro1">
          <table:table-cell table:formula="of:=RAND()*100" office:value-type="float" office:value="62.0043178285882" calcext:value-type="float">
            <text:p>62.0043178285882</text:p>
          </table:table-cell>
          <table:table-cell table:formula="of:=[.A402]*0.768973+6+RAND()*5" office:value-type="float" office:value="54.1241087840672" calcext:value-type="float">
            <text:p>54.1241087840672</text:p>
          </table:table-cell>
        </table:table-row>
        <table:table-row table:style-name="ro1">
          <table:table-cell table:formula="of:=RAND()*100" office:value-type="float" office:value="41.6314008753598" calcext:value-type="float">
            <text:p>41.6314008753598</text:p>
          </table:table-cell>
          <table:table-cell table:formula="of:=[.A403]*0.768973+6+RAND()*5" office:value-type="float" office:value="40.2259984011489" calcext:value-type="float">
            <text:p>40.2259984011489</text:p>
          </table:table-cell>
        </table:table-row>
        <table:table-row table:style-name="ro1">
          <table:table-cell table:formula="of:=RAND()*100" office:value-type="float" office:value="42.2729659135058" calcext:value-type="float">
            <text:p>42.2729659135058</text:p>
          </table:table-cell>
          <table:table-cell table:formula="of:=[.A404]*0.768973+6+RAND()*5" office:value-type="float" office:value="42.1820361333173" calcext:value-type="float">
            <text:p>42.1820361333173</text:p>
          </table:table-cell>
        </table:table-row>
        <table:table-row table:style-name="ro1">
          <table:table-cell table:formula="of:=RAND()*100" office:value-type="float" office:value="7.26333489542567" calcext:value-type="float">
            <text:p>7.26333489542567</text:p>
          </table:table-cell>
          <table:table-cell table:formula="of:=[.A405]*0.768973+6+RAND()*5" office:value-type="float" office:value="16.0128153287194" calcext:value-type="float">
            <text:p>16.0128153287194</text:p>
          </table:table-cell>
        </table:table-row>
        <table:table-row table:style-name="ro1">
          <table:table-cell table:formula="of:=RAND()*100" office:value-type="float" office:value="14.3536696155278" calcext:value-type="float">
            <text:p>14.3536696155278</text:p>
          </table:table-cell>
          <table:table-cell table:formula="of:=[.A406]*0.768973+6+RAND()*5" office:value-type="float" office:value="21.1857768619257" calcext:value-type="float">
            <text:p>21.1857768619257</text:p>
          </table:table-cell>
        </table:table-row>
        <table:table-row table:style-name="ro1">
          <table:table-cell table:formula="of:=RAND()*100" office:value-type="float" office:value="0.907205685252192" calcext:value-type="float">
            <text:p>0.907205685252192</text:p>
          </table:table-cell>
          <table:table-cell table:formula="of:=[.A407]*0.768973+6+RAND()*5" office:value-type="float" office:value="7.01521767280202" calcext:value-type="float">
            <text:p>7.01521767280202</text:p>
          </table:table-cell>
        </table:table-row>
        <table:table-row table:style-name="ro1">
          <table:table-cell table:formula="of:=RAND()*100" office:value-type="float" office:value="54.0524151527152" calcext:value-type="float">
            <text:p>54.0524151527152</text:p>
          </table:table-cell>
          <table:table-cell table:formula="of:=[.A408]*0.768973+6+RAND()*5" office:value-type="float" office:value="51.6820363992924" calcext:value-type="float">
            <text:p>51.6820363992924</text:p>
          </table:table-cell>
        </table:table-row>
        <table:table-row table:style-name="ro1">
          <table:table-cell table:formula="of:=RAND()*100" office:value-type="float" office:value="37.7052027021215" calcext:value-type="float">
            <text:p>37.7052027021215</text:p>
          </table:table-cell>
          <table:table-cell table:formula="of:=[.A409]*0.768973+6+RAND()*5" office:value-type="float" office:value="35.8332918684986" calcext:value-type="float">
            <text:p>35.8332918684986</text:p>
          </table:table-cell>
        </table:table-row>
        <table:table-row table:style-name="ro1">
          <table:table-cell table:formula="of:=RAND()*100" office:value-type="float" office:value="42.3791538423716" calcext:value-type="float">
            <text:p>42.3791538423716</text:p>
          </table:table-cell>
          <table:table-cell table:formula="of:=[.A410]*0.768973+6+RAND()*5" office:value-type="float" office:value="42.3243751635224" calcext:value-type="float">
            <text:p>42.3243751635224</text:p>
          </table:table-cell>
        </table:table-row>
        <table:table-row table:style-name="ro1">
          <table:table-cell table:formula="of:=RAND()*100" office:value-type="float" office:value="79.0510352363509" calcext:value-type="float">
            <text:p>79.0510352363509</text:p>
          </table:table-cell>
          <table:table-cell table:formula="of:=[.A411]*0.768973+6+RAND()*5" office:value-type="float" office:value="71.5094719959048" calcext:value-type="float">
            <text:p>71.5094719959048</text:p>
          </table:table-cell>
        </table:table-row>
        <table:table-row table:style-name="ro1">
          <table:table-cell table:formula="of:=RAND()*100" office:value-type="float" office:value="70.5562826215713" calcext:value-type="float">
            <text:p>70.5562826215713</text:p>
          </table:table-cell>
          <table:table-cell table:formula="of:=[.A412]*0.768973+6+RAND()*5" office:value-type="float" office:value="63.9015230146582" calcext:value-type="float">
            <text:p>63.9015230146582</text:p>
          </table:table-cell>
        </table:table-row>
        <table:table-row table:style-name="ro1">
          <table:table-cell table:formula="of:=RAND()*100" office:value-type="float" office:value="84.4611777767694" calcext:value-type="float">
            <text:p>84.4611777767694</text:p>
          </table:table-cell>
          <table:table-cell table:formula="of:=[.A413]*0.768973+6+RAND()*5" office:value-type="float" office:value="75.5377357318701" calcext:value-type="float">
            <text:p>75.5377357318701</text:p>
          </table:table-cell>
        </table:table-row>
        <table:table-row table:style-name="ro1">
          <table:table-cell table:formula="of:=RAND()*100" office:value-type="float" office:value="35.451010137187" calcext:value-type="float">
            <text:p>35.451010137187</text:p>
          </table:table-cell>
          <table:table-cell table:formula="of:=[.A414]*0.768973+6+RAND()*5" office:value-type="float" office:value="35.2384587871286" calcext:value-type="float">
            <text:p>35.2384587871286</text:p>
          </table:table-cell>
        </table:table-row>
        <table:table-row table:style-name="ro1">
          <table:table-cell table:formula="of:=RAND()*100" office:value-type="float" office:value="20.1933573448865" calcext:value-type="float">
            <text:p>20.1933573448865</text:p>
          </table:table-cell>
          <table:table-cell table:formula="of:=[.A415]*0.768973+6+RAND()*5" office:value-type="float" office:value="25.7857144396021" calcext:value-type="float">
            <text:p>25.7857144396021</text:p>
          </table:table-cell>
        </table:table-row>
        <table:table-row table:style-name="ro1">
          <table:table-cell table:formula="of:=RAND()*100" office:value-type="float" office:value="26.2422717858031" calcext:value-type="float">
            <text:p>26.2422717858031</text:p>
          </table:table-cell>
          <table:table-cell table:formula="of:=[.A416]*0.768973+6+RAND()*5" office:value-type="float" office:value="28.8522130672039" calcext:value-type="float">
            <text:p>28.8522130672039</text:p>
          </table:table-cell>
        </table:table-row>
        <table:table-row table:style-name="ro1">
          <table:table-cell table:formula="of:=RAND()*100" office:value-type="float" office:value="69.5503921009808" calcext:value-type="float">
            <text:p>69.5503921009808</text:p>
          </table:table-cell>
          <table:table-cell table:formula="of:=[.A417]*0.768973+6+RAND()*5" office:value-type="float" office:value="61.1467699741764" calcext:value-type="float">
            <text:p>61.1467699741764</text:p>
          </table:table-cell>
        </table:table-row>
        <table:table-row table:style-name="ro1">
          <table:table-cell table:formula="of:=RAND()*100" office:value-type="float" office:value="57.7243215795488" calcext:value-type="float">
            <text:p>57.7243215795488</text:p>
          </table:table-cell>
          <table:table-cell table:formula="of:=[.A418]*0.768973+6+RAND()*5" office:value-type="float" office:value="50.6564895612515" calcext:value-type="float">
            <text:p>50.6564895612515</text:p>
          </table:table-cell>
        </table:table-row>
        <table:table-row table:style-name="ro1">
          <table:table-cell table:formula="of:=RAND()*100" office:value-type="float" office:value="27.882835975618" calcext:value-type="float">
            <text:p>27.882835975618</text:p>
          </table:table-cell>
          <table:table-cell table:formula="of:=[.A419]*0.768973+6+RAND()*5" office:value-type="float" office:value="30.3049707558342" calcext:value-type="float">
            <text:p>30.3049707558342</text:p>
          </table:table-cell>
        </table:table-row>
        <table:table-row table:style-name="ro1">
          <table:table-cell table:formula="of:=RAND()*100" office:value-type="float" office:value="70.7687017714781" calcext:value-type="float">
            <text:p>70.7687017714781</text:p>
          </table:table-cell>
          <table:table-cell table:formula="of:=[.A420]*0.768973+6+RAND()*5" office:value-type="float" office:value="63.2511306614253" calcext:value-type="float">
            <text:p>63.2511306614253</text:p>
          </table:table-cell>
        </table:table-row>
        <table:table-row table:style-name="ro1">
          <table:table-cell table:formula="of:=RAND()*100" office:value-type="float" office:value="36.663790107168" calcext:value-type="float">
            <text:p>36.663790107168</text:p>
          </table:table-cell>
          <table:table-cell table:formula="of:=[.A421]*0.768973+6+RAND()*5" office:value-type="float" office:value="38.985484284093" calcext:value-type="float">
            <text:p>38.985484284093</text:p>
          </table:table-cell>
        </table:table-row>
        <table:table-row table:style-name="ro1">
          <table:table-cell table:formula="of:=RAND()*100" office:value-type="float" office:value="10.5641715181708" calcext:value-type="float">
            <text:p>10.5641715181708</text:p>
          </table:table-cell>
          <table:table-cell table:formula="of:=[.A422]*0.768973+6+RAND()*5" office:value-type="float" office:value="18.4188619405856" calcext:value-type="float">
            <text:p>18.4188619405856</text:p>
          </table:table-cell>
        </table:table-row>
        <table:table-row table:style-name="ro1">
          <table:table-cell table:formula="of:=RAND()*100" office:value-type="float" office:value="19.6357792018688" calcext:value-type="float">
            <text:p>19.6357792018688</text:p>
          </table:table-cell>
          <table:table-cell table:formula="of:=[.A423]*0.768973+6+RAND()*5" office:value-type="float" office:value="24.3506825844389" calcext:value-type="float">
            <text:p>24.3506825844389</text:p>
          </table:table-cell>
        </table:table-row>
        <table:table-row table:style-name="ro1">
          <table:table-cell table:formula="of:=RAND()*100" office:value-type="float" office:value="60.6130411451739" calcext:value-type="float">
            <text:p>60.6130411451739</text:p>
          </table:table-cell>
          <table:table-cell table:formula="of:=[.A424]*0.768973+6+RAND()*5" office:value-type="float" office:value="54.1626906188942" calcext:value-type="float">
            <text:p>54.1626906188942</text:p>
          </table:table-cell>
        </table:table-row>
        <table:table-row table:style-name="ro1">
          <table:table-cell table:formula="of:=RAND()*100" office:value-type="float" office:value="34.4469010364181" calcext:value-type="float">
            <text:p>34.4469010364181</text:p>
          </table:table-cell>
          <table:table-cell table:formula="of:=[.A425]*0.768973+6+RAND()*5" office:value-type="float" office:value="35.3432042039434" calcext:value-type="float">
            <text:p>35.3432042039434</text:p>
          </table:table-cell>
        </table:table-row>
        <table:table-row table:style-name="ro1">
          <table:table-cell table:formula="of:=RAND()*100" office:value-type="float" office:value="31.790377292915" calcext:value-type="float">
            <text:p>31.790377292915</text:p>
          </table:table-cell>
          <table:table-cell table:formula="of:=[.A426]*0.768973+6+RAND()*5" office:value-type="float" office:value="30.4540171517325" calcext:value-type="float">
            <text:p>30.4540171517325</text:p>
          </table:table-cell>
        </table:table-row>
        <table:table-row table:style-name="ro1">
          <table:table-cell table:formula="of:=RAND()*100" office:value-type="float" office:value="34.7710570581253" calcext:value-type="float">
            <text:p>34.7710570581253</text:p>
          </table:table-cell>
          <table:table-cell table:formula="of:=[.A427]*0.768973+6+RAND()*5" office:value-type="float" office:value="34.0547182910226" calcext:value-type="float">
            <text:p>34.0547182910226</text:p>
          </table:table-cell>
        </table:table-row>
        <table:table-row table:style-name="ro1">
          <table:table-cell table:formula="of:=RAND()*100" office:value-type="float" office:value="95.4460278516009" calcext:value-type="float">
            <text:p>95.4460278516009</text:p>
          </table:table-cell>
          <table:table-cell table:formula="of:=[.A428]*0.768973+6+RAND()*5" office:value-type="float" office:value="83.7229906023805" calcext:value-type="float">
            <text:p>83.7229906023805</text:p>
          </table:table-cell>
        </table:table-row>
        <table:table-row table:style-name="ro1">
          <table:table-cell table:formula="of:=RAND()*100" office:value-type="float" office:value="57.9170904732049" calcext:value-type="float">
            <text:p>57.9170904732049</text:p>
          </table:table-cell>
          <table:table-cell table:formula="of:=[.A429]*0.768973+6+RAND()*5" office:value-type="float" office:value="53.4254660195912" calcext:value-type="float">
            <text:p>53.4254660195912</text:p>
          </table:table-cell>
        </table:table-row>
        <table:table-row table:style-name="ro1">
          <table:table-cell table:formula="of:=RAND()*100" office:value-type="float" office:value="12.4155462604813" calcext:value-type="float">
            <text:p>12.4155462604813</text:p>
          </table:table-cell>
          <table:table-cell table:formula="of:=[.A430]*0.768973+6+RAND()*5" office:value-type="float" office:value="17.1656097008258" calcext:value-type="float">
            <text:p>17.1656097008258</text:p>
          </table:table-cell>
        </table:table-row>
        <table:table-row table:style-name="ro1">
          <table:table-cell table:formula="of:=RAND()*100" office:value-type="float" office:value="8.21538680094084" calcext:value-type="float">
            <text:p>8.21538680094084</text:p>
          </table:table-cell>
          <table:table-cell table:formula="of:=[.A431]*0.768973+6+RAND()*5" office:value-type="float" office:value="13.9683117690374" calcext:value-type="float">
            <text:p>13.9683117690374</text:p>
          </table:table-cell>
        </table:table-row>
        <table:table-row table:style-name="ro1">
          <table:table-cell table:formula="of:=RAND()*100" office:value-type="float" office:value="25.4852612211178" calcext:value-type="float">
            <text:p>25.4852612211178</text:p>
          </table:table-cell>
          <table:table-cell table:formula="of:=[.A432]*0.768973+6+RAND()*5" office:value-type="float" office:value="29.7610230181166" calcext:value-type="float">
            <text:p>29.7610230181166</text:p>
          </table:table-cell>
        </table:table-row>
        <table:table-row table:style-name="ro1">
          <table:table-cell table:formula="of:=RAND()*100" office:value-type="float" office:value="34.9560677548644" calcext:value-type="float">
            <text:p>34.9560677548644</text:p>
          </table:table-cell>
          <table:table-cell table:formula="of:=[.A433]*0.768973+6+RAND()*5" office:value-type="float" office:value="36.0506631350653" calcext:value-type="float">
            <text:p>36.0506631350653</text:p>
          </table:table-cell>
        </table:table-row>
        <table:table-row table:style-name="ro1">
          <table:table-cell table:formula="of:=RAND()*100" office:value-type="float" office:value="51.8842404057472" calcext:value-type="float">
            <text:p>51.8842404057472</text:p>
          </table:table-cell>
          <table:table-cell table:formula="of:=[.A434]*0.768973+6+RAND()*5" office:value-type="float" office:value="50.8210249238568" calcext:value-type="float">
            <text:p>50.8210249238568</text:p>
          </table:table-cell>
        </table:table-row>
        <table:table-row table:style-name="ro1">
          <table:table-cell table:formula="of:=RAND()*100" office:value-type="float" office:value="87.123090646643" calcext:value-type="float">
            <text:p>87.123090646643</text:p>
          </table:table-cell>
          <table:table-cell table:formula="of:=[.A435]*0.768973+6+RAND()*5" office:value-type="float" office:value="77.4117056058171" calcext:value-type="float">
            <text:p>77.4117056058171</text:p>
          </table:table-cell>
        </table:table-row>
        <table:table-row table:style-name="ro1">
          <table:table-cell table:formula="of:=RAND()*100" office:value-type="float" office:value="40.9301803744548" calcext:value-type="float">
            <text:p>40.9301803744548</text:p>
          </table:table-cell>
          <table:table-cell table:formula="of:=[.A436]*0.768973+6+RAND()*5" office:value-type="float" office:value="41.7869366839076" calcext:value-type="float">
            <text:p>41.7869366839076</text:p>
          </table:table-cell>
        </table:table-row>
        <table:table-row table:style-name="ro1">
          <table:table-cell table:formula="of:=RAND()*100" office:value-type="float" office:value="84.345869418999" calcext:value-type="float">
            <text:p>84.345869418999</text:p>
          </table:table-cell>
          <table:table-cell table:formula="of:=[.A437]*0.768973+6+RAND()*5" office:value-type="float" office:value="75.6532341744557" calcext:value-type="float">
            <text:p>75.6532341744557</text:p>
          </table:table-cell>
        </table:table-row>
        <table:table-row table:style-name="ro1">
          <table:table-cell table:formula="of:=RAND()*100" office:value-type="float" office:value="52.2237605225749" calcext:value-type="float">
            <text:p>52.2237605225749</text:p>
          </table:table-cell>
          <table:table-cell table:formula="of:=[.A438]*0.768973+6+RAND()*5" office:value-type="float" office:value="47.4068232758118" calcext:value-type="float">
            <text:p>47.4068232758118</text:p>
          </table:table-cell>
        </table:table-row>
        <table:table-row table:style-name="ro1">
          <table:table-cell table:formula="of:=RAND()*100" office:value-type="float" office:value="80.5240572745148" calcext:value-type="float">
            <text:p>80.5240572745148</text:p>
          </table:table-cell>
          <table:table-cell table:formula="of:=[.A439]*0.768973+6+RAND()*5" office:value-type="float" office:value="69.7471093856135" calcext:value-type="float">
            <text:p>69.7471093856135</text:p>
          </table:table-cell>
        </table:table-row>
        <table:table-row table:style-name="ro1">
          <table:table-cell table:formula="of:=RAND()*100" office:value-type="float" office:value="9.76222590291241" calcext:value-type="float">
            <text:p>9.76222590291241</text:p>
          </table:table-cell>
          <table:table-cell table:formula="of:=[.A440]*0.768973+6+RAND()*5" office:value-type="float" office:value="14.8455559620564" calcext:value-type="float">
            <text:p>14.8455559620564</text:p>
          </table:table-cell>
        </table:table-row>
        <table:table-row table:style-name="ro1">
          <table:table-cell table:formula="of:=RAND()*100" office:value-type="float" office:value="24.7066887443765" calcext:value-type="float">
            <text:p>24.7066887443765</text:p>
          </table:table-cell>
          <table:table-cell table:formula="of:=[.A441]*0.768973+6+RAND()*5" office:value-type="float" office:value="25.0932642871102" calcext:value-type="float">
            <text:p>25.0932642871102</text:p>
          </table:table-cell>
        </table:table-row>
        <table:table-row table:style-name="ro1">
          <table:table-cell table:formula="of:=RAND()*100" office:value-type="float" office:value="59.2304238896169" calcext:value-type="float">
            <text:p>59.2304238896169</text:p>
          </table:table-cell>
          <table:table-cell table:formula="of:=[.A442]*0.768973+6+RAND()*5" office:value-type="float" office:value="52.7784667707914" calcext:value-type="float">
            <text:p>52.7784667707914</text:p>
          </table:table-cell>
        </table:table-row>
        <table:table-row table:style-name="ro1">
          <table:table-cell table:formula="of:=RAND()*100" office:value-type="float" office:value="88.7432947653488" calcext:value-type="float">
            <text:p>88.7432947653488</text:p>
          </table:table-cell>
          <table:table-cell table:formula="of:=[.A443]*0.768973+6+RAND()*5" office:value-type="float" office:value="74.477302864186" calcext:value-type="float">
            <text:p>74.477302864186</text:p>
          </table:table-cell>
        </table:table-row>
        <table:table-row table:style-name="ro1">
          <table:table-cell table:formula="of:=RAND()*100" office:value-type="float" office:value="55.5096600939242" calcext:value-type="float">
            <text:p>55.5096600939242</text:p>
          </table:table-cell>
          <table:table-cell table:formula="of:=[.A444]*0.768973+6+RAND()*5" office:value-type="float" office:value="49.813259403644" calcext:value-type="float">
            <text:p>49.813259403644</text:p>
          </table:table-cell>
        </table:table-row>
        <table:table-row table:style-name="ro1">
          <table:table-cell table:formula="of:=RAND()*100" office:value-type="float" office:value="2.30012901003025" calcext:value-type="float">
            <text:p>2.30012901003025</text:p>
          </table:table-cell>
          <table:table-cell table:formula="of:=[.A445]*0.768973+6+RAND()*5" office:value-type="float" office:value="12.6723364784548" calcext:value-type="float">
            <text:p>12.6723364784548</text:p>
          </table:table-cell>
        </table:table-row>
        <table:table-row table:style-name="ro1">
          <table:table-cell table:formula="of:=RAND()*100" office:value-type="float" office:value="58.7897751937494" calcext:value-type="float">
            <text:p>58.7897751937494</text:p>
          </table:table-cell>
          <table:table-cell table:formula="of:=[.A446]*0.768973+6+RAND()*5" office:value-type="float" office:value="54.8434777686535" calcext:value-type="float">
            <text:p>54.8434777686535</text:p>
          </table:table-cell>
        </table:table-row>
        <table:table-row table:style-name="ro1">
          <table:table-cell table:formula="of:=RAND()*100" office:value-type="float" office:value="71.1584228363648" calcext:value-type="float">
            <text:p>71.1584228363648</text:p>
          </table:table-cell>
          <table:table-cell table:formula="of:=[.A447]*0.768973+6+RAND()*5" office:value-type="float" office:value="62.3988207727817" calcext:value-type="float">
            <text:p>62.3988207727817</text:p>
          </table:table-cell>
        </table:table-row>
        <table:table-row table:style-name="ro1">
          <table:table-cell table:formula="of:=RAND()*100" office:value-type="float" office:value="44.1631818268575" calcext:value-type="float">
            <text:p>44.1631818268575</text:p>
          </table:table-cell>
          <table:table-cell table:formula="of:=[.A448]*0.768973+6+RAND()*5" office:value-type="float" office:value="41.1004693953316" calcext:value-type="float">
            <text:p>41.1004693953316</text:p>
          </table:table-cell>
        </table:table-row>
        <table:table-row table:style-name="ro1">
          <table:table-cell table:formula="of:=RAND()*100" office:value-type="float" office:value="6.97492525610966" calcext:value-type="float">
            <text:p>6.97492525610966</text:p>
          </table:table-cell>
          <table:table-cell table:formula="of:=[.A449]*0.768973+6+RAND()*5" office:value-type="float" office:value="15.507417326841" calcext:value-type="float">
            <text:p>15.507417326841</text:p>
          </table:table-cell>
        </table:table-row>
        <table:table-row table:style-name="ro1">
          <table:table-cell table:formula="of:=RAND()*100" office:value-type="float" office:value="47.4868643175703" calcext:value-type="float">
            <text:p>47.4868643175703</text:p>
          </table:table-cell>
          <table:table-cell table:formula="of:=[.A450]*0.768973+6+RAND()*5" office:value-type="float" office:value="46.610906719679" calcext:value-type="float">
            <text:p>46.610906719679</text:p>
          </table:table-cell>
        </table:table-row>
        <table:table-row table:style-name="ro1">
          <table:table-cell table:formula="of:=RAND()*100" office:value-type="float" office:value="37.6787757527378" calcext:value-type="float">
            <text:p>37.6787757527378</text:p>
          </table:table-cell>
          <table:table-cell table:formula="of:=[.A451]*0.768973+6+RAND()*5" office:value-type="float" office:value="35.2742801322856" calcext:value-type="float">
            <text:p>35.2742801322856</text:p>
          </table:table-cell>
        </table:table-row>
        <table:table-row table:style-name="ro1">
          <table:table-cell table:formula="of:=RAND()*100" office:value-type="float" office:value="67.3673497741905" calcext:value-type="float">
            <text:p>67.3673497741905</text:p>
          </table:table-cell>
          <table:table-cell table:formula="of:=[.A452]*0.768973+6+RAND()*5" office:value-type="float" office:value="60.6034512188885" calcext:value-type="float">
            <text:p>60.6034512188885</text:p>
          </table:table-cell>
        </table:table-row>
        <table:table-row table:style-name="ro1">
          <table:table-cell table:formula="of:=RAND()*100" office:value-type="float" office:value="8.62695441006492" calcext:value-type="float">
            <text:p>8.62695441006492</text:p>
          </table:table-cell>
          <table:table-cell table:formula="of:=[.A453]*0.768973+6+RAND()*5" office:value-type="float" office:value="14.8012129924774" calcext:value-type="float">
            <text:p>14.8012129924774</text:p>
          </table:table-cell>
        </table:table-row>
        <table:table-row table:style-name="ro1">
          <table:table-cell table:formula="of:=RAND()*100" office:value-type="float" office:value="45.1769908323691" calcext:value-type="float">
            <text:p>45.1769908323691</text:p>
          </table:table-cell>
          <table:table-cell table:formula="of:=[.A454]*0.768973+6+RAND()*5" office:value-type="float" office:value="43.1882376379095" calcext:value-type="float">
            <text:p>43.1882376379095</text:p>
          </table:table-cell>
        </table:table-row>
        <table:table-row table:style-name="ro1">
          <table:table-cell table:formula="of:=RAND()*100" office:value-type="float" office:value="92.1154368775388" calcext:value-type="float">
            <text:p>92.1154368775388</text:p>
          </table:table-cell>
          <table:table-cell table:formula="of:=[.A455]*0.768973+6+RAND()*5" office:value-type="float" office:value="80.9350249719339" calcext:value-type="float">
            <text:p>80.9350249719339</text:p>
          </table:table-cell>
        </table:table-row>
        <table:table-row table:style-name="ro1">
          <table:table-cell table:formula="of:=RAND()*100" office:value-type="float" office:value="0.36490158891632" calcext:value-type="float">
            <text:p>0.36490158891632</text:p>
          </table:table-cell>
          <table:table-cell table:formula="of:=[.A456]*0.768973+6+RAND()*5" office:value-type="float" office:value="10.8964626345532" calcext:value-type="float">
            <text:p>10.8964626345532</text:p>
          </table:table-cell>
        </table:table-row>
        <table:table-row table:style-name="ro1">
          <table:table-cell table:formula="of:=RAND()*100" office:value-type="float" office:value="62.1526543319422" calcext:value-type="float">
            <text:p>62.1526543319422</text:p>
          </table:table-cell>
          <table:table-cell table:formula="of:=[.A457]*0.768973+6+RAND()*5" office:value-type="float" office:value="56.662026675903" calcext:value-type="float">
            <text:p>56.662026675903</text:p>
          </table:table-cell>
        </table:table-row>
        <table:table-row table:style-name="ro1">
          <table:table-cell table:formula="of:=RAND()*100" office:value-type="float" office:value="61.0295405499472" calcext:value-type="float">
            <text:p>61.0295405499472</text:p>
          </table:table-cell>
          <table:table-cell table:formula="of:=[.A458]*0.768973+6+RAND()*5" office:value-type="float" office:value="55.8604808902867" calcext:value-type="float">
            <text:p>55.8604808902867</text:p>
          </table:table-cell>
        </table:table-row>
        <table:table-row table:style-name="ro1">
          <table:table-cell table:formula="of:=RAND()*100" office:value-type="float" office:value="11.059500950141" calcext:value-type="float">
            <text:p>11.059500950141</text:p>
          </table:table-cell>
          <table:table-cell table:formula="of:=[.A459]*0.768973+6+RAND()*5" office:value-type="float" office:value="19.1070163104568" calcext:value-type="float">
            <text:p>19.1070163104568</text:p>
          </table:table-cell>
        </table:table-row>
        <table:table-row table:style-name="ro1">
          <table:table-cell table:formula="of:=RAND()*100" office:value-type="float" office:value="83.9690025273676" calcext:value-type="float">
            <text:p>83.9690025273676</text:p>
          </table:table-cell>
          <table:table-cell table:formula="of:=[.A460]*0.768973+6+RAND()*5" office:value-type="float" office:value="72.3077602446205" calcext:value-type="float">
            <text:p>72.3077602446205</text:p>
          </table:table-cell>
        </table:table-row>
        <table:table-row table:style-name="ro1">
          <table:table-cell table:formula="of:=RAND()*100" office:value-type="float" office:value="19.634769886753" calcext:value-type="float">
            <text:p>19.634769886753</text:p>
          </table:table-cell>
          <table:table-cell table:formula="of:=[.A461]*0.768973+6+RAND()*5" office:value-type="float" office:value="25.6281791206949" calcext:value-type="float">
            <text:p>25.6281791206949</text:p>
          </table:table-cell>
        </table:table-row>
        <table:table-row table:style-name="ro1">
          <table:table-cell table:formula="of:=RAND()*100" office:value-type="float" office:value="45.1586581556739" calcext:value-type="float">
            <text:p>45.1586581556739</text:p>
          </table:table-cell>
          <table:table-cell table:formula="of:=[.A462]*0.768973+6+RAND()*5" office:value-type="float" office:value="43.2713622491358" calcext:value-type="float">
            <text:p>43.2713622491358</text:p>
          </table:table-cell>
        </table:table-row>
        <table:table-row table:style-name="ro1">
          <table:table-cell table:formula="of:=RAND()*100" office:value-type="float" office:value="13.1101854632447" calcext:value-type="float">
            <text:p>13.1101854632447</text:p>
          </table:table-cell>
          <table:table-cell table:formula="of:=[.A463]*0.768973+6+RAND()*5" office:value-type="float" office:value="19.4806848640001" calcext:value-type="float">
            <text:p>19.4806848640001</text:p>
          </table:table-cell>
        </table:table-row>
        <table:table-row table:style-name="ro1">
          <table:table-cell table:formula="of:=RAND()*100" office:value-type="float" office:value="17.7968324478483" calcext:value-type="float">
            <text:p>17.7968324478483</text:p>
          </table:table-cell>
          <table:table-cell table:formula="of:=[.A464]*0.768973+6+RAND()*5" office:value-type="float" office:value="22.3655197406293" calcext:value-type="float">
            <text:p>22.3655197406293</text:p>
          </table:table-cell>
        </table:table-row>
        <table:table-row table:style-name="ro1">
          <table:table-cell table:formula="of:=RAND()*100" office:value-type="float" office:value="64.3388595271578" calcext:value-type="float">
            <text:p>64.3388595271578</text:p>
          </table:table-cell>
          <table:table-cell table:formula="of:=[.A465]*0.768973+6+RAND()*5" office:value-type="float" office:value="56.3551180554036" calcext:value-type="float">
            <text:p>56.3551180554036</text:p>
          </table:table-cell>
        </table:table-row>
        <table:table-row table:style-name="ro1">
          <table:table-cell table:formula="of:=RAND()*100" office:value-type="float" office:value="26.2808211241676" calcext:value-type="float">
            <text:p>26.2808211241676</text:p>
          </table:table-cell>
          <table:table-cell table:formula="of:=[.A466]*0.768973+6+RAND()*5" office:value-type="float" office:value="30.0298151472798" calcext:value-type="float">
            <text:p>30.0298151472798</text:p>
          </table:table-cell>
        </table:table-row>
        <table:table-row table:style-name="ro1">
          <table:table-cell table:formula="of:=RAND()*100" office:value-type="float" office:value="87.6751023270728" calcext:value-type="float">
            <text:p>87.6751023270728</text:p>
          </table:table-cell>
          <table:table-cell table:formula="of:=[.A467]*0.768973+6+RAND()*5" office:value-type="float" office:value="76.1726132927891" calcext:value-type="float">
            <text:p>76.1726132927891</text:p>
          </table:table-cell>
        </table:table-row>
        <table:table-row table:style-name="ro1">
          <table:table-cell table:formula="of:=RAND()*100" office:value-type="float" office:value="73.6231376290417" calcext:value-type="float">
            <text:p>73.6231376290417</text:p>
          </table:table-cell>
          <table:table-cell table:formula="of:=[.A468]*0.768973+6+RAND()*5" office:value-type="float" office:value="64.0361619188334" calcext:value-type="float">
            <text:p>64.0361619188334</text:p>
          </table:table-cell>
        </table:table-row>
        <table:table-row table:style-name="ro1">
          <table:table-cell table:formula="of:=RAND()*100" office:value-type="float" office:value="46.9132724816698" calcext:value-type="float">
            <text:p>46.9132724816698</text:p>
          </table:table-cell>
          <table:table-cell table:formula="of:=[.A469]*0.768973+6+RAND()*5" office:value-type="float" office:value="42.1656328299357" calcext:value-type="float">
            <text:p>42.1656328299357</text:p>
          </table:table-cell>
        </table:table-row>
        <table:table-row table:style-name="ro1">
          <table:table-cell table:formula="of:=RAND()*100" office:value-type="float" office:value="89.8667928843984" calcext:value-type="float">
            <text:p>89.8667928843984</text:p>
          </table:table-cell>
          <table:table-cell table:formula="of:=[.A470]*0.768973+6+RAND()*5" office:value-type="float" office:value="76.8245624163861" calcext:value-type="float">
            <text:p>76.8245624163861</text:p>
          </table:table-cell>
        </table:table-row>
        <table:table-row table:style-name="ro1">
          <table:table-cell table:formula="of:=RAND()*100" office:value-type="float" office:value="62.1845873456868" calcext:value-type="float">
            <text:p>62.1845873456868</text:p>
          </table:table-cell>
          <table:table-cell table:formula="of:=[.A471]*0.768973+6+RAND()*5" office:value-type="float" office:value="53.9520593161625" calcext:value-type="float">
            <text:p>53.9520593161625</text:p>
          </table:table-cell>
        </table:table-row>
        <table:table-row table:style-name="ro1">
          <table:table-cell table:formula="of:=RAND()*100" office:value-type="float" office:value="84.9278329747739" calcext:value-type="float">
            <text:p>84.9278329747739</text:p>
          </table:table-cell>
          <table:table-cell table:formula="of:=[.A472]*0.768973+6+RAND()*5" office:value-type="float" office:value="71.8025864970096" calcext:value-type="float">
            <text:p>71.8025864970096</text:p>
          </table:table-cell>
        </table:table-row>
        <table:table-row table:style-name="ro1">
          <table:table-cell table:formula="of:=RAND()*100" office:value-type="float" office:value="55.240051303923" calcext:value-type="float">
            <text:p>55.240051303923</text:p>
          </table:table-cell>
          <table:table-cell table:formula="of:=[.A473]*0.768973+6+RAND()*5" office:value-type="float" office:value="49.9061801003065" calcext:value-type="float">
            <text:p>49.9061801003065</text:p>
          </table:table-cell>
        </table:table-row>
        <table:table-row table:style-name="ro1">
          <table:table-cell table:formula="of:=RAND()*100" office:value-type="float" office:value="96.5824368574908" calcext:value-type="float">
            <text:p>96.5824368574908</text:p>
          </table:table-cell>
          <table:table-cell table:formula="of:=[.A474]*0.768973+6+RAND()*5" office:value-type="float" office:value="85.0479019981285" calcext:value-type="float">
            <text:p>85.0479019981285</text:p>
          </table:table-cell>
        </table:table-row>
        <table:table-row table:style-name="ro1">
          <table:table-cell table:formula="of:=RAND()*100" office:value-type="float" office:value="37.5056038816363" calcext:value-type="float">
            <text:p>37.5056038816363</text:p>
          </table:table-cell>
          <table:table-cell table:formula="of:=[.A475]*0.768973+6+RAND()*5" office:value-type="float" office:value="38.6407985787511" calcext:value-type="float">
            <text:p>38.6407985787511</text:p>
          </table:table-cell>
        </table:table-row>
        <table:table-row table:style-name="ro1">
          <table:table-cell table:formula="of:=RAND()*100" office:value-type="float" office:value="46.9209323911951" calcext:value-type="float">
            <text:p>46.9209323911951</text:p>
          </table:table-cell>
          <table:table-cell table:formula="of:=[.A476]*0.768973+6+RAND()*5" office:value-type="float" office:value="43.1117731775454" calcext:value-type="float">
            <text:p>43.1117731775454</text:p>
          </table:table-cell>
        </table:table-row>
        <table:table-row table:style-name="ro1">
          <table:table-cell table:formula="of:=RAND()*100" office:value-type="float" office:value="72.6502565392499" calcext:value-type="float">
            <text:p>72.6502565392499</text:p>
          </table:table-cell>
          <table:table-cell table:formula="of:=[.A477]*0.768973+6+RAND()*5" office:value-type="float" office:value="64.896942542768" calcext:value-type="float">
            <text:p>64.896942542768</text:p>
          </table:table-cell>
        </table:table-row>
        <table:table-row table:style-name="ro1">
          <table:table-cell table:formula="of:=RAND()*100" office:value-type="float" office:value="33.9203111331243" calcext:value-type="float">
            <text:p>33.9203111331243</text:p>
          </table:table-cell>
          <table:table-cell table:formula="of:=[.A478]*0.768973+6+RAND()*5" office:value-type="float" office:value="36.4146269170236" calcext:value-type="float">
            <text:p>36.4146269170236</text:p>
          </table:table-cell>
        </table:table-row>
        <table:table-row table:style-name="ro1">
          <table:table-cell table:formula="of:=RAND()*100" office:value-type="float" office:value="63.4106888505488" calcext:value-type="float">
            <text:p>63.4106888505488</text:p>
          </table:table-cell>
          <table:table-cell table:formula="of:=[.A479]*0.768973+6+RAND()*5" office:value-type="float" office:value="56.0459578628638" calcext:value-type="float">
            <text:p>56.0459578628638</text:p>
          </table:table-cell>
        </table:table-row>
        <table:table-row table:style-name="ro1">
          <table:table-cell table:formula="of:=RAND()*100" office:value-type="float" office:value="6.02555352158179" calcext:value-type="float">
            <text:p>6.02555352158179</text:p>
          </table:table-cell>
          <table:table-cell table:formula="of:=[.A480]*0.768973+6+RAND()*5" office:value-type="float" office:value="15.4847950818805" calcext:value-type="float">
            <text:p>15.4847950818805</text:p>
          </table:table-cell>
        </table:table-row>
        <table:table-row table:style-name="ro1">
          <table:table-cell table:formula="of:=RAND()*100" office:value-type="float" office:value="54.667546584651" calcext:value-type="float">
            <text:p>54.667546584651</text:p>
          </table:table-cell>
          <table:table-cell table:formula="of:=[.A481]*0.768973+6+RAND()*5" office:value-type="float" office:value="51.5764531142276" calcext:value-type="float">
            <text:p>51.5764531142276</text:p>
          </table:table-cell>
        </table:table-row>
        <table:table-row table:style-name="ro1">
          <table:table-cell table:formula="of:=RAND()*100" office:value-type="float" office:value="20.2928600950884" calcext:value-type="float">
            <text:p>20.2928600950884</text:p>
          </table:table-cell>
          <table:table-cell table:formula="of:=[.A482]*0.768973+6+RAND()*5" office:value-type="float" office:value="24.7172104158412" calcext:value-type="float">
            <text:p>24.7172104158412</text:p>
          </table:table-cell>
        </table:table-row>
        <table:table-row table:style-name="ro1">
          <table:table-cell table:formula="of:=RAND()*100" office:value-type="float" office:value="11.6270485739814" calcext:value-type="float">
            <text:p>11.6270485739814</text:p>
          </table:table-cell>
          <table:table-cell table:formula="of:=[.A483]*0.768973+6+RAND()*5" office:value-type="float" office:value="17.16642722182" calcext:value-type="float">
            <text:p>17.16642722182</text:p>
          </table:table-cell>
        </table:table-row>
        <table:table-row table:style-name="ro1">
          <table:table-cell table:formula="of:=RAND()*100" office:value-type="float" office:value="21.8909079235076" calcext:value-type="float">
            <text:p>21.8909079235076</text:p>
          </table:table-cell>
          <table:table-cell table:formula="of:=[.A484]*0.768973+6+RAND()*5" office:value-type="float" office:value="24.398446080332" calcext:value-type="float">
            <text:p>24.398446080332</text:p>
          </table:table-cell>
        </table:table-row>
        <table:table-row table:style-name="ro1">
          <table:table-cell table:formula="of:=RAND()*100" office:value-type="float" office:value="1.62409950447059" calcext:value-type="float">
            <text:p>1.62409950447059</text:p>
          </table:table-cell>
          <table:table-cell table:formula="of:=[.A485]*0.768973+6+RAND()*5" office:value-type="float" office:value="8.84115032692546" calcext:value-type="float">
            <text:p>8.84115032692546</text:p>
          </table:table-cell>
        </table:table-row>
        <table:table-row table:style-name="ro1">
          <table:table-cell table:formula="of:=RAND()*100" office:value-type="float" office:value="24.4353814039065" calcext:value-type="float">
            <text:p>24.4353814039065</text:p>
          </table:table-cell>
          <table:table-cell table:formula="of:=[.A486]*0.768973+6+RAND()*5" office:value-type="float" office:value="28.1145280333642" calcext:value-type="float">
            <text:p>28.1145280333642</text:p>
          </table:table-cell>
        </table:table-row>
        <table:table-row table:style-name="ro1">
          <table:table-cell table:formula="of:=RAND()*100" office:value-type="float" office:value="77.0004344122091" calcext:value-type="float">
            <text:p>77.0004344122091</text:p>
          </table:table-cell>
          <table:table-cell table:formula="of:=[.A487]*0.768973+6+RAND()*5" office:value-type="float" office:value="68.1236367830857" calcext:value-type="float">
            <text:p>68.1236367830857</text:p>
          </table:table-cell>
        </table:table-row>
        <table:table-row table:style-name="ro1">
          <table:table-cell table:formula="of:=RAND()*100" office:value-type="float" office:value="67.2281417589892" calcext:value-type="float">
            <text:p>67.2281417589892</text:p>
          </table:table-cell>
          <table:table-cell table:formula="of:=[.A488]*0.768973+6+RAND()*5" office:value-type="float" office:value="60.1066669334656" calcext:value-type="float">
            <text:p>60.1066669334656</text:p>
          </table:table-cell>
        </table:table-row>
        <table:table-row table:style-name="ro1">
          <table:table-cell table:formula="of:=RAND()*100" office:value-type="float" office:value="5.95250344040532" calcext:value-type="float">
            <text:p>5.95250344040532</text:p>
          </table:table-cell>
          <table:table-cell table:formula="of:=[.A489]*0.768973+6+RAND()*5" office:value-type="float" office:value="15.4195665176654" calcext:value-type="float">
            <text:p>15.4195665176654</text:p>
          </table:table-cell>
        </table:table-row>
        <table:table-row table:style-name="ro1">
          <table:table-cell table:formula="of:=RAND()*100" office:value-type="float" office:value="69.4576591341944" calcext:value-type="float">
            <text:p>69.4576591341944</text:p>
          </table:table-cell>
          <table:table-cell table:formula="of:=[.A490]*0.768973+6+RAND()*5" office:value-type="float" office:value="60.6422571758245" calcext:value-type="float">
            <text:p>60.6422571758245</text:p>
          </table:table-cell>
        </table:table-row>
        <table:table-row table:style-name="ro1">
          <table:table-cell table:formula="of:=RAND()*100" office:value-type="float" office:value="20.7874716615785" calcext:value-type="float">
            <text:p>20.7874716615785</text:p>
          </table:table-cell>
          <table:table-cell table:formula="of:=[.A491]*0.768973+6+RAND()*5" office:value-type="float" office:value="22.0123794024025" calcext:value-type="float">
            <text:p>22.0123794024025</text:p>
          </table:table-cell>
        </table:table-row>
        <table:table-row table:style-name="ro1">
          <table:table-cell table:formula="of:=RAND()*100" office:value-type="float" office:value="36.822080281418" calcext:value-type="float">
            <text:p>36.822080281418</text:p>
          </table:table-cell>
          <table:table-cell table:formula="of:=[.A492]*0.768973+6+RAND()*5" office:value-type="float" office:value="36.2915729691243" calcext:value-type="float">
            <text:p>36.2915729691243</text:p>
          </table:table-cell>
        </table:table-row>
        <table:table-row table:style-name="ro1">
          <table:table-cell table:formula="of:=RAND()*100" office:value-type="float" office:value="36.5617589422231" calcext:value-type="float">
            <text:p>36.5617589422231</text:p>
          </table:table-cell>
          <table:table-cell table:formula="of:=[.A493]*0.768973+6+RAND()*5" office:value-type="float" office:value="37.7745495833636" calcext:value-type="float">
            <text:p>37.7745495833636</text:p>
          </table:table-cell>
        </table:table-row>
        <table:table-row table:style-name="ro1">
          <table:table-cell table:formula="of:=RAND()*100" office:value-type="float" office:value="76.4704976696891" calcext:value-type="float">
            <text:p>76.4704976696891</text:p>
          </table:table-cell>
          <table:table-cell table:formula="of:=[.A494]*0.768973+6+RAND()*5" office:value-type="float" office:value="68.8520072005767" calcext:value-type="float">
            <text:p>68.8520072005767</text:p>
          </table:table-cell>
        </table:table-row>
        <table:table-row table:style-name="ro1">
          <table:table-cell table:formula="of:=RAND()*100" office:value-type="float" office:value="86.4407236122921" calcext:value-type="float">
            <text:p>86.4407236122921</text:p>
          </table:table-cell>
          <table:table-cell table:formula="of:=[.A495]*0.768973+6+RAND()*5" office:value-type="float" office:value="74.8489883158242" calcext:value-type="float">
            <text:p>74.8489883158242</text:p>
          </table:table-cell>
        </table:table-row>
        <table:table-row table:style-name="ro1">
          <table:table-cell table:formula="of:=RAND()*100" office:value-type="float" office:value="31.1733325896129" calcext:value-type="float">
            <text:p>31.1733325896129</text:p>
          </table:table-cell>
          <table:table-cell table:formula="of:=[.A496]*0.768973+6+RAND()*5" office:value-type="float" office:value="30.8502597027069" calcext:value-type="float">
            <text:p>30.8502597027069</text:p>
          </table:table-cell>
        </table:table-row>
        <table:table-row table:style-name="ro1">
          <table:table-cell table:formula="of:=RAND()*100" office:value-type="float" office:value="73.2920269245551" calcext:value-type="float">
            <text:p>73.2920269245551</text:p>
          </table:table-cell>
          <table:table-cell table:formula="of:=[.A497]*0.768973+6+RAND()*5" office:value-type="float" office:value="62.69887250578" calcext:value-type="float">
            <text:p>62.69887250578</text:p>
          </table:table-cell>
        </table:table-row>
        <table:table-row table:style-name="ro1">
          <table:table-cell table:formula="of:=RAND()*100" office:value-type="float" office:value="80.9297030165484" calcext:value-type="float">
            <text:p>80.9297030165484</text:p>
          </table:table-cell>
          <table:table-cell table:formula="of:=[.A498]*0.768973+6+RAND()*5" office:value-type="float" office:value="70.7589604482421" calcext:value-type="float">
            <text:p>70.7589604482421</text:p>
          </table:table-cell>
        </table:table-row>
        <table:table-row table:style-name="ro1">
          <table:table-cell table:formula="of:=RAND()*100" office:value-type="float" office:value="12.6430012762645" calcext:value-type="float">
            <text:p>12.6430012762645</text:p>
          </table:table-cell>
          <table:table-cell table:formula="of:=[.A499]*0.768973+6+RAND()*5" office:value-type="float" office:value="17.6877815150625" calcext:value-type="float">
            <text:p>17.6877815150625</text:p>
          </table:table-cell>
        </table:table-row>
        <table:table-row table:style-name="ro1">
          <table:table-cell table:formula="of:=RAND()*100" office:value-type="float" office:value="19.3420745758266" calcext:value-type="float">
            <text:p>19.3420745758266</text:p>
          </table:table-cell>
          <table:table-cell table:formula="of:=[.A500]*0.768973+6+RAND()*5" office:value-type="float" office:value="25.3542973137504" calcext:value-type="float">
            <text:p>25.3542973137504</text:p>
          </table:table-cell>
        </table:table-row>
        <table:table-row table:style-name="ro1">
          <table:table-cell table:formula="of:=RAND()*100" office:value-type="float" office:value="94.6505529565725" calcext:value-type="float">
            <text:p>94.6505529565725</text:p>
          </table:table-cell>
          <table:table-cell table:formula="of:=[.A501]*0.768973+6+RAND()*5" office:value-type="float" office:value="80.0327998373854" calcext:value-type="float">
            <text:p>80.0327998373854</text:p>
          </table:table-cell>
        </table:table-row>
        <table:table-row table:style-name="ro1">
          <table:table-cell table:formula="of:=RAND()*100" office:value-type="float" office:value="20.9830900969852" calcext:value-type="float">
            <text:p>20.9830900969852</text:p>
          </table:table-cell>
          <table:table-cell table:formula="of:=[.A502]*0.768973+6+RAND()*5" office:value-type="float" office:value="23.622267751977" calcext:value-type="float">
            <text:p>23.622267751977</text:p>
          </table:table-cell>
        </table:table-row>
        <table:table-row table:style-name="ro1">
          <table:table-cell table:formula="of:=RAND()*100" office:value-type="float" office:value="70.2187783234597" calcext:value-type="float">
            <text:p>70.2187783234597</text:p>
          </table:table-cell>
          <table:table-cell table:formula="of:=[.A503]*0.768973+6+RAND()*5" office:value-type="float" office:value="64.920012275946" calcext:value-type="float">
            <text:p>64.920012275946</text:p>
          </table:table-cell>
        </table:table-row>
        <table:table-row table:style-name="ro1">
          <table:table-cell table:formula="of:=RAND()*100" office:value-type="float" office:value="45.3750000023758" calcext:value-type="float">
            <text:p>45.3750000023758</text:p>
          </table:table-cell>
          <table:table-cell table:formula="of:=[.A504]*0.768973+6+RAND()*5" office:value-type="float" office:value="44.1250572999178" calcext:value-type="float">
            <text:p>44.1250572999178</text:p>
          </table:table-cell>
        </table:table-row>
        <table:table-row table:style-name="ro1">
          <table:table-cell table:formula="of:=RAND()*100" office:value-type="float" office:value="82.6985769227699" calcext:value-type="float">
            <text:p>82.6985769227699</text:p>
          </table:table-cell>
          <table:table-cell table:formula="of:=[.A505]*0.768973+6+RAND()*5" office:value-type="float" office:value="69.6577631745422" calcext:value-type="float">
            <text:p>69.6577631745422</text:p>
          </table:table-cell>
        </table:table-row>
        <table:table-row table:style-name="ro1">
          <table:table-cell table:formula="of:=RAND()*100" office:value-type="float" office:value="77.9590541135318" calcext:value-type="float">
            <text:p>77.9590541135318</text:p>
          </table:table-cell>
          <table:table-cell table:formula="of:=[.A506]*0.768973+6+RAND()*5" office:value-type="float" office:value="70.5738341532211" calcext:value-type="float">
            <text:p>70.5738341532211</text:p>
          </table:table-cell>
        </table:table-row>
        <table:table-row table:style-name="ro1">
          <table:table-cell table:formula="of:=RAND()*100" office:value-type="float" office:value="69.2684763625161" calcext:value-type="float">
            <text:p>69.2684763625161</text:p>
          </table:table-cell>
          <table:table-cell table:formula="of:=[.A507]*0.768973+6+RAND()*5" office:value-type="float" office:value="64.1019240165954" calcext:value-type="float">
            <text:p>64.1019240165954</text:p>
          </table:table-cell>
        </table:table-row>
        <table:table-row table:style-name="ro1">
          <table:table-cell table:formula="of:=RAND()*100" office:value-type="float" office:value="82.8048624735144" calcext:value-type="float">
            <text:p>82.8048624735144</text:p>
          </table:table-cell>
          <table:table-cell table:formula="of:=[.A508]*0.768973+6+RAND()*5" office:value-type="float" office:value="72.5998402825683" calcext:value-type="float">
            <text:p>72.5998402825683</text:p>
          </table:table-cell>
        </table:table-row>
        <table:table-row table:style-name="ro1">
          <table:table-cell table:formula="of:=RAND()*100" office:value-type="float" office:value="15.8906045880856" calcext:value-type="float">
            <text:p>15.8906045880856</text:p>
          </table:table-cell>
          <table:table-cell table:formula="of:=[.A509]*0.768973+6+RAND()*5" office:value-type="float" office:value="20.6959213503414" calcext:value-type="float">
            <text:p>20.6959213503414</text:p>
          </table:table-cell>
        </table:table-row>
        <table:table-row table:style-name="ro1">
          <table:table-cell table:formula="of:=RAND()*100" office:value-type="float" office:value="25.7028040435353" calcext:value-type="float">
            <text:p>25.7028040435353</text:p>
          </table:table-cell>
          <table:table-cell table:formula="of:=[.A510]*0.768973+6+RAND()*5" office:value-type="float" office:value="30.3515867630189" calcext:value-type="float">
            <text:p>30.3515867630189</text:p>
          </table:table-cell>
        </table:table-row>
        <table:table-row table:style-name="ro1">
          <table:table-cell table:formula="of:=RAND()*100" office:value-type="float" office:value="8.23729729470211" calcext:value-type="float">
            <text:p>8.23729729470211</text:p>
          </table:table-cell>
          <table:table-cell table:formula="of:=[.A511]*0.768973+6+RAND()*5" office:value-type="float" office:value="13.9686708549202" calcext:value-type="float">
            <text:p>13.9686708549202</text:p>
          </table:table-cell>
        </table:table-row>
        <table:table-row table:style-name="ro1">
          <table:table-cell table:formula="of:=RAND()*100" office:value-type="float" office:value="98.6183493371097" calcext:value-type="float">
            <text:p>98.6183493371097</text:p>
          </table:table-cell>
          <table:table-cell table:formula="of:=[.A512]*0.768973+6+RAND()*5" office:value-type="float" office:value="82.4481525833838" calcext:value-type="float">
            <text:p>82.4481525833838</text:p>
          </table:table-cell>
        </table:table-row>
        <table:table-row table:style-name="ro1">
          <table:table-cell table:formula="of:=RAND()*100" office:value-type="float" office:value="8.00925233708209" calcext:value-type="float">
            <text:p>8.00925233708209</text:p>
          </table:table-cell>
          <table:table-cell table:formula="of:=[.A513]*0.768973+6+RAND()*5" office:value-type="float" office:value="12.7637592854794" calcext:value-type="float">
            <text:p>12.7637592854794</text:p>
          </table:table-cell>
        </table:table-row>
        <table:table-row table:style-name="ro1">
          <table:table-cell table:formula="of:=RAND()*100" office:value-type="float" office:value="54.0784490179735" calcext:value-type="float">
            <text:p>54.0784490179735</text:p>
          </table:table-cell>
          <table:table-cell table:formula="of:=[.A514]*0.768973+6+RAND()*5" office:value-type="float" office:value="48.5059572684183" calcext:value-type="float">
            <text:p>48.5059572684183</text:p>
          </table:table-cell>
        </table:table-row>
        <table:table-row table:style-name="ro1">
          <table:table-cell table:formula="of:=RAND()*100" office:value-type="float" office:value="11.5317410133331" calcext:value-type="float">
            <text:p>11.5317410133331</text:p>
          </table:table-cell>
          <table:table-cell table:formula="of:=[.A515]*0.768973+6+RAND()*5" office:value-type="float" office:value="19.1796771048148" calcext:value-type="float">
            <text:p>19.1796771048148</text:p>
          </table:table-cell>
        </table:table-row>
        <table:table-row table:style-name="ro1">
          <table:table-cell table:formula="of:=RAND()*100" office:value-type="float" office:value="97.6655922221029" calcext:value-type="float">
            <text:p>97.6655922221029</text:p>
          </table:table-cell>
          <table:table-cell table:formula="of:=[.A516]*0.768973+6+RAND()*5" office:value-type="float" office:value="82.898895166455" calcext:value-type="float">
            <text:p>82.898895166455</text:p>
          </table:table-cell>
        </table:table-row>
        <table:table-row table:style-name="ro1">
          <table:table-cell table:formula="of:=RAND()*100" office:value-type="float" office:value="17.9940725128712" calcext:value-type="float">
            <text:p>17.9940725128712</text:p>
          </table:table-cell>
          <table:table-cell table:formula="of:=[.A517]*0.768973+6+RAND()*5" office:value-type="float" office:value="20.5603207918587" calcext:value-type="float">
            <text:p>20.5603207918587</text:p>
          </table:table-cell>
        </table:table-row>
        <table:table-row table:style-name="ro1">
          <table:table-cell table:formula="of:=RAND()*100" office:value-type="float" office:value="94.281311255449" calcext:value-type="float">
            <text:p>94.281311255449</text:p>
          </table:table-cell>
          <table:table-cell table:formula="of:=[.A518]*0.768973+6+RAND()*5" office:value-type="float" office:value="80.3199696692405" calcext:value-type="float">
            <text:p>80.3199696692405</text:p>
          </table:table-cell>
        </table:table-row>
        <table:table-row table:style-name="ro1">
          <table:table-cell table:formula="of:=RAND()*100" office:value-type="float" office:value="18.3720374658537" calcext:value-type="float">
            <text:p>18.3720374658537</text:p>
          </table:table-cell>
          <table:table-cell table:formula="of:=[.A519]*0.768973+6+RAND()*5" office:value-type="float" office:value="21.6005978070081" calcext:value-type="float">
            <text:p>21.6005978070081</text:p>
          </table:table-cell>
        </table:table-row>
        <table:table-row table:style-name="ro1">
          <table:table-cell table:formula="of:=RAND()*100" office:value-type="float" office:value="77.5439101676433" calcext:value-type="float">
            <text:p>77.5439101676433</text:p>
          </table:table-cell>
          <table:table-cell table:formula="of:=[.A520]*0.768973+6+RAND()*5" office:value-type="float" office:value="68.1169009680771" calcext:value-type="float">
            <text:p>68.1169009680771</text:p>
          </table:table-cell>
        </table:table-row>
        <table:table-row table:style-name="ro1">
          <table:table-cell table:formula="of:=RAND()*100" office:value-type="float" office:value="17.8040489279297" calcext:value-type="float">
            <text:p>17.8040489279297</text:p>
          </table:table-cell>
          <table:table-cell table:formula="of:=[.A521]*0.768973+6+RAND()*5" office:value-type="float" office:value="22.0285327622574" calcext:value-type="float">
            <text:p>22.0285327622574</text:p>
          </table:table-cell>
        </table:table-row>
        <table:table-row table:style-name="ro1">
          <table:table-cell table:formula="of:=RAND()*100" office:value-type="float" office:value="91.3028983808775" calcext:value-type="float">
            <text:p>91.3028983808775</text:p>
          </table:table-cell>
          <table:table-cell table:formula="of:=[.A522]*0.768973+6+RAND()*5" office:value-type="float" office:value="78.743560438608" calcext:value-type="float">
            <text:p>78.743560438608</text:p>
          </table:table-cell>
        </table:table-row>
        <table:table-row table:style-name="ro1">
          <table:table-cell table:formula="of:=RAND()*100" office:value-type="float" office:value="52.214599270378" calcext:value-type="float">
            <text:p>52.214599270378</text:p>
          </table:table-cell>
          <table:table-cell table:formula="of:=[.A523]*0.768973+6+RAND()*5" office:value-type="float" office:value="50.5109432178968" calcext:value-type="float">
            <text:p>50.5109432178968</text:p>
          </table:table-cell>
        </table:table-row>
        <table:table-row table:style-name="ro1">
          <table:table-cell table:formula="of:=RAND()*100" office:value-type="float" office:value="56.6806078620177" calcext:value-type="float">
            <text:p>56.6806078620177</text:p>
          </table:table-cell>
          <table:table-cell table:formula="of:=[.A524]*0.768973+6+RAND()*5" office:value-type="float" office:value="50.9140961400435" calcext:value-type="float">
            <text:p>50.9140961400435</text:p>
          </table:table-cell>
        </table:table-row>
        <table:table-row table:style-name="ro1">
          <table:table-cell table:formula="of:=RAND()*100" office:value-type="float" office:value="61.3433177117267" calcext:value-type="float">
            <text:p>61.3433177117267</text:p>
          </table:table-cell>
          <table:table-cell table:formula="of:=[.A525]*0.768973+6+RAND()*5" office:value-type="float" office:value="53.2034957276954" calcext:value-type="float">
            <text:p>53.2034957276954</text:p>
          </table:table-cell>
        </table:table-row>
        <table:table-row table:style-name="ro1">
          <table:table-cell table:formula="of:=RAND()*100" office:value-type="float" office:value="40.9547606603147" calcext:value-type="float">
            <text:p>40.9547606603147</text:p>
          </table:table-cell>
          <table:table-cell table:formula="of:=[.A526]*0.768973+6+RAND()*5" office:value-type="float" office:value="40.5219612643167" calcext:value-type="float">
            <text:p>40.5219612643167</text:p>
          </table:table-cell>
        </table:table-row>
        <table:table-row table:style-name="ro1">
          <table:table-cell table:formula="of:=RAND()*100" office:value-type="float" office:value="33.5500585507697" calcext:value-type="float">
            <text:p>33.5500585507697</text:p>
          </table:table-cell>
          <table:table-cell table:formula="of:=[.A527]*0.768973+6+RAND()*5" office:value-type="float" office:value="36.2972274647506" calcext:value-type="float">
            <text:p>36.2972274647506</text:p>
          </table:table-cell>
        </table:table-row>
        <table:table-row table:style-name="ro1">
          <table:table-cell table:formula="of:=RAND()*100" office:value-type="float" office:value="7.79206905719588" calcext:value-type="float">
            <text:p>7.79206905719588</text:p>
          </table:table-cell>
          <table:table-cell table:formula="of:=[.A528]*0.768973+6+RAND()*5" office:value-type="float" office:value="15.6453518591289" calcext:value-type="float">
            <text:p>15.6453518591289</text:p>
          </table:table-cell>
        </table:table-row>
        <table:table-row table:style-name="ro1">
          <table:table-cell table:formula="of:=RAND()*100" office:value-type="float" office:value="72.1204087910445" calcext:value-type="float">
            <text:p>72.1204087910445</text:p>
          </table:table-cell>
          <table:table-cell table:formula="of:=[.A529]*0.768973+6+RAND()*5" office:value-type="float" office:value="64.4217808947594" calcext:value-type="float">
            <text:p>64.4217808947594</text:p>
          </table:table-cell>
        </table:table-row>
        <table:table-row table:style-name="ro1">
          <table:table-cell table:formula="of:=RAND()*100" office:value-type="float" office:value="50.8776559286864" calcext:value-type="float">
            <text:p>50.8776559286864</text:p>
          </table:table-cell>
          <table:table-cell table:formula="of:=[.A530]*0.768973+6+RAND()*5" office:value-type="float" office:value="46.8784678978161" calcext:value-type="float">
            <text:p>46.8784678978161</text:p>
          </table:table-cell>
        </table:table-row>
        <table:table-row table:style-name="ro1">
          <table:table-cell table:formula="of:=RAND()*100" office:value-type="float" office:value="51.6301981913174" calcext:value-type="float">
            <text:p>51.6301981913174</text:p>
          </table:table-cell>
          <table:table-cell table:formula="of:=[.A531]*0.768973+6+RAND()*5" office:value-type="float" office:value="46.3426941991489" calcext:value-type="float">
            <text:p>46.3426941991489</text:p>
          </table:table-cell>
        </table:table-row>
        <table:table-row table:style-name="ro1">
          <table:table-cell table:formula="of:=RAND()*100" office:value-type="float" office:value="30.8361688178535" calcext:value-type="float">
            <text:p>30.8361688178535</text:p>
          </table:table-cell>
          <table:table-cell table:formula="of:=[.A532]*0.768973+6+RAND()*5" office:value-type="float" office:value="32.8661443092121" calcext:value-type="float">
            <text:p>32.8661443092121</text:p>
          </table:table-cell>
        </table:table-row>
        <table:table-row table:style-name="ro1">
          <table:table-cell table:formula="of:=RAND()*100" office:value-type="float" office:value="33.0776051731139" calcext:value-type="float">
            <text:p>33.0776051731139</text:p>
          </table:table-cell>
          <table:table-cell table:formula="of:=[.A533]*0.768973+6+RAND()*5" office:value-type="float" office:value="33.1819216826045" calcext:value-type="float">
            <text:p>33.1819216826045</text:p>
          </table:table-cell>
        </table:table-row>
        <table:table-row table:style-name="ro1">
          <table:table-cell table:formula="of:=RAND()*100" office:value-type="float" office:value="86.105604650649" calcext:value-type="float">
            <text:p>86.105604650649</text:p>
          </table:table-cell>
          <table:table-cell table:formula="of:=[.A534]*0.768973+6+RAND()*5" office:value-type="float" office:value="72.549490013526" calcext:value-type="float">
            <text:p>72.549490013526</text:p>
          </table:table-cell>
        </table:table-row>
        <table:table-row table:style-name="ro1">
          <table:table-cell table:formula="of:=RAND()*100" office:value-type="float" office:value="27.9717441066035" calcext:value-type="float">
            <text:p>27.9717441066035</text:p>
          </table:table-cell>
          <table:table-cell table:formula="of:=[.A535]*0.768973+6+RAND()*5" office:value-type="float" office:value="31.573087410778" calcext:value-type="float">
            <text:p>31.573087410778</text:p>
          </table:table-cell>
        </table:table-row>
        <table:table-row table:style-name="ro1">
          <table:table-cell table:formula="of:=RAND()*100" office:value-type="float" office:value="12.5623678286006" calcext:value-type="float">
            <text:p>12.5623678286006</text:p>
          </table:table-cell>
          <table:table-cell table:formula="of:=[.A536]*0.768973+6+RAND()*5" office:value-type="float" office:value="18.844480536307" calcext:value-type="float">
            <text:p>18.844480536307</text:p>
          </table:table-cell>
        </table:table-row>
        <table:table-row table:style-name="ro1">
          <table:table-cell table:formula="of:=RAND()*100" office:value-type="float" office:value="49.0404042593253" calcext:value-type="float">
            <text:p>49.0404042593253</text:p>
          </table:table-cell>
          <table:table-cell table:formula="of:=[.A537]*0.768973+6+RAND()*5" office:value-type="float" office:value="47.73572876432" calcext:value-type="float">
            <text:p>47.73572876432</text:p>
          </table:table-cell>
        </table:table-row>
        <table:table-row table:style-name="ro1">
          <table:table-cell table:formula="of:=RAND()*100" office:value-type="float" office:value="75.7221479615331" calcext:value-type="float">
            <text:p>75.7221479615331</text:p>
          </table:table-cell>
          <table:table-cell table:formula="of:=[.A538]*0.768973+6+RAND()*5" office:value-type="float" office:value="64.6177076407168" calcext:value-type="float">
            <text:p>64.6177076407168</text:p>
          </table:table-cell>
        </table:table-row>
        <table:table-row table:style-name="ro1">
          <table:table-cell table:formula="of:=RAND()*100" office:value-type="float" office:value="76.0931214306485" calcext:value-type="float">
            <text:p>76.0931214306485</text:p>
          </table:table-cell>
          <table:table-cell table:formula="of:=[.A539]*0.768973+6+RAND()*5" office:value-type="float" office:value="65.0251023255032" calcext:value-type="float">
            <text:p>65.0251023255032</text:p>
          </table:table-cell>
        </table:table-row>
        <table:table-row table:style-name="ro1">
          <table:table-cell table:formula="of:=RAND()*100" office:value-type="float" office:value="1.99410035122249" calcext:value-type="float">
            <text:p>1.99410035122249</text:p>
          </table:table-cell>
          <table:table-cell table:formula="of:=[.A540]*0.768973+6+RAND()*5" office:value-type="float" office:value="8.68386617176443" calcext:value-type="float">
            <text:p>8.68386617176443</text:p>
          </table:table-cell>
        </table:table-row>
        <table:table-row table:style-name="ro1">
          <table:table-cell table:formula="of:=RAND()*100" office:value-type="float" office:value="0.288369919043427" calcext:value-type="float">
            <text:p>0.288369919043427</text:p>
          </table:table-cell>
          <table:table-cell table:formula="of:=[.A541]*0.768973+6+RAND()*5" office:value-type="float" office:value="8.43274329534495" calcext:value-type="float">
            <text:p>8.43274329534495</text:p>
          </table:table-cell>
        </table:table-row>
        <table:table-row table:style-name="ro1">
          <table:table-cell table:formula="of:=RAND()*100" office:value-type="float" office:value="61.7414396560028" calcext:value-type="float">
            <text:p>61.7414396560028</text:p>
          </table:table-cell>
          <table:table-cell table:formula="of:=[.A542]*0.768973+6+RAND()*5" office:value-type="float" office:value="56.3089945700814" calcext:value-type="float">
            <text:p>56.3089945700814</text:p>
          </table:table-cell>
        </table:table-row>
        <table:table-row table:style-name="ro1">
          <table:table-cell table:formula="of:=RAND()*100" office:value-type="float" office:value="59.8639878726848" calcext:value-type="float">
            <text:p>59.8639878726848</text:p>
          </table:table-cell>
          <table:table-cell table:formula="of:=[.A543]*0.768973+6+RAND()*5" office:value-type="float" office:value="54.3902480659831" calcext:value-type="float">
            <text:p>54.3902480659831</text:p>
          </table:table-cell>
        </table:table-row>
        <table:table-row table:style-name="ro1">
          <table:table-cell table:formula="of:=RAND()*100" office:value-type="float" office:value="2.64692354137532" calcext:value-type="float">
            <text:p>2.64692354137532</text:p>
          </table:table-cell>
          <table:table-cell table:formula="of:=[.A544]*0.768973+6+RAND()*5" office:value-type="float" office:value="12.9334793942713" calcext:value-type="float">
            <text:p>12.9334793942713</text:p>
          </table:table-cell>
        </table:table-row>
        <table:table-row table:style-name="ro1">
          <table:table-cell table:formula="of:=RAND()*100" office:value-type="float" office:value="31.7394572021301" calcext:value-type="float">
            <text:p>31.7394572021301</text:p>
          </table:table-cell>
          <table:table-cell table:formula="of:=[.A545]*0.768973+6+RAND()*5" office:value-type="float" office:value="31.6434968605665" calcext:value-type="float">
            <text:p>31.6434968605665</text:p>
          </table:table-cell>
        </table:table-row>
        <table:table-row table:style-name="ro1">
          <table:table-cell table:formula="of:=RAND()*100" office:value-type="float" office:value="70.0467296165122" calcext:value-type="float">
            <text:p>70.0467296165122</text:p>
          </table:table-cell>
          <table:table-cell table:formula="of:=[.A546]*0.768973+6+RAND()*5" office:value-type="float" office:value="62.0613532244041" calcext:value-type="float">
            <text:p>62.0613532244041</text:p>
          </table:table-cell>
        </table:table-row>
        <table:table-row table:style-name="ro1">
          <table:table-cell table:formula="of:=RAND()*100" office:value-type="float" office:value="85.908307844843" calcext:value-type="float">
            <text:p>85.908307844843</text:p>
          </table:table-cell>
          <table:table-cell table:formula="of:=[.A547]*0.768973+6+RAND()*5" office:value-type="float" office:value="76.5588609851946" calcext:value-type="float">
            <text:p>76.5588609851946</text:p>
          </table:table-cell>
        </table:table-row>
        <table:table-row table:style-name="ro1">
          <table:table-cell table:formula="of:=RAND()*100" office:value-type="float" office:value="59.6008328114935" calcext:value-type="float">
            <text:p>59.6008328114935</text:p>
          </table:table-cell>
          <table:table-cell table:formula="of:=[.A548]*0.768973+6+RAND()*5" office:value-type="float" office:value="56.725347281219" calcext:value-type="float">
            <text:p>56.725347281219</text:p>
          </table:table-cell>
        </table:table-row>
        <table:table-row table:style-name="ro1">
          <table:table-cell table:formula="of:=RAND()*100" office:value-type="float" office:value="80.004625074288" calcext:value-type="float">
            <text:p>80.004625074288</text:p>
          </table:table-cell>
          <table:table-cell table:formula="of:=[.A549]*0.768973+6+RAND()*5" office:value-type="float" office:value="70.8735283521686" calcext:value-type="float">
            <text:p>70.8735283521686</text:p>
          </table:table-cell>
        </table:table-row>
        <table:table-row table:style-name="ro1">
          <table:table-cell table:formula="of:=RAND()*100" office:value-type="float" office:value="42.7483604425911" calcext:value-type="float">
            <text:p>42.7483604425911</text:p>
          </table:table-cell>
          <table:table-cell table:formula="of:=[.A550]*0.768973+6+RAND()*5" office:value-type="float" office:value="43.7524559420515" calcext:value-type="float">
            <text:p>43.7524559420515</text:p>
          </table:table-cell>
        </table:table-row>
        <table:table-row table:style-name="ro1">
          <table:table-cell table:formula="of:=RAND()*100" office:value-type="float" office:value="78.7702954997798" calcext:value-type="float">
            <text:p>78.7702954997798</text:p>
          </table:table-cell>
          <table:table-cell table:formula="of:=[.A551]*0.768973+6+RAND()*5" office:value-type="float" office:value="66.6562728908253" calcext:value-type="float">
            <text:p>66.6562728908253</text:p>
          </table:table-cell>
        </table:table-row>
        <table:table-row table:style-name="ro1">
          <table:table-cell table:formula="of:=RAND()*100" office:value-type="float" office:value="62.9193571848831" calcext:value-type="float">
            <text:p>62.9193571848831</text:p>
          </table:table-cell>
          <table:table-cell table:formula="of:=[.A552]*0.768973+6+RAND()*5" office:value-type="float" office:value="55.5941891448532" calcext:value-type="float">
            <text:p>55.5941891448532</text:p>
          </table:table-cell>
        </table:table-row>
        <table:table-row table:style-name="ro1">
          <table:table-cell table:formula="of:=RAND()*100" office:value-type="float" office:value="9.85272933000935" calcext:value-type="float">
            <text:p>9.85272933000935</text:p>
          </table:table-cell>
          <table:table-cell table:formula="of:=[.A553]*0.768973+6+RAND()*5" office:value-type="float" office:value="16.4193261356309" calcext:value-type="float">
            <text:p>16.4193261356309</text:p>
          </table:table-cell>
        </table:table-row>
        <table:table-row table:style-name="ro1">
          <table:table-cell table:formula="of:=RAND()*100" office:value-type="float" office:value="78.7099362101677" calcext:value-type="float">
            <text:p>78.7099362101677</text:p>
          </table:table-cell>
          <table:table-cell table:formula="of:=[.A554]*0.768973+6+RAND()*5" office:value-type="float" office:value="69.0894909396852" calcext:value-type="float">
            <text:p>69.0894909396852</text:p>
          </table:table-cell>
        </table:table-row>
        <table:table-row table:style-name="ro1">
          <table:table-cell table:formula="of:=RAND()*100" office:value-type="float" office:value="29.3509273820264" calcext:value-type="float">
            <text:p>29.3509273820264</text:p>
          </table:table-cell>
          <table:table-cell table:formula="of:=[.A555]*0.768973+6+RAND()*5" office:value-type="float" office:value="31.0446634978945" calcext:value-type="float">
            <text:p>31.0446634978945</text:p>
          </table:table-cell>
        </table:table-row>
        <table:table-row table:style-name="ro1">
          <table:table-cell table:formula="of:=RAND()*100" office:value-type="float" office:value="51.2006368486758" calcext:value-type="float">
            <text:p>51.2006368486758</text:p>
          </table:table-cell>
          <table:table-cell table:formula="of:=[.A556]*0.768973+6+RAND()*5" office:value-type="float" office:value="48.2587317272466" calcext:value-type="float">
            <text:p>48.2587317272466</text:p>
          </table:table-cell>
        </table:table-row>
        <table:table-row table:style-name="ro1">
          <table:table-cell table:formula="of:=RAND()*100" office:value-type="float" office:value="84.1016653852331" calcext:value-type="float">
            <text:p>84.1016653852331</text:p>
          </table:table-cell>
          <table:table-cell table:formula="of:=[.A557]*0.768973+6+RAND()*5" office:value-type="float" office:value="74.9167274174991" calcext:value-type="float">
            <text:p>74.9167274174991</text:p>
          </table:table-cell>
        </table:table-row>
        <table:table-row table:style-name="ro1">
          <table:table-cell table:formula="of:=RAND()*100" office:value-type="float" office:value="11.4469336750978" calcext:value-type="float">
            <text:p>11.4469336750978</text:p>
          </table:table-cell>
          <table:table-cell table:formula="of:=[.A558]*0.768973+6+RAND()*5" office:value-type="float" office:value="18.4473241216175" calcext:value-type="float">
            <text:p>18.4473241216175</text:p>
          </table:table-cell>
        </table:table-row>
        <table:table-row table:style-name="ro1">
          <table:table-cell table:formula="of:=RAND()*100" office:value-type="float" office:value="38.0024763537005" calcext:value-type="float">
            <text:p>38.0024763537005</text:p>
          </table:table-cell>
          <table:table-cell table:formula="of:=[.A559]*0.768973+6+RAND()*5" office:value-type="float" office:value="37.2192470717906" calcext:value-type="float">
            <text:p>37.2192470717906</text:p>
          </table:table-cell>
        </table:table-row>
        <table:table-row table:style-name="ro1">
          <table:table-cell table:formula="of:=RAND()*100" office:value-type="float" office:value="62.8005906036789" calcext:value-type="float">
            <text:p>62.8005906036789</text:p>
          </table:table-cell>
          <table:table-cell table:formula="of:=[.A560]*0.768973+6+RAND()*5" office:value-type="float" office:value="57.6671446742758" calcext:value-type="float">
            <text:p>57.6671446742758</text:p>
          </table:table-cell>
        </table:table-row>
        <table:table-row table:style-name="ro1">
          <table:table-cell table:formula="of:=RAND()*100" office:value-type="float" office:value="56.789560476969" calcext:value-type="float">
            <text:p>56.789560476969</text:p>
          </table:table-cell>
          <table:table-cell table:formula="of:=[.A561]*0.768973+6+RAND()*5" office:value-type="float" office:value="53.7443314400683" calcext:value-type="float">
            <text:p>53.7443314400683</text:p>
          </table:table-cell>
        </table:table-row>
        <table:table-row table:style-name="ro1">
          <table:table-cell table:formula="of:=RAND()*100" office:value-type="float" office:value="40.7709832859771" calcext:value-type="float">
            <text:p>40.7709832859771</text:p>
          </table:table-cell>
          <table:table-cell table:formula="of:=[.A562]*0.768973+6+RAND()*5" office:value-type="float" office:value="42.1243365364075" calcext:value-type="float">
            <text:p>42.1243365364075</text:p>
          </table:table-cell>
        </table:table-row>
        <table:table-row table:style-name="ro1">
          <table:table-cell table:formula="of:=RAND()*100" office:value-type="float" office:value="36.3236213211233" calcext:value-type="float">
            <text:p>36.3236213211233</text:p>
          </table:table-cell>
          <table:table-cell table:formula="of:=[.A563]*0.768973+6+RAND()*5" office:value-type="float" office:value="38.3618036536434" calcext:value-type="float">
            <text:p>38.3618036536434</text:p>
          </table:table-cell>
        </table:table-row>
        <table:table-row table:style-name="ro1">
          <table:table-cell table:formula="of:=RAND()*100" office:value-type="float" office:value="11.6870277084088" calcext:value-type="float">
            <text:p>11.6870277084088</text:p>
          </table:table-cell>
          <table:table-cell table:formula="of:=[.A564]*0.768973+6+RAND()*5" office:value-type="float" office:value="19.7042501577003" calcext:value-type="float">
            <text:p>19.7042501577003</text:p>
          </table:table-cell>
        </table:table-row>
        <table:table-row table:style-name="ro1">
          <table:table-cell table:formula="of:=RAND()*100" office:value-type="float" office:value="67.5055118989557" calcext:value-type="float">
            <text:p>67.5055118989557</text:p>
          </table:table-cell>
          <table:table-cell table:formula="of:=[.A565]*0.768973+6+RAND()*5" office:value-type="float" office:value="58.4772831329969" calcext:value-type="float">
            <text:p>58.4772831329969</text:p>
          </table:table-cell>
        </table:table-row>
        <table:table-row table:style-name="ro1">
          <table:table-cell table:formula="of:=RAND()*100" office:value-type="float" office:value="39.6611629547669" calcext:value-type="float">
            <text:p>39.6611629547669</text:p>
          </table:table-cell>
          <table:table-cell table:formula="of:=[.A566]*0.768973+6+RAND()*5" office:value-type="float" office:value="37.4550790623882" calcext:value-type="float">
            <text:p>37.4550790623882</text:p>
          </table:table-cell>
        </table:table-row>
        <table:table-row table:style-name="ro1">
          <table:table-cell table:formula="of:=RAND()*100" office:value-type="float" office:value="53.658666520892" calcext:value-type="float">
            <text:p>53.658666520892</text:p>
          </table:table-cell>
          <table:table-cell table:formula="of:=[.A567]*0.768973+6+RAND()*5" office:value-type="float" office:value="52.0555039145392" calcext:value-type="float">
            <text:p>52.0555039145392</text:p>
          </table:table-cell>
        </table:table-row>
        <table:table-row table:style-name="ro1">
          <table:table-cell table:formula="of:=RAND()*100" office:value-type="float" office:value="31.774695079032" calcext:value-type="float">
            <text:p>31.774695079032</text:p>
          </table:table-cell>
          <table:table-cell table:formula="of:=[.A568]*0.768973+6+RAND()*5" office:value-type="float" office:value="33.8322185015717" calcext:value-type="float">
            <text:p>33.8322185015717</text:p>
          </table:table-cell>
        </table:table-row>
        <table:table-row table:style-name="ro1">
          <table:table-cell table:formula="of:=RAND()*100" office:value-type="float" office:value="46.9946457083064" calcext:value-type="float">
            <text:p>46.9946457083064</text:p>
          </table:table-cell>
          <table:table-cell table:formula="of:=[.A569]*0.768973+6+RAND()*5" office:value-type="float" office:value="45.9116724211651" calcext:value-type="float">
            <text:p>45.9116724211651</text:p>
          </table:table-cell>
        </table:table-row>
        <table:table-row table:style-name="ro1">
          <table:table-cell table:formula="of:=RAND()*100" office:value-type="float" office:value="32.3792785150545" calcext:value-type="float">
            <text:p>32.3792785150545</text:p>
          </table:table-cell>
          <table:table-cell table:formula="of:=[.A570]*0.768973+6+RAND()*5" office:value-type="float" office:value="33.796859508" calcext:value-type="float">
            <text:p>33.796859508</text:p>
          </table:table-cell>
        </table:table-row>
        <table:table-row table:style-name="ro1">
          <table:table-cell table:formula="of:=RAND()*100" office:value-type="float" office:value="95.9717379669786" calcext:value-type="float">
            <text:p>95.9717379669786</text:p>
          </table:table-cell>
          <table:table-cell table:formula="of:=[.A571]*0.768973+6+RAND()*5" office:value-type="float" office:value="82.8701133260557" calcext:value-type="float">
            <text:p>82.8701133260557</text:p>
          </table:table-cell>
        </table:table-row>
        <table:table-row table:style-name="ro1">
          <table:table-cell table:formula="of:=RAND()*100" office:value-type="float" office:value="87.2557751372" calcext:value-type="float">
            <text:p>87.2557751372</text:p>
          </table:table-cell>
          <table:table-cell table:formula="of:=[.A572]*0.768973+6+RAND()*5" office:value-type="float" office:value="74.0607674542496" calcext:value-type="float">
            <text:p>74.0607674542496</text:p>
          </table:table-cell>
        </table:table-row>
        <table:table-row table:style-name="ro1">
          <table:table-cell table:formula="of:=RAND()*100" office:value-type="float" office:value="48.8313162689208" calcext:value-type="float">
            <text:p>48.8313162689208</text:p>
          </table:table-cell>
          <table:table-cell table:formula="of:=[.A573]*0.768973+6+RAND()*5" office:value-type="float" office:value="45.1302875040352" calcext:value-type="float">
            <text:p>45.1302875040352</text:p>
          </table:table-cell>
        </table:table-row>
        <table:table-row table:style-name="ro1">
          <table:table-cell table:formula="of:=RAND()*100" office:value-type="float" office:value="53.9223899219134" calcext:value-type="float">
            <text:p>53.9223899219134</text:p>
          </table:table-cell>
          <table:table-cell table:formula="of:=[.A574]*0.768973+6+RAND()*5" office:value-type="float" office:value="49.9615331014781" calcext:value-type="float">
            <text:p>49.9615331014781</text:p>
          </table:table-cell>
        </table:table-row>
        <table:table-row table:style-name="ro1">
          <table:table-cell table:formula="of:=RAND()*100" office:value-type="float" office:value="68.8007719450924" calcext:value-type="float">
            <text:p>68.8007719450924</text:p>
          </table:table-cell>
          <table:table-cell table:formula="of:=[.A575]*0.768973+6+RAND()*5" office:value-type="float" office:value="61.010803121824" calcext:value-type="float">
            <text:p>61.010803121824</text:p>
          </table:table-cell>
        </table:table-row>
        <table:table-row table:style-name="ro1">
          <table:table-cell table:formula="of:=RAND()*100" office:value-type="float" office:value="10.2600988193796" calcext:value-type="float">
            <text:p>10.2600988193796</text:p>
          </table:table-cell>
          <table:table-cell table:formula="of:=[.A576]*0.768973+6+RAND()*5" office:value-type="float" office:value="16.5735822262061" calcext:value-type="float">
            <text:p>16.5735822262061</text:p>
          </table:table-cell>
        </table:table-row>
        <table:table-row table:style-name="ro1">
          <table:table-cell table:formula="of:=RAND()*100" office:value-type="float" office:value="4.85999520995884" calcext:value-type="float">
            <text:p>4.85999520995884</text:p>
          </table:table-cell>
          <table:table-cell table:formula="of:=[.A577]*0.768973+6+RAND()*5" office:value-type="float" office:value="11.7566817040114" calcext:value-type="float">
            <text:p>11.7566817040114</text:p>
          </table:table-cell>
        </table:table-row>
        <table:table-row table:style-name="ro1">
          <table:table-cell table:formula="of:=RAND()*100" office:value-type="float" office:value="38.7018001102888" calcext:value-type="float">
            <text:p>38.7018001102888</text:p>
          </table:table-cell>
          <table:table-cell table:formula="of:=[.A578]*0.768973+6+RAND()*5" office:value-type="float" office:value="40.3673397041017" calcext:value-type="float">
            <text:p>40.3673397041017</text:p>
          </table:table-cell>
        </table:table-row>
        <table:table-row table:style-name="ro1">
          <table:table-cell table:formula="of:=RAND()*100" office:value-type="float" office:value="48.3406369892338" calcext:value-type="float">
            <text:p>48.3406369892338</text:p>
          </table:table-cell>
          <table:table-cell table:formula="of:=[.A579]*0.768973+6+RAND()*5" office:value-type="float" office:value="47.034525767195" calcext:value-type="float">
            <text:p>47.034525767195</text:p>
          </table:table-cell>
        </table:table-row>
        <table:table-row table:style-name="ro1">
          <table:table-cell table:formula="of:=RAND()*100" office:value-type="float" office:value="16.1464529019063" calcext:value-type="float">
            <text:p>16.1464529019063</text:p>
          </table:table-cell>
          <table:table-cell table:formula="of:=[.A580]*0.768973+6+RAND()*5" office:value-type="float" office:value="20.4198590259969" calcext:value-type="float">
            <text:p>20.4198590259969</text:p>
          </table:table-cell>
        </table:table-row>
        <table:table-row table:style-name="ro1">
          <table:table-cell table:formula="of:=RAND()*100" office:value-type="float" office:value="10.0511333547998" calcext:value-type="float">
            <text:p>10.0511333547998</text:p>
          </table:table-cell>
          <table:table-cell table:formula="of:=[.A581]*0.768973+6+RAND()*5" office:value-type="float" office:value="18.4590201005705" calcext:value-type="float">
            <text:p>18.4590201005705</text:p>
          </table:table-cell>
        </table:table-row>
        <table:table-row table:style-name="ro1">
          <table:table-cell table:formula="of:=RAND()*100" office:value-type="float" office:value="77.5892887411525" calcext:value-type="float">
            <text:p>77.5892887411525</text:p>
          </table:table-cell>
          <table:table-cell table:formula="of:=[.A582]*0.768973+6+RAND()*5" office:value-type="float" office:value="70.4044663157191" calcext:value-type="float">
            <text:p>70.4044663157191</text:p>
          </table:table-cell>
        </table:table-row>
        <table:table-row table:style-name="ro1">
          <table:table-cell table:formula="of:=RAND()*100" office:value-type="float" office:value="77.1104200258476" calcext:value-type="float">
            <text:p>77.1104200258476</text:p>
          </table:table-cell>
          <table:table-cell table:formula="of:=[.A583]*0.768973+6+RAND()*5" office:value-type="float" office:value="67.7818115960675" calcext:value-type="float">
            <text:p>67.7818115960675</text:p>
          </table:table-cell>
        </table:table-row>
        <table:table-row table:style-name="ro1">
          <table:table-cell table:formula="of:=RAND()*100" office:value-type="float" office:value="28.2776343618356" calcext:value-type="float">
            <text:p>28.2776343618356</text:p>
          </table:table-cell>
          <table:table-cell table:formula="of:=[.A584]*0.768973+6+RAND()*5" office:value-type="float" office:value="30.4309050296298" calcext:value-type="float">
            <text:p>30.4309050296298</text:p>
          </table:table-cell>
        </table:table-row>
        <table:table-row table:style-name="ro1">
          <table:table-cell table:formula="of:=RAND()*100" office:value-type="float" office:value="63.0979127643323" calcext:value-type="float">
            <text:p>63.0979127643323</text:p>
          </table:table-cell>
          <table:table-cell table:formula="of:=[.A585]*0.768973+6+RAND()*5" office:value-type="float" office:value="56.546249856264" calcext:value-type="float">
            <text:p>56.546249856264</text:p>
          </table:table-cell>
        </table:table-row>
        <table:table-row table:style-name="ro1">
          <table:table-cell table:formula="of:=RAND()*100" office:value-type="float" office:value="20.7380637893892" calcext:value-type="float">
            <text:p>20.7380637893892</text:p>
          </table:table-cell>
          <table:table-cell table:formula="of:=[.A586]*0.768973+6+RAND()*5" office:value-type="float" office:value="26.4219490480673" calcext:value-type="float">
            <text:p>26.4219490480673</text:p>
          </table:table-cell>
        </table:table-row>
        <table:table-row table:style-name="ro1">
          <table:table-cell table:formula="of:=RAND()*100" office:value-type="float" office:value="82.1471595029928" calcext:value-type="float">
            <text:p>82.1471595029928</text:p>
          </table:table-cell>
          <table:table-cell table:formula="of:=[.A587]*0.768973+6+RAND()*5" office:value-type="float" office:value="71.3534410070702" calcext:value-type="float">
            <text:p>71.3534410070702</text:p>
          </table:table-cell>
        </table:table-row>
        <table:table-row table:style-name="ro1">
          <table:table-cell table:formula="of:=RAND()*100" office:value-type="float" office:value="93.7608277281279" calcext:value-type="float">
            <text:p>93.7608277281279</text:p>
          </table:table-cell>
          <table:table-cell table:formula="of:=[.A588]*0.768973+6+RAND()*5" office:value-type="float" office:value="82.3055245861416" calcext:value-type="float">
            <text:p>82.3055245861416</text:p>
          </table:table-cell>
        </table:table-row>
        <table:table-row table:style-name="ro1">
          <table:table-cell table:formula="of:=RAND()*100" office:value-type="float" office:value="11.8449155494846" calcext:value-type="float">
            <text:p>11.8449155494846</text:p>
          </table:table-cell>
          <table:table-cell table:formula="of:=[.A589]*0.768973+6+RAND()*5" office:value-type="float" office:value="16.4078285869511" calcext:value-type="float">
            <text:p>16.4078285869511</text:p>
          </table:table-cell>
        </table:table-row>
        <table:table-row table:style-name="ro1">
          <table:table-cell table:formula="of:=RAND()*100" office:value-type="float" office:value="11.9914291858485" calcext:value-type="float">
            <text:p>11.9914291858485</text:p>
          </table:table-cell>
          <table:table-cell table:formula="of:=[.A590]*0.768973+6+RAND()*5" office:value-type="float" office:value="15.4933999431334" calcext:value-type="float">
            <text:p>15.4933999431334</text:p>
          </table:table-cell>
        </table:table-row>
        <table:table-row table:style-name="ro1">
          <table:table-cell table:formula="of:=RAND()*100" office:value-type="float" office:value="53.2909404847526" calcext:value-type="float">
            <text:p>53.2909404847526</text:p>
          </table:table-cell>
          <table:table-cell table:formula="of:=[.A591]*0.768973+6+RAND()*5" office:value-type="float" office:value="47.9154607955925" calcext:value-type="float">
            <text:p>47.9154607955925</text:p>
          </table:table-cell>
        </table:table-row>
        <table:table-row table:style-name="ro1">
          <table:table-cell table:formula="of:=RAND()*100" office:value-type="float" office:value="93.0358164664786" calcext:value-type="float">
            <text:p>93.0358164664786</text:p>
          </table:table-cell>
          <table:table-cell table:formula="of:=[.A592]*0.768973+6+RAND()*5" office:value-type="float" office:value="77.885664876524" calcext:value-type="float">
            <text:p>77.885664876524</text:p>
          </table:table-cell>
        </table:table-row>
        <table:table-row table:style-name="ro1">
          <table:table-cell table:formula="of:=RAND()*100" office:value-type="float" office:value="67.9983973353517" calcext:value-type="float">
            <text:p>67.9983973353517</text:p>
          </table:table-cell>
          <table:table-cell table:formula="of:=[.A593]*0.768973+6+RAND()*5" office:value-type="float" office:value="61.0778185792279" calcext:value-type="float">
            <text:p>61.0778185792279</text:p>
          </table:table-cell>
        </table:table-row>
        <table:table-row table:style-name="ro1">
          <table:table-cell table:formula="of:=RAND()*100" office:value-type="float" office:value="96.0336000095158" calcext:value-type="float">
            <text:p>96.0336000095158</text:p>
          </table:table-cell>
          <table:table-cell table:formula="of:=[.A594]*0.768973+6+RAND()*5" office:value-type="float" office:value="80.4007740976288" calcext:value-type="float">
            <text:p>80.4007740976288</text:p>
          </table:table-cell>
        </table:table-row>
        <table:table-row table:style-name="ro1">
          <table:table-cell table:formula="of:=RAND()*100" office:value-type="float" office:value="85.5957611279527" calcext:value-type="float">
            <text:p>85.5957611279527</text:p>
          </table:table-cell>
          <table:table-cell table:formula="of:=[.A595]*0.768973+6+RAND()*5" office:value-type="float" office:value="73.7692294358761" calcext:value-type="float">
            <text:p>73.7692294358761</text:p>
          </table:table-cell>
        </table:table-row>
        <table:table-row table:style-name="ro1">
          <table:table-cell table:formula="of:=RAND()*100" office:value-type="float" office:value="81.6334301308688" calcext:value-type="float">
            <text:p>81.6334301308688</text:p>
          </table:table-cell>
          <table:table-cell table:formula="of:=[.A596]*0.768973+6+RAND()*5" office:value-type="float" office:value="72.7600027140756" calcext:value-type="float">
            <text:p>72.7600027140756</text:p>
          </table:table-cell>
        </table:table-row>
        <table:table-row table:style-name="ro1">
          <table:table-cell table:formula="of:=RAND()*100" office:value-type="float" office:value="8.2020789903132" calcext:value-type="float">
            <text:p>8.2020789903132</text:p>
          </table:table-cell>
          <table:table-cell table:formula="of:=[.A597]*0.768973+6+RAND()*5" office:value-type="float" office:value="13.2593518780903" calcext:value-type="float">
            <text:p>13.2593518780903</text:p>
          </table:table-cell>
        </table:table-row>
        <table:table-row table:style-name="ro1">
          <table:table-cell table:formula="of:=RAND()*100" office:value-type="float" office:value="39.8855543159887" calcext:value-type="float">
            <text:p>39.8855543159887</text:p>
          </table:table-cell>
          <table:table-cell table:formula="of:=[.A598]*0.768973+6+RAND()*5" office:value-type="float" office:value="37.1164700753372" calcext:value-type="float">
            <text:p>37.1164700753372</text:p>
          </table:table-cell>
        </table:table-row>
        <table:table-row table:style-name="ro1">
          <table:table-cell table:formula="of:=RAND()*100" office:value-type="float" office:value="96.7300110653615" calcext:value-type="float">
            <text:p>96.7300110653615</text:p>
          </table:table-cell>
          <table:table-cell table:formula="of:=[.A599]*0.768973+6+RAND()*5" office:value-type="float" office:value="84.7895362748261" calcext:value-type="float">
            <text:p>84.7895362748261</text:p>
          </table:table-cell>
        </table:table-row>
        <table:table-row table:style-name="ro1">
          <table:table-cell table:formula="of:=RAND()*100" office:value-type="float" office:value="97.6793578801428" calcext:value-type="float">
            <text:p>97.6793578801428</text:p>
          </table:table-cell>
          <table:table-cell table:formula="of:=[.A600]*0.768973+6+RAND()*5" office:value-type="float" office:value="82.9221987082102" calcext:value-type="float">
            <text:p>82.9221987082102</text:p>
          </table:table-cell>
        </table:table-row>
        <table:table-row table:style-name="ro1">
          <table:table-cell table:formula="of:=RAND()*100" office:value-type="float" office:value="20.9992326113189" calcext:value-type="float">
            <text:p>20.9992326113189</text:p>
          </table:table-cell>
          <table:table-cell table:formula="of:=[.A601]*0.768973+6+RAND()*5" office:value-type="float" office:value="22.1652551231428" calcext:value-type="float">
            <text:p>22.1652551231428</text:p>
          </table:table-cell>
        </table:table-row>
        <table:table-row table:style-name="ro1">
          <table:table-cell table:formula="of:=RAND()*100" office:value-type="float" office:value="92.8730234294371" calcext:value-type="float">
            <text:p>92.8730234294371</text:p>
          </table:table-cell>
          <table:table-cell table:formula="of:=[.A602]*0.768973+6+RAND()*5" office:value-type="float" office:value="78.4846481959093" calcext:value-type="float">
            <text:p>78.4846481959093</text:p>
          </table:table-cell>
        </table:table-row>
        <table:table-row table:style-name="ro1">
          <table:table-cell table:formula="of:=RAND()*100" office:value-type="float" office:value="48.1321824904914" calcext:value-type="float">
            <text:p>48.1321824904914</text:p>
          </table:table-cell>
          <table:table-cell table:formula="of:=[.A603]*0.768973+6+RAND()*5" office:value-type="float" office:value="46.536461319793" calcext:value-type="float">
            <text:p>46.536461319793</text:p>
          </table:table-cell>
        </table:table-row>
        <table:table-row table:style-name="ro1">
          <table:table-cell table:formula="of:=RAND()*100" office:value-type="float" office:value="51.7020130791961" calcext:value-type="float">
            <text:p>51.7020130791961</text:p>
          </table:table-cell>
          <table:table-cell table:formula="of:=[.A604]*0.768973+6+RAND()*5" office:value-type="float" office:value="48.7903582236705" calcext:value-type="float">
            <text:p>48.7903582236705</text:p>
          </table:table-cell>
        </table:table-row>
        <table:table-row table:style-name="ro1">
          <table:table-cell table:formula="of:=RAND()*100" office:value-type="float" office:value="38.6733863646285" calcext:value-type="float">
            <text:p>38.6733863646285</text:p>
          </table:table-cell>
          <table:table-cell table:formula="of:=[.A605]*0.768973+6+RAND()*5" office:value-type="float" office:value="38.0589135263972" calcext:value-type="float">
            <text:p>38.0589135263972</text:p>
          </table:table-cell>
        </table:table-row>
        <table:table-row table:style-name="ro1">
          <table:table-cell table:formula="of:=RAND()*100" office:value-type="float" office:value="64.4814990142336" calcext:value-type="float">
            <text:p>64.4814990142336</text:p>
          </table:table-cell>
          <table:table-cell table:formula="of:=[.A606]*0.768973+6+RAND()*5" office:value-type="float" office:value="56.0680212482912" calcext:value-type="float">
            <text:p>56.0680212482912</text:p>
          </table:table-cell>
        </table:table-row>
        <table:table-row table:style-name="ro1">
          <table:table-cell table:formula="of:=RAND()*100" office:value-type="float" office:value="28.399162940374" calcext:value-type="float">
            <text:p>28.399162940374</text:p>
          </table:table-cell>
          <table:table-cell table:formula="of:=[.A607]*0.768973+6+RAND()*5" office:value-type="float" office:value="30.2003998867918" calcext:value-type="float">
            <text:p>30.2003998867918</text:p>
          </table:table-cell>
        </table:table-row>
        <table:table-row table:style-name="ro1">
          <table:table-cell table:formula="of:=RAND()*100" office:value-type="float" office:value="68.7029285063774" calcext:value-type="float">
            <text:p>68.7029285063774</text:p>
          </table:table-cell>
          <table:table-cell table:formula="of:=[.A608]*0.768973+6+RAND()*5" office:value-type="float" office:value="59.776128235212" calcext:value-type="float">
            <text:p>59.776128235212</text:p>
          </table:table-cell>
        </table:table-row>
        <table:table-row table:style-name="ro1">
          <table:table-cell table:formula="of:=RAND()*100" office:value-type="float" office:value="92.2247162631436" calcext:value-type="float">
            <text:p>92.2247162631436</text:p>
          </table:table-cell>
          <table:table-cell table:formula="of:=[.A609]*0.768973+6+RAND()*5" office:value-type="float" office:value="81.4173991241264" calcext:value-type="float">
            <text:p>81.4173991241264</text:p>
          </table:table-cell>
        </table:table-row>
        <table:table-row table:style-name="ro1">
          <table:table-cell table:formula="of:=RAND()*100" office:value-type="float" office:value="9.30555330885243" calcext:value-type="float">
            <text:p>9.30555330885243</text:p>
          </table:table-cell>
          <table:table-cell table:formula="of:=[.A610]*0.768973+6+RAND()*5" office:value-type="float" office:value="16.2236972795566" calcext:value-type="float">
            <text:p>16.2236972795566</text:p>
          </table:table-cell>
        </table:table-row>
        <table:table-row table:style-name="ro1">
          <table:table-cell table:formula="of:=RAND()*100" office:value-type="float" office:value="88.4903474696765" calcext:value-type="float">
            <text:p>88.4903474696765</text:p>
          </table:table-cell>
          <table:table-cell table:formula="of:=[.A611]*0.768973+6+RAND()*5" office:value-type="float" office:value="76.8282556964248" calcext:value-type="float">
            <text:p>76.8282556964248</text:p>
          </table:table-cell>
        </table:table-row>
        <table:table-row table:style-name="ro1">
          <table:table-cell table:formula="of:=RAND()*100" office:value-type="float" office:value="98.0015586406118" calcext:value-type="float">
            <text:p>98.0015586406118</text:p>
          </table:table-cell>
          <table:table-cell table:formula="of:=[.A612]*0.768973+6+RAND()*5" office:value-type="float" office:value="83.2713428569902" calcext:value-type="float">
            <text:p>83.2713428569902</text:p>
          </table:table-cell>
        </table:table-row>
        <table:table-row table:style-name="ro1">
          <table:table-cell table:formula="of:=RAND()*100" office:value-type="float" office:value="28.1239700628753" calcext:value-type="float">
            <text:p>28.1239700628753</text:p>
          </table:table-cell>
          <table:table-cell table:formula="of:=[.A613]*0.768973+6+RAND()*5" office:value-type="float" office:value="31.0839910511878" calcext:value-type="float">
            <text:p>31.0839910511878</text:p>
          </table:table-cell>
        </table:table-row>
        <table:table-row table:style-name="ro1">
          <table:table-cell table:formula="of:=RAND()*100" office:value-type="float" office:value="46.8888512353562" calcext:value-type="float">
            <text:p>46.8888512353562</text:p>
          </table:table-cell>
          <table:table-cell table:formula="of:=[.A614]*0.768973+6+RAND()*5" office:value-type="float" office:value="44.1848725813977" calcext:value-type="float">
            <text:p>44.1848725813977</text:p>
          </table:table-cell>
        </table:table-row>
        <table:table-row table:style-name="ro1">
          <table:table-cell table:formula="of:=RAND()*100" office:value-type="float" office:value="83.9637924179869" calcext:value-type="float">
            <text:p>83.9637924179869</text:p>
          </table:table-cell>
          <table:table-cell table:formula="of:=[.A615]*0.768973+6+RAND()*5" office:value-type="float" office:value="74.6103445030247" calcext:value-type="float">
            <text:p>74.6103445030247</text:p>
          </table:table-cell>
        </table:table-row>
        <table:table-row table:style-name="ro1">
          <table:table-cell table:formula="of:=RAND()*100" office:value-type="float" office:value="69.9845218426709" calcext:value-type="float">
            <text:p>69.9845218426709</text:p>
          </table:table-cell>
          <table:table-cell table:formula="of:=[.A616]*0.768973+6+RAND()*5" office:value-type="float" office:value="62.1578745474243" calcext:value-type="float">
            <text:p>62.1578745474243</text:p>
          </table:table-cell>
        </table:table-row>
        <table:table-row table:style-name="ro1">
          <table:table-cell table:formula="of:=RAND()*100" office:value-type="float" office:value="34.7488993604842" calcext:value-type="float">
            <text:p>34.7488993604842</text:p>
          </table:table-cell>
          <table:table-cell table:formula="of:=[.A617]*0.768973+6+RAND()*5" office:value-type="float" office:value="34.7873353700439" calcext:value-type="float">
            <text:p>34.7873353700439</text:p>
          </table:table-cell>
        </table:table-row>
        <table:table-row table:style-name="ro1">
          <table:table-cell table:formula="of:=RAND()*100" office:value-type="float" office:value="32.3080103839962" calcext:value-type="float">
            <text:p>32.3080103839962</text:p>
          </table:table-cell>
          <table:table-cell table:formula="of:=[.A618]*0.768973+6+RAND()*5" office:value-type="float" office:value="35.5880352033616" calcext:value-type="float">
            <text:p>35.5880352033616</text:p>
          </table:table-cell>
        </table:table-row>
        <table:table-row table:style-name="ro1">
          <table:table-cell table:formula="of:=RAND()*100" office:value-type="float" office:value="40.3231751936509" calcext:value-type="float">
            <text:p>40.3231751936509</text:p>
          </table:table-cell>
          <table:table-cell table:formula="of:=[.A619]*0.768973+6+RAND()*5" office:value-type="float" office:value="41.5469088177518" calcext:value-type="float">
            <text:p>41.5469088177518</text:p>
          </table:table-cell>
        </table:table-row>
        <table:table-row table:style-name="ro1">
          <table:table-cell table:formula="of:=RAND()*100" office:value-type="float" office:value="68.6653733940212" calcext:value-type="float">
            <text:p>68.6653733940212</text:p>
          </table:table-cell>
          <table:table-cell table:formula="of:=[.A620]*0.768973+6+RAND()*5" office:value-type="float" office:value="63.3778188837727" calcext:value-type="float">
            <text:p>63.3778188837727</text:p>
          </table:table-cell>
        </table:table-row>
        <table:table-row table:style-name="ro1">
          <table:table-cell table:formula="of:=RAND()*100" office:value-type="float" office:value="18.1550894939298" calcext:value-type="float">
            <text:p>18.1550894939298</text:p>
          </table:table-cell>
          <table:table-cell table:formula="of:=[.A621]*0.768973+6+RAND()*5" office:value-type="float" office:value="21.7917437975834" calcext:value-type="float">
            <text:p>21.7917437975834</text:p>
          </table:table-cell>
        </table:table-row>
        <table:table-row table:style-name="ro1">
          <table:table-cell table:formula="of:=RAND()*100" office:value-type="float" office:value="38.488712212945" calcext:value-type="float">
            <text:p>38.488712212945</text:p>
          </table:table-cell>
          <table:table-cell table:formula="of:=[.A622]*0.768973+6+RAND()*5" office:value-type="float" office:value="38.6609266858539" calcext:value-type="float">
            <text:p>38.6609266858539</text:p>
          </table:table-cell>
        </table:table-row>
        <table:table-row table:style-name="ro1">
          <table:table-cell table:formula="of:=RAND()*100" office:value-type="float" office:value="85.6535539162373" calcext:value-type="float">
            <text:p>85.6535539162373</text:p>
          </table:table-cell>
          <table:table-cell table:formula="of:=[.A623]*0.768973+6+RAND()*5" office:value-type="float" office:value="76.6552432561907" calcext:value-type="float">
            <text:p>76.6552432561907</text:p>
          </table:table-cell>
        </table:table-row>
        <table:table-row table:style-name="ro1">
          <table:table-cell table:formula="of:=RAND()*100" office:value-type="float" office:value="29.5581922764939" calcext:value-type="float">
            <text:p>29.5581922764939</text:p>
          </table:table-cell>
          <table:table-cell table:formula="of:=[.A624]*0.768973+6+RAND()*5" office:value-type="float" office:value="32.4974854261865" calcext:value-type="float">
            <text:p>32.4974854261865</text:p>
          </table:table-cell>
        </table:table-row>
        <table:table-row table:style-name="ro1">
          <table:table-cell table:formula="of:=RAND()*100" office:value-type="float" office:value="12.1864582491622" calcext:value-type="float">
            <text:p>12.1864582491622</text:p>
          </table:table-cell>
          <table:table-cell table:formula="of:=[.A625]*0.768973+6+RAND()*5" office:value-type="float" office:value="20.0959320415346" calcext:value-type="float">
            <text:p>20.0959320415346</text:p>
          </table:table-cell>
        </table:table-row>
        <table:table-row table:style-name="ro1">
          <table:table-cell table:formula="of:=RAND()*100" office:value-type="float" office:value="84.1045192630575" calcext:value-type="float">
            <text:p>84.1045192630575</text:p>
          </table:table-cell>
          <table:table-cell table:formula="of:=[.A626]*0.768973+6+RAND()*5" office:value-type="float" office:value="74.7433157663007" calcext:value-type="float">
            <text:p>74.7433157663007</text:p>
          </table:table-cell>
        </table:table-row>
        <table:table-row table:style-name="ro1">
          <table:table-cell table:formula="of:=RAND()*100" office:value-type="float" office:value="61.1195088700391" calcext:value-type="float">
            <text:p>61.1195088700391</text:p>
          </table:table-cell>
          <table:table-cell table:formula="of:=[.A627]*0.768973+6+RAND()*5" office:value-type="float" office:value="56.0185401381646" calcext:value-type="float">
            <text:p>56.0185401381646</text:p>
          </table:table-cell>
        </table:table-row>
        <table:table-row table:style-name="ro1">
          <table:table-cell table:formula="of:=RAND()*100" office:value-type="float" office:value="3.88959187296178" calcext:value-type="float">
            <text:p>3.88959187296178</text:p>
          </table:table-cell>
          <table:table-cell table:formula="of:=[.A628]*0.768973+6+RAND()*5" office:value-type="float" office:value="13.2141617146015" calcext:value-type="float">
            <text:p>13.2141617146015</text:p>
          </table:table-cell>
        </table:table-row>
        <table:table-row table:style-name="ro1">
          <table:table-cell table:formula="of:=RAND()*100" office:value-type="float" office:value="47.8349296591244" calcext:value-type="float">
            <text:p>47.8349296591244</text:p>
          </table:table-cell>
          <table:table-cell table:formula="of:=[.A629]*0.768973+6+RAND()*5" office:value-type="float" office:value="45.6756999100251" calcext:value-type="float">
            <text:p>45.6756999100251</text:p>
          </table:table-cell>
        </table:table-row>
        <table:table-row table:style-name="ro1">
          <table:table-cell table:formula="of:=RAND()*100" office:value-type="float" office:value="9.65313047808312" calcext:value-type="float">
            <text:p>9.65313047808312</text:p>
          </table:table-cell>
          <table:table-cell table:formula="of:=[.A630]*0.768973+6+RAND()*5" office:value-type="float" office:value="14.989439973351" calcext:value-type="float">
            <text:p>14.989439973351</text:p>
          </table:table-cell>
        </table:table-row>
        <table:table-row table:style-name="ro1">
          <table:table-cell table:formula="of:=RAND()*100" office:value-type="float" office:value="16.8027020821072" calcext:value-type="float">
            <text:p>16.8027020821072</text:p>
          </table:table-cell>
          <table:table-cell table:formula="of:=[.A631]*0.768973+6+RAND()*5" office:value-type="float" office:value="21.4449623242421" calcext:value-type="float">
            <text:p>21.4449623242421</text:p>
          </table:table-cell>
        </table:table-row>
        <table:table-row table:style-name="ro1">
          <table:table-cell table:formula="of:=RAND()*100" office:value-type="float" office:value="4.26806449661702" calcext:value-type="float">
            <text:p>4.26806449661702</text:p>
          </table:table-cell>
          <table:table-cell table:formula="of:=[.A632]*0.768973+6+RAND()*5" office:value-type="float" office:value="12.231528872516" calcext:value-type="float">
            <text:p>12.231528872516</text:p>
          </table:table-cell>
        </table:table-row>
        <table:table-row table:style-name="ro1">
          <table:table-cell table:formula="of:=RAND()*100" office:value-type="float" office:value="68.7319665896808" calcext:value-type="float">
            <text:p>68.7319665896808</text:p>
          </table:table-cell>
          <table:table-cell table:formula="of:=[.A633]*0.768973+6+RAND()*5" office:value-type="float" office:value="62.1939097789277" calcext:value-type="float">
            <text:p>62.1939097789277</text:p>
          </table:table-cell>
        </table:table-row>
        <table:table-row table:style-name="ro1">
          <table:table-cell table:formula="of:=RAND()*100" office:value-type="float" office:value="78.4152717623807" calcext:value-type="float">
            <text:p>78.4152717623807</text:p>
          </table:table-cell>
          <table:table-cell table:formula="of:=[.A634]*0.768973+6+RAND()*5" office:value-type="float" office:value="66.5225712362008" calcext:value-type="float">
            <text:p>66.5225712362008</text:p>
          </table:table-cell>
        </table:table-row>
        <table:table-row table:style-name="ro1">
          <table:table-cell table:formula="of:=RAND()*100" office:value-type="float" office:value="69.4366966585212" calcext:value-type="float">
            <text:p>69.4366966585212</text:p>
          </table:table-cell>
          <table:table-cell table:formula="of:=[.A635]*0.768973+6+RAND()*5" office:value-type="float" office:value="61.346605794015" calcext:value-type="float">
            <text:p>61.346605794015</text:p>
          </table:table-cell>
        </table:table-row>
        <table:table-row table:style-name="ro1">
          <table:table-cell table:formula="of:=RAND()*100" office:value-type="float" office:value="75.7081631369826" calcext:value-type="float">
            <text:p>75.7081631369826</text:p>
          </table:table-cell>
          <table:table-cell table:formula="of:=[.A636]*0.768973+6+RAND()*5" office:value-type="float" office:value="68.4330659996533" calcext:value-type="float">
            <text:p>68.4330659996533</text:p>
          </table:table-cell>
        </table:table-row>
        <table:table-row table:style-name="ro1">
          <table:table-cell table:formula="of:=RAND()*100" office:value-type="float" office:value="73.2334168389005" calcext:value-type="float">
            <text:p>73.2334168389005</text:p>
          </table:table-cell>
          <table:table-cell table:formula="of:=[.A637]*0.768973+6+RAND()*5" office:value-type="float" office:value="66.7483242335087" calcext:value-type="float">
            <text:p>66.7483242335087</text:p>
          </table:table-cell>
        </table:table-row>
        <table:table-row table:style-name="ro1">
          <table:table-cell table:formula="of:=RAND()*100" office:value-type="float" office:value="68.7401136376328" calcext:value-type="float">
            <text:p>68.7401136376328</text:p>
          </table:table-cell>
          <table:table-cell table:formula="of:=[.A638]*0.768973+6+RAND()*5" office:value-type="float" office:value="59.7293324849119" calcext:value-type="float">
            <text:p>59.7293324849119</text:p>
          </table:table-cell>
        </table:table-row>
        <table:table-row table:style-name="ro1">
          <table:table-cell table:formula="of:=RAND()*100" office:value-type="float" office:value="7.610883781294" calcext:value-type="float">
            <text:p>7.610883781294</text:p>
          </table:table-cell>
          <table:table-cell table:formula="of:=[.A639]*0.768973+6+RAND()*5" office:value-type="float" office:value="16.2866207826083" calcext:value-type="float">
            <text:p>16.2866207826083</text:p>
          </table:table-cell>
        </table:table-row>
        <table:table-row table:style-name="ro1">
          <table:table-cell table:formula="of:=RAND()*100" office:value-type="float" office:value="23.4764797405334" calcext:value-type="float">
            <text:p>23.4764797405334</text:p>
          </table:table-cell>
          <table:table-cell table:formula="of:=[.A640]*0.768973+6+RAND()*5" office:value-type="float" office:value="27.1219030195982" calcext:value-type="float">
            <text:p>27.1219030195982</text:p>
          </table:table-cell>
        </table:table-row>
        <table:table-row table:style-name="ro1">
          <table:table-cell table:formula="of:=RAND()*100" office:value-type="float" office:value="60.7074805300089" calcext:value-type="float">
            <text:p>60.7074805300089</text:p>
          </table:table-cell>
          <table:table-cell table:formula="of:=[.A641]*0.768973+6+RAND()*5" office:value-type="float" office:value="56.2173014614632" calcext:value-type="float">
            <text:p>56.2173014614632</text:p>
          </table:table-cell>
        </table:table-row>
        <table:table-row table:style-name="ro1">
          <table:table-cell table:formula="of:=RAND()*100" office:value-type="float" office:value="31.3848737805605" calcext:value-type="float">
            <text:p>31.3848737805605</text:p>
          </table:table-cell>
          <table:table-cell table:formula="of:=[.A642]*0.768973+6+RAND()*5" office:value-type="float" office:value="33.2226896588706" calcext:value-type="float">
            <text:p>33.2226896588706</text:p>
          </table:table-cell>
        </table:table-row>
        <table:table-row table:style-name="ro1">
          <table:table-cell table:formula="of:=RAND()*100" office:value-type="float" office:value="9.80352100358364" calcext:value-type="float">
            <text:p>9.80352100358364</text:p>
          </table:table-cell>
          <table:table-cell table:formula="of:=[.A643]*0.768973+6+RAND()*5" office:value-type="float" office:value="16.5470577969694" calcext:value-type="float">
            <text:p>16.5470577969694</text:p>
          </table:table-cell>
        </table:table-row>
        <table:table-row table:style-name="ro1">
          <table:table-cell table:formula="of:=RAND()*100" office:value-type="float" office:value="38.878502833136" calcext:value-type="float">
            <text:p>38.878502833136</text:p>
          </table:table-cell>
          <table:table-cell table:formula="of:=[.A644]*0.768973+6+RAND()*5" office:value-type="float" office:value="39.4915564503072" calcext:value-type="float">
            <text:p>39.4915564503072</text:p>
          </table:table-cell>
        </table:table-row>
        <table:table-row table:style-name="ro1">
          <table:table-cell table:formula="of:=RAND()*100" office:value-type="float" office:value="14.3203871418464" calcext:value-type="float">
            <text:p>14.3203871418464</text:p>
          </table:table-cell>
          <table:table-cell table:formula="of:=[.A645]*0.768973+6+RAND()*5" office:value-type="float" office:value="21.3637045442099" calcext:value-type="float">
            <text:p>21.3637045442099</text:p>
          </table:table-cell>
        </table:table-row>
        <table:table-row table:style-name="ro1">
          <table:table-cell table:formula="of:=RAND()*100" office:value-type="float" office:value="49.3705775536355" calcext:value-type="float">
            <text:p>49.3705775536355</text:p>
          </table:table-cell>
          <table:table-cell table:formula="of:=[.A646]*0.768973+6+RAND()*5" office:value-type="float" office:value="45.8975241856476" calcext:value-type="float">
            <text:p>45.8975241856476</text:p>
          </table:table-cell>
        </table:table-row>
        <table:table-row table:style-name="ro1">
          <table:table-cell table:formula="of:=RAND()*100" office:value-type="float" office:value="51.3180981303856" calcext:value-type="float">
            <text:p>51.3180981303856</text:p>
          </table:table-cell>
          <table:table-cell table:formula="of:=[.A647]*0.768973+6+RAND()*5" office:value-type="float" office:value="49.8424519931782" calcext:value-type="float">
            <text:p>49.8424519931782</text:p>
          </table:table-cell>
        </table:table-row>
        <table:table-row table:style-name="ro1">
          <table:table-cell table:formula="of:=RAND()*100" office:value-type="float" office:value="8.99768695007912" calcext:value-type="float">
            <text:p>8.99768695007912</text:p>
          </table:table-cell>
          <table:table-cell table:formula="of:=[.A648]*0.768973+6+RAND()*5" office:value-type="float" office:value="14.248246245478" calcext:value-type="float">
            <text:p>14.248246245478</text:p>
          </table:table-cell>
        </table:table-row>
        <table:table-row table:style-name="ro1">
          <table:table-cell table:formula="of:=RAND()*100" office:value-type="float" office:value="97.8871142162408" calcext:value-type="float">
            <text:p>97.8871142162408</text:p>
          </table:table-cell>
          <table:table-cell table:formula="of:=[.A649]*0.768973+6+RAND()*5" office:value-type="float" office:value="84.24296919182" calcext:value-type="float">
            <text:p>84.24296919182</text:p>
          </table:table-cell>
        </table:table-row>
        <table:table-row table:style-name="ro1">
          <table:table-cell table:formula="of:=RAND()*100" office:value-type="float" office:value="59.0846162547138" calcext:value-type="float">
            <text:p>59.0846162547138</text:p>
          </table:table-cell>
          <table:table-cell table:formula="of:=[.A650]*0.768973+6+RAND()*5" office:value-type="float" office:value="54.6224257319267" calcext:value-type="float">
            <text:p>54.6224257319267</text:p>
          </table:table-cell>
        </table:table-row>
        <table:table-row table:style-name="ro1">
          <table:table-cell table:formula="of:=RAND()*100" office:value-type="float" office:value="55.5618012026671" calcext:value-type="float">
            <text:p>55.5618012026671</text:p>
          </table:table-cell>
          <table:table-cell table:formula="of:=[.A651]*0.768973+6+RAND()*5" office:value-type="float" office:value="48.7956336590208" calcext:value-type="float">
            <text:p>48.7956336590208</text:p>
          </table:table-cell>
        </table:table-row>
        <table:table-row table:style-name="ro1">
          <table:table-cell table:formula="of:=RAND()*100" office:value-type="float" office:value="72.1756749263177" calcext:value-type="float">
            <text:p>72.1756749263177</text:p>
          </table:table-cell>
          <table:table-cell table:formula="of:=[.A652]*0.768973+6+RAND()*5" office:value-type="float" office:value="64.8233549207413" calcext:value-type="float">
            <text:p>64.8233549207413</text:p>
          </table:table-cell>
        </table:table-row>
        <table:table-row table:style-name="ro1">
          <table:table-cell table:formula="of:=RAND()*100" office:value-type="float" office:value="67.9211048819573" calcext:value-type="float">
            <text:p>67.9211048819573</text:p>
          </table:table-cell>
          <table:table-cell table:formula="of:=[.A653]*0.768973+6+RAND()*5" office:value-type="float" office:value="59.9022928737338" calcext:value-type="float">
            <text:p>59.9022928737338</text:p>
          </table:table-cell>
        </table:table-row>
        <table:table-row table:style-name="ro1">
          <table:table-cell table:formula="of:=RAND()*100" office:value-type="float" office:value="10.7302706067627" calcext:value-type="float">
            <text:p>10.7302706067627</text:p>
          </table:table-cell>
          <table:table-cell table:formula="of:=[.A654]*0.768973+6+RAND()*5" office:value-type="float" office:value="16.9245569149189" calcext:value-type="float">
            <text:p>16.9245569149189</text:p>
          </table:table-cell>
        </table:table-row>
        <table:table-row table:style-name="ro1">
          <table:table-cell table:formula="of:=RAND()*100" office:value-type="float" office:value="15.9503932992261" calcext:value-type="float">
            <text:p>15.9503932992261</text:p>
          </table:table-cell>
          <table:table-cell table:formula="of:=[.A655]*0.768973+6+RAND()*5" office:value-type="float" office:value="21.1199457501854" calcext:value-type="float">
            <text:p>21.1199457501854</text:p>
          </table:table-cell>
        </table:table-row>
        <table:table-row table:style-name="ro1">
          <table:table-cell table:formula="of:=RAND()*100" office:value-type="float" office:value="9.05047354469308" calcext:value-type="float">
            <text:p>9.05047354469308</text:p>
          </table:table-cell>
          <table:table-cell table:formula="of:=[.A656]*0.768973+6+RAND()*5" office:value-type="float" office:value="16.6275636298656" calcext:value-type="float">
            <text:p>16.6275636298656</text:p>
          </table:table-cell>
        </table:table-row>
        <table:table-row table:style-name="ro1">
          <table:table-cell table:formula="of:=RAND()*100" office:value-type="float" office:value="0.00399519954703958" calcext:value-type="float">
            <text:p>0.00399519954704</text:p>
          </table:table-cell>
          <table:table-cell table:formula="of:=[.A657]*0.768973+6+RAND()*5" office:value-type="float" office:value="10.903711964697" calcext:value-type="float">
            <text:p>10.903711964697</text:p>
          </table:table-cell>
        </table:table-row>
        <table:table-row table:style-name="ro1">
          <table:table-cell table:formula="of:=RAND()*100" office:value-type="float" office:value="94.2065145181753" calcext:value-type="float">
            <text:p>94.2065145181753</text:p>
          </table:table-cell>
          <table:table-cell table:formula="of:=[.A658]*0.768973+6+RAND()*5" office:value-type="float" office:value="80.951763990897" calcext:value-type="float">
            <text:p>80.951763990897</text:p>
          </table:table-cell>
        </table:table-row>
        <table:table-row table:style-name="ro1">
          <table:table-cell table:formula="of:=RAND()*100" office:value-type="float" office:value="8.1553786504142" calcext:value-type="float">
            <text:p>8.1553786504142</text:p>
          </table:table-cell>
          <table:table-cell table:formula="of:=[.A659]*0.768973+6+RAND()*5" office:value-type="float" office:value="13.2254953031832" calcext:value-type="float">
            <text:p>13.2254953031832</text:p>
          </table:table-cell>
        </table:table-row>
        <table:table-row table:style-name="ro1">
          <table:table-cell table:formula="of:=RAND()*100" office:value-type="float" office:value="21.5657276348744" calcext:value-type="float">
            <text:p>21.5657276348744</text:p>
          </table:table-cell>
          <table:table-cell table:formula="of:=[.A660]*0.768973+6+RAND()*5" office:value-type="float" office:value="25.9444897121556" calcext:value-type="float">
            <text:p>25.9444897121556</text:p>
          </table:table-cell>
        </table:table-row>
        <table:table-row table:style-name="ro1">
          <table:table-cell table:formula="of:=RAND()*100" office:value-type="float" office:value="65.6023063169292" calcext:value-type="float">
            <text:p>65.6023063169292</text:p>
          </table:table-cell>
          <table:table-cell table:formula="of:=[.A661]*0.768973+6+RAND()*5" office:value-type="float" office:value="59.3710022731883" calcext:value-type="float">
            <text:p>59.3710022731883</text:p>
          </table:table-cell>
        </table:table-row>
        <table:table-row table:style-name="ro1">
          <table:table-cell table:formula="of:=RAND()*100" office:value-type="float" office:value="44.1815890609013" calcext:value-type="float">
            <text:p>44.1815890609013</text:p>
          </table:table-cell>
          <table:table-cell table:formula="of:=[.A662]*0.768973+6+RAND()*5" office:value-type="float" office:value="41.9165566053163" calcext:value-type="float">
            <text:p>41.9165566053163</text:p>
          </table:table-cell>
        </table:table-row>
        <table:table-row table:style-name="ro1">
          <table:table-cell table:formula="of:=RAND()*100" office:value-type="float" office:value="24.6294106190217" calcext:value-type="float">
            <text:p>24.6294106190217</text:p>
          </table:table-cell>
          <table:table-cell table:formula="of:=[.A663]*0.768973+6+RAND()*5" office:value-type="float" office:value="25.1756808963529" calcext:value-type="float">
            <text:p>25.1756808963529</text:p>
          </table:table-cell>
        </table:table-row>
        <table:table-row table:style-name="ro1">
          <table:table-cell table:formula="of:=RAND()*100" office:value-type="float" office:value="45.7452571060874" calcext:value-type="float">
            <text:p>45.7452571060874</text:p>
          </table:table-cell>
          <table:table-cell table:formula="of:=[.A664]*0.768973+6+RAND()*5" office:value-type="float" office:value="42.1777135371874" calcext:value-type="float">
            <text:p>42.1777135371874</text:p>
          </table:table-cell>
        </table:table-row>
        <table:table-row table:style-name="ro1">
          <table:table-cell table:formula="of:=RAND()*100" office:value-type="float" office:value="44.7784580920994" calcext:value-type="float">
            <text:p>44.7784580920994</text:p>
          </table:table-cell>
          <table:table-cell table:formula="of:=[.A665]*0.768973+6+RAND()*5" office:value-type="float" office:value="44.8178012912368" calcext:value-type="float">
            <text:p>44.8178012912368</text:p>
          </table:table-cell>
        </table:table-row>
        <table:table-row table:style-name="ro1">
          <table:table-cell table:formula="of:=RAND()*100" office:value-type="float" office:value="20.4049406680571" calcext:value-type="float">
            <text:p>20.4049406680571</text:p>
          </table:table-cell>
          <table:table-cell table:formula="of:=[.A666]*0.768973+6+RAND()*5" office:value-type="float" office:value="24.4033583470947" calcext:value-type="float">
            <text:p>24.4033583470947</text:p>
          </table:table-cell>
        </table:table-row>
        <table:table-row table:style-name="ro1">
          <table:table-cell table:formula="of:=RAND()*100" office:value-type="float" office:value="50.7473963460776" calcext:value-type="float">
            <text:p>50.7473963460776</text:p>
          </table:table-cell>
          <table:table-cell table:formula="of:=[.A667]*0.768973+6+RAND()*5" office:value-type="float" office:value="46.3579984343891" calcext:value-type="float">
            <text:p>46.3579984343891</text:p>
          </table:table-cell>
        </table:table-row>
        <table:table-row table:style-name="ro1">
          <table:table-cell table:formula="of:=RAND()*100" office:value-type="float" office:value="40.4859232581998" calcext:value-type="float">
            <text:p>40.4859232581998</text:p>
          </table:table-cell>
          <table:table-cell table:formula="of:=[.A668]*0.768973+6+RAND()*5" office:value-type="float" office:value="39.7075394925875" calcext:value-type="float">
            <text:p>39.7075394925875</text:p>
          </table:table-cell>
        </table:table-row>
        <table:table-row table:style-name="ro1">
          <table:table-cell table:formula="of:=RAND()*100" office:value-type="float" office:value="95.731781471472" calcext:value-type="float">
            <text:p>95.731781471472</text:p>
          </table:table-cell>
          <table:table-cell table:formula="of:=[.A669]*0.768973+6+RAND()*5" office:value-type="float" office:value="80.4007037631576" calcext:value-type="float">
            <text:p>80.4007037631576</text:p>
          </table:table-cell>
        </table:table-row>
        <table:table-row table:style-name="ro1">
          <table:table-cell table:formula="of:=RAND()*100" office:value-type="float" office:value="66.8143388571648" calcext:value-type="float">
            <text:p>66.8143388571648</text:p>
          </table:table-cell>
          <table:table-cell table:formula="of:=[.A670]*0.768973+6+RAND()*5" office:value-type="float" office:value="59.8146421729647" calcext:value-type="float">
            <text:p>59.8146421729647</text:p>
          </table:table-cell>
        </table:table-row>
        <table:table-row table:style-name="ro1">
          <table:table-cell table:formula="of:=RAND()*100" office:value-type="float" office:value="26.4341291573321" calcext:value-type="float">
            <text:p>26.4341291573321</text:p>
          </table:table-cell>
          <table:table-cell table:formula="of:=[.A671]*0.768973+6+RAND()*5" office:value-type="float" office:value="27.0038582819653" calcext:value-type="float">
            <text:p>27.0038582819653</text:p>
          </table:table-cell>
        </table:table-row>
        <table:table-row table:style-name="ro1">
          <table:table-cell table:formula="of:=RAND()*100" office:value-type="float" office:value="25.1743919357847" calcext:value-type="float">
            <text:p>25.1743919357847</text:p>
          </table:table-cell>
          <table:table-cell table:formula="of:=[.A672]*0.768973+6+RAND()*5" office:value-type="float" office:value="25.8032277256505" calcext:value-type="float">
            <text:p>25.8032277256505</text:p>
          </table:table-cell>
        </table:table-row>
        <table:table-row table:style-name="ro1">
          <table:table-cell table:formula="of:=RAND()*100" office:value-type="float" office:value="89.8478841522516" calcext:value-type="float">
            <text:p>89.8478841522516</text:p>
          </table:table-cell>
          <table:table-cell table:formula="of:=[.A673]*0.768973+6+RAND()*5" office:value-type="float" office:value="77.1365765114904" calcext:value-type="float">
            <text:p>77.1365765114904</text:p>
          </table:table-cell>
        </table:table-row>
        <table:table-row table:style-name="ro1">
          <table:table-cell table:formula="of:=RAND()*100" office:value-type="float" office:value="9.89085836666026" calcext:value-type="float">
            <text:p>9.89085836666026</text:p>
          </table:table-cell>
          <table:table-cell table:formula="of:=[.A674]*0.768973+6+RAND()*5" office:value-type="float" office:value="17.7148607529716" calcext:value-type="float">
            <text:p>17.7148607529716</text:p>
          </table:table-cell>
        </table:table-row>
        <table:table-row table:style-name="ro1">
          <table:table-cell table:formula="of:=RAND()*100" office:value-type="float" office:value="46.6434623630379" calcext:value-type="float">
            <text:p>46.6434623630379</text:p>
          </table:table-cell>
          <table:table-cell table:formula="of:=[.A675]*0.768973+6+RAND()*5" office:value-type="float" office:value="42.6408017957523" calcext:value-type="float">
            <text:p>42.6408017957523</text:p>
          </table:table-cell>
        </table:table-row>
        <table:table-row table:style-name="ro1">
          <table:table-cell table:formula="of:=RAND()*100" office:value-type="float" office:value="58.147246312998" calcext:value-type="float">
            <text:p>58.147246312998</text:p>
          </table:table-cell>
          <table:table-cell table:formula="of:=[.A676]*0.768973+6+RAND()*5" office:value-type="float" office:value="51.3937707941809" calcext:value-type="float">
            <text:p>51.3937707941809</text:p>
          </table:table-cell>
        </table:table-row>
        <table:table-row table:style-name="ro1">
          <table:table-cell table:formula="of:=RAND()*100" office:value-type="float" office:value="23.2381657912435" calcext:value-type="float">
            <text:p>23.2381657912435</text:p>
          </table:table-cell>
          <table:table-cell table:formula="of:=[.A677]*0.768973+6+RAND()*5" office:value-type="float" office:value="23.8779849271358" calcext:value-type="float">
            <text:p>23.8779849271358</text:p>
          </table:table-cell>
        </table:table-row>
        <table:table-row table:style-name="ro1">
          <table:table-cell table:formula="of:=RAND()*100" office:value-type="float" office:value="35.64648865897" calcext:value-type="float">
            <text:p>35.64648865897</text:p>
          </table:table-cell>
          <table:table-cell table:formula="of:=[.A678]*0.768973+6+RAND()*5" office:value-type="float" office:value="36.2313920488317" calcext:value-type="float">
            <text:p>36.2313920488317</text:p>
          </table:table-cell>
        </table:table-row>
        <table:table-row table:style-name="ro1">
          <table:table-cell table:formula="of:=RAND()*100" office:value-type="float" office:value="81.1649467407552" calcext:value-type="float">
            <text:p>81.1649467407552</text:p>
          </table:table-cell>
          <table:table-cell table:formula="of:=[.A679]*0.768973+6+RAND()*5" office:value-type="float" office:value="70.6797628509258" calcext:value-type="float">
            <text:p>70.6797628509258</text:p>
          </table:table-cell>
        </table:table-row>
        <table:table-row table:style-name="ro1">
          <table:table-cell table:formula="of:=RAND()*100" office:value-type="float" office:value="81.6267553571562" calcext:value-type="float">
            <text:p>81.6267553571562</text:p>
          </table:table-cell>
          <table:table-cell table:formula="of:=[.A680]*0.768973+6+RAND()*5" office:value-type="float" office:value="70.396513765732" calcext:value-type="float">
            <text:p>70.396513765732</text:p>
          </table:table-cell>
        </table:table-row>
        <table:table-row table:style-name="ro1">
          <table:table-cell table:formula="of:=RAND()*100" office:value-type="float" office:value="48.7561511052809" calcext:value-type="float">
            <text:p>48.7561511052809</text:p>
          </table:table-cell>
          <table:table-cell table:formula="of:=[.A681]*0.768973+6+RAND()*5" office:value-type="float" office:value="45.6776896279106" calcext:value-type="float">
            <text:p>45.6776896279106</text:p>
          </table:table-cell>
        </table:table-row>
        <table:table-row table:style-name="ro1">
          <table:table-cell table:formula="of:=RAND()*100" office:value-type="float" office:value="72.0207195356396" calcext:value-type="float">
            <text:p>72.0207195356396</text:p>
          </table:table-cell>
          <table:table-cell table:formula="of:=[.A682]*0.768973+6+RAND()*5" office:value-type="float" office:value="61.9464223927909" calcext:value-type="float">
            <text:p>61.9464223927909</text:p>
          </table:table-cell>
        </table:table-row>
        <table:table-row table:style-name="ro1">
          <table:table-cell table:formula="of:=RAND()*100" office:value-type="float" office:value="78.3235652760289" calcext:value-type="float">
            <text:p>78.3235652760289</text:p>
          </table:table-cell>
          <table:table-cell table:formula="of:=[.A683]*0.768973+6+RAND()*5" office:value-type="float" office:value="68.1624465719819" calcext:value-type="float">
            <text:p>68.1624465719819</text:p>
          </table:table-cell>
        </table:table-row>
        <table:table-row table:style-name="ro1">
          <table:table-cell table:formula="of:=RAND()*100" office:value-type="float" office:value="30.3406390566287" calcext:value-type="float">
            <text:p>30.3406390566287</text:p>
          </table:table-cell>
          <table:table-cell table:formula="of:=[.A684]*0.768973+6+RAND()*5" office:value-type="float" office:value="30.9658295018136" calcext:value-type="float">
            <text:p>30.9658295018136</text:p>
          </table:table-cell>
        </table:table-row>
        <table:table-row table:style-name="ro1">
          <table:table-cell table:formula="of:=RAND()*100" office:value-type="float" office:value="52.0701580341357" calcext:value-type="float">
            <text:p>52.0701580341357</text:p>
          </table:table-cell>
          <table:table-cell table:formula="of:=[.A685]*0.768973+6+RAND()*5" office:value-type="float" office:value="47.4010623709751" calcext:value-type="float">
            <text:p>47.4010623709751</text:p>
          </table:table-cell>
        </table:table-row>
        <table:table-row table:style-name="ro1">
          <table:table-cell table:formula="of:=RAND()*100" office:value-type="float" office:value="23.5969409353882" calcext:value-type="float">
            <text:p>23.5969409353882</text:p>
          </table:table-cell>
          <table:table-cell table:formula="of:=[.A686]*0.768973+6+RAND()*5" office:value-type="float" office:value="27.852746488245" calcext:value-type="float">
            <text:p>27.852746488245</text:p>
          </table:table-cell>
        </table:table-row>
        <table:table-row table:style-name="ro1">
          <table:table-cell table:formula="of:=RAND()*100" office:value-type="float" office:value="4.24878654644146" calcext:value-type="float">
            <text:p>4.24878654644146</text:p>
          </table:table-cell>
          <table:table-cell table:formula="of:=[.A687]*0.768973+6+RAND()*5" office:value-type="float" office:value="9.8021649420384" calcext:value-type="float">
            <text:p>9.8021649420384</text:p>
          </table:table-cell>
        </table:table-row>
        <table:table-row table:style-name="ro1">
          <table:table-cell table:formula="of:=RAND()*100" office:value-type="float" office:value="12.7194455771795" calcext:value-type="float">
            <text:p>12.7194455771795</text:p>
          </table:table-cell>
          <table:table-cell table:formula="of:=[.A688]*0.768973+6+RAND()*5" office:value-type="float" office:value="18.3165737296537" calcext:value-type="float">
            <text:p>18.3165737296537</text:p>
          </table:table-cell>
        </table:table-row>
        <table:table-row table:style-name="ro1">
          <table:table-cell table:formula="of:=RAND()*100" office:value-type="float" office:value="48.3137139107302" calcext:value-type="float">
            <text:p>48.3137139107302</text:p>
          </table:table-cell>
          <table:table-cell table:formula="of:=[.A689]*0.768973+6+RAND()*5" office:value-type="float" office:value="43.3416309333965" calcext:value-type="float">
            <text:p>43.3416309333965</text:p>
          </table:table-cell>
        </table:table-row>
        <table:table-row table:style-name="ro1">
          <table:table-cell table:formula="of:=RAND()*100" office:value-type="float" office:value="0.880176290955303" calcext:value-type="float">
            <text:p>0.880176290955303</text:p>
          </table:table-cell>
          <table:table-cell table:formula="of:=[.A690]*0.768973+6+RAND()*5" office:value-type="float" office:value="8.06081471335401" calcext:value-type="float">
            <text:p>8.06081471335401</text:p>
          </table:table-cell>
        </table:table-row>
        <table:table-row table:style-name="ro1">
          <table:table-cell table:formula="of:=RAND()*100" office:value-type="float" office:value="54.123689805928" calcext:value-type="float">
            <text:p>54.123689805928</text:p>
          </table:table-cell>
          <table:table-cell table:formula="of:=[.A691]*0.768973+6+RAND()*5" office:value-type="float" office:value="49.9609727805666" calcext:value-type="float">
            <text:p>49.9609727805666</text:p>
          </table:table-cell>
        </table:table-row>
        <table:table-row table:style-name="ro1">
          <table:table-cell table:formula="of:=RAND()*100" office:value-type="float" office:value="70.658876416637" calcext:value-type="float">
            <text:p>70.658876416637</text:p>
          </table:table-cell>
          <table:table-cell table:formula="of:=[.A692]*0.768973+6+RAND()*5" office:value-type="float" office:value="60.715247443941" calcext:value-type="float">
            <text:p>60.715247443941</text:p>
          </table:table-cell>
        </table:table-row>
        <table:table-row table:style-name="ro1">
          <table:table-cell table:formula="of:=RAND()*100" office:value-type="float" office:value="18.2721738562006" calcext:value-type="float">
            <text:p>18.2721738562006</text:p>
          </table:table-cell>
          <table:table-cell table:formula="of:=[.A693]*0.768973+6+RAND()*5" office:value-type="float" office:value="24.0118413544949" calcext:value-type="float">
            <text:p>24.0118413544949</text:p>
          </table:table-cell>
        </table:table-row>
        <table:table-row table:style-name="ro1">
          <table:table-cell table:formula="of:=RAND()*100" office:value-type="float" office:value="26.2543090491951" calcext:value-type="float">
            <text:p>26.2543090491951</text:p>
          </table:table-cell>
          <table:table-cell table:formula="of:=[.A694]*0.768973+6+RAND()*5" office:value-type="float" office:value="30.4594335774512" calcext:value-type="float">
            <text:p>30.4594335774512</text:p>
          </table:table-cell>
        </table:table-row>
        <table:table-row table:style-name="ro1">
          <table:table-cell table:formula="of:=RAND()*100" office:value-type="float" office:value="8.38074540444412" calcext:value-type="float">
            <text:p>8.38074540444412</text:p>
          </table:table-cell>
          <table:table-cell table:formula="of:=[.A695]*0.768973+6+RAND()*5" office:value-type="float" office:value="16.1298951179959" calcext:value-type="float">
            <text:p>16.1298951179959</text:p>
          </table:table-cell>
        </table:table-row>
        <table:table-row table:style-name="ro1">
          <table:table-cell table:formula="of:=RAND()*100" office:value-type="float" office:value="95.2607087523075" calcext:value-type="float">
            <text:p>95.2607087523075</text:p>
          </table:table-cell>
          <table:table-cell table:formula="of:=[.A696]*0.768973+6+RAND()*5" office:value-type="float" office:value="81.2327528927783" calcext:value-type="float">
            <text:p>81.2327528927783</text:p>
          </table:table-cell>
        </table:table-row>
        <table:table-row table:style-name="ro1">
          <table:table-cell table:formula="of:=RAND()*100" office:value-type="float" office:value="59.1151833135774" calcext:value-type="float">
            <text:p>59.1151833135774</text:p>
          </table:table-cell>
          <table:table-cell table:formula="of:=[.A697]*0.768973+6+RAND()*5" office:value-type="float" office:value="52.5123145498946" calcext:value-type="float">
            <text:p>52.5123145498946</text:p>
          </table:table-cell>
        </table:table-row>
        <table:table-row table:style-name="ro1">
          <table:table-cell table:formula="of:=RAND()*100" office:value-type="float" office:value="43.8178832832896" calcext:value-type="float">
            <text:p>43.8178832832896</text:p>
          </table:table-cell>
          <table:table-cell table:formula="of:=[.A698]*0.768973+6+RAND()*5" office:value-type="float" office:value="43.8962752690603" calcext:value-type="float">
            <text:p>43.8962752690603</text:p>
          </table:table-cell>
        </table:table-row>
        <table:table-row table:style-name="ro1">
          <table:table-cell table:formula="of:=RAND()*100" office:value-type="float" office:value="30.4729103271052" calcext:value-type="float">
            <text:p>30.4729103271052</text:p>
          </table:table-cell>
          <table:table-cell table:formula="of:=[.A699]*0.768973+6+RAND()*5" office:value-type="float" office:value="33.4834734235952" calcext:value-type="float">
            <text:p>33.4834734235952</text:p>
          </table:table-cell>
        </table:table-row>
        <table:table-row table:style-name="ro1">
          <table:table-cell table:formula="of:=RAND()*100" office:value-type="float" office:value="39.4802641824435" calcext:value-type="float">
            <text:p>39.4802641824435</text:p>
          </table:table-cell>
          <table:table-cell table:formula="of:=[.A700]*0.768973+6+RAND()*5" office:value-type="float" office:value="41.2127503099755" calcext:value-type="float">
            <text:p>41.2127503099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2:44:23.190112844</dc:date>
    <meta:editing-duration>PT4M6S</meta:editing-duration>
    <meta:editing-cycles>3</meta:editing-cycles>
    <meta:generator>LibreOfficeDev/7.2.0.0.alpha1$MacOSX_AARCH64 LibreOffice_project/1070cd26d80399036ae11d81ddb62c0c5601b315</meta:generator>
    <meta:document-statistic meta:table-count="2" meta:cell-count="2800" meta:object-count="0"/>
  </office:meta>
</office:document-meta>
</file>